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German media: G7 and China</text:span>
</text:h>
      <text:p text:style-name="P4">
Author: None (Language: zh)</text:p>
      <text:p text:style-name="P4">
Publisher: None</text:p>
      <text:p text:style-name="P4">
Time: 2023-05-20T14:11:00Z</text:p>
      <text:p text:style-name="P4">
Description: Major German media pay attention to the G7 summit public communaries that have been published a day in advance due to accidents. Especially for China. The most noteworthy of these is their clear criticism of China, and at the same time, they have extended friendly hands to Beijing.</text:p>
      <text:p text:style-name="P4">
Videos: []</text:p>
      <text:p text:style-name="P4">
Images: ["<text:a xlink:type="simple" xlink:href="https://static.dw.com/image/65685264_303.jpg" text:style-name="Internet_20_link" text:visited-style-name="Visited_20_Internet_20_Link">
65685264_303.jpg</text:a>
", "<text:a xlink:type="simple" xlink:href="https://static.dw.com/image/54302458_303.jpg" text:style-name="Internet_20_link" text:visited-style-name="Visited_20_Internet_20_Link">
54302458_303.jpg</text:a>
", "<text:a xlink:type="simple" xlink:href="https://static.dw.com/image/54264747_303.jpg" text:style-name="Internet_20_link" text:visited-style-name="Visited_20_Internet_20_Link">
54264747_303.jpg</text:a>
", "<text:a xlink:type="simple" xlink:href="https://static.dw.com/image/54247320_303.jpg" text:style-name="Internet_20_link" text:visited-style-name="Visited_20_Internet_20_Link">
54247320_303.jpg</text:a>
", "<text:a xlink:type="simple" xlink:href="https://static.dw.com/image/54253900_303.jpg" text:style-name="Internet_20_link" text:visited-style-name="Visited_20_Internet_20_Link">
54253900_303.jpg</text:a>
", "<text:a xlink:type="simple" xlink:href="https://static.dw.com/image/54243257_303.jpg" text:style-name="Internet_20_link" text:visited-style-name="Visited_20_Internet_20_Link">
54243257_303.jpg</text:a>
", "<text:a xlink:type="simple" xlink:href="https://static.dw.com/image/54124805_303.jpg" text:style-name="Internet_20_link" text:visited-style-name="Visited_20_Internet_20_Link">
54124805_303.jpg</text:a>
", "<text:a xlink:type="simple" xlink:href="https://static.dw.com/image/54061528_303.jpg" text:style-name="Internet_20_link" text:visited-style-name="Visited_20_Internet_20_Link">
54061528_303.jpg</text:a>
", "<text:a xlink:type="simple" xlink:href="https://static.dw.com/image/51342446_303.jpg" text:style-name="Internet_20_link" text:visited-style-name="Visited_20_Internet_20_Link">
51342446_303.jpg</text:a>
", "<text:a xlink:type="simple" xlink:href="https://static.dw.com/image/44309446_303.jpg" text:style-name="Internet_20_link" text:visited-style-name="Visited_20_Internet_20_Link">
44309446_303.jpg</text:a>
", "<text:a xlink:type="simple" xlink:href="https://static.dw.com/image/41756865_303.jpg" text:style-name="Internet_20_link" text:visited-style-name="Visited_20_Internet_20_Link">
41756865_303.jpg</text:a>
", "<text:a xlink:type="simple" xlink:href="https://static.dw.com/image/46623624_303.jpg" text:style-name="Internet_20_link" text:visited-style-name="Visited_20_Internet_20_Link">
46623624_303.jpg</text:a>
"]</text:p>
      <text:p text:style-name="P4">
Subject: 评论分析</text:p>
      <text:p text:style-name="P4">
Subjects: ['奥巴马', '明镜周刊', '岛屿主权争端', '专题报道：全景观看“习马会”', '德语媒体', '中国', '中共十九大', '美国', '德中关系']</text:p>
      <text:p text:style-name="P4">
Keywords: ['德语媒体', 'G7', '中国', '峰会', '公告', '脱钩', '竞争', '美国', '明镜周刊', '时代报', '法兰克福汇报']</text:p>
      <text:p text:style-name="P4">
Id: 65686050</text:p>
      <!--METADATA-->
      <text:p text:style-name="P4">
<text:a xlink:type="simple" xlink:href="https://www.dw.com/zh/overlay/image/article/65686050/65685264" text:style-name="Internet_20_link" text:visited-style-name="Visited_20_Internet_20_Link">
 <draw:frame draw:style-name="fr1" draw:name="Image2" text:anchor-type="as-char" svg:width="6.9236in" svg:height="3.896998in" draw:z-index="0">
<draw:image xlink:href="../Images/dwzh/2023-05-20T14-11-00Z/65685264_303.jpg" xlink:type="simple" xlink:show="embed" xlink:actuate="onLoad" draw:mime-type="image/jpeg"/>
</draw:frame>
</text:a>
The G7 Japanese Summit is clearly mentioned in the public newspaper</text:p>
      <text:p text:style-name="P4">
(Voice of Germany Chinese Network) The online version of Germany's "Spiegel Weekly" was published on Saturday on Saturday on Saturday, "<text:a xlink:type="simple" xlink:href="https://www.spiegel.de/ausland/g7-und-china-so-offen-wie-noetig-so-unabhaengig-wie-moeglich-a-b66f208d-c812-4e20-af89-2636d61b7d81" text:style-name="Internet_20_link" text:visited-style-name="Visited_20_Internet_20_Link">
</text:a>
Essence In the introduction: "In the G7's closing statement, China's name has been mentioned 21 times: this country is both the largest trading partner in Western industrial countries and its biggest competitors. Now, a common policy of China Start showing the outline. "</text:p>
      <text:p text:style-name="P4">
Due to the sudden visit of Ukrainian President Zessic, the leaders of the G7 countries issued the final communique of the meeting one day in advance on Saturday in advance. "Mirror Weekly" follows the communiqué: "For the concept of the future and China, you can summarize it in one sentence: as much as possible as much as possible and independent as much as possible. For G7, China is both an economic opponent and a security policy. Partner."</text:p>
      <text:p text:style-name="P4">
The article pointed out: "In terms of security policies, especially the increasingly direct competition in the United States and China, it has attracted attention. Especially for the fierce debate around Taiwan's status, the United States protects Taiwan's independence. Tension. In the South China Sea, security experts have regarded it as the most serious conflict for many years. Direct military competition in the United States and China has become more and more frequent. At the same time, people are working hard to try not to lose China's mediation between China and Russia. people."</text:p>
      <text:h text:style-name="P12" text:outline-level="3">
<text:span text:style-name="T4">
lower China's business risk</text:span>
</text:h>
      <text:p text:style-name="P4">
The German "Times" published in the online version entitled <text:a xlink:type="simple" xlink:href="https://www.zeit.de/wirtschaft/2023-05/china-politik-g7-staaten-gipfel-treffen-hiroshima" text:style-name="Internet_20_link" text:visited-style-name="Visited_20_Internet_20_Link">
</text:a>
Essence It is pointed out: "Reduce dependencies and protects sensitive technologies: G7 has developed strategies for China. They propose the relationship between the development of" constructive "to this major country."</text:p>
      <text:p text:style-name="P4">
The article wrote: "Because the United States wants to take a stronger word for China, there are some discussions in a few weeks before the summit. Now it is emphasized that there is no plan to decompose with China. Not naive. 'We realize that in order to maintain the resilience of our own economic development, we must reduce risks and diversify.' "</text:p>
      <text:p text:style-name="P4">
*<draw:frame draw:style-name="fr1" draw:name="Image3" text:anchor-type="as-char" svg:width="6.9236in" svg:height="3.896998in" draw:z-index="0">
<draw:image xlink:href="../Images/dwzh/2023-05-20T14-11-00Z/54302458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China Close to Chengdu Consulate General</text:span>
</text:h>
      <text:p text:style-name="P4">
Chinese Ministry of Foreign Affairs on Friday(July 24th)At noon, the United States responded to the U.S.'s request to close the Consulate General in Houston, decided to revoke the establishment and operation of the US Consulate General in Chengdu, and asked the Consulate General to stop all business and activities.</text:p>
      <text:p text:style-name="P4">
*<draw:frame draw:style-name="fr1" draw:name="Image4" text:anchor-type="as-char" svg:width="6.9236in" svg:height="3.896998in" draw:z-index="0">
<draw:image xlink:href="../Images/dwzh/2023-05-20T14-11-00Z/54264747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text:span>
</text:h>
      <text:p text:style-name="P4">
On July 21, the United States ordered China to close the Consulate General of the Houston within 72 hours, saying that the consulate was suspected of assisting commercial spy operations and the results of scientific research. China claims that this is a unilateral decision in the United States and threatened revenge. The staff of the consulates burned documents in the yard, and the firefighters rushed to the scene but were not allowed to enter.</text:p>
      <text:p text:style-name="P4">
*<draw:frame draw:style-name="fr1" draw:name="Image5" text:anchor-type="as-char" svg:width="6.9236in" svg:height="3.896998in" draw:z-index="0">
<draw:image xlink:href="../Images/dwzh/2023-05-20T14-11-00Z/54247320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Blocking Huawei Lobby War</text:span>
</text:h>
      <text:p text:style-name="P4">
The United States lobbying countries have blocked Huawei. Britain announced on July 14 that Huawei was banned from participating in 5G construction, and the existing Huawei products were completely demolished by 2027. This means that in the "Five Eye Alliance" composed of Britain, the United States, and Newer, only Canada has not announced the disable Huawei. France, which does not belong to the "Five Eye Alliance", also announced on the 22nd that he would not purchase Huawei equipment on the 22nd, and indirectly allowed Huawei to withdraw from the country's 5G market by 2028.</text:p>
      <text:p text:style-name="P4">
*<draw:frame draw:style-name="fr1" draw:name="Image6" text:anchor-type="as-char" svg:width="6.9236in" svg:height="3.896998in" draw:z-index="0">
<draw:image xlink:href="../Images/dwzh/2023-05-20T14-11-00Z/54253900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Pompeo called the world to fight against China</text:span>
</text:h>
      <text:p text:style-name="P4">
Pompeo visited Britain for two days, and successively met with British Prime Minister Johnson and Foreign Minister Labu to discuss issues including the Hong Kong National Security Law, Xinjiang Human Rights and 5G Communication Networks. Fight together to fight against China. In the picture, Pompeo maintains a social distance when meeting with Johnson.</text:p>
      <text:p text:style-name="P4">
*<draw:frame draw:style-name="fr1" draw:name="Image7" text:anchor-type="as-char" svg:width="6.9236in" svg:height="3.896998in" draw:z-index="0">
<draw:image xlink:href="../Images/dwzh/2023-05-20T14-11-00Z/54243257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text:span>
</text:h>
      <text:p text:style-name="P4">
The US Department of Justice sued two Chinese citizens on July 21, saying that they intend to steal the secrets of new crown vaccines. The two defendants were 34 and 33 years old, suspected of stealing tens of millions of dollars in commercial secrets, intellectual property rights and other valuable commercial information. The United States has criticized China that has become a paradise for hiding hackers.</text:p>
      <text:p text:style-name="P4">
*<draw:frame draw:style-name="fr1" draw:name="Image8" text:anchor-type="as-char" svg:width="6.9236in" svg:height="3.896998in" draw:z-index="0">
<draw:image xlink:href="../Images/dwzh/2023-05-20T14-11-00Z/54124805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11 companies involved in Xinjiang entered the blacklist</text:span>
</text:h>
      <text:p text:style-name="P4">
On July 20, the United States claimed that 11 Chinese companies were suspected of violating Xinjiang human rights and included it on the blacklist. These companies cannot purchase parts from US companies without the approval of the US government. The list includes the textile industry, hair accessories, information technology and genetic analysis companies.</text:p>
      <text:p text:style-name="P4">
*<draw:frame draw:style-name="fr1" draw:name="Image9" text:anchor-type="as-char" svg:width="6.9236in" svg:height="3.896998in" draw:z-index="0">
<draw:image xlink:href="../Images/dwzh/2023-05-20T14-11-00Z/54061528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Mei Limited Huawei employee visa</text:span>
</text:h>
      <text:p text:style-name="P4">
The United States announced on July 15 that due to Huawei "providing material support for those regimes that infringe on human rights around the world," Pompeo said that Huawei would be responsible for violations of human rights. Huawei claims that the company is a "private, owned by employees", which is independent of government operations. It feels "very disappointed" and "very unfair" about the visa ban.#</text:p>
      <text:h text:style-name="P13" text:outline-level="4">
<text:span text:style-name="T4">
What are you making noisy in China and the United States?</text:span>
</text:h>
      <text:h text:style-name="P12" text:outline-level="3">
<text:span text:style-name="T4">
U.S. Anti -Curvi "Port District National Security Law"</text:span>
</text:h>
      <text:p text:style-name="P4">
After the implementation of the "National Security Law of the Hong Kong District" on July 1, the United States immediately punished China's "oppression action" for Hong Kong. Trump signed the "Hong Kong Autonomous Law" on July 14 to sanction Chinese officials and banks involved in Hong Kong. Ordering to terminate Hong Kong's special status under American law, affecting Hong Kong's economic treatment and qualifications to import US sensitive technologies.</text:p>
      <text:p text:style-name="P4">
*<draw:frame draw:style-name="fr1" draw:name="Image10" text:anchor-type="as-char" svg:width="6.9236in" svg:height="3.896998in" draw:z-index="0">
<draw:image xlink:href="../Images/dwzh/2023-05-20T14-11-00Z/44309446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U.S. sanctions Chinese senior officials involved in Xinjiang</text:span>
</text:h>
      <text:p text:style-name="P4">
On July 9th, the US government was involved in "major human rights violations". Four Chinese government officials including the Politburo and the secretary of the Xinjiang Party Committee Chen, the party secretary of the Xinjiang Party Committee, were the highest -level Chinese officials in the United States. They were frozen assets and prohibited from entering the United States.</text:p>
      <text:p text:style-name="P4">
*<draw:frame draw:style-name="fr1" draw:name="Image11" text:anchor-type="as-char" svg:width="6.9236in" svg:height="3.896998in" draw:z-index="0">
<draw:image xlink:href="../Images/dwzh/2023-05-20T14-11-00Z/41756865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China "Equal" sanctions US officials</text:span>
</text:h>
      <text:p text:style-name="P4">
In response to U.S. sanctions, China sanctioned 4 US politicians on July 13, including federal senators Cruz, Rubio, Representative Smith, Burst, the US International Religion No Ambassador, and the United States "Congress-Administrative Department of Department of China. China has not disclosed what the above -mentioned persons will be hindered to use Chinese financial systems or obtaining a Chinese visa.</text:p>
      <text:p text:style-name="P4">
*<draw:frame draw:style-name="fr1" draw:name="Image12" text:anchor-type="as-char" svg:width="6.9236in" svg:height="3.896998in" draw:z-index="0">
<draw:image xlink:href="../Images/dwzh/2023-05-20T14-11-00Z/46623624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text:span>
</text:h>
      <text:p text:style-name="P4">
From July 1st to 5th, China ’s military exercise in the Xisha Islands exactly overlapped with the aircraft carrier exercises from the National Day on July 4. On July 17, China deployed at least 8 fighters on the Xisha Islands, and the United States sent two B-1B bombers to Guam at the same time. On the same day, USSNIMITZ and UssaLonaldReagan also visited the sea for the second time within a month, and the U.S. military for the first time in the South China Sea has held double air -carried military exercises since 2014. The picture shows the Liden aircraft carri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riticism and friendship</text:span>
</text:h>
      <text:p text:style-name="P4">
<text:a xlink:type="simple" xlink:href="https://www.faz.net/aktuell/politik/ausland/g-7-abschlusserklaerung-deutlich-worte-an-china-18907161.html" text:style-name="Internet_20_link" text:visited-style-name="Visited_20_Internet_20_Link">
</text:a>
According to this report, the G7 member states (including the United States, Germany, Japan, France, the United Kingdom, Italy, Canada, and the European Union) elaborated the common position for China in detail, and required China to act in accordance with international rules. The closing statement issued by G7. The most noteworthy is their clear criticism of China, and at the same time they extended friendly hands to Beijing.</text:p>
      <text:p text:style-name="P4">
The author observes that while calling on China to put pressure on Russia and ask him to "stop military aggression and withdraw from Ukraine immediately, complete, and unconditionally, the leaders in this document are also helping Beijing. "We are willing to establish a constructive and stable relationship with China," saying in the statement. Given its role in the international community and its economic volume, it must cooperate with China in the global challenges and the areas of common interests. The communiqué of the summit stated: "Our policy is not designed to hurt China, and we have no intention to hinder China's economic progress and development." Leaders of various countries reiterated. "A China, which complies with international rules, is beneficial to the world."</text:p>
      <text:p text:style-name="P4">
<text:span text:style-name="T5">
Inding the content of other media, does not represent the position or view of the Voice of Germany. _ </text:span>
 _ 吧 _</text:p>
      <text:p text:style-name="P4">
News Source: <text:a xlink:type="simple" xlink:href="https://www.dw.com/zh/德语媒体：g7和中国/a-65686050" text:style-name="Internet_20_link" text:visited-style-name="Visited_20_Internet_20_Link">
https://www.dw.com/zh/德语媒体：g7和中国/a-65686050?maca=chi-rss-chi-all-1127-rdf</text:a>
</text:p>
      <!--NEWS-->
      <text:h text:style-name="P10" text:outline-level="1">
<text:span text:style-name="T4">
WHO: The damage of chronic diseases is huge and continuously increased</text:span>
</text:h>
      <text:p text:style-name="P4">
Author: 联合早报 (Person)</text:p>
      <text:p text:style-name="P4">
Publisher: 联合早报 (Organization)</text:p>
      <text:p text:style-name="P4">
Published Time: 2023-05-20T23:57</text:p>
      <text:p text:style-name="P4">
Modified Time: 2023-05-21T08:17</text:p>
      <text:p text:style-name="P4">
Description: The World Health Statistics report released by the World Health Organization pointed out that the progress of key health indicators in recent years has stagnated, and the report also reminds people to pay attention to the increasingly serious threat of non -infectious diseases and climate change. The World Health Organization released on Friday (May 19) ...</text:p>
      <text:p text:style-name="P4">
Videos: []</text:p>
      <text:p text:style-name="P4">
Audios: []</text:p>
      <text:p text:style-name="P4">
Images: []</text:p>
      <text:p text:style-name="P4">
Type: NewsArticle</text:p>
      <text:p text:style-name="P4">
Breadcrumbs: ['即时', '国际']</text:p>
      <text:p text:style-name="P4">
Keywords: ['世界卫生组织', '慢性病', '传染病']</text:p>
      <!--METADATA-->
      <text:p text:style-name="P4">
The World Health Statistics report released by the World Health Organization pointed out that the progress of key health indicators in recent years has stagnated, and the report also reminds people to pay attention to the increasingly serious threat of non -infectious diseases and climate change.</text:p>
      <text:p text:style-name="P4">
The report released by the World Health Organization on Friday (May 19) has emphasized that as of 2022, compared with the trend from 2000 to 2015, the progress of key health indicators in recent years has stagnated. The report calls on countries to coordinate and strengthen response measures.</text:p>
      <text:p text:style-name="P4">
The United Nations News Center reported that the report records the latest data of the crown disease epidemic on global health. These losses have led to the continuous decline in the progress of sustainable development goals. From 2020 to 2021, crown diseases have caused 336.8 billion years of life losses worldwide, which is equivalent to a 22 -year life of a person's average loss per person.</text:p>
      <text:p text:style-name="P4">
Since 2000, the number of mothers and children has decreased by one -third and one -half, respectively. The incidence of infectious diseases such as love, tuberculosis, and malaria also decreased, and the risk of premature death due to non -infectious diseases and injuries was also reduced. These progress has increased the life expectancy worldwide from 67 in 2000 to 73 in 2019.</text:p>
      <text:p text:style-name="P4">
The Director -General of the WHO Tan Desai said: "The report issued severe information about the threat of non -infectious diseases. These diseases have caused huge and increasingly serious losses to life, livelihood, health systems, communities, economy and society. The report calls on countries to greatly increase investment in health and health systems in order to return to the orbit of achieving sustainable development goals. "</text:p>
      <text:p text:style-name="P4">
Data show that although the overall health status has improved, the percentage of deaths caused by non -infectious diseases each year has been increasing. At present, nearly three -quarters of people who die due to diseases are caused by non -infectious diseases.</text:p>
      <text:p text:style-name="P4">
If this trend continues, it is expected that in the middle of this century, non -infectious diseases will account for about 86%of the annual number of deaths, that is, 77 million deaths will be attributed to non -infectious diseases. Since 2019, absolute numbers have increased by nearly 90%.</text:p>
      <text:p text:style-name="P4">
Although the health risks of smoking, drinking, violence, unsafe water and sanitary facilities, and children's development are reduced, the progress is still insufficient, and the risks of air pollution and other issues are still high. The prevalence of rising obesity shows no signs of reversal.</text:p>
      <text:p text:style-name="P4">
News Source: <text:a xlink:type="simple" xlink:href="https://www.zaobao.com.sg/realtime/world/story20230520-1396637" text:style-name="Internet_20_link" text:visited-style-name="Visited_20_Internet_20_Link">
https://www.zaobao.com.sg/realtime/world/story20230520-1396637</text:a>
</text:p>
      <!--NEWS-->
      <text:h text:style-name="P10" text:outline-level="1">
<text:span text:style-name="T4">
After India buys a discount crude oil, Russia watched a lot of rupees and worried about it</text:span>
</text:h>
      <text:p text:style-name="P4">
Author: None (Language: zh)</text:p>
      <text:p text:style-name="P4">
Publisher: None</text:p>
      <text:p text:style-name="P4">
Time: 2023-05-21T-11:56:00Z</text:p>
      <text:p text:style-name="P4">
Description: Due to the sanctions cut off the connection between Russian banks and most of the Western payment systems, how India pays the way to import crude oil from Russia has become a challenge. Can RMB a solution?</text:p>
      <text:p text:style-name="P4">
Videos: []</text:p>
      <text:p text:style-name="P4">
Images: ["<text:a xlink:type="simple" xlink:href="https://static.dw.com/image/61980687_303.jpg" text:style-name="Internet_20_link" text:visited-style-name="Visited_20_Internet_20_Link">
61980687_303.jpg</text:a>
", "<text:a xlink:type="simple" xlink:href="https://static.dw.com/image/62621168_401.jpg" text:style-name="Internet_20_link" text:visited-style-name="Visited_20_Internet_20_Link">
62621168_401.jpg</text:a>
"]</text:p>
      <text:p text:style-name="P4">
Subject: 经济纵横</text:p>
      <text:p text:style-name="P4">
Subjects: []</text:p>
      <text:p text:style-name="P4">
Keywords: ['俄罗斯', '乌克兰', '印度', '普京', '中美关系', '俄罗斯入侵乌克兰']</text:p>
      <text:p text:style-name="P4">
Id: 65647590</text:p>
      <!--METADATA-->
      <text:p text:style-name="P4">
<text:a xlink:type="simple" xlink:href="https://www.dw.com/zh/overlay/image/article/65647590/61980687" text:style-name="Internet_20_link" text:visited-style-name="Visited_20_Internet_20_Link">
 <draw:frame draw:style-name="fr1" draw:name="Image13" text:anchor-type="as-char" svg:width="6.9236in" svg:height="3.896998in" draw:z-index="0">
<draw:image xlink:href="../Images/dwzh/2023-05-21T-11-56-00Z/61980687_303.jpg" xlink:type="simple" xlink:show="embed" xlink:actuate="onLoad" draw:mime-type="image/jpeg"/>
</draw:frame>
</text:a>
Russia has become India's largest crude oil supply country</text:p>
      <text:p text:style-name="P4">
(Voice of Germany) caused Western sanctions in Moscow's invasion of Ukraine in Moscow, forcing Russia to sell crude oil at a discount, India has become the main buyer of Russia's oil in the past year. According to data from Vortexa, a ship tracking company, the oil imported from Russia in South Asian countries exceeded its historical record in April.</text:p>
      <text:p text:style-name="P4">
In fact, Russia became India's largest crude oil supply last last month, and its supply exceeded the sum of Iraq and Saudi Arabia. Before the outbreak of the Ukrainian war in February last year, India had rarely purchased from Russia.</text:p>
      <text:p text:style-name="P4">
However, as the sanctions cut off the connection between Russia's major banks and most Western payment systems, finding the way to pay Russian crude oil became a challenge. In the past year, Indian importers have been buying Russian oil and other products with India's rupee, but the restrictions on the currency initiated by the West means that Russian companies cannot convert rupees into currencies in Western countries such as US dollars or euros.</text:p>
      <text:h text:style-name="P12" text:outline-level="3">
<text:span text:style-name="T4">
<text:span text:style-name="T4">
 Russia is worried about a lot of rupees </text:span>
 **</text:span>
</text:h>
      <text:p text:style-name="P4">
At the same time, the opportunity to buy discount crude oil has expanded India's huge trade deficit in Russia.</text:p>
      <text:p text:style-name="P4">
According to data from the Ministry of Commerce and Industry of India, in the first 11 months of fiscal 2022-23, India's imports from Russia were close to $ 4.1.5 billion, while exports were only $ 2.8 billion. This led Russian Petroleum Corporation and Banks to leaving billions of Rice in their Indian bank accounts-they are worrying about using this pile of cash.</text:p>
      <text:p text:style-name="P4">
"I think this situation will not last long," the New Delhi Observer Research Foundation(ORF)Researchers and Russian experts, Nandanunnikrishnan, told Germany, "If the two sides cannot solve this problem, it will not only affect the purchase of oil, but also affect all problems."</text:p>
      <text:p text:style-name="P4">
Russian Foreign Minister Lavrov recently commented on the Shanghai Cooperation Organization Conference in Guoa, India. Bloomberg reported his speech: "We need to use this money. For this reason, these rupees must be transferred with another currency. Now we are discussing this issue."</text:p>
      <text:h text:style-name="P12" text:outline-level="3">
<text:span text:style-name="T4">
<text:span text:style-name="T4">
 The close relationship between India and Russia makes the West worry </text:span>
</text:span>
</text:h>
      <text:p text:style-name="P4">
According to Bloomberg, the uncertainty of the payment mechanism also hinders India's weapons imports. New Delhi and Moscow have a long -term political and military connection.</text:p>
      <text:p text:style-name="P4">
India is the main buyer of Russian weapons. Although it has been working hard to make its military equipment diversified, in recent years, it has shifted more and more to the United States and France to buy it. According to Stockholm International Institute of International Peace, Russia has accounted for $ 8.5 billion among New Delhi's $ 18.3 billion in weapons imports. The two parties are also negotiating on a free trade agreement.</text:p>
      <text:p text:style-name="P4">
So far, <text:a xlink:type="simple" xlink:href="https://www.dw.com/zh/zh/调查如何看乌克兰战争各国差别大/a-64798559" text:style-name="Internet_20_link" text:visited-style-name="Visited_20_Internet_20_Link">
</text:a>
Essence New Delhi has repeatedly voted for the United Nations' resolution on Moscow. However, it calls for a conflict through dialogue.</text:p>
      <text:p text:style-name="P4">
At the same time, Western countries are worried about strengthening the trade relations between India and Russia, because they are worried that this will destroy the severe sanctions effect on Moscow.</text:p>
      <text:p text:style-name="P4">
<draw:frame draw:style-name="fr1" draw:name="Image14" text:anchor-type="as-char" svg:width="6.9236in" svg:height="3.896998in" draw:z-index="0">
<draw:image xlink:href="../Images/dwzh/2023-05-21T-11-56-00Z/62621168_401.jpg" xlink:type="simple" xlink:show="embed" xlink:actuate="onLoad" draw:mime-type="image/jpeg"/>
</draw:frame>
The Russians are sorrowing how to use a lot of Indian rupees</text:p>
      <text:h text:style-name="P12" text:outline-level="3">
<text:span text:style-name="T4">
<text:span text:style-name="T4">
 Is RMB a solution? </text:span>
</text:span>
</text:h>
      <text:p text:style-name="P4">
In addition to India's rupee, the UAE currency Diram and RMB are regarded as potential currency options to resolve the trade between India and Russia.</text:p>
      <text:p text:style-name="P4">
"Russia wants to have a currency that can be used to buy the goods needed for its economy ... The question is how to find this currency." UNINECIINANA said, "Russians will be happy to use RMB." He also It is pointed out that the bilateral trade volume of Russia and China is calculated by 100 billion US dollars.</text:p>
      <text:p text:style-name="P4">
In 2022, Russia and China trade reached a record high of 190 billion US dollars.</text:p>
      <text:p text:style-name="P4">
But Unikrigan pointed out that <text:a xlink:type="simple" xlink:href="https://www.dw.com/zh/zh/印度眼中的安全威胁中国第一美国第二/a-64435242" text:style-name="Internet_20_link" text:visited-style-name="Visited_20_Internet_20_Link">
</text:a>
New Delhi will not be willing to allow trade settlement with RMB. Reuters also quoted Indian officials in March this year that the Indian government has demanded that domestic banks and enterprises avoid using RMB to pay Russia imported goods.</text:p>
      <text:p text:style-name="P4">
Another choice is to use the UAE currency Diram to pay India imported from Russia, but experts said that this may not be a practical long -term solution due to the sensitivity of the currency on Western sanctions.</text:p>
      <text:p text:style-name="P4">
Unikriganan emphasized that India and Russia can propose alternative solutions, such as effectively investing in rupees in joint ventures, and producing products that are useful or exported to other parts of the world in Russia. "There are many ways to use these huge sums of money, and the two parties only need to show the political will that can reach the agreement."</text:p>
      <text:h text:style-name="P12" text:outline-level="3">
<text:span text:style-name="T4">
India's appetite for Russian oil is getting bigger and bigger</text:span>
</text:h>
      <text:p text:style-name="P4">
News Source: <text:a xlink:type="simple" xlink:href="https://www.dw.com/zh/印度狂买打折原油后-俄罗斯看着一大堆卢比发愁/a-65647590" text:style-name="Internet_20_link" text:visited-style-name="Visited_20_Internet_20_Link">
https://www.dw.com/zh/印度狂买打折原油后-俄罗斯看着一大堆卢比发愁/a-65647590?maca=chi-rss-chi-all-1127-rdf</text:a>
</text:p>
      <!--NEWS-->
      <text:h text:style-name="P10" text:outline-level="1">
<text:span text:style-name="T4">
Steve the Salvado Football Games and accidentally brewed 9 deaths</text:span>
</text:h>
      <text:p text:style-name="P4">
Publisher: 法新社</text:p>
      <text:p text:style-name="P4">
Published Time: 2023-05-21T-14:02:08+00:00</text:p>
      <text:p text:style-name="P4">
Modified Time: 2023-05-21T05:35:02+00:00</text:p>
      <text:p text:style-name="P4">
Description: (Agence France -Presse St. Salvador, 20th) The Salvador Police of Central America said today that when fans gathered in the Salvador Stadium to watch a football game, a trample accident occurred, causing 9 people to die, two lives, and several people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5-21T-14-02-08-00-00/000000.png" xlink:type="simple" xlink:show="embed" xlink:actuate="onLoad" draw:mime-type="image/png"/>
</draw:frame>
The National Civir Police of the State in Twitter stated: "Cuscatlanstadium trains occurred, causing a total of 9 people to die."</text:p>
      <text:p text:style-name="P4">
The national civil police said that several people were injured and at least two were in critical condition. They had been sent to a nearby hospital for treatment.</text:p>
      <text:p text:style-name="P4">
Police said the preliminary report pointed out that a large number of fans tried to enter the gymnasium in San Salvador, the capital to watch the competitions of Alianza and CD Fas (FAS), and pushed it at the door.</text:p>
      <text:p text:style-name="P4">
The image screen circulating on the Internet shows that the narrow stadium channels are crowded with the masses. Some people seemed to lose consciousness on the ground, and some people climbed to the high wall to try to escape the chaotic scene.</text:p>
      <text:p text:style-name="P4">
News Source: <text:a xlink:type="simple" xlink:href="https://www.rfi.fr/cn/%E5%9B%BD%E9%99%85%E6%8A%A5%E9%81%93/20230521-%E8%90%A8%E5%B0%94%E7%93%A6%E5%A4%9A%E8%B6%B3%E7%90%83%E8%B5%9B%E5%8F%91%E7%94%9F%E8%B8%A9%E8%B8%8F%E6%84%8F%E5%A4%96-%E9%85%BF9%E6%AD%BB" text:style-name="Internet_20_link" text:visited-style-name="Visited_20_Internet_20_Link">
https://www.rfi.fr/cn/%E5%9B%BD%E9%99%85%E6%8A%A5%E9%81%93/20230521-%E8%90%A8%E5%B0%94%E7%93%A6%E5%A4%9A%E8%B6%B3%E7%90%83%E8%B5%9B%E5%8F%91%E7%94%9F%E8%B8%A9%E8%B8%8F%E6%84%8F%E5%A4%96-%E9%85%BF9%E6%AD%BB</text:a>
</text:p>
      <!--NEWS-->
      <text:h text:style-name="P10" text:outline-level="1">
<text:span text:style-name="T4">
Morer 37 points to collapse the Lakers' Golden Block Western District Championship</text:span>
</text:h>
      <text:p text:style-name="P4">
Publisher: 法新社</text:p>
      <text:p text:style-name="P4">
Published Time: 2023-05-21T-19:32:08+00:00</text:p>
      <text:p text:style-name="P4">
Modified Time: 2023-05-21T05:20:04+00:00</text:p>
      <text:p text:style-name="P4">
Description: (Agence France -Presse, Los Angeles, 20th) Jamal Murray scored a maximum of 37 points in the Western Championship. He defeated the Lakers 119 to 108 and listened to the 7 -game se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617581in" draw:z-index="0">
<draw:image xlink:href="../Images/rficn/2023-05-21T-19-32-08-00-00/000000.png" xlink:type="simple" xlink:show="embed" xlink:actuate="onLoad" draw:mime-type="image/png"/>
</draw:frame>
After winning the Western District Championship at home, the American Professional Basketball Basketball Denver Gold Block won the third match with the Los Angeles Lakers in the away game.</text:p>
      <text:p text:style-name="P4">
ESPN Stats &amp; Information states that the team in the partition championship is 0 wins and 2 losses. In the end, it was only 6 times that could break into the championship, and 56 times were eliminated.</text:p>
      <text:p text:style-name="P4">
Golden blocks encountered the Lakers in the Western District Championship in 2009 and 2020, and they were depressed twice. However, when they achieved a 2-0 lead in the series in the past six times, the gold block was finally promoted.</text:p>
      <text:p text:style-name="P4">
News Source: <text:a xlink:type="simple" xlink:href="https://www.rfi.fr/cn/%E8%BF%90%E5%8A%A8%E5%A4%A9%E5%9C%B0/20230521-%E8%8E%AB%E7%91%9E37%E5%88%86%E8%BD%B0%E5%9E%AE%E6%B9%96%E4%BA%BA-%E9%87%91%E5%9D%97%E8%A5%BF%E5%8C%BA%E5%86%A0%E5%86%9B%E8%B5%9B%E5%90%AC%E7%89%8C" text:style-name="Internet_20_link" text:visited-style-name="Visited_20_Internet_20_Link">
https://www.rfi.fr/cn/%E8%BF%90%E5%8A%A8%E5%A4%A9%E5%9C%B0/20230521-%E8%8E%AB%E7%91%9E37%E5%88%86%E8%BD%B0%E5%9E%AE%E6%B9%96%E4%BA%BA-%E9%87%91%E5%9D%97%E8%A5%BF%E5%8C%BA%E5%86%A0%E5%86%9B%E8%B5%9B%E5%90%AC%E7%89%8C</text:a>
</text:p>
      <!--NEWS-->
      <text:h text:style-name="P10" text:outline-level="1">
<text:span text:style-name="T4">
Global parenting costs are the highest in South Korea: money is spent outside class</text:span>
</text:h>
      <text:p text:style-name="P4">
Author: None (Language: zh)</text:p>
      <text:p text:style-name="P4">
Publisher: None</text:p>
      <text:p text:style-name="P4">
Time: 2023-05-21T-2:57:00Z</text:p>
      <text:p text:style-name="P4">
Description: Studies have shown that South Korea is the country with the highest cost of parenting in the world, which is 7.79 times that of GDP, and spend a lot of cost from a large number of extracurricular tuition classes. China ranks second, and the cost of raising a child to 18 years is 6.9 times that of Per capita GDP, followed by Germany (3.64 times) and France (2.24 times).</text:p>
      <text:p text:style-name="P4">
Videos: []</text:p>
      <text:p text:style-name="P4">
Images: ["<text:a xlink:type="simple" xlink:href="https://static.dw.com/image/59044633_303.jpg" text:style-name="Internet_20_link" text:visited-style-name="Visited_20_Internet_20_Link">
59044633_303.jpg</text:a>
", "<text:a xlink:type="simple" xlink:href="https://static.dw.com/image/64040169_401.jpg" text:style-name="Internet_20_link" text:visited-style-name="Visited_20_Internet_20_Link">
64040169_401.jpg</text:a>
", "<text:a xlink:type="simple" xlink:href="https://static.dw.com/image/50412473_303.jpg" text:style-name="Internet_20_link" text:visited-style-name="Visited_20_Internet_20_Link">
50412473_303.jpg</text:a>
", "<text:a xlink:type="simple" xlink:href="https://static.dw.com/image/50412990_303.jpg" text:style-name="Internet_20_link" text:visited-style-name="Visited_20_Internet_20_Link">
50412990_303.jpg</text:a>
", "<text:a xlink:type="simple" xlink:href="https://static.dw.com/image/50412691_303.jpg" text:style-name="Internet_20_link" text:visited-style-name="Visited_20_Internet_20_Link">
50412691_303.jpg</text:a>
", "<text:a xlink:type="simple" xlink:href="https://static.dw.com/image/50412671_303.jpg" text:style-name="Internet_20_link" text:visited-style-name="Visited_20_Internet_20_Link">
50412671_303.jpg</text:a>
", "<text:a xlink:type="simple" xlink:href="https://static.dw.com/image/50412486_303.jpg" text:style-name="Internet_20_link" text:visited-style-name="Visited_20_Internet_20_Link">
50412486_303.jpg</text:a>
", "<text:a xlink:type="simple" xlink:href="https://static.dw.com/image/50412623_303.jpg" text:style-name="Internet_20_link" text:visited-style-name="Visited_20_Internet_20_Link">
50412623_303.jpg</text:a>
", "<text:a xlink:type="simple" xlink:href="https://static.dw.com/image/50412739_303.jpg" text:style-name="Internet_20_link" text:visited-style-name="Visited_20_Internet_20_Link">
50412739_303.jpg</text:a>
", "<text:a xlink:type="simple" xlink:href="https://static.dw.com/image/50412575_303.jpg" text:style-name="Internet_20_link" text:visited-style-name="Visited_20_Internet_20_Link">
50412575_303.jpg</text:a>
", "<text:a xlink:type="simple" xlink:href="https://static.dw.com/image/50412659_303.jpg" text:style-name="Internet_20_link" text:visited-style-name="Visited_20_Internet_20_Link">
50412659_303.jpg</text:a>
", "<text:a xlink:type="simple" xlink:href="https://static.dw.com/image/50412546_303.jpg" text:style-name="Internet_20_link" text:visited-style-name="Visited_20_Internet_20_Link">
50412546_303.jpg</text:a>
", "<text:a xlink:type="simple" xlink:href="https://static.dw.com/image/50412871_303.jpg" text:style-name="Internet_20_link" text:visited-style-name="Visited_20_Internet_20_Link">
50412871_303.jpg</text:a>
", "<text:a xlink:type="simple" xlink:href="https://static.dw.com/image/50412859_303.jpg" text:style-name="Internet_20_link" text:visited-style-name="Visited_20_Internet_20_Link">
50412859_303.jpg</text:a>
"]</text:p>
      <text:p text:style-name="P4">
Subject: 文化经纬</text:p>
      <text:p text:style-name="P4">
Subjects: []</text:p>
      <text:p text:style-name="P4">
Keywords: ['韩国', '朝鲜']</text:p>
      <text:p text:style-name="P4">
Id: 65674902</text:p>
      <!--METADATA-->
      <text:p text:style-name="P4">
<text:a xlink:type="simple" xlink:href="https://www.dw.com/zh/overlay/image/article/65674902/59044633" text:style-name="Internet_20_link" text:visited-style-name="Visited_20_Internet_20_Link">
 <draw:frame draw:style-name="fr1" draw:name="Image17" text:anchor-type="as-char" svg:width="6.9236in" svg:height="3.896998in" draw:z-index="0">
<draw:image xlink:href="../Images/dwzh/2023-05-21T-2-57-00Z/59044633_303.jpg" xlink:type="simple" xlink:show="embed" xlink:actuate="onLoad" draw:mime-type="image/jpeg"/>
</draw:frame>
</text:a>
Children usually start to learn English when they are 4 years old</text:p>
      <text:p text:style-name="P4">
(Voice of Germany) According to the recent research, South Korea is a country raising a child in the world with the highest cost in the world. This discovery explains the country's fertility rate and an imminent population crisis.</text:p>
      <text:p text:style-name="P4">
According to the Korean "Korean Daily", the annual research report of the nursery and population research think tank in Beijing has listed South Korea as a country with the highest cost of childcare. Its cost is 7.79 times that per capita domestic production value (GDP). This is equivalent to 365 million won (equivalent to 251,562 euros or $ 271,957).</text:p>
      <text:p text:style-name="P4">
<text:a xlink:type="simple" xlink:href="https://www.dw.com/zh/zh/報告中國育兒成本是世界第二高/a-65478032" text:style-name="Internet_20_link" text:visited-style-name="Visited_20_Internet_20_Link">
</text:a>
Followed by Germany (3.64 times) and France (2.24 times).</text:p>
      <text:p text:style-name="P4">
At the same time as parenting expenses rose, South Korea, as the 10th largest economy in the world, was born in another direction. Data released in March show that the country's fertility rate is 0.78, which means that only 78 babies were born in the lifetime of every 100 women. This is the world's lowest fertility rate. Compared with South Korea ’s fertility rate in 2000, 1.48 decreased significantly. In 1980, South Korea's fertility rate was 2.82 and 5.95 in 1960. Experts warn that South Korea needs to maintain 2.1 fertility to maintain population stability without relying on immigrants.</text:p>
      <text:p text:style-name="P4">
<draw:frame draw:style-name="fr1" draw:name="Image18" text:anchor-type="as-char" svg:width="6.9236in" svg:height="3.896998in" draw:z-index="0">
<draw:image xlink:href="../Images/dwzh/2023-05-21T-2-57-00Z/64040169_401.jpg" xlink:type="simple" xlink:show="embed" xlink:actuate="onLoad" draw:mime-type="image/jpeg"/>
</draw:frame>
South Korea's fertility rate is the lowest worldwide</text:p>
      <text:h text:style-name="P12" text:outline-level="3">
<text:span text:style-name="T4">
<text:span text:style-name="T4">
 The biggest cost is extracurricular tuition class </text:span>
</text:span>
</text:h>
      <text:p text:style-name="P4">
For Koreans, the biggest cost of a child comes from educational costs other than conventional public school education. "Korean Daily" pointed out that in 2022, <text:a xlink:type="simple" xlink:href="https://www.dw.com/zh/zh/整顿教培行业韩国的前车之鉴/a-58755633" text:style-name="Internet_20_link" text:visited-style-name="Visited_20_Internet_20_Link">
</text:a>
It is equivalent to 524,000 won (361.53 euros) per child.</text:p>
      <text:p text:style-name="P4">
Han Yejing, a lawyer of a 31-month-old daughter, said: "South Korea is a society that pays attention to education. For most families normal."</text:p>
      <text:p text:style-name="P4">
Han Yejing told Germany that the tuition class was called "Hagwon" in South Korea. Children usually started to go to such schools at the age of 4 and usually learn English during playing.</text:p>
      <text:p text:style-name="P4">
She said: "This is currently a major trend of Parenting in Seoul. People spend a lot of money for these English kindergartens every month, because they think that children are easier to learn language when they are young, and this is a very important skill."</text:p>
      <text:p text:style-name="P4">
Han Yejing admits that when she meets with her friends or family, she often talks about the choice of education. Her cousin's daughter has just entered an English kindergarten recently.</text:p>
      <text:p text:style-name="P4">
Another factor decided to send their children to the extra -curricular tuition class was that there were a large number of mothers in South Korea, and the tuition class also provided the children with a place to take care of.</text:p>
      <text:p text:style-name="P4">
Although private kindergartens also provide sports, music or other art courses, they pay more attention to English and mathematics. Han Yejing believes that most courses are English and mathematics-the study of these subjects is to ensure that children enter good middle schools, and then they are good universities so that they can find good jobs in the future.</text:p>
      <text:p text:style-name="P4">
"A good private education outside the conventional public school is to ensure that the child gets good results and can enter the best university." Han Yejing said, "Entering a top university is important, it means a good job, ensuring that it is a good job to ensure that The success of life. "</text:p>
      <text:p text:style-name="P4">
Dr Park Sain-in, an economist at the National University of Seoul, also believes that a large part of Korean family income is used for education, but he does not believe that the impact of this "competition" on young people is positive.</text:p>
      <text:p text:style-name="P4">
"In my opinion, Korean education is too competitive, especially in college entrance examinations." He told the Voice of Germany, "Obviously, the more children learn, the greater the opportunity to enter a good university, although the younger age is young Children may learn some sports, music and other content in extra -curricular class, but will eventually reduce the subjects they need to enter the university. "</text:p>
      <text:p text:style-name="P4">
*<draw:frame draw:style-name="fr1" draw:name="Image19" text:anchor-type="as-char" svg:width="6.9236in" svg:height="3.896998in" draw:z-index="0">
<draw:image xlink:href="../Images/dwzh/2023-05-21T-2-57-00Z/50412473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Primary school students to learn equally</text:span>
</text:h>
      <text:p text:style-name="P4">
In the history of German education, this is still a new thing: in the past, students with privileges followed the classes of family teachers, and poor students were going to a popular school that was full of people; now it is -we are talking about 1919 -everyone reads together. At the time, the Eight -year Elementary School (GRUNDSCHULE, also known as Volkschule) was founded on the basis of the Weimar Constitution, and this year is the 100th anniversary of birth.</text:p>
      <text:p text:style-name="P4">
*<draw:frame draw:style-name="fr1" draw:name="Image20" text:anchor-type="as-char" svg:width="6.9236in" svg:height="3.896998in" draw:z-index="0">
<draw:image xlink:href="../Images/dwzh/2023-05-21T-2-57-00Z/50412990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Dressed in uniforms to class</text:span>
</text:h>
      <text:p text:style-name="P4">
In 1933, the Nazi ideology entered the classroom: In this photo of 1939, almost all boys were wearing the Hitlerjugnd uniforms, and the walls were hung on the wall with pictures of the Ryzig battle monument that presented nationalism. Since 1942, Jewish students have been dropped out of school -what is often faced to concentration camps and deaths.</text:p>
      <text:p text:style-name="P4">
*<draw:frame draw:style-name="fr1" draw:name="Image21" text:anchor-type="as-char" svg:width="6.9236in" svg:height="3.896998in" draw:z-index="0">
<draw:image xlink:href="../Images/dwzh/2023-05-21T-2-57-00Z/50412691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Let's drink soup together</text:span>
</text:h>
      <text:p text:style-name="P4">
This is the dining time of a primary school in Berlin. After World War II, the daily life slowly returned to normal, and the children could finally return to school. Due to food deficiency, many families rely on public food distribution. With the establishment of Federal Germany, the original education system composed of primary schools, middle schools and high schools was re -introduced.</text:p>
      <text:p text:style-name="P4">
*<draw:frame draw:style-name="fr1" draw:name="Image22" text:anchor-type="as-char" svg:width="6.9236in" svg:height="3.896998in" draw:z-index="0">
<draw:image xlink:href="../Images/dwzh/2023-05-21T-2-57-00Z/50412671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Class with the sickle ax</text:span>
</text:h>
      <text:p text:style-name="P4">
With the establishment of Democratic Germany, East Germany's education system has also changed. Six or seven -year -old children enter POS Elementary School, covering 1 to 10 grades. The teaching outline and textbooks are uniform in the whole East Germany, with ideological colors. In Federal Germany, education is the affairs of various federal states to this day, so it is quite different from Balmei to Bavaria.</text:p>
      <text:p text:style-name="P4">
*<draw:frame draw:style-name="fr1" draw:name="Image23" text:anchor-type="as-char" svg:width="6.9236in" svg:height="3.896998in" draw:z-index="0">
<draw:image xlink:href="../Images/dwzh/2023-05-21T-2-57-00Z/50412486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年</text:span>
</text:h>
      <ul>
        <li>
<draw:frame draw:style-name="fr1" draw:name="Image24" text:anchor-type="as-char" svg:width="6.9236in" svg:height="3.896998in" draw:z-index="0">
<draw:image xlink:href="../Images/dwzh/2023-05-21T-2-57-00Z/50412623_303.jpg" xlink:type="simple" xlink:show="embed" xlink:actuate="onLoad" draw:mime-type="image/jpeg"/>
</draw:frame>
#</li>
      </ul>
      <text:h text:style-name="P13" text:outline-level="4">
<text:span text:style-name="T4">
The century -old history of German elementary school</text:span>
</text:h>
      <text:h text:style-name="P12" text:outline-level="3">
<text:span text:style-name="T4">
elementary school rename</text:span>
</text:h>
      <text:p text:style-name="P4">
In the mid -1960s, under the framework of teaching reform, the eight -year elementary school was canceled and changed to a four -year elementary school, followed by different types of middle schools -vocational preparatory programs, practical middle schools, and liberal arts middle schools. This system exists to this day.</text:p>
      <text:p text:style-name="P4">
*<draw:frame draw:style-name="fr1" draw:name="Image25" text:anchor-type="as-char" svg:width="6.9236in" svg:height="3.896998in" draw:z-index="0">
<draw:image xlink:href="../Images/dwzh/2023-05-21T-2-57-00Z/50412739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Greek in the classroom</text:span>
</text:h>
      <text:p text:style-name="P4">
In the 1960s, some so -called "customer -friendly workers" came from Southern Europe and Turkey to Germany. Their children also came together and would not speak German. This brings challenges for the school system: Therefore, a mining company KLöCKNER funded a Greek teacher to teach the children to read and write -these children were lucky.</text:p>
      <text:p text:style-name="P4">
*<draw:frame draw:style-name="fr1" draw:name="Image26" text:anchor-type="as-char" svg:width="6.9236in" svg:height="3.896998in" draw:z-index="0">
<draw:image xlink:href="../Images/dwzh/2023-05-21T-2-57-00Z/50412575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Outline of Teaching in Germany, Russian food</text:span>
</text:h>
      <text:p text:style-name="P4">
This was a student of a school at a school in New Germany, a school in New German, in 1980. In East Germany, students can continue to stay in the school in the afternoon, which has become part of the education system long ago. West Germany is different. According to the region, about one -third of the students still go home at noon.</text:p>
      <text:p text:style-name="P4">
*<draw:frame draw:style-name="fr1" draw:name="Image27" text:anchor-type="as-char" svg:width="6.9236in" svg:height="3.896998in" draw:z-index="0">
<draw:image xlink:href="../Images/dwzh/2023-05-21T-2-57-00Z/50412659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Let students of physical and mental disorders enter ordinary schools</text:span>
</text:h>
      <text:p text:style-name="P4">
In recent years, the new measure is to let students with physical and mental disorders enter ordinary schools to study together. This is based on the relevant conventions of the United Nations. However, many places also lack corresponding professional education teachers. Therefore, some parents still choose to send children with physical and mental disabilities to specialized schools.</text:p>
      <text:p text:style-name="P4">
*<draw:frame draw:style-name="fr1" draw:name="Image28" text:anchor-type="as-char" svg:width="6.9236in" svg:height="3.896998in" draw:z-index="0">
<draw:image xlink:href="../Images/dwzh/2023-05-21T-2-57-00Z/50412546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Class digitalization</text:span>
</text:h>
      <text:p text:style-name="P4">
This is a primary school in Potsdam. Children take a frame of frames with electronic equipment, and then make them into videos quickly. Digitalization in elementary school has also caused controversy. Some people think that electronic equipment should be excluded from the campus, and some people think these are meaningful supplements.</text:p>
      <text:p text:style-name="P4">
*<draw:frame draw:style-name="fr1" draw:name="Image29" text:anchor-type="as-char" svg:width="6.9236in" svg:height="3.896998in" draw:z-index="0">
<draw:image xlink:href="../Images/dwzh/2023-05-21T-2-57-00Z/50412871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Insufficient teachers</text:span>
</text:h>
      <text:p text:style-name="P4">
One of the major problems facing elementary school today is insufficient teachers. It is estimated that by 2025, there are about 26,000 teachers. One of the reasons is: Compared to other school forms, elementary school teachers have low paid. Therefore, the attraction of choosing primary school education majors is not great. Others want to transfer to this industry and lack corresponding qualifications.</text:p>
      <text:p text:style-name="P4">
*<draw:frame draw:style-name="fr1" draw:name="Image30" text:anchor-type="as-char" svg:width="6.9236in" svg:height="3.896998in" draw:z-index="0">
<draw:image xlink:href="../Images/dwzh/2023-05-21T-2-57-00Z/50412859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German elementary school is very good</text:span>
</text:h>
      <text:p text:style-name="P4">
Despite this: According to a survey of the German Parent Council, most parents are satisfied with their children's primary schools. In terms of academic performance, German primary schools are also good. Although they are not top, they are in the upper reaches.</text:p>
      <text:p text:style-name="P4">
Author: Stephanie höppn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plunder of parents </text:span>
</text:p>
      <text:p text:style-name="P4">
A Social Pioneer of the "Korean Daily" also accused the operators of the tuition class "using (parents) anxiety to plunder" and encouraged them to pay huge costs to keep up with the expectations of society.</text:p>
      <text:p text:style-name="P4">
The newspaper stated that parents have to pay for many years of additional tuition fees, "no wonder South Korea's birth rate is so low." Dr. Park Chengren has no children. He hopes that Korean society will gradually change, and no longer emphasize school learning, so that children have a more relaxed childhood.</text:p>
      <text:p text:style-name="P4">
"This will not happen soon, but I hope this is a change that may be seen one day in the future." He said, "I believe that good education is important, so that children can go to college and find good jobs, but many Koreans-including myself-I think the cost of private education has gone too far, and we need a better balance. "</text:p>
      <text:h text:style-name="P12" text:outline-level="3">
<text:span text:style-name="T4">
How many things do you need to know first when you are studying at a university in Germany</text:span>
</text:h>
      <text:p text:style-name="P4">
News Source: <text:a xlink:type="simple" xlink:href="https://www.dw.com/zh/全球育儿成本韩国最高：钱都花在课外班了/a-65674902" text:style-name="Internet_20_link" text:visited-style-name="Visited_20_Internet_20_Link">
https://www.dw.com/zh/全球育儿成本韩国最高：钱都花在课外班了/a-65674902?maca=chi-rss-chi-all-1127-rdf</text:a>
</text:p>
      <!--NEWS-->
      <text:h text:style-name="P10" text:outline-level="1">
<text:span text:style-name="T4">
Mo Rui Cyclonus 37 points Golden block is only 1 win from the first championship of the team history</text:span>
</text:h>
      <text:p text:style-name="P4">
Publisher: 法新社</text:p>
      <text:p text:style-name="P4">
Published Time: 2023-05-21T-21:32:08+00:00</text:p>
      <text:p text:style-name="P4">
Modified Time: 2023-05-21T05:20:05+00:00</text:p>
      <text:p text:style-name="P4">
Description: (Agence France -Presse, Los Angeles, 20th) Merry scored 37 points today. He led the golden block 119 to 108 to smash the fainting lake people. He won 3 consecutive wins in the Western Championship. You can only break into the team history of the NBA championship for the first time.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21T-21-32-08-00-00/000000.png" xlink:type="simple" xlink:show="embed" xlink:actuate="onLoad" draw:mime-type="image/png"/>
</draw:frame>
In the third game of the American Professional Basketball NBA Western Championship, Denver Gold Block led a series of 2-0 lead to challenge the Los Angeles Lakers.</text:p>
      <text:p text:style-name="P4">
When the gold block was behind 7-9, this game played a wave of 13-0 offensive, leading a two -digit number with 20-9 ahead. Led by Jamalmurray in a single quarter of 10 points in a single quarter, the gold block led a maximum of 14 points, and the first quarter was led by 32 to 20.</text:p>
      <text:p text:style-name="P4">
After the Lakers' Anthonydavis was dunk in an air relay, they narrowed their backward to 5 points, but Morri soared two three -pointers, allowing the gold block to pull the lead to double digits. After Austinreaves, the Lakers had a 7-0 offensive equalizing the battle. The three-pointers scored by Kentavious Caldwell-Pope by the gold block, led the Lakers 58 to 55 in the first half.</text:p>
      <text:p text:style-name="P4">
The first half of the two teams performed comparable, but Merry included 4 of 8 shots in 8 shots, 13 goals in 20 times, and scored 30 points in the half after playing, becoming the key to getting the lead in gold blocks.</text:p>
      <text:p text:style-name="P4">
In the second half of the game, after the Lakers scored a three -pointer in River, they completed a wave of 7-0 offensive and equalized the ratio with 71-71. Leading. The series of three -pointers in the series of three -pointers, LeBronjames, who fell all out of the first three times, then scored two three -pointers in a row, helping the Lakers to chase the remaining 1 point. , 84th after 3 quarters, 84 remains leading than 82.</text:p>
      <text:p text:style-name="P4">
After the end of the Eighth Village, the Lakes had a penalty of the Badura (Rui Hachimura). They reversed the battle 94-93, but Jeffgreen's three -pointer allowed the gold block to lead the lead. After Brown and Merry scored three -pointers, Brown made up in the basket, and Nikolajokic picked the basket. The 11 -point gap won.</text:p>
      <text:p text:style-name="P4">
In the history of NBA history, the 3-0 lead team can eventually be promoted; the two teams will continue to play the fourth game at home at home on the 24th. Tickets for the championship.</text:p>
      <text:p text:style-name="P4">
Mori of the Gold Block bumped the highest 37 points in this campaign, and Jakich contributed 24 points. Michael Porterjr. Brown scored 17 points and 15 points.</text:p>
      <text:p text:style-name="P4">
The Lakers' Anthony Davis scored 28 points and 18 rebounds. James scored 23 points and gave 12 assists. River and Eight Village Based on the substitute scored 23 points and 13 points respectively.</text:p>
      <text:p text:style-name="P4">
News Source: <text:a xlink:type="simple" xlink:href="https://www.rfi.fr/cn/%E8%BF%90%E5%8A%A8%E5%A4%A9%E5%9C%B0/20230521-%E8%8E%AB%E7%91%9E%E7%8B%82%E9%A3%9937%E5%88%86-%E9%87%91%E5%9D%97%E8%B7%9D%E9%98%9F%E5%8F%B2%E9%A6%96%E6%AC%A1%E6%80%BB%E5%86%A0%E5%86%9B%E8%B5%9B%E5%8F%AA%E5%B7%AE1%E8%83%9C" text:style-name="Internet_20_link" text:visited-style-name="Visited_20_Internet_20_Link">
https://www.rfi.fr/cn/%E8%BF%90%E5%8A%A8%E5%A4%A9%E5%9C%B0/20230521-%E8%8E%AB%E7%91%9E%E7%8B%82%E9%A3%9937%E5%88%86-%E9%87%91%E5%9D%97%E8%B7%9D%E9%98%9F%E5%8F%B2%E9%A6%96%E6%AC%A1%E6%80%BB%E5%86%A0%E5%86%9B%E8%B5%9B%E5%8F%AA%E5%B7%AE1%E8%83%9C</text:a>
</text:p>
      <!--NEWS-->
      <text:h text:style-name="P10" text:outline-level="1">
<text:span text:style-name="T4">
Demennsky went to Hiroshima to attend the G7 summit to fight for more international assistance</text:span>
</text:h>
      <text:p text:style-name="P4">
Publisher: 法新社</text:p>
      <text:p text:style-name="P4">
Published Time: 2023-05-21T-23:32:08+00:00</text:p>
      <text:p text:style-name="P4">
Modified Time: 2023-05-21T03:05:02+00:00</text:p>
      <text:p text:style-name="P4">
Description: (Agence France -Presse, Hiroshima, 21st) Ukraine President Zerorensky went to Hiroshima, Japan to attend the Seventh National Congress Group (G7) Leadership Summit to strive for more international assistance, and at the same time called on countries to increase sanctions against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21T-23-32-08-00-00/000000.png" xlink:type="simple" xlink:show="embed" xlink:actuate="onLoad" draw:mime-type="image/png"/>
</draw:frame>
The G7 Hiroshima Summit, which lasted 3 days, will end today. The leaders and institutions of 8 countries such as India and South Korea are invited to attend and hold a expansion meeting. The leaders of various countries visited the Hiroshima Peace Memorial Museum (the original explosion in the Given) and went to the Hiroshima Peace Memorial Park to give the original victims to condolence to the monument.</text:p>
      <text:p text:style-name="P4">
Volodymyrzlenskyy arrived at the Hiroshima Airport from Saudi Arabia from Saudi Arabia yesterday afternoon, and then held bilateral talks with leaders such as Italy and Britain. The G7 summit discussed the situation of Ukraine, which continued to be invaded by Russia this morning.</text:p>
      <text:p text:style-name="P4">
Tian Xiangshi Tian Wenxiong will hold a press conference of the chairman of the President Park at 2:30 this afternoon (1:30 in Taiwan time). Whether the G7 attitude has attracted G7 again to Russia and China.</text:p>
      <text:p text:style-name="P4">
After arriving in Hiroshima, Zeroski was noticeable. After attending the summit and expanding meeting this morning, he scheduled to visit Hiroshima Peace Memorial Park in the afternoon and delivered a speech. US President Bayeng scheduled to talk to Zerrenceki in the afternoon.</text:p>
      <text:p text:style-name="P4">
News Source: <text:a xlink:type="simple" xlink:href="https://www.rfi.fr/cn/%E5%9B%BD%E9%99%85%E6%8A%A5%E9%81%93/20230521-%E6%B3%BD%E4%BC%A6%E6%96%AF%E5%9F%BA%E4%BA%B2%E8%B5%B4%E5%B9%BF%E5%B2%9B%E5%87%BA%E5%B8%ADg7%E5%B3%B0%E4%BC%9A-%E6%AC%B2%E4%BA%89%E5%8F%96%E6%9B%B4%E5%A4%9A%E5%9B%BD%E9%99%85%E6%8F%B4%E5%8A%A9" text:style-name="Internet_20_link" text:visited-style-name="Visited_20_Internet_20_Link">
https://www.rfi.fr/cn/%E5%9B%BD%E9%99%85%E6%8A%A5%E9%81%93/20230521-%E6%B3%BD%E4%BC%A6%E6%96%AF%E5%9F%BA%E4%BA%B2%E8%B5%B4%E5%B9%BF%E5%B2%9B%E5%87%BA%E5%B8%ADg7%E5%B3%B0%E4%BC%9A-%E6%AC%B2%E4%BA%89%E5%8F%96%E6%9B%B4%E5%A4%9A%E5%9B%BD%E9%99%85%E6%8F%B4%E5%8A%A9</text:a>
</text:p>
      <!--NEWS-->
      <text:h text:style-name="P10" text:outline-level="1">
<text:span text:style-name="T4">
Sudan warfire and the Ambassador of the Cada are fortunate to have no casualties</text:span>
</text:h>
      <text:p text:style-name="P4">
Publisher: 法新社</text:p>
      <text:p text:style-name="P4">
Published Time: 2023-05-21T-29:02:08+00:00</text:p>
      <text:p text:style-name="P4">
Modified Time: 2023-05-21T02:35:02+00:00</text:p>
      <text:p text:style-name="P4">
Description: (AFP, 20th), the Sudan capital, Khaartoum, is the sound of air strikes and artillery today. When the two sides continue to compete for control, there are armed molecular attacks on the Cada Embass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21T-29-02-08-00-00/000000.png" xlink:type="simple" xlink:show="embed" xlink:actuate="onLoad" draw:mime-type="image/png"/>
</draw:frame>
The troops of ABDEL FATTAH Al-Burhan, commander of the Sudan government forces, and his former deputy and deputy Mohamed Hamdandaglo's "Rapid Supplence Forces (RSF)" led The country's rule of law is disappeared, and the two sides have pushed each other's responsibility.</text:p>
      <text:p text:style-name="P4">
Incorporating the rapid support for troops into the regular government forces has always been the main cruise of the conflict between Dagagal and Berham.</text:p>
      <text:p text:style-name="P4">
Today, the Cada Embassy has become the latest diplomatic mission that has been affected, causing the Doha (DOHA) authorities to condemn. Fortunately, the staff of the embassy had evacuated before, and no one was injured by the resident diplomatic officials and the embassy staff.</text:p>
      <text:p text:style-name="P4">
Qatar did not name Daga's rapid support forces responsible for the embassy's attack, but a statement from the pro -Berham authorities directly pushed the responsibility to the quasi -military organization.</text:p>
      <text:p text:style-name="P4">
In addition to the Cada Embassy, Jordan, Saudi Arabia and Turkey's embassies have been attacked in recent weeks.</text:p>
      <text:p text:style-name="P4">
News Source: <text:a xlink:type="simple" xlink:href="https://www.rfi.fr/cn/%E5%9B%BD%E9%99%85%E6%8A%A5%E9%81%93/20230521-%E8%8B%8F%E4%B8%B9%E6%88%98%E7%81%AB%E6%B3%A2%E5%8F%8A%E5%8D%A1%E8%BE%BE%E5%A4%A7%E4%BD%BF%E9%A6%86-%E5%B9%B8%E6%97%A0%E4%BA%BA%E4%BC%A4%E4%BA%A1" text:style-name="Internet_20_link" text:visited-style-name="Visited_20_Internet_20_Link">
https://www.rfi.fr/cn/%E5%9B%BD%E9%99%85%E6%8A%A5%E9%81%93/20230521-%E8%8B%8F%E4%B8%B9%E6%88%98%E7%81%AB%E6%B3%A2%E5%8F%8A%E5%8D%A1%E8%BE%BE%E5%A4%A7%E4%BD%BF%E9%A6%86-%E5%B9%B8%E6%97%A0%E4%BA%BA%E4%BC%A4%E4%BA%A1</text:a>
</text:p>
      <!--NEWS-->
      <text:h text:style-name="P10" text:outline-level="1">
<text:span text:style-name="T4">
How can the US debt limit affect the global economy?</text:span>
</text:h>
      <text:p text:style-name="P4">
Author: None (Language: zh)</text:p>
      <text:p text:style-name="P4">
Publisher: None</text:p>
      <text:p text:style-name="P4">
Time: 2023-05-21T-4:57:00Z</text:p>
      <text:p text:style-name="P4">
Description: Biden's economic adviser warned that even the "short -term" default will cause US economic losses to lose 500,000 jobs. The "long -term" default will cause the US GDP to plummet 6%, which may seriously weaken global trade and cause deep recession in other parts of the world.</text:p>
      <text:p text:style-name="P4">
Videos: []</text:p>
      <text:p text:style-name="P4">
Images: ["<text:a xlink:type="simple" xlink:href="https://static.dw.com/image/59083032_303.jpg" text:style-name="Internet_20_link" text:visited-style-name="Visited_20_Internet_20_Link">
59083032_303.jpg</text:a>
", "<text:a xlink:type="simple" xlink:href="https://static.dw.com/image/64060116_401.jpg" text:style-name="Internet_20_link" text:visited-style-name="Visited_20_Internet_20_Link">
64060116_401.jpg</text:a>
"]</text:p>
      <text:p text:style-name="P4">
Subject: 经济纵横</text:p>
      <text:p text:style-name="P4">
Subjects: ['奥巴马', '美国']</text:p>
      <text:p text:style-name="P4">
Keywords: ['美国', '债务上限', '拜登政府', '全球经济']</text:p>
      <text:p text:style-name="P4">
Id: 65661380</text:p>
      <!--METADATA-->
      <text:p text:style-name="P4">
<text:a xlink:type="simple" xlink:href="https://www.dw.com/zh/overlay/image/article/65661380/59083032" text:style-name="Internet_20_link" text:visited-style-name="Visited_20_Internet_20_Link">
 <draw:frame draw:style-name="fr1" draw:name="Image34" text:anchor-type="as-char" svg:width="6.9236in" svg:height="3.896998in" draw:z-index="0">
<draw:image xlink:href="../Images/dwzh/2023-05-21T-4-57-00Z/59083032_303.jpg" xlink:type="simple" xlink:show="embed" xlink:actuate="onLoad" draw:mime-type="image/jpeg"/>
</draw:frame>
</text:a>
The US government's breach of contract may seriously weaken global trade and put in a deep decline in other parts of the world.</text:p>
      <text:p text:style-name="P4">
(Voice of Germany) If the US Congress fails to raise the debt limit before the end of the month, the US Ministry of Finance may not be able to pay government bills. What if this happens, how will the global economy be affected?</text:p>
      <text:h text:style-name="P12" text:outline-level="3">
<text:span text:style-name="T4">
<text:span text:style-name="T4">
 What is the upper limit of the US federal debt? </text:span>
</text:span>
</text:h>
      <text:p text:style-name="P4">
The U.S. Congress first introduced the debt limit in 1917-refers to the national debt amount that the US Finance can bear. This measure means that the government no longer needs Congress to approve the issuance of each debt. The public debt bill was passed in 1939 and 1941.</text:p>
      <text:p text:style-name="P4">
Over the past 70 years, the upper limit of debt has been increased by 78 times, including 2011, when the United States failed to reach an agreement on the new upper limit at that time, the S &amp; P lowered US sovereign credit rating and triggered an increase in loan costs.</text:p>
      <text:p text:style-name="P4">
In January of this year, the US government encountered the current debt limit of $ 314 trillion, but the Ministry of Finance took great measures to allow it to continue to provide funds for government activities.</text:p>
      <text:p text:style-name="P4">
The next critical period is the upcoming June 1st, and Congress must increase the upper limit again, otherwise the US government may start exhausted funds and arrears debt.</text:p>
      <text:p text:style-name="P4">
The Democratic Party and the Republican Party are conducting fierce confrontation. The Republican Party hopes that the White House agrees to comprehensively reduce public expenses and carry out other reforms.</text:p>
      <text:p text:style-name="P4">
Republican senior leaders met with US President Biden at the White House last Tuesday (May 9) and tried to resolve the dispute, but the talks did not make major breakthroughs.</text:p>
      <text:h text:style-name="P12" text:outline-level="3">
<text:span text:style-name="T4">
<text:span text:style-name="T4">
 What are the consequences of the US government's default? </text:span>
</text:span>
</text:h>
      <text:p text:style-name="P4">
US Finance Minister Yellen warned last Sunday that the deadlock was actually "a gun pointed at the heads of the US and the US economy."</text:p>
      <text:p text:style-name="P4">
She said that if the debt limit cannot be increased, "financial and economic confusion will follow."</text:p>
      <text:p text:style-name="P4">
<text:a xlink:type="simple" xlink:href="https://www.dw.com/zh/zh/美国财长六月一日起美国政府将面临债务违约风险/a-65491279" text:style-name="Internet_20_link" text:visited-style-name="Visited_20_Internet_20_Link">
</text:a>
-This move will have a profound impact on the United States and the global economy.</text:p>
      <text:p text:style-name="P4">
The shortage of funds will force the US Treasury to save expenses in order to first pay debts and interest.</text:p>
      <text:p text:style-name="P4">
This may mean the salary of delay payments including tens of millions of public sectors, including teachers.</text:p>
      <text:p text:style-name="P4">
Social security and medical subsidies for older and disadvantaged Americans, including veterans, may also be suspended.</text:p>
      <text:p text:style-name="P4">
Although any non -repayment debt may be temporary, Biden's economic adviser warned that even the "brief" breach of contract would cause US economic losses to 500,000 jobs.</text:p>
      <text:p text:style-name="P4">
They believe that the "long-term" default will cause GDP to plummet 6%and cause tens of thousands of enterprises and about 8.3 million jobs to lose-almost as much as during the financial crisis in 2008.</text:p>
      <text:p text:style-name="P4">
In the worst case, the United States will have to completely stop lending before July or August, which will further impact the global financial market.</text:p>
      <text:p text:style-name="P4">
Investors will subsequently question the value of US bonds. For a long time, US bonds have been regarded as one of the safest investments and the cornerstone of the world financial system.</text:p>
      <text:p text:style-name="P4">
The US government's breach of contract may seriously weaken global trade and cause deep decline in other parts of the world.</text:p>
      <text:p text:style-name="P4">
More serious default will lead to a sharp depreciation of the US dollar, the chaos of exchange rates fluctuates, and pushes the price of oil and other commodities.</text:p>
      <text:p text:style-name="P4">
Global inflation is likely to rise again. Due to the lack of trust in the financial system, the supply chain problem that has been affected by the epidemic may be worse.</text:p>
      <text:p text:style-name="P4">
<draw:frame draw:style-name="fr1" draw:name="Image35" text:anchor-type="as-char" svg:width="6.9236in" svg:height="3.896998in" draw:z-index="0">
<draw:image xlink:href="../Images/dwzh/2023-05-21T-4-57-00Z/64060116_401.jpg" xlink:type="simple" xlink:show="embed" xlink:actuate="onLoad" draw:mime-type="image/jpeg"/>
</draw:frame>
### <text:span text:style-name="T4">
 What is the progress of the U.S. Party negotiations? </text:span>
</text:p>
      <text:p text:style-name="P4">
The Speaker of the House of Representatives McCarthy and the Republican Party refused to reduce the budget in an incomplete reduction <text:a xlink:type="simple" xlink:href="https://www.dw.com/zh/zh/美国触及债务上限-两党对峙引发经济担忧/a-64462461" text:style-name="Internet_20_link" text:visited-style-name="Visited_20_Internet_20_Link">
</text:a>
Essence</text:p>
      <text:p text:style-name="P4">
Republican's House of Representatives voted in late April to decide to reduce the proposed budget bill worth about $ 4.8 trillion. The bill will cancel the tax reduction and exemption of clean energy investment and overthrow Biden's plan to remove student loan debt.</text:p>
      <text:p text:style-name="P4">
However, the bill cannot be passed in the Democratic Senate.</text:p>
      <text:p text:style-name="P4">
Bynden has refused to negotiate so far, saying <text:a xlink:type="simple" xlink:href="https://www.dw.com/zh/zh/为避免政府停摆-美国众议院强推取消债务上限/a-59262024" text:style-name="Internet_20_link" text:visited-style-name="Visited_20_Internet_20_Link">
</text:a>
, Then he cut out the possible budget.</text:p>
      <text:p text:style-name="P4">
Biden hopes that Republicans will publicly promise that the United States will not breach contracts and be able to pay all the bills by continuous borrowing.</text:p>
      <text:p text:style-name="P4">
During Biden's tenure as Vice President in 2011, the Obama administration was forced to make pain to the Republicans to avoid breach of contract, and Biden hoped to avoid repeating the same mistakes.</text:p>
      <text:p text:style-name="P4">
Biden's budget plan will be reduced by nearly $ 3 trillion in ten years, mainly by increasing taxes to the rich-Republican Party is unlikely to agree with this.</text:p>
      <text:p text:style-name="P4">
After the talks between Bayeng and the senior leaders of the Republican and Democratic Party last Tuesday, McCarthy estimated that the two sides had only two weeks to reach an agreement that could be passed by Congress.</text:p>
      <text:p text:style-name="P4">
However, some analysts still believe that the expiration of the debt limit should be postponed to September 30 to avoid the risk of breach of contract immediately.</text:p>
      <text:h text:style-name="P12" text:outline-level="3">
<text:span text:style-name="T4">
<text:span text:style-name="T4">
 Can Biden quoted 14 amendments to the Constitution? </text:span>
</text:span>
</text:h>
      <text:p text:style-name="P4">
Theoretically, the president can quote Article 14 amendments to the US Constitution. The amendment stipulates that "the effectiveness of the US public debt authorized by law ... must not be questioned."</text:p>
      <text:p text:style-name="P4">
Some analysts believe that Biden can argue that he has the constitutional obligation to avoid breach of contract, so he can break through the upper limit of debt and continue the expenditure that Congress has approved.</text:p>
      <text:p text:style-name="P4">
However, this move almost definitely leads to long -term legal disputes, which may disrupt the financial market.</text:p>
      <text:p text:style-name="P4">
Republicans warned that Biden could not act unilaterally and the solution must pass through Congress.</text:p>
      <text:p text:style-name="P4">
This week, a public sector worked and workers' unions sued the Minister of Finance Yellen and Biden, asking them to ignore the debt limit in accordance with the constitutional obligations.</text:p>
      <text:p text:style-name="P4">
The lawsuit tries to ensure that the income of workers' income will not be punished because of breach of contract and preferential repayment of debt. (Agence France -Presse, Germany)</text:p>
      <text:p text:style-name="P4">
News Source: <text:a xlink:type="simple" xlink:href="https://www.dw.com/zh/美国债务上限如何影响全球经济？/a-65661380" text:style-name="Internet_20_link" text:visited-style-name="Visited_20_Internet_20_Link">
https://www.dw.com/zh/美国债务上限如何影响全球经济？/a-65661380?maca=chi-rss-chi-all-1127-rdf</text:a>
</text:p>
      <!--NEWS-->
      <text:h text:style-name="P10" text:outline-level="1">
<text:span text:style-name="T4">
Russia calls Vagna occupying Bachmart</text:span>
</text:h>
      <text:p text:style-name="P4">
Publisher: 法新社</text:p>
      <text:p text:style-name="P4">
Published Time: 2023-05-21T-5:32:08+00:00</text:p>
      <text:p text:style-name="P4">
Modified Time: 2023-05-21T07:20:03+00:00</text:p>
      <text:p text:style-name="P4">
Description: (AFP Moscow, 20th) The Russian army said tonight that after the mercenaries Organization Wagner (Wagner) announced the occupation of the eastern city of Ukraine, Bacht has "fully liberated". Ukraine said that the war continued, but admitted that the situation was "critic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5-21T-5-32-08-00-00/000000.png" xlink:type="simple" xlink:show="embed" xlink:actuate="onLoad" draw:mime-type="image/png"/>
</draw:frame>
The Russian Ministry of Defense said: "Wagner's offensive operation under the southern army artillery and aviation support has liberated Artemovsk." Atmomusk was the name of Bakhmut in the Soviet era.</text:p>
      <text:p text:style-name="P4">
Ukraine President Volodymyr ZELENSKYY is participating in the seven major industrial group (G7) leader summit in Japan.</text:p>
      <text:p text:style-name="P4">
Bacht is a salt ore town with a population of 70,000. This is the oldest and bloodpiece of battle in the Ukrainian offensive for more than a year in Moscow.</text:p>
      <text:p text:style-name="P4">
Bacht is occupied by Russia and will be a major victory of Russia who has experienced a series of shameful failures.</text:p>
      <text:p text:style-name="P4">
Kiev has been preparing a large -scale counterattack for a few months. Zeroski previously stated that the fall of Bachst will open a road for the Russian army to occupy more regions of Donbas.</text:p>
      <text:p text:style-name="P4">
The head of the Wagner Group, Yevgenyprigozhin, released a film on the social platform Telegram, claiming that Bacht has fell into the hand of his organizational, and the soldiers in the film raised the Russian flag in the context of the ruins.</text:p>
      <text:p text:style-name="P4">
In the film, Porigzin said: "At noon on May 20 today, Bacht has been completely occupied." He also said that the Wagner Warrior would search for the occupied city and handed it over to the Russian government forces.</text:p>
      <text:p text:style-name="P4">
However, Ukraine, which claimed earlier this month, said that the war was successful in the success of Bacht and its surrounding areas that the war was not over.</text:p>
      <text:p text:style-name="P4">
Ganna Malayar, deputy minister of the Ministry of Defense of Ukraine, said: "Bachtter's battle is fierce and the situation is critical. As of now, our guardians have controlled certain industries and infrastructure in the region."</text:p>
      <text:p text:style-name="P4">
News Source: <text:a xlink:type="simple" xlink:href="https://www.rfi.fr/cn/%E5%9B%BD%E9%99%85%E6%8A%A5%E9%81%93/20230521-%E4%BF%84%E7%A7%B0%E7%93%A6%E6%A0%BC%E7%BA%B3%E5%8D%A0%E9%A2%86%E5%B7%B4%E8%B5%AB%E5%A7%86%E7%89%B9" text:style-name="Internet_20_link" text:visited-style-name="Visited_20_Internet_20_Link">
https://www.rfi.fr/cn/%E5%9B%BD%E9%99%85%E6%8A%A5%E9%81%93/20230521-%E4%BF%84%E7%A7%B0%E7%93%A6%E6%A0%BC%E7%BA%B3%E5%8D%A0%E9%A2%86%E5%B7%B4%E8%B5%AB%E5%A7%86%E7%89%B9</text:a>
</text:p>
      <!--NEWS-->
      <text:h text:style-name="P10" text:outline-level="1">
<text:span text:style-name="T4">
Studies: More than half of the global lakes are drying up</text:span>
</text:h>
      <text:p text:style-name="P4">
Author: None (Language: zh)</text:p>
      <text:p text:style-name="P4">
Publisher: None</text:p>
      <text:p text:style-name="P4">
Time: 2023-05-21T-6:57:00Z</text:p>
      <text:p text:style-name="P4">
Description: A latest study shows that global warming and human consumption are leading to global lakes.</text:p>
      <text:p text:style-name="P4">
Videos: []</text:p>
      <text:p text:style-name="P4">
Images: ["<text:a xlink:type="simple" xlink:href="https://static.dw.com/image/65672359_303.jpg" text:style-name="Internet_20_link" text:visited-style-name="Visited_20_Internet_20_Link">
65672359_303.jpg</text:a>
", "<text:a xlink:type="simple" xlink:href="https://static.dw.com/image/59164872_401.jpg" text:style-name="Internet_20_link" text:visited-style-name="Visited_20_Internet_20_Link">
59164872_401.jpg</text:a>
", "<text:a xlink:type="simple" xlink:href="https://static.dw.com/image/64928593_303.jpg" text:style-name="Internet_20_link" text:visited-style-name="Visited_20_Internet_20_Link">
64928593_303.jpg</text:a>
", "<text:a xlink:type="simple" xlink:href="https://static.dw.com/image/64928641_303.jpg" text:style-name="Internet_20_link" text:visited-style-name="Visited_20_Internet_20_Link">
64928641_303.jpg</text:a>
", "<text:a xlink:type="simple" xlink:href="https://static.dw.com/image/64933162_303.jpg" text:style-name="Internet_20_link" text:visited-style-name="Visited_20_Internet_20_Link">
64933162_303.jpg</text:a>
", "<text:a xlink:type="simple" xlink:href="https://static.dw.com/image/64928500_303.jpg" text:style-name="Internet_20_link" text:visited-style-name="Visited_20_Internet_20_Link">
64928500_303.jpg</text:a>
", "<text:a xlink:type="simple" xlink:href="https://static.dw.com/image/64929662_303.jpg" text:style-name="Internet_20_link" text:visited-style-name="Visited_20_Internet_20_Link">
64929662_303.jpg</text:a>
", "<text:a xlink:type="simple" xlink:href="https://static.dw.com/image/64928729_303.jpg" text:style-name="Internet_20_link" text:visited-style-name="Visited_20_Internet_20_Link">
64928729_303.jpg</text:a>
", "<text:a xlink:type="simple" xlink:href="https://static.dw.com/image/64928470_303.jpg" text:style-name="Internet_20_link" text:visited-style-name="Visited_20_Internet_20_Link">
64928470_303.jpg</text:a>
", "<text:a xlink:type="simple" xlink:href="https://static.dw.com/image/64928689_303.jpg" text:style-name="Internet_20_link" text:visited-style-name="Visited_20_Internet_20_Link">
64928689_303.jpg</text:a>
"]</text:p>
      <text:p text:style-name="P4">
Subject: 科技环境</text:p>
      <text:p text:style-name="P4">
Subjects: ['专题报道：德国的绿水青山从何而来？', '穹顶之下']</text:p>
      <text:p text:style-name="P4">
Keywords: ['环境', '研究', '湖泊', '水资源', '气候变暖']</text:p>
      <text:p text:style-name="P4">
Id: 65676698</text:p>
      <!--METADATA-->
      <text:p text:style-name="P4">
<text:a xlink:type="simple" xlink:href="https://www.dw.com/zh/overlay/image/article/65676698/65672359" text:style-name="Internet_20_link" text:visited-style-name="Visited_20_Internet_20_Link">
 <draw:frame draw:style-name="fr1" draw:name="Image37" text:anchor-type="as-char" svg:width="6.9236in" svg:height="3.896998in" draw:z-index="0">
<draw:image xlink:href="../Images/dwzh/2023-05-21T-6-57-00Z/65672359_303.jpg" xlink:type="simple" xlink:show="embed" xlink:actuate="onLoad" draw:mime-type="image/jpeg"/>
</draw:frame>
</text:a>
South Africa Cape Town TheEewaterSkloof Reservoir</text:p>
      <text:p text:style-name="P4">
(Voice of Germany) based on a study published on Thursday (May 18), more than half of the world's lakes are shrinking due to dryness. A international research team published their research results in Science magazine and found that the main reason was global warming and human activities.</text:p>
      <text:p text:style-name="P4">
Only about 3% of the water sources on the earth are freshwater. Among them, the freshwater of natural lakes and reservoirs accounted for 87%. The report emphasizes the demand for water resources management solutions.</text:p>
      <text:p text:style-name="P4">
According to the research led by Fangfang Yao, a water writer at the University of Colorado, since the early 1990s, large lakes and reservoirs in the world have been reduced. The expert group said that in the past three decades, some important freshwater resources in the world have been lost at a cumulative rate of about 22 a year.</text:p>
      <text:p text:style-name="P4">
"More than half of the loss is mainly due to human consumption or climate warming." Yao Fangfang said that he pointed out that climate warming contributed "a larger share."</text:p>
      <text:p text:style-name="P4">
Researchers have also found that the changes in rainfall and runoff, the effect of deposits and temperatures have led to a decline in global lake water levels.</text:p>
      <text:p text:style-name="P4">
<draw:frame draw:style-name="fr1" draw:name="Image38" text:anchor-type="as-char" svg:width="6.9236in" svg:height="3.896998in" draw:z-index="0">
<draw:image xlink:href="../Images/dwzh/2023-05-21T-6-57-00Z/59164872_401.jpg" xlink:type="simple" xlink:show="embed" xlink:actuate="onLoad" draw:mime-type="image/jpeg"/>
</draw:frame>
The fourth largest lake in the world is now like this</text:p>
      <text:h text:style-name="P12" text:outline-level="3">
<text:span text:style-name="T4">
<text:span text:style-name="T4">
 Lake change data for the years of </text:span>
 <text:span text:style-name="T4">
 30 </text:span>
 <text:span text:style-name="T4">
 Years </text:span>
</text:span>
</text:h>
      <text:p text:style-name="P4">
The research team measured the water level of nearly 2,000 lakes and other water bodies in the world, and made a report based on satellite data collected from 1992 to 2020.</text:p>
      <text:p text:style-name="P4">
In the United States, Made Lake lost two -thirds of water storage during the 28 years.</text:p>
      <text:p text:style-name="P4">
The study also found that unsustainable human consumption caused the lake to dry up, including the salty sea of Central Asia and the Dead Sea in the Middle East. Afghan, Egypt, and Mongolia lakes were affected by rising temperatures, resulting in an increase in surface evaporation rate.</text:p>
      <text:p text:style-name="P4">
Scientists say it is necessary to control global warming within 1.5 ° C to avoid the serious consequences of climate change. The world is currently warming at a speed of about 1.1 ° C.</text:p>
      <text:p text:style-name="P4">
*<draw:frame draw:style-name="fr1" draw:name="Image39" text:anchor-type="as-char" svg:width="6.9236in" svg:height="3.896998in" draw:z-index="0">
<draw:image xlink:href="../Images/dwzh/2023-05-21T-6-57-00Z/64928593_303.jpg" xlink:type="simple" xlink:show="embed" xlink:actuate="onLoad" draw:mime-type="image/jpeg"/>
</draw:frame>
#####: Is it dried up in Europe?</text:p>
      <text:h text:style-name="P12" text:outline-level="3">
<text:span text:style-name="T4">
</text:span>
</text:h>
      <text:p text:style-name="P4">
France has not rained for more than a month. This is the longest drought period since the meteorological records began in 1959. Western European high -voltage bands are squeezed by rain and clouds are the main causes of this phenomenon. Climate change may cause long -term existence of such drought weather. The longest river in France has almost dried up.</text:p>
      <text:p text:style-name="P4">
*<draw:frame draw:style-name="fr1" draw:name="Image40" text:anchor-type="as-char" svg:width="6.9236in" svg:height="3.896998in" draw:z-index="0">
<draw:image xlink:href="../Images/dwzh/2023-05-21T-6-57-00Z/64928641_303.jpg" xlink:type="simple" xlink:show="embed" xlink:actuate="onLoad" draw:mime-type="image/jpeg"/>
</draw:frame>
#####: Is it dried up in Europe?</text:p>
      <text:h text:style-name="P12" text:outline-level="3">
<text:span text:style-name="T4">
energy shortage</text:span>
</text:h>
      <text:p text:style-name="P4">
In early March, Lac Duchambon Reservoir's water level in the Alps in France was seriously insufficient, so that the hydropower station was no longer able to run normally. Hydropower accounted for 15%of French power supply, and people began to worry about the situation of power shortage. In 2022, France was forced to turn off some nuclear power plants because the low water level caused the nuclear power plant to be unable to get enough cooling water.</text:p>
      <text:p text:style-name="P4">
*<draw:frame draw:style-name="fr1" draw:name="Image41" text:anchor-type="as-char" svg:width="6.9236in" svg:height="3.896998in" draw:z-index="0">
<draw:image xlink:href="../Images/dwzh/2023-05-21T-6-57-00Z/64933162_303.jpg" xlink:type="simple" xlink:show="embed" xlink:actuate="onLoad" draw:mime-type="image/jpeg"/>
</draw:frame>
#####: Is it dried up in Europe?</text:p>
      <text:h text:style-name="P12" text:outline-level="3">
<text:span text:style-name="T4">
The prospect is dim</text:span>
</text:h>
      <text:p text:style-name="P4">
The Gatailan River near Turus has almost dried up. The supply of tap water in some parts of France has been interrupted. Paris has ordered emergency measures to prepare for serious drought again this summer. Some areas are no longer allowed to irrigate private pools or cleaning vehicles. The national water emergency plan is expected to be officially introduced within this month.</text:p>
      <text:p text:style-name="P4">
*<draw:frame draw:style-name="fr1" draw:name="Image42" text:anchor-type="as-char" svg:width="6.9236in" svg:height="3.896998in" draw:z-index="0">
<draw:image xlink:href="../Images/dwzh/2023-05-21T-6-57-00Z/64928500_303.jpg" xlink:type="simple" xlink:show="embed" xlink:actuate="onLoad" draw:mime-type="image/jpeg"/>
</draw:frame>
#####: Is it dried up in Europe?</text:p>
      <text:h text:style-name="P12" text:outline-level="3">
<text:span text:style-name="T4">
Stranging Gentola</text:span>
</text:h>
      <text:p text:style-name="P4">
Beginning at the end of February, the Gentola cruise ship shuttle in the streets of the city of Venice had been caught in a muddy riverbed. However, the situation has improved in recent days. Last year's severe drought caused severe apology for agriculture in northern Italy. People are generally worried that the situation will be worse this year.</text:p>
      <text:p text:style-name="P4">
*<draw:frame draw:style-name="fr1" draw:name="Image43" text:anchor-type="as-char" svg:width="6.9236in" svg:height="3.896998in" draw:z-index="0">
<draw:image xlink:href="../Images/dwzh/2023-05-21T-6-57-00Z/64929662_303.jpg" xlink:type="simple" xlink:show="embed" xlink:actuate="onLoad" draw:mime-type="image/jpeg"/>
</draw:frame>
#####: Is it dried up in Europe?</text:p>
      <text:h text:style-name="P12" text:outline-level="3">
<text:span text:style-name="T4">
The drop in the water level has dropped sharply?</text:span>
</text:h>
      <text:p text:style-name="P4">
Throughout the northern Italy, serious droughts appeared: local media reported that the water level of Mal Jiao Lei Lake was only 38%of the usual usual. The snowfall in the Alps in Italy in recent months is only half of the previous years. Last year, it has just experienced the worst drought in the northern part of Italy in the past seventy years. This year's situation is not optimistic. People are worried that drought will also affect the local tourism industry.</text:p>
      <text:p text:style-name="P4">
*<draw:frame draw:style-name="fr1" draw:name="Image44" text:anchor-type="as-char" svg:width="6.9236in" svg:height="3.896998in" draw:z-index="0">
<draw:image xlink:href="../Images/dwzh/2023-05-21T-6-57-00Z/64928729_303.jpg" xlink:type="simple" xlink:show="embed" xlink:actuate="onLoad" draw:mime-type="image/jpeg"/>
</draw:frame>
#####: Is it dried up in Europe?</text:p>
      <text:h text:style-name="P12" text:outline-level="3">
<text:span text:style-name="T4">
The lowest water level in 30 years</text:span>
</text:h>
      <text:p text:style-name="P4">
"I often walk by the river, how can there be no wet shoes." -Walking from Lake Garida to Sanbiagio Lake island, tourists' shoes are really wet now. Due to the serious insufficient rainfall, the water level in Lake, the largest lake in Italy has dropped to the lowest point in the past 30 years. The Italian government has also taken emergency measures to deal with serious water shortage.</text:p>
      <text:p text:style-name="P4">
*<draw:frame draw:style-name="fr1" draw:name="Image45" text:anchor-type="as-char" svg:width="6.9236in" svg:height="3.896998in" draw:z-index="0">
<draw:image xlink:href="../Images/dwzh/2023-05-21T-6-57-00Z/64928470_303.jpg" xlink:type="simple" xlink:show="embed" xlink:actuate="onLoad" draw:mime-type="image/jpeg"/>
</draw:frame>
#####: Is it dried up in Europe?</text:p>
      <text:h text:style-name="P12" text:outline-level="3">
<text:span text:style-name="T4">
"Climate change in step by step"</text:span>
</text:h>
      <text:p text:style-name="P4">
The large river bed of the Rhine in the River in the River section of the River in Laifan, Germany has exposed. Due to insufficient precipitation and the sharp decrease in the amount of snow melting in the Alps, the Rhine's water level is much lower than usual. The German meteorological department said that this is the twelfth warm winter, and Meteorological expert UWEKIRSCHE told the German News Agency: "Climate change is still pressing step by step."</text:p>
      <text:p text:style-name="P4">
*<draw:frame draw:style-name="fr1" draw:name="Image46" text:anchor-type="as-char" svg:width="6.9236in" svg:height="3.896998in" draw:z-index="0">
<draw:image xlink:href="../Images/dwzh/2023-05-21T-6-57-00Z/64928689_303.jpg" xlink:type="simple" xlink:show="embed" xlink:actuate="onLoad" draw:mime-type="image/jpeg"/>
</draw:frame>
#####: Is it dried up in Europe?</text:p>
      <text:h text:style-name="P12" text:outline-level="3">
<text:span text:style-name="T4">
Drought in the north and south of the European continentAuthor: nele jensch</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Germany, Reuters)</text:p>
      <text:p text:style-name="P4">
News Source: <text:a xlink:type="simple" xlink:href="https://www.dw.com/zh/研究：全球湖泊超过半数正在干涸/a-65676698" text:style-name="Internet_20_link" text:visited-style-name="Visited_20_Internet_20_Link">
https://www.dw.com/zh/研究：全球湖泊超过半数正在干涸/a-65676698?maca=chi-rss-chi-all-1127-rdf</text:a>
</text:p>
      <!--NEWS-->
      <text:h text:style-name="P10" text:outline-level="1">
<text:span text:style-name="T4">
Well -known British novelist Martin Emis died</text:span>
</text:h>
      <text:p text:style-name="P4">
Publisher: 法新社</text:p>
      <text:p text:style-name="P4">
Published Time: 2023-05-21T-7:32:08+00:00</text:p>
      <text:p text:style-name="P4">
Modified Time: 2023-05-21T07:20:04+00:00</text:p>
      <text:p text:style-name="P4">
Description: (Agence France -Presse Miami comprehensive foreign news on the 20th) The official website of Booker Prize announced today that British influential novelist Martin. Martin Amis (Lake ... Lake ... Lak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21T-7-32-08-00-00/000000.png" xlink:type="simple" xlink:show="embed" xlink:actuate="onLoad" draw:mime-type="image/png"/>
</draw:frame>
Emis is a well -known comic novelist Kingsley. The son of Kingsley Amis, the Times (Thetimes "in 2008, rated Emis as one of the 50 largest British writers since 1945.</text:p>
      <text:p text:style-name="P4">
Emis rose into a literary celebrity in the British novel boom in the 1980s.</text:p>
      <text:p text:style-name="P4">
News Source: <text:a xlink:type="simple" xlink:href="https://www.rfi.fr/cn/%E5%9B%BD%E9%99%85%E6%8A%A5%E9%81%93/20230521-%E8%8B%B1%E5%9B%BD%E7%9F%A5%E5%90%8D%E5%B0%8F%E8%AF%B4%E5%AE%B6%E9%A9%AC%E4%B8%81%E8%89%BE%E7%B1%B3%E6%96%AF%E8%BE%9E%E4%B8%96" text:style-name="Internet_20_link" text:visited-style-name="Visited_20_Internet_20_Link">
https://www.rfi.fr/cn/%E5%9B%BD%E9%99%85%E6%8A%A5%E9%81%93/20230521-%E8%8B%B1%E5%9B%BD%E7%9F%A5%E5%90%8D%E5%B0%8F%E8%AF%B4%E5%AE%B6%E9%A9%AC%E4%B8%81%E8%89%BE%E7%B1%B3%E6%96%AF%E8%BE%9E%E4%B8%96</text:a>
</text:p>
      <!--NEWS-->
      <text:h text:style-name="P10" text:outline-level="1">
<text:span text:style-name="T4">
The upper limit of the debt is unsolved, and Biden will call McCarthy</text:span>
</text:h>
      <text:p text:style-name="P4">
Publisher: 法新社</text:p>
      <text:p text:style-name="P4">
Published Time: 2023-05-21T-9:32:08+00:00</text:p>
      <text:p text:style-name="P4">
Modified Time: 2023-05-21T07:20:05+00:00</text:p>
      <text:p text:style-name="P4">
Description: (Agence France -Presse Washington, 21st) As the United States approaches debt defaults, President Biden will personally intervene in the Supreme Leader of the Republican House of Representatives in person, trying to break the upper deadlock of the US deb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21T-9-32-08-00-00/000000.png" xlink:type="simple" xlink:show="embed" xlink:actuate="onLoad" draw:mime-type="image/png"/>
</draw:frame>
The White House said that Biden was about to end the seven major industrial group (G7) meetings in Hiroshima, Japan, and he will immediately call the Federal House Speaker Kevin McCarthy after the summit.</text:p>
      <text:p text:style-name="P4">
White House officials said that President Biden continued to pay close attention to the negotiations of the cross -party budget framework and the urgent need for Congress to take action to avoid breach of contract. President Biden had the latest news from the negotiation status notified by the team last morning and this morning. The president instructed the team to coordinate the arrangement with Speaker McCarthy.</text:p>
      <text:p text:style-name="P4">
Biden originally scheduled to go from Japan to Papua New Guinea and Australia next week, but shortened the Asian itinerary due to the national debt crisis.</text:p>
      <text:p text:style-name="P4">
The Ministry of Finance stated that unless Congress voted to increase the debt limit, the US government's debt on June 1 may be breach of contract as soon as June 1. Washington's all night's discussion was obviously deadlocked, and the two sides accused each other.</text:p>
      <text:p text:style-name="P4">
News Source: <text:a xlink:type="simple" xlink:href="https://www.rfi.fr/cn/%E5%9B%BD%E9%99%85%E6%8A%A5%E9%81%93/20230521-%E4%B8%BE%E5%80%BA%E4%B8%8A%E9%99%90%E5%83%B5%E5%B1%80%E6%9C%AA%E8%A7%A3-%E6%8B%9C%E7%99%BB%E5%B0%86%E8%87%B4%E7%94%B5%E9%BA%A6%E5%8D%A1%E9%94%A1" text:style-name="Internet_20_link" text:visited-style-name="Visited_20_Internet_20_Link">
https://www.rfi.fr/cn/%E5%9B%BD%E9%99%85%E6%8A%A5%E9%81%93/20230521-%E4%B8%BE%E5%80%BA%E4%B8%8A%E9%99%90%E5%83%B5%E5%B1%80%E6%9C%AA%E8%A7%A3-%E6%8B%9C%E7%99%BB%E5%B0%86%E8%87%B4%E7%94%B5%E9%BA%A6%E5%8D%A1%E9%94%A1</text:a>
</text:p>
      <!--NEWS-->
      <text:h text:style-name="P10" text:outline-level="1">
<text:span text:style-name="T4">
World Meteorological Organization warning: In the next five years, it will set the hottest record</text:span>
</text:h>
      <text:p text:style-name="P4">
Author: None (Language: zh)</text:p>
      <text:p text:style-name="P4">
Publisher: None</text:p>
      <text:p text:style-name="P4">
Time: 2023-05-21T-9:56:00Z</text:p>
      <text:p text:style-name="P4">
Description: The World Meteorological Organization stated that the comprehensive impact of El Nino and greenhouse gases will lead to soaring temperature and warn: "We need to be prepared."</text:p>
      <text:p text:style-name="P4">
Videos: []</text:p>
      <text:p text:style-name="P4">
Images: ["<text:a xlink:type="simple" xlink:href="https://static.dw.com/image/65663232_303.jpg" text:style-name="Internet_20_link" text:visited-style-name="Visited_20_Internet_20_Link">
65663232_303.jpg</text:a>
"]</text:p>
      <text:p text:style-name="P4">
Subject: 科技环境</text:p>
      <text:p text:style-name="P4">
Subjects: ['气候变化', '温室效应气体', '环境保护']</text:p>
      <text:p text:style-name="P4">
Keywords: ['世界气象组织', '警告', '最热记录', '厄尔尼诺', '温室气体', '气候变化']</text:p>
      <text:p text:style-name="P4">
Id: 65668526</text:p>
      <!--METADATA-->
      <text:p text:style-name="P4">
<text:a xlink:type="simple" xlink:href="https://www.dw.com/zh/overlay/image/article/65668526/65663232" text:style-name="Internet_20_link" text:visited-style-name="Visited_20_Internet_20_Link">
 <draw:frame draw:style-name="fr1" draw:name="Image49" text:anchor-type="as-char" svg:width="6.9236in" svg:height="3.896998in" draw:z-index="0">
<draw:image xlink:href="../Images/dwzh/2023-05-21T-9-56-00Z/65663232_303.jpg" xlink:type="simple" xlink:show="embed" xlink:actuate="onLoad" draw:mime-type="image/jpeg"/>
</draw:frame>
</text:a>
(Voice of Germany Chinese) The United Nations World Meteorological Organization (WMO) warned on Wednesday (May 17) that it is expected to be the hottest period of records in the next five years. The organization said that the comprehensive impact of greenhouse gas and El Niopy phenomenon (a natural weather phenomenon) will lead to soaring temperature from 2023 to 2027.</text:p>
      <text:p text:style-name="P4">
Petteritaalas, Secretary -General of the World Meteorological Organization, said: "It is expected that the El Nino phenomenon that will warmer the earth in the next few months will combine climate change caused by humans to push global temperature to unknown fields."</text:p>
      <text:p text:style-name="P4">
El Nino and Rana are climate models that promote extreme weather in many parts of the world. Generally, the El Niopy phenomenon will push up the global average temperature, while the La Nina phenomenon has a cooling effect.</text:p>
      <text:p text:style-name="P4">
"The World Meteorological Organization is issuing an alert, and we will temporarily break through the 1.5 ° C level in an increasingly frequent way." Tallas warned that this will have a "far -reaching impact" on health, food safety, water resources management and natural environment. Essence "We need to be prepared," the professor warned.</text:p>
      <text:p text:style-name="P4">
This new report was released before the World Meteorological Conference held from May 22nd to June 2nd. The conference will discuss how to strengthen meteorological services to support adapting to climate change.</text:p>
      <text:h text:style-name="P12" text:outline-level="3">
<text:span text:style-name="T4">
United Nations: "Time bombs are being answered"</text:span>
</text:h>
      <text:h text:style-name="P12" text:outline-level="3">
<text:span text:style-name="T4">
<text:span text:style-name="T4">
 World Meteorological Organization Forecast in the next five years </text:span>
</text:span>
</text:h>
      <text:p text:style-name="P4">
According to data, the average annual temperature of the global near -earth surface between 2023 and 2027 will be higher than the average of 1.1 ° C to 1.8 ° C from 1850 to 1900 -this is considered a baseline because it is a greenhouse gas generated by human activities to generate greenhouse gas Previous temperature.</text:p>
      <text:p text:style-name="P4">
It is expected that in the next five northern hemisphere winter, the Arctic warming level will be more than three times the global average. It is predicted that the rainfall in North Africa, Northern Europe, Alaska, and northern Siberia will increase, while the rainfall in Amazon and some areas of Australia is the opposite.</text:p>
      <text:p text:style-name="P4">
The global average temperature in 2022 was 1.15C higher than the average temperature of 1850-1900.</text:p>
      <text:p text:style-name="P4">
According to data from the World Meteorological Organization, the hottest 8 years since the records were between 2015 and 2022, of which 2016 was the hottest year.</text:p>
      <text:h text:style-name="P12" text:outline-level="3">
<text:span text:style-name="T4">
Antarctic Ice Bills cracking area is equivalent to Greater London</text:span>
</text:h>
      <text:p text:style-name="P4">
(Agence France -Presse, Reuters, German Press)</text:p>
      <text:p text:style-name="P4">
News Source: <text:a xlink:type="simple" xlink:href="https://www.dw.com/zh/世界气象组织警告：未来五年将创下最热记录/a-65668526" text:style-name="Internet_20_link" text:visited-style-name="Visited_20_Internet_20_Link">
https://www.dw.com/zh/世界气象组织警告：未来五年将创下最热记录/a-65668526?maca=chi-rss-chi-all-1127-rdf</text:a>
</text:p>
      <!--NEWS-->
      <text:h text:style-name="P10" text:outline-level="1">
<text:span text:style-name="T4">
Russia claims to win Bachurut Ukraine for denial</text:span>
</text:h>
      <text:p text:style-name="P4">
Author: None (Language: zh)</text:p>
      <text:p text:style-name="P4">
Publisher: None</text:p>
      <text:p text:style-name="P4">
Time: 2023-05-21T00:32:00Z</text:p>
      <text:p text:style-name="P4">
Description: In the past few months, Bachurut, Ukraine City, has been the fierce battle between the two military and Russia. Russia claims that its troops and Wagner Group have controlled the city. Ukraine President Zelezki denied that the Ukrainian army had lost control of Bachurut, but acknowledged that the city was "almost completely destroyed."</text:p>
      <text:p text:style-name="P4">
Videos: []</text:p>
      <text:p text:style-name="P4">
Images: ["<text:a xlink:type="simple" xlink:href="https://static.dw.com/image/65686551_303.jpg" text:style-name="Internet_20_link" text:visited-style-name="Visited_20_Internet_20_Link">
65686551_303.jpg</text:a>
", "<text:a xlink:type="simple" xlink:href="https://static.dw.com/image/65583164_401.jpg" text:style-name="Internet_20_link" text:visited-style-name="Visited_20_Internet_20_Link">
65583164_401.jpg</text:a>
", "<text:a xlink:type="simple" xlink:href="https://static.dw.com/image/65611306_401.jpg" text:style-name="Internet_20_link" text:visited-style-name="Visited_20_Internet_20_Link">
65611306_401.jpg</text:a>
"]</text:p>
      <text:p text:style-name="P4">
Subject: 时政风云</text:p>
      <text:p text:style-name="P4">
Subjects: ['俄罗斯入侵乌克兰']</text:p>
      <text:p text:style-name="P4">
Keywords: ['俄乌战争', '巴赫穆特', '普丁', '瓦格纳集团']</text:p>
      <text:p text:style-name="P4">
Id: 65688395</text:p>
      <!--METADATA-->
      <text:p text:style-name="P4">
<text:a xlink:type="simple" xlink:href="https://www.dw.com/zh/overlay/image/article/65688395/65686551" text:style-name="Internet_20_link" text:visited-style-name="Visited_20_Internet_20_Link">
 <draw:frame draw:style-name="fr1" draw:name="Image50" text:anchor-type="as-char" svg:width="6.9236in" svg:height="3.896998in" draw:z-index="0">
<draw:image xlink:href="../Images/dwzh/2023-05-21T00-32-00Z/65686551_303.jpg" xlink:type="simple" xlink:show="embed" xlink:actuate="onLoad" draw:mime-type="image/jpeg"/>
</draw:frame>
</text:a>
On May 20, 2023, Yevgeny Prigozhin, the founder of the Wagner Group, issued a statement in Bachomum, Bachur, Ukraine, emphasizing that it has fully controlled the city.</text:p>
      <text:p text:style-name="P4">
(Voice of Germany Chinese) The Russian Ministry of Defense said on Saturday (May 20) that the Russian army has controlled eastern Ukrainian cities <text:a xlink:type="simple" xlink:href="https://www.dw.com/zh/zh/俄乌战况基辅称乌军继续在巴赫穆特推进/a-65606836" text:style-name="Internet_20_link" text:visited-style-name="Visited_20_Internet_20_Link">
</text:a>
Essence</text:p>
      <text:p text:style-name="P4">
Bakhmut is located in Donetsk, Ukraine, and has been the Ukrainian and Russian troops in the past few months <text:a xlink:type="simple" xlink:href="https://www.dw.com/zh/zh/俄乌战况巴赫穆特决战在即/a-65550358" text:style-name="Internet_20_link" text:visited-style-name="Visited_20_Internet_20_Link">
</text:a>
The place. Russia controlled about half of the province's land and claimed to annex the province in the fall of 2022.</text:p>
      <text:p text:style-name="P4">
The city of Bachmut has high symbolic significance for both the war, and its strategic significance is considered limited.</text:p>
      <text:p text:style-name="P4">
The Russian Ministry of Defense said: "<text:a xlink:type="simple" xlink:href="https://www.dw.com/zh/zh/瓦格纳集团首领发帖呼吁结束乌克兰战争/a-65346519" text:style-name="Internet_20_link" text:visited-style-name="Visited_20_Internet_20_Link">
</text:a>
With the support of the artillery and aviation of the Southern Force, the offensive operation has been taken, and the liberation of "Altoohvsk" has been completed. "Altoohvsk" is the name of the Soviet period.</text:p>
      <text:p text:style-name="P4">
Earlier on Saturday, the head of the Wagner Mercenary Group, Yevgenyprigozhin, also claimed to have occupied Bachmut. The Russian International Telecommunications Agency reported that Russian President Prubin congratulated the Russian army's control of the city.</text:p>
      <text:p text:style-name="P4">
<draw:frame draw:style-name="fr1" draw:name="Image51" text:anchor-type="as-char" svg:width="6.9236in" svg:height="3.896998in" draw:z-index="0">
<draw:image xlink:href="../Images/dwzh/2023-05-21T00-32-00Z/65583164_401.jpg" xlink:type="simple" xlink:show="embed" xlink:actuate="onLoad" draw:mime-type="image/jpeg"/>
</draw:frame>
Ukrainian President Zeleguski acknowledged that the entire city of Bachmut was almost completely destroyed.</text:p>
      <text:p text:style-name="P4">
However, Ukraine has denied that Bachurut has been controlled by the Russian army, and the deputy minister of the Ministry of Defense of Ukraine Maria Malia said the fierce battle continues.</text:p>
      <text:p text:style-name="P4">
She said: "The situation is critical. As of now, our defender has still controlled certain industries and infrastructure in this area."</text:p>
      <text:p text:style-name="P4">
The Eastern Ukrainian headquarters spokesman Serhiy Cherevatyi told the Associated Press that Wagner Group's statement was not fact, and the Ukraine continued to fight in the local area.</text:p>
      <text:p text:style-name="P4">
The General Staff Department of the Ukrainian Armed Forces also issued a statement on Facebook saying: "The fierce battle for the control of the city of Bachmut has not stopped."</text:p>
      <text:p text:style-name="P4">
On Sunday, during the Hiroshima Summit of the Seventh Kingdom Group, when Ukraine President Zemiliaki held a bilateral talks with US President Biden, a reporter asked Zeelianzki, whether Bakhmut, a small town in eastern Ukraine was still in the hands of Ukraine's hands. Essence The reporter went on to say that the Russians claimed to have occupied Bachmut. Zelei replied, "I don't think so." But he emphasized that the city was almost completely destroyed. There is no building there, "there are many dead Russians." He went on to say, "This is a tragedy." Now Bachimut "only exists in our hearts." Zeelianzki also thanked the Ukrainian soldiers who fought there.</text:p>
      <text:p text:style-name="P4">
<draw:frame draw:style-name="fr1" draw:name="Image52" text:anchor-type="as-char" svg:width="6.9236in" svg:height="3.896998in" draw:z-index="0">
<draw:image xlink:href="../Images/dwzh/2023-05-21T00-32-00Z/65611306_401.jpg" xlink:type="simple" xlink:show="embed" xlink:actuate="onLoad" draw:mime-type="image/jpeg"/>
</draw:frame>
The picture shows a tank in Ukraine on May 12, 2023 continued to fight in Bachomut to resist Russia's comprehensive control.</text:p>
      <text:h text:style-name="P12" text:outline-level="3">
<text:span text:style-name="T4">
Warfield City -Bachurut</text:span>
</text:h>
      <text:p text:style-name="P4">
Bachmut is located in the Donbas Industrial Zone, on the E40 highway connecting Kharkiv, the second largest city in Ukraine, and Rostov-Don, Rostev, Russia.</text:p>
      <text:p text:style-name="P4">
Before Russia invaded Ukraine in early 2022, more than 70,000 people lived in Bachmut. Last summer, the Russian army invaded and besieged the city. Since then, the two armed forces have their own strengths, and the bloody battles that compete for the city's control have lasted for more than 9 months, caught in a stalemate trenches. No other cities have been besieged as Bachmut for a long time, and both Uhuru suffers from major losses.</text:p>
      <text:p text:style-name="P4">
If Russia occupies the city, it will continue to march in the west of Ukraine, such as Slovyansk and Kramatorsk, such as Slovyansk and Kramatorsk, make Russia closer to Russia closer to It fully controls Donedsk's goal.</text:p>
      <text:h text:style-name="P12" text:outline-level="3">
<text:span text:style-name="T4">
</text:span>
</text:h>
      <text:p text:style-name="P4">
(Reuters, Associated Press)</text:p>
      <text:p text:style-name="P4">
News Source: <text:a xlink:type="simple" xlink:href="https://www.dw.com/zh/俄稱拿下巴赫穆特-烏克蘭否認失守/a-65688395" text:style-name="Internet_20_link" text:visited-style-name="Visited_20_Internet_20_Link">
https://www.dw.com/zh/俄稱拿下巴赫穆特-烏克蘭否認失守/a-65688395?maca=chi-rss-chi-all-1127-rdf</text:a>
</text:p>
      <!--NEWS-->
      <text:h text:style-name="P10" text:outline-level="1">
<text:span text:style-name="T4">
G7 highlight: Zelei Sky see Bynden today</text:span>
</text:h>
      <text:p text:style-name="P4">
Author: None (Language: zh)</text:p>
      <text:p text:style-name="P4">
Publisher: None</text:p>
      <text:p text:style-name="P4">
Time: 2023-05-21T01:58:00Z</text:p>
      <text:p text:style-name="P4">
Description: On the last day of the Seventh Kingdom Group (G7) summit, US President Biden is expected to meet with Ukraine President Zeleki. Zelei came to the Hiroshima Summit in person, causing a dazzling wind. The United States agrees that the Allies will provide one of the focus of Ukraine F-16 fighter aircraft. At the same time, China and Russia have been dissatisfied with G7.</text:p>
      <text:p text:style-name="P4">
Videos: []</text:p>
      <text:p text:style-name="P4">
Images: ["<text:a xlink:type="simple" xlink:href="https://static.dw.com/image/65683231_303.jpg" text:style-name="Internet_20_link" text:visited-style-name="Visited_20_Internet_20_Link">
65683231_303.jpg</text:a>
", "<text:a xlink:type="simple" xlink:href="https://static.dw.com/image/65686387_401.jpg" text:style-name="Internet_20_link" text:visited-style-name="Visited_20_Internet_20_Link">
65686387_401.jpg</text:a>
"]</text:p>
      <text:p text:style-name="P4">
Subject: 时政风云</text:p>
      <text:p text:style-name="P4">
Subjects: ['德中关系', '奥巴马', '俄罗斯', '乌克兰', '岛屿主权争端', '专题报道：全景观看“习马会”', '中国', '日本', '中共十九大', '美国']</text:p>
      <text:p text:style-name="P4">
Keywords: ['G7', '七国集团', '日本', '美国', '乌克兰', '中国', '俄罗斯', '拜登', '泽连斯基']</text:p>
      <text:p text:style-name="P4">
Id: 65688525</text:p>
      <!--METADATA-->
      <text:p text:style-name="P4">
<text:a xlink:type="simple" xlink:href="https://www.dw.com/zh/overlay/image/article/65688525/65683231" text:style-name="Internet_20_link" text:visited-style-name="Visited_20_Internet_20_Link">
 <draw:frame draw:style-name="fr1" draw:name="Image53" text:anchor-type="as-char" svg:width="6.9236in" svg:height="3.896998in" draw:z-index="0">
<draw:image xlink:href="../Images/dwzh/2023-05-21T01-58-00Z/65683231_303.jpg" xlink:type="simple" xlink:show="embed" xlink:actuate="onLoad" draw:mime-type="image/jpeg"/>
</draw:frame>
</text:a>
Zeleizki arrived in Japan with a special French government plane to attract all media attention.</text:p>
      <text:p text:style-name="P4">
(Voice of Germany) The Seventh Kingdom Group (G7) Summit will be closed on Sunday (May 21). On the last day of the agenda, Ukraine President Zeleis is expected to attend the summit in person and meet the US President Biden.</text:p>
      <text:p text:style-name="P4">
The US White House national security adviser Sha Liewen said that Biden "expects" to sit down and talk with Zeelianzki face to talk. A U.S. government official revealed to AFP that the two are expected to meet at 2 pm local time (5 o'clock in the Standard time of Greenwich), "the president will reiterate the United States' firmness and resolute support for Ukraine in the future."</text:p>
      <text:p text:style-name="P4">
Earlier, the White House announced that it would agree to the Western allies with the US-made F-16 fighter to Ukraine and support operation training including F-16 fighters, which is expected to be one of the two-person talks.</text:p>
      <text:p text:style-name="P4">
Ukraine has always hoped to obtain these advanced fighters to replace its aging and the Soviet era fleet that has been destroyed by the war, but the United States has been worried that it may be angry with Moscow and more directly involved in war. Biden said that the United States would not approve the transfer.</text:p>
      <text:p text:style-name="P4">
After finally turning on the green light, Shalvin emphasized that Washington hopes to "avoid the Third World War" to support Ukraine. The transfer of the F-16 fighter will not damage such a key balance. He said that these fighters will be used only for defense, "the United States has not promoted or supported attacks on Russian territory."</text:p>
      <text:p text:style-name="P4">
In addition to meeting Zessky, Reuters reports that Bayon will also hold a joint meeting with Japanese and South Korean leaders on the 21st. A senior U.S. government officials who are unknown to the United States revealed that the United States and South Korea and Japan will discuss how to deepen the relationship between the Three Kingdoms, including military "mutual exercise" and "economic stress" from China.</text:p>
      <text:p text:style-name="P4">
The official also said that Washington <text:a xlink:type="simple" xlink:href="https://www.dw.com/zh/zh/德语媒体g7和中国/a-65686050" text:style-name="Internet_20_link" text:visited-style-name="Visited_20_Internet_20_Link">
</text:a>
That is -China should use its influence to prevent Russia from war in Ukraine.</text:p>
      <text:p text:style-name="P4">
<draw:frame draw:style-name="fr1" draw:name="Image54" text:anchor-type="as-char" svg:width="6.9236in" svg:height="3.896998in" draw:z-index="0">
<draw:image xlink:href="../Images/dwzh/2023-05-21T01-58-00Z/65686387_401.jpg" xlink:type="simple" xlink:show="embed" xlink:actuate="onLoad" draw:mime-type="image/jpeg"/>
</draw:frame>
This year's G7 summit was held in Hiroshima, Japan. The summit focused on how to weaken Russia and respond to China.</text:p>
      <text:h text:style-name="P12" text:outline-level="3">
<text:span text:style-name="T4">
Zelei See Modi</text:span>
</text:h>
      <text:p text:style-name="P4">
Zediski arrived in Japan on the 20th with a French government plane, [] <text:a xlink:type="simple" xlink:href="https://www.dw.com/zh/zh/澤連斯基訪日出席g7峰會背後的運籌帷幄/a-65685102" text:style-name="Internet_20_link" text:visited-style-name="Visited_20_Internet_20_Link">
</text:a>
Essence After arriving in Hiroshima, he said through Twitter: "Japan, G7, and important meetings of partners and friends in Ukraine, for our victory, we need to cooperate further and security. Today, we will be closer to peace."</text:p>
      <text:p text:style-name="P4">
After the landing, Zelezzky met with Indian Prime Minister Modi in the G7 field. Zelei said on Telegram that in the talks with Modi, the two discussed the needs of Ukraine in mobile hospitals and clearing mines. He also invited India to join Ukraine's peace plan; Modi released it through Twitter. The two shook hands and pointed out that he had told Zelei Sky that India was willing to continue to provide humanitarian assistance to the Ukraine people and support "dialogue and diplomacy" to seek peace.</text:p>
      <text:p text:style-name="P4">
India, Brazil, China and Russia are also "BRICs". Since the Russia -Ukraine War, India has not kept a distance from Russia. Its oil transactions with Russia have been considered to be able to destroy Western sanctions by allowing Russia to continue to benefit from energy sources.</text:p>
      <text:p text:style-name="P4">
In addition to Modi, Zeelianzki has also met with French President Mark Hong and British Prime Minister Socner. Reuters reports that Zeleiski may also meet with Brazilian President Lula and other "Global Southern" leaders in Hiroshima to win their support for Ukraine.</text:p>
      <text:p text:style-name="P4">
In addition to the G7 member states this year, the summit also invited South Korea, Brazil, India, Indonesia, Australia, Vietnam, Cookislands and Comoros.</text:p>
      <text:h text:style-name="P12" text:outline-level="3">
<text:span text:style-name="T4">
Russia and China dissatisfaction</text:span>
</text:h>
      <text:p text:style-name="P4">
This year's G7 summit was held in Hiroshima, Japan. The summit focused on how to weaken Russia and respond to China. During the summit, the G7 announced the new sanctions against Moscow, and vowed to provide more weapons, military assistance and gold aid in Ukraine.(https://www.dw.com/zh/zh/g7联合公报政策方针不是为了伤害中国/a-65684805)Essence</text:p>
      <text:p text:style-name="P4">
Russian Foreign Minister Lavrov said on the 20th that the decision made by the G7 shows that they are willing to "double curb" China and Russia. Lavrov accused that the G7 not only intends to defeat Russia on the battlefield, but also destroy it as a geopolitical competitor.</text:p>
      <text:p text:style-name="P4">
Russian official media Tas Society quoted a speech by Russia's Deputy Foreign Foreign Minister Alexander Viktorovichgrushko that Western countries will face [] if Western countries provide F-16 fighters to Ukraine, they will face [].(https://www.dw.com/zh/zh/莫斯科向乌克兰提供f-16战机将给西方带来巨大风险/a-65685682)Essence</text:p>
      <text:p text:style-name="P4">
"We see Western countries still insisting on upgrading. This has brought them huge risks," said Gruhko.</text:p>
      <text:p text:style-name="P4">
At the same time, the Ministry of Foreign Affairs of China issued a statement on the 20th to condemn the G7 interference in internal affairs including Taiwan, and stated that it had filed severe negotiations to Japan, the host of the summit.</text:p>
      <text:p text:style-name="P4">
The Chinese Embassy in Japan subsequently issued a statement saying that the G7 manipulated the issues related to China in the joint statement and introduced the economic security documents that inspired China. Strong dissatisfaction and resolute objection have been proposed to the Japanese side with a serious negotiation.</text:p>
      <text:p text:style-name="P4">
The statement criticized that the G7 summit encouraged the group's political and camp confrontation, and once again exposed the hypocritical nature of the G7 mechanism.</text:p>
      <text:p text:style-name="P4">
(Comprehensive report)</text:p>
      <text:p text:style-name="P4">
News Source: <text:a xlink:type="simple" xlink:href="https://www.dw.com/zh/g7重頭戲：澤連斯基今見拜登/a-65688525" text:style-name="Internet_20_link" text:visited-style-name="Visited_20_Internet_20_Link">
https://www.dw.com/zh/g7重頭戲：澤連斯基今見拜登/a-65688525?maca=chi-rss-chi-all-1127-rdf</text:a>
</text:p>
      <!--NEWS-->
      <text:h text:style-name="P10" text:outline-level="1">
<text:span text:style-name="T4">
Balling resumes with Lebanon Ambassador -level diplomatic relations</text:span>
</text:h>
      <text:p text:style-name="P4">
Publisher: 法新社</text:p>
      <text:p text:style-name="P4">
Published Time: 2023-05-21T03:02:08+00:00</text:p>
      <text:p text:style-name="P4">
Modified Time: 2023-05-21T02:50:02+00:00</text:p>
      <text:p text:style-name="P4">
Description: (Agence France -Presse Dubai, 20th) Barin announced today that it will fully restore diplomatic relations with Lebanon, and ended the diplomatic dispute caused by the Saudi Arabia as the first coalition for the first coalition for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5-21T03-02-08-00-00/000000.png" xlink:type="simple" xlink:show="embed" xlink:actuate="onLoad" draw:mime-type="image/png"/>
</draw:frame>
In 2021, Georgekordahi, then Lebanese Information Minister, had a critical conversation issued by the Saudi coalition forces to intervene in Yemen, which caused diplomatic disputes. Following the recall of the Saudi Ambassador to the Lebanon, Balling and other Persian Gulf countries also followed. In advance, he recalled a diplomat stationed in Lebanon at the end of 2021.</text:p>
      <text:p text:style-name="P4">
Dingli supported the Balin of the Saudi Kingdom, at the time, it urged citizens to leave Lebanon.</text:p>
      <text:p text:style-name="P4">
But Barin said today that the deadlock will be drawn; Lebanon welcomes this move.</text:p>
      <text:p text:style-name="P4">
The Barin Foreign Ministry stated that Barin had decided to restore the ambassador -level diplomatic relations with Lebanon, and also said that it would "strengthen the friendly brother relationship between the two countries."</text:p>
      <text:p text:style-name="P4">
Lebanon Prime Minister Najib Mikati said that the Li Guo "praised and welcomed the decision."</text:p>
      <text:p text:style-name="P4">
The Yemen War was called the world's worst humanitarian crisis by the United Nations.</text:p>
      <text:p text:style-name="P4">
News Source: <text:a xlink:type="simple" xlink:href="https://www.rfi.fr/cn/%E5%9B%BD%E9%99%85%E6%8A%A5%E9%81%93/20230521-%E5%B7%B4%E6%9E%97%E6%81%A2%E5%A4%8D%E4%B8%8E%E9%BB%8E%E5%B7%B4%E5%AB%A9%E5%A4%A7%E4%BD%BF%E7%BA%A7%E5%A4%96%E4%BA%A4%E5%85%B3%E7%B3%BB" text:style-name="Internet_20_link" text:visited-style-name="Visited_20_Internet_20_Link">
https://www.rfi.fr/cn/%E5%9B%BD%E9%99%85%E6%8A%A5%E9%81%93/20230521-%E5%B7%B4%E6%9E%97%E6%81%A2%E5%A4%8D%E4%B8%8E%E9%BB%8E%E5%B7%B4%E5%AB%A9%E5%A4%A7%E4%BD%BF%E7%BA%A7%E5%A4%96%E4%BA%A4%E5%85%B3%E7%B3%BB</text:a>
</text:p>
      <!--NEWS-->
      <text:h text:style-name="P10" text:outline-level="1">
<text:span text:style-name="T4">
The U.S. debt crisis disrupted Biden Yintai's layout in the footsteps</text:span>
</text:h>
      <text:p text:style-name="P4">
Author: None (Language: zh)</text:p>
      <text:p text:style-name="P4">
Publisher: None</text:p>
      <text:p text:style-name="P4">
Time: 2023-05-21T03:41:00Z</text:p>
      <text:p text:style-name="P4">
Description: In order to avoid the global economic fluctuations from US debt defaults, US President Biden shortened the Indo -Pacific visits. On the 21st, the G7 did not visit Australia and Papua New Guinea after the G7, but returned to Huafu for negotiation. In the face of China's diplomatic offensive in this region, how does the United States return to defense?</text:p>
      <text:p text:style-name="P4">
Videos: []</text:p>
      <text:p text:style-name="P4">
Images: ["<text:a xlink:type="simple" xlink:href="https://static.dw.com/image/65684948_303.jpg" text:style-name="Internet_20_link" text:visited-style-name="Visited_20_Internet_20_Link">
65684948_303.jpg</text:a>
", "<text:a xlink:type="simple" xlink:href="https://static.dw.com/image/65568035_401.jpg" text:style-name="Internet_20_link" text:visited-style-name="Visited_20_Internet_20_Link">
65568035_401.jpg</text:a>
"]</text:p>
      <text:p text:style-name="P4">
Subject: 时政风云</text:p>
      <text:p text:style-name="P4">
Subjects: ['太平洋岛国', '自由联合协定', '帕劳', '马绍尔群岛', '密克罗尼西亚']</text:p>
      <text:p text:style-name="P4">
Keywords: ['意见反馈']</text:p>
      <text:p text:style-name="P4">
Id: 65688655</text:p>
      <!--METADATA-->
      <text:p text:style-name="P4">
<text:a xlink:type="simple" xlink:href="https://www.dw.com/zh/overlay/image/article/65688655/65684948" text:style-name="Internet_20_link" text:visited-style-name="Visited_20_Internet_20_Link">
 <draw:frame draw:style-name="fr1" draw:name="Image56" text:anchor-type="as-char" svg:width="6.9236in" svg:height="3.896998in" draw:z-index="0">
<draw:image xlink:href="../Images/dwzh/2023-05-21T03-41-00Z/65684948_303.jpg" xlink:type="simple" xlink:show="embed" xlink:actuate="onLoad" draw:mime-type="image/jpeg"/>
</draw:frame>
</text:a>
US President Biden attended the G7 summit held in Hiroshima, Japan on May 20, 2023 to participate in the relevant activities of global infrastructure and investment partnerships.</text:p>
      <text:p text:style-name="P4">
(Voice of Germany Chinese website) American President Biden for <text:a xlink:type="simple" xlink:href="https://www.dw.com/zh/zh/g7重頭戲澤連斯基今見拜登/a-65688525" text:style-name="Internet_20_link" text:visited-style-name="Visited_20_Internet_20_Link">
</text:a>
Arrive at Hiroshima early, but did not appear in front of the public before Saturday (May 20), and the G7 leader dinner on Friday also left in advance. The Associated Press reported that he has been in the hotel room through video conferences and is busy understanding the latest progress of US debt negotiations.</text:p>
      <text:p text:style-name="P4">
The total amount of debt issuance in the US federal government has touched the upper limit of 31.4 trillion US dollars. If Congress does not increase the debt limit, the government may break the contract in June. Bidenzheng negotiated with the Republican House of Representatives Congress Kevinmccarthy, but still stuck how much negotiations such as government expenditure cuts.</text:p>
      <text:p text:style-name="P4">
Although therefore, it is impossible to follow the original plan, attending next week <text:a xlink:type="simple" xlink:href="https://www.dw.com/zh/zh/斥資抗衡中國-澳洲擴大與太平洋國家合作/a-65568233" text:style-name="Internet_20_link" text:visited-style-name="Visited_20_Internet_20_Link">
</text:a>
The "Quad) National Conference, Biden still met with Japan, India and Australia leaders in G7, the purpose was to hope not to be regarded by allies as partners who had lost their appointments, which affected the status of the United States' global leadership.</text:p>
      <text:p text:style-name="P4">
As for the plan to visit the Pacific Island country after the summit and triggered controversy after the summit, it was renamed the signing ceremony of the State Secretary of State Antony Blinken.</text:p>
      <text:p text:style-name="P4">
Washington first reached this treaty with Palau, Micronesia and the Marshall Islands for the first time in the 1980s. According to the terms, Washington retains defense responsibilities for these countries and provides economic assistance. Exclusive channels in the area.</text:p>
      <text:p text:style-name="P4">
Joseph Yun, a special envoy of the US President ’s Pacific Island, told Reuters that on the 22nd, Palau and the United States will renew their visa in New Guinea in Papua. The ceremony will be in Blinken and President President Surangel Whipps Jr. The testimony was held, and on the 23rd, the United States continued to renew its contract with Micronesia.</text:p>
      <text:p text:style-name="P4">
Yin Rushang said last month that this agreement will provide a total of about $ 6.5 billion in funds for the three countries in 20 years. Update these agreements have become the key to the United States' efforts to fight back in China to expand their influence in the Pacific region. China has also strengthened its offensive in diplomacy, and Chinese buildings and mining companies have also expanded their business in this area.</text:p>
      <text:p text:style-name="P4">
<text:a xlink:type="simple" xlink:href="https://www.dw.com/zh/zh/防备中国-拜登将与巴布亚新几内亚签署防卫合作协议/a-65577668" text:style-name="Internet_20_link" text:visited-style-name="Visited_20_Internet_20_Link">
</text:a>
And meeting with the Pacific Island Forum leaders.</text:p>
      <text:p text:style-name="P4">
<draw:frame draw:style-name="fr1" draw:name="Image57" text:anchor-type="as-char" svg:width="6.9236in" svg:height="3.896998in" draw:z-index="0">
<draw:image xlink:href="../Images/dwzh/2023-05-21T03-41-00Z/65568035_401.jpg" xlink:type="simple" xlink:show="embed" xlink:actuate="onLoad" draw:mime-type="image/jpeg"/>
</draw:frame>
The US Secretary of State Brills participated in the signing ceremony of the "Freedom Joint Agreement" (COFA) renewal and signing ceremony with the Pacific Island Country.</text:p>
      <text:h text:style-name="P12" text:outline-level="3">
<text:span text:style-name="T4">
The Marshall Islands Renewal?</text:span>
</text:h>
      <text:p text:style-name="P4">
To fight from <text:a xlink:type="simple" xlink:href="https://www.dw.com/zh/zh/中国与南太平洋岛国举行首次警务合作部级对话/a-63859626" text:style-name="Internet_20_link" text:visited-style-name="Visited_20_Internet_20_Link">
</text:a>
The United States sent a special envoy Yin Rushang to strengthen cooperation with the Pacific Island country. He said: "We have implemented 2 of 3 items. This agreement is very important for the United States and defines our relationship with the northern half of the Pacific Ocean."</text:p>
      <text:p text:style-name="P4">
In the past week, he visited the area and finalized the draft Palau and Micronesia Agreement, but the agreement on the Marshall Islands was still updated, but there was still no consensus.</text:p>
      <text:p text:style-name="P4">
The terms of the Marshall Islands will expire this year. Yin Rushang did not explain why he did not renew his visa. He only said: "In my three days when I visited the Marshall Islands, some progress has been made. ","</text:p>
      <text:p text:style-name="P4">
The Marshall Islands is expected to hold parliamentary elections in November. Yin Rushang said that renewal with the United States has "strategic significance."</text:p>
      <text:p text:style-name="P4">
The residents of the Marshall Islands are still plagued by the health and environmental impact of the 67 nuclear bomb trials in the United States from 1946 to 1958. Among them, the "Castlebravo" nuclear test in the "Castlebravo" in the "Castle Action" in the bikini reef was the largest bomb in the history of the United States.</text:p>
      <text:p text:style-name="P4">
Last year, more than 100 arms control, environment and other activity groups urged the Bayeng government to officially apologize to the Marshall Islands on the influence of the United States on the Marshall Islands and provide fair compensation.</text:p>
      <text:p text:style-name="P4">
(Reuters, Associated Press)</text:p>
      <text:p text:style-name="P4">
News Source: <text:a xlink:type="simple" xlink:href="https://www.dw.com/zh/美債危機攪局-拜登印太布局腳步大亂/a-65688655" text:style-name="Internet_20_link" text:visited-style-name="Visited_20_Internet_20_Link">
https://www.dw.com/zh/美債危機攪局-拜登印太布局腳步大亂/a-65688655?maca=chi-rss-chi-all-1127-rdf</text:a>
</text:p>
      <!--NEWS-->
      <text:h text:style-name="P10" text:outline-level="1">
<text:span text:style-name="T4">
The Gazette of the Seven Kingdoms Group has increased pressure on China and Russia</text:span>
</text:h>
      <text:p text:style-name="P4">
Author: chinese@voanews.com (维达库斯瓦拉)</text:p>
      <text:p text:style-name="P4">
Publisher: 美国之音中文网 (Type: NewsMediaOrganization)</text:p>
      <text:p text:style-name="P4">
Published Time: 2023-05-21T03:46:09+08:00</text:p>
      <text:p text:style-name="P4">
Modified Time: 2023-05-21 05:55:32Z</text:p>
      <text:p text:style-name="P4">
Description: The Seventh -State Group of Industry has increased its condemnation of China's growing military and economic security threats on Saturday. At the same time, it urged Beijing to stop military invasion and withdraw troops from Ukraine.</text:p>
      <text:p text:style-name="P4">
Videos: []</text:p>
      <text:p text:style-name="P4">
Images: []</text:p>
      <text:p text:style-name="P4">
Categories: ['全球议题', '经济·金融·贸易', '中国', '台湾']</text:p>
      <text:p text:style-name="P4">
Type: None</text:p>
      <!--METADATA-->
      <text:p text:style-name="P4">
Nonenone</text:p>
      <text:p text:style-name="P4">
News Source: <text:a xlink:type="simple" xlink:href="https://www.voachinese.com/a/g7-amps-up-pressure-2023-0520/7102031.html" text:style-name="Internet_20_link" text:visited-style-name="Visited_20_Internet_20_Link">
https://www.voachinese.com/a/g7-amps-up-pressure-2023-0520/7102031.html</text:a>
</text:p>
      <!--NEWS-->
      <text:h text:style-name="P10" text:outline-level="1">
<text:span text:style-name="T4">
The Spanish style slows down the situation in the western part</text:span>
</text:h>
      <text:p text:style-name="P4">
Publisher: 法新社</text:p>
      <text:p text:style-name="P4">
Published Time: 2023-05-21T04:02:08+00:00</text:p>
      <text:p text:style-name="P4">
Modified Time: 2023-05-21T03:35:02+00:00</text:p>
      <text:p text:style-name="P4">
Description: (Agence France -Presse Madrid, 20th) The Spanish authorities said today that firefighters and soldiers are trying to control the fire in the west. The fire has forced hundreds of people to evacuate from nearby villag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5-21T04-02-08-00-00/000000.png" xlink:type="simple" xlink:show="embed" xlink:actuate="onLoad" draw:mime-type="image/png"/>
</draw:frame>
Agence France -Presse reported that civil defense coordinator Nievesvillar said: "Today, we hope to defeat the fire ... this is a very difficult task." He also said that, in view of the in recent days The situation has improved.</text:p>
      <text:p text:style-name="P4">
This prompted the regional forest fire prevention and fire extinguishing departments to announce the situation "stabilized" in the evening.</text:p>
      <text:p text:style-name="P4">
However, the style is expected to until tomorrow will finally become calm, and there may be some light rain at that time.</text:p>
      <text:p text:style-name="P4">
In Western Spain's Extremadura, the fire broke out near the 17th of Pinofranqueado villages. The local authorities blamed the incident on the fire, and said that the fire burned about 3,500 hectares of forests and bushes, and forced about 700 people from several villages to evacuate.</text:p>
      <text:p text:style-name="P4">
In addition, data from the European Copernicus satellite system shows that up to 20,000 hectares of land in CACERAS is affected by a fire.</text:p>
      <text:p text:style-name="P4">
The rainfall in Spain has been lower than the average in the past three years. It is currently suffering from long -term drought. Many wildfires have occurred this year.</text:p>
      <text:p text:style-name="P4">
In the high temperature that was seen in the summer in the past, this was unusually reported early this April to make the local drought more serious.</text:p>
      <text:p text:style-name="P4">
Last year was a particularly serious year in European wildfires, and Spain was the most affected country. (Translator: Ji Jinling)</text:p>
      <text:p text:style-name="P4">
News Source: <text:a xlink:type="simple" xlink:href="https://www.rfi.fr/cn/%E7%A7%91%E5%AD%A6%E6%96%B0%E7%9F%A5/20230521-%E8%A5%BF%E7%8F%AD%E7%89%99%E9%A3%8E%E5%8A%BF%E5%87%8F%E7%BC%93-%E8%A5%BF%E9%83%A8%E5%A4%A7%E7%81%AB%E6%83%85%E5%86%B5%E6%9C%89%E6%89%80%E6%94%B9%E5%96%84" text:style-name="Internet_20_link" text:visited-style-name="Visited_20_Internet_20_Link">
https://www.rfi.fr/cn/%E7%A7%91%E5%AD%A6%E6%96%B0%E7%9F%A5/20230521-%E8%A5%BF%E7%8F%AD%E7%89%99%E9%A3%8E%E5%8A%BF%E5%87%8F%E7%BC%93-%E8%A5%BF%E9%83%A8%E5%A4%A7%E7%81%AB%E6%83%85%E5%86%B5%E6%9C%89%E6%89%80%E6%94%B9%E5%96%84</text:a>
</text:p>
      <!--NEWS-->
      <text:h text:style-name="P10" text:outline-level="1">
<text:span text:style-name="T4">
Paraguay discovered that the breeding chicken was only infected with bird flu to kill the source of infection</text:span>
</text:h>
      <text:p text:style-name="P4">
Publisher: 法新社</text:p>
      <text:p text:style-name="P4">
Published Time: 2023-05-21T05:32:08+00:00</text:p>
      <text:p text:style-name="P4">
Modified Time: 2023-05-21T05:05:02+00:00</text:p>
      <text:p text:style-name="P4">
Description: (Agence France -Presse A Songson, 20th) Paraguay authorities said today that there have been cases of bird flu in the chicken population raised in domestic ho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21T05-32-08-00-00/000000.png" xlink:type="simple" xlink:show="embed" xlink:actuate="onLoad" draw:mime-type="image/png"/>
</draw:frame>
Agence France -Presse reported that the Paraguay National Animal Health and Quality Agency (Senacsa) reported that in the Mennonite agricultural area "Marsaca Macalestigarribia" and "Neuland" poultry, poultry The bird flu was found in the middle.</text:p>
      <text:p text:style-name="P4">
The National Animal Health and Quality Bureau said that the cause of the infection may be that poultry is exposed to infected migratory birds. The bureau also said: "It will kill these birds to eliminate the source of infection."</text:p>
      <text:p text:style-name="P4">
Bowl flu has spread in Latin America in recent months, causing alarm of plant quarantine.</text:p>
      <text:p text:style-name="P4">
Since the end of 2021, one of the most serious bird flu epidemic in the world has caused tens of millions of poultry poultry to be killed, a large number of wild birds have died, and the number of mammals in many countries has also increased. (Translator: Ji Jinling)</text:p>
      <text:p text:style-name="P4">
News Source: <text:a xlink:type="simple" xlink:href="https://www.rfi.fr/cn/%E5%9B%BD%E9%99%85%E6%8A%A5%E9%81%93/20230521-%E5%B7%B4%E6%8B%89%E5%9C%AD%E5%8F%91%E7%8E%B0%E9%A5%B2%E5%85%BB%E9%B8%A1%E5%8F%AA%E6%9F%93%E7%A6%BD%E6%B5%81%E6%84%9F-%E6%89%91%E6%9D%80%E6%9D%9C%E7%BB%9D%E6%84%9F%E6%9F%93%E6%BA%90" text:style-name="Internet_20_link" text:visited-style-name="Visited_20_Internet_20_Link">
https://www.rfi.fr/cn/%E5%9B%BD%E9%99%85%E6%8A%A5%E9%81%93/20230521-%E5%B7%B4%E6%8B%89%E5%9C%AD%E5%8F%91%E7%8E%B0%E9%A5%B2%E5%85%BB%E9%B8%A1%E5%8F%AA%E6%9F%93%E7%A6%BD%E6%B5%81%E6%84%9F-%E6%89%91%E6%9D%80%E6%9D%9C%E7%BB%9D%E6%84%9F%E6%9F%93%E6%BA%90</text:a>
</text:p>
      <!--NEWS-->
      <text:h text:style-name="P10" text:outline-level="1">
<text:span text:style-name="T4">
Rally amateur driver was shot at least 10 to death and 9 injuries</text:span>
</text:h>
      <text:p text:style-name="P4">
Publisher: 法新社</text:p>
      <text:p text:style-name="P4">
Published Time: 2023-05-21T06:02:07+00:00</text:p>
      <text:p text:style-name="P4">
Modified Time: 2023-05-21T05:50:02+00:00</text:p>
      <text:p text:style-name="P4">
Description: (Agence France -Presse Mexico, 20th) Mexico immediately stated that a town of gunmen attacked a group of amateur people participating in Rally on the US and Mexican border, causing at least 10 people to die and 9 inju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21T06-02-07-00-00/000000.png" xlink:type="simple" xlink:show="embed" xlink:actuate="onLoad" draw:mime-type="image/png"/>
</draw:frame>
The attack occurred in a racing event of a all -terrain (off -road) car in the town of ENSENADA. According to the reported call received by the police, around 2:18 pm local time, several people were holding a long gun and drove down the car, and then fired at the people participating in the event at the gas station.</text:p>
      <text:p text:style-name="P4">
The city police, the state police, the Marine Corps, the Fire Department, the Mexican Red Cross and other units all sent them to the scene.</text:p>
      <text:p text:style-name="P4">
Armano Ayala Robles, the mayor of Enda, said that the prosecutor of the state had commissioned a special group to investigate the case.</text:p>
      <text:p text:style-name="P4">
News Source: <text:a xlink:type="simple" xlink:href="https://www.rfi.fr/cn/%E5%9B%BD%E9%99%85%E6%8A%A5%E9%81%93/20230521-%E6%8B%89%E5%8A%9B%E8%B5%9B%E4%B8%9A%E4%BD%99%E8%BD%A6%E6%89%8B%E9%81%AD%E6%9E%AA%E5%87%BB-%E8%87%B3%E5%B0%9110%E6%AD%BB9%E4%BC%A4" text:style-name="Internet_20_link" text:visited-style-name="Visited_20_Internet_20_Link">
https://www.rfi.fr/cn/%E5%9B%BD%E9%99%85%E6%8A%A5%E9%81%93/20230521-%E6%8B%89%E5%8A%9B%E8%B5%9B%E4%B8%9A%E4%BD%99%E8%BD%A6%E6%89%8B%E9%81%AD%E6%9E%AA%E5%87%BB-%E8%87%B3%E5%B0%9110%E6%AD%BB9%E4%BC%A4</text:a>
</text:p>
      <!--NEWS-->
      <text:h text:style-name="P10" text:outline-level="1">
<text:span text:style-name="T4">
Torree No. 2 private task will set off for the first batch</text:span>
</text:h>
      <text:p text:style-name="P4">
Publisher: 法新社</text:p>
      <text:p text:style-name="P4">
Published Time: 2023-05-21T06:02:08+00:00</text:p>
      <text:p text:style-name="P4">
Modified Time: 2023-05-21T05:50:01+00:00</text:p>
      <text:p text:style-name="P4">
Description: (Agence France -Presse F, Florida, Kanville, 21st) The private international space station (ISS) task planned by the folk space infrastructure developer "Torree Space Company" is expected to launch from Florida, USA today. Two astronauts sent by Udi Arabia for the first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21T06-02-08-00-00/000000.png" xlink:type="simple" xlink:show="embed" xlink:actuate="onLoad" draw:mime-type="image/png"/>
</draw:frame>
Among them, breast cancer researcher Rayyanah Barnawi will become the first Saudi woman to go to space; the Saudi fighter pilot Ali Al-Qarni will also join this task.</text:p>
      <text:p text:style-name="P4">
Axiom Space (AX-2) mission team officers will be at 5:37 pm local time at 5:37 pm local time, from Capecanaveral, southern Florida (Kennedy Space Center ) Take the Rockets of Falcon 9 (SPACEX) Falcon 9 by the United States.</text:p>
      <text:p text:style-name="P4">
This task team also includes former National Aviation and Space Agency (NASA) Astronaut PEGGYWHITSON, which will be her fourth time to ISS; John Shoffner, a businessman from Tennessee, USA, USA. Will be the driver.</text:p>
      <text:p text:style-name="P4">
This four -person team is expected to arrive at ISS at about 1.30 pm tomorrow and stay for about 10 days. During this period, about 20 experiments will be engaged in, one of which involves the role of stem cells in zero -gravity environment.</text:p>
      <text:p text:style-name="P4">
ISS currently has seven other astronauts, including 3 Russians, 3 Americans, and Sultan Al-NEYADI of the Arab Smart. Nyadi became the first Arabs in the world last month.</text:p>
      <text:p text:style-name="P4">
Banaway said in a recent press conference: "As the first female astronaut representing Saudi Arabia, I am very happy and honored to bear this mission."</text:p>
      <text:p text:style-name="P4">
Banawei also said that in addition to being very excited to study in ISS, I also look forward to sharing experience with the children during the ISS. "I can see the children’s faces and see them for the first time to see the astronauts in their hometown for the first time The reaction is really exciting. "</text:p>
      <text:p text:style-name="P4">
News Source: <text:a xlink:type="simple" xlink:href="https://www.rfi.fr/cn/%E7%BC%A4%E7%BA%B7%E4%B8%96%E7%95%8C/20230521-%E5%85%AC%E7%90%862%E5%8F%B7%E7%A7%81%E4%BA%BA%E4%BB%BB%E5%8A%A1%E5%B0%86%E5%90%AF%E7%A8%8B-%E9%A6%96%E6%89%B9%E6%B2%99%E5%9B%BD%E5%A4%AA%E7%A9%BA%E4%BA%BA%E5%89%8D%E8%BF%9Biss" text:style-name="Internet_20_link" text:visited-style-name="Visited_20_Internet_20_Link">
https://www.rfi.fr/cn/%E7%BC%A4%E7%BA%B7%E4%B8%96%E7%95%8C/20230521-%E5%85%AC%E7%90%862%E5%8F%B7%E7%A7%81%E4%BA%BA%E4%BB%BB%E5%8A%A1%E5%B0%86%E5%90%AF%E7%A8%8B-%E9%A6%96%E6%89%B9%E6%B2%99%E5%9B%BD%E5%A4%AA%E7%A9%BA%E4%BA%BA%E5%89%8D%E8%BF%9Biss</text:a>
</text:p>
      <!--NEWS-->
      <text:h text:style-name="P10" text:outline-level="1">
<text:span text:style-name="T4">
Putin congratulate the Russian army to occupy Bachmut completely</text:span>
</text:h>
      <text:p text:style-name="P4">
Author: 联合早报 (Person)</text:p>
      <text:p text:style-name="P4">
Publisher: 联合早报 (Organization)</text:p>
      <text:p text:style-name="P4">
Published Time: 2023-05-21T06:57</text:p>
      <text:p text:style-name="P4">
Modified Time: 2023-05-21T07:48</text:p>
      <text:p text:style-name="P4">
Description: After the Russian Wagner mercenaries on Saturday (May 20) announced the "complete occupation" Bachmomite, Wudongzhong Town, Russian President Putin subsequently publicized the "victory" of the Russian army. According to a comprehensive US media report, the Tas Society quoted the Kremlin statement that President Putin was in the evening on Saturday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罗斯', '普京', '乌克兰', '俄乌战争']</text:p>
      <!--METADATA-->
      <text:p text:style-name="P4">
Following Russia's Wagner mercenaries on Saturday (May 20) [] <text:a xlink:type="simple" xlink:href="https://www.zaobao.com/realtime/world/story20230520-1396628" text:style-name="Internet_20_link" text:visited-style-name="Visited_20_Internet_20_Link">
</text:a>
Later, Russian President Putin later publicly congratulated the "victory" of the Russian army.</text:p>
      <text:p text:style-name="P4">
According to a comprehensive US media report, the Tas Society quoted the Kremlin statement that President Putin congratulated the Russian forces to seize Bachmut in the evening on Saturday, saying that he would provide rewards to the outstanding Russian army.</text:p>
      <text:p text:style-name="P4">
The statement said: "Putin congratulates the Wagner Commando and all the soldiers of the Russian armed forces who provide them with the necessary support and wing -side cover, and congratulate them to complete the action of liberating 'Artyomovsk". "</text:p>
      <text:p text:style-name="P4">
<draw:frame draw:style-name="fr1" draw:name="Image62" text:anchor-type="as-char" svg:width="6.9236in" svg:height="4.615733in" draw:z-index="0">
<draw:image xlink:href="../Images/zaobao world/2023-05-21T06-57/000000.png" xlink:type="simple" xlink:show="embed" xlink:actuate="onLoad" draw:mime-type="image/png"/>
</draw:frame>
The founder of the Russian mercenary mercenaries, Porigo, held the Russian flag and announced that Russia had captured the news of Bachmart. (Agence France -Presse)</text:p>
      <text:p text:style-name="P4">
Russia calls Bachmut as the name of the Soviet era "Altoohvsk".</text:p>
      <text:p text:style-name="P4">
Kiev denied the statement of Wagner's leader of the mercenaries for the leader of the Wagner's mercenaries.</text:p>
      <text:p text:style-name="P4">
Ukrainian military spokesman Serhiy Cherevatyi responded: "This is not true, our troops are fighting in Bachmut."</text:p>
      <text:p text:style-name="P4">
It is reported that regardless of whether the Ukrainian army has left Bachmut, the Ukraine has been slowly withdrawn to the city and evacuated into the edge buildings in the west of the city. On the other hand, the Ukrainian army also recaptured a large loss in northern and southern Bachs.</text:p>
      <text:p text:style-name="P4">
News Source: <text:a xlink:type="simple" xlink:href="https://www.zaobao.com.sg/realtime/world/story20230521-1396677" text:style-name="Internet_20_link" text:visited-style-name="Visited_20_Internet_20_Link">
https://www.zaobao.com.sg/realtime/world/story20230521-1396677</text:a>
</text:p>
      <!--NEWS-->
      <text:h text:style-name="P10" text:outline-level="1">
<text:span text:style-name="T4">
Strategic value and daily increase in Macong's first visit to Mongolia's short transit</text:span>
</text:h>
      <text:p text:style-name="P4">
Publisher: 法新社</text:p>
      <text:p text:style-name="P4">
Published Time: 2023-05-21T07:02:08+00:00</text:p>
      <text:p text:style-name="P4">
Modified Time: 2023-05-21T06:50:01+00:00</text:p>
      <text:p text:style-name="P4">
Description: (Agence France -Presse Ulan Bato, 21st) French President Mark Hong arrived in Mongolia for a short symbolic visit today. This is the first time that French President has visited Mongolia. Mongolia between China and Russia, the strategic value of the West is getting higher and hig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5-21T07-02-08-00-00/000000.png" xlink:type="simple" xlink:show="embed" xlink:actuate="onLoad" draw:mime-type="image/png"/>
</draw:frame>
After participating in the seven major industrial group (G7) summit held in Hiroshima, Japan, Emmanuel Macron went to the Mongolian capital Ulanba to stop.</text:p>
      <text:p text:style-name="P4">
Elysee, France, said that President Mark Hong only stayed in Ulan Bato for one night and had dinner with Mongolian President KHURELSUKH Ukhnaa.</text:p>
      <text:p text:style-name="P4">
Mark Hong will also visit the Genghis Khan Museum. This museum will borrow some collections to the Nantes History Museum in western France and display it in October this year.</text:p>
      <text:p text:style-name="P4">
Mark Hong is expected to return to Paris that night.</text:p>
      <text:p text:style-name="P4">
A source of the Palace of Eric said: "In fact, the return of President's return to China passed Mongolia, allowing us to conduct a historic first visit and give this trip special significance."</text:p>
      <text:p text:style-name="P4">
Sources said: "Mongolia is located in the inland, between Russia and China, and is a country with a free government ... Mongolia is trying to make partnership diversify in order to grow themselves. Strong neighbors. "</text:p>
      <text:p text:style-name="P4">
Sources also said that Mark Hong is seeking to relax the restrictions on Russia's neighboring countries, open to them, and give them choices.</text:p>
      <text:p text:style-name="P4">
In terms of bilateral relations, France has always believed that there is a "very important possibility of cooperation" with Mongolia, especially in the energy field, because Mongolia is trying to get rid of the economy's dependence on coal.</text:p>
      <text:p text:style-name="P4">
In recent years, the United States has become increasingly interested in the vast Mongolia, thinking that Mongolia can be used as a strategy of observing China's rise.</text:p>
      <text:p text:style-name="P4">
86%of the total exports of Mongolia were sold to China, half of which were coal. (Translator: Ji Jinling)</text:p>
      <text:p text:style-name="P4">
News Source: <text:a xlink:type="simple" xlink:href="https://www.rfi.fr/cn/%E5%9B%BD%E9%99%85%E6%8A%A5%E9%81%93/20230521-%E6%88%98%E7%95%A5%E4%BB%B7%E5%80%BC%E4%B8%8E%E6%97%A5%E4%BF%B1%E5%A2%9E-%E9%A9%AC%E5%85%8B%E5%AE%8F%E9%A6%96%E8%AE%BF%E8%92%99%E5%8F%A4%E7%9F%AD%E6%9A%82%E8%BF%87%E5%A2%83" text:style-name="Internet_20_link" text:visited-style-name="Visited_20_Internet_20_Link">
https://www.rfi.fr/cn/%E5%9B%BD%E9%99%85%E6%8A%A5%E9%81%93/20230521-%E6%88%98%E7%95%A5%E4%BB%B7%E5%80%BC%E4%B8%8E%E6%97%A5%E4%BF%B1%E5%A2%9E-%E9%A9%AC%E5%85%8B%E5%AE%8F%E9%A6%96%E8%AE%BF%E8%92%99%E5%8F%A4%E7%9F%AD%E6%9A%82%E8%BF%87%E5%A2%83</text:a>
</text:p>
      <!--NEWS-->
      <text:h text:style-name="P10" text:outline-level="1">
<text:span text:style-name="T4">
Italian flood brewed more than 30,000 people evacuated from home</text:span>
</text:h>
      <text:p text:style-name="P4">
Author: 联合早报 (Person)</text:p>
      <text:p text:style-name="P4">
Publisher: 联合早报 (Organization)</text:p>
      <text:p text:style-name="P4">
Published Time: 2023-05-21T07:26</text:p>
      <text:p text:style-name="P4">
Modified Time: 2023-05-21T10:33</text:p>
      <text:p text:style-name="P4">
Description: The flood in northeast Italy continued to expand, causing floods and mudslides, and more than 36,000 people were forced to evacuate their homes. Agence France -Presse reported that the flood has so far caused more than 305 landslides and more than 500 roads to be damaged or closed, and the number of deaths has increased to 14. Northern Ai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意大利', '洪水']</text:p>
      <!--METADATA-->
      <text:p text:style-name="P4">
<text:a xlink:type="simple" xlink:href="https://www.zaobao.com/news/world/story20230519-1396331" text:style-name="Internet_20_link" text:visited-style-name="Visited_20_Internet_20_Link">
 </text:a>
Continuous expansion has triggered floods and mudslides, and more than 36,000 people have been forced to evacuate their homes.</text:p>
      <text:p text:style-name="P4">
Agence France -Presse reported that the flood has so far caused more than 305 landslides and more than 500 roads to be damaged or closed, and the number of deaths has increased to 14. Many urban neighborhoods in the northern Emilia -Roman nirvana were drowned by the river.</text:p>
      <text:p text:style-name="P4">
The local authorities have extended the red weather alert to Sunday (May 21).</text:p>
      <text:p text:style-name="P4">
<draw:frame draw:style-name="fr1" draw:name="Image64" text:anchor-type="as-char" svg:width="6.9236in" svg:height="4.615733in" draw:z-index="0">
<draw:image xlink:href="../Images/zaobao world/2023-05-21T07-26/000000.png" xlink:type="simple" xlink:show="embed" xlink:actuate="onLoad" draw:mime-type="image/png"/>
</draw:frame>
The local authorities evacuated the victims into a gymnasium. (Agence France -Presse)</text:p>
      <text:p text:style-name="P4">
In order to cope with the increasingly linked crisis, attending Hiroshima, Japan <text:a xlink:type="simple" xlink:href="https://www.zaobao.com/keywords/qi-guo-ji-tuan" text:style-name="Internet_20_link" text:visited-style-name="Visited_20_Internet_20_Link">
</text:a>
Summit ’s Italian Prime Minister Meloni announced <text:a xlink:type="simple" xlink:href="https://www.zaobao.com/realtime/world/story20230520-1396624" text:style-name="Internet_20_link" text:visited-style-name="Visited_20_Internet_20_Link">
</text:a>
Essence She told reporters: "At such a complicated moment, I can't be so far away from Italy."</text:p>
      <text:p text:style-name="P4">
Meloni is expected to visit some areas with serious disasters on Sunday.</text:p>
      <text:p text:style-name="P4">
News Source: <text:a xlink:type="simple" xlink:href="https://www.zaobao.com.sg/realtime/world/story20230521-1396680" text:style-name="Internet_20_link" text:visited-style-name="Visited_20_Internet_20_Link">
https://www.zaobao.com.sg/realtime/world/story20230521-1396680</text:a>
</text:p>
      <!--NEWS-->
      <text:h text:style-name="P10" text:outline-level="1">
<text:span text:style-name="T4">
The upper limit of the U.S. -DPRK negotiated government bonds fell into a deadlock and accused each other</text:span>
</text:h>
      <text:p text:style-name="P4">
Publisher: 法新社</text:p>
      <text:p text:style-name="P4">
Published Time: 2023-05-21T07:32:08+00:00</text:p>
      <text:p text:style-name="P4">
Modified Time: 2023-05-21T07:05:03+00:00</text:p>
      <text:p text:style-name="P4">
Description: (Agence France -Presse, Washington, 20th) Avoid US debt defaults that have entered the countdown. The negotiation between the White House and Republicans about raising the upper limit of debt seems to be in a deadlock tonight, and the two parties blame each ot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5-21T07-32-08-00-00/000000.png" xlink:type="simple" xlink:show="embed" xlink:actuate="onLoad" draw:mime-type="image/png"/>
</draw:frame>
The White House spokesman Karine Jean-Pierre pointed out in the statement that the Republican Party's proposal last night was "a big step back, which includes a series of extremist party requirements, and these requirements can never be passed in the two courts of Congress."</text:p>
      <text:p text:style-name="P4">
"This is not a question of the president or Democratic leadership, and those Republican leadership of the Republican leadership of the" Maga) faction of "the United States again" said that unless the requirements of the extreme faction can be met, the United States will let the United States make the United States Broken debt defaults. "She refers to the extreme right wing of the Republican Party.</text:p>
      <text:p text:style-name="P4">
Agence France -Presse reported that the White House was determined not to let Republicans blame the deadlock in front of the public, and even sends a memorandum of memo to the press room, which detailed the proposal of the other party.</text:p>
      <text:p text:style-name="P4">
Kevin McCarthy, Speaker of the Republican House of Representatives, also accused the White House of Twitter (Twitter) accused the White House of "backward backward" in the community media.</text:p>
      <text:p text:style-name="P4">
McCarthy wrote: "Unfortunately, the Democratic Party's socialist school seems to have controlled everything, especially when the president is going abroad." He pointed to Bayidon to Hiroshima, Japan to attend the Seven major industrial group (G7) summit.</text:p>
      <text:p text:style-name="P4">
The U.S. government needs to expand debt in order to meet the issued funds, which means that if the results of the two parties have failed to increase the debt limit, Washington will not be able to pay the bill, which will trigger a series of economic impact. (Translator: Ji Jinling)</text:p>
      <text:p text:style-name="P4">
News Source: <text:a xlink:type="simple" xlink:href="https://www.rfi.fr/cn/%E5%9B%BD%E9%99%85%E6%8A%A5%E9%81%93/20230521-%E7%BE%8E%E6%9C%9D%E9%87%8E%E5%8D%8F%E5%95%86%E5%9B%BD%E5%80%BA%E4%B8%8A%E9%99%90-%E9%99%B7%E5%85%A5%E5%83%B5%E5%B1%80%E7%9B%B8%E4%BA%92%E6%8C%87%E8%B4%A3" text:style-name="Internet_20_link" text:visited-style-name="Visited_20_Internet_20_Link">
https://www.rfi.fr/cn/%E5%9B%BD%E9%99%85%E6%8A%A5%E9%81%93/20230521-%E7%BE%8E%E6%9C%9D%E9%87%8E%E5%8D%8F%E5%95%86%E5%9B%BD%E5%80%BA%E4%B8%8A%E9%99%90-%E9%99%B7%E5%85%A5%E5%83%B5%E5%B1%80%E7%9B%B8%E4%BA%92%E6%8C%87%E8%B4%A3</text:a>
</text:p>
      <!--NEWS-->
      <text:h text:style-name="P10" text:outline-level="1">
<text:span text:style-name="T4">
The Pope requires the Italian Cardinals to lead Ukraine Peace Mission</text:span>
</text:h>
      <text:p text:style-name="P4">
Publisher: 法新社</text:p>
      <text:p text:style-name="P4">
Published Time: 2023-05-21T07:32:09+00:00</text:p>
      <text:p text:style-name="P4">
Modified Time: 2023-05-21T07:05:02+00:00</text:p>
      <text:p text:style-name="P4">
Description: (Agence France -Presse Vatican, 20th) Vatican said today that the Roman Catholic Pope Pope Francis has asked the Italian bishop chairman and a handicades, Matteo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21T07-32-09-00-00/000000.png" xlink:type="simple" xlink:show="embed" xlink:actuate="onLoad" draw:mime-type="image/png"/>
</draw:frame>
Holy See spokesman Bruni(Matteo Bruni)It is said that Zippi has been required to "contribute to ease the tension of Ukraine's conflict in order to start the peace process, and a hope that a pope never gives up."</text:p>
      <text:p text:style-name="P4">
After the Pope visited Hungary last month, he first mentioned that he intended to launch a task, but did not disclose the details.</text:p>
      <text:p text:style-name="P4">
After Fang Ji ended the Hungarian itinerary on April 30, he publicly stated that the Vatican involved a mission to try to end the war. He said, "There is now a task in progress, but it has not been made public yet."</text:p>
      <text:p text:style-name="P4">
The ancestral ancestor from the Sant'egidio Catholic Community, was selected as chairman of the Italian bishop last year. San Ai Zhide Group is engaged in diplomatic and peaceful work.</text:p>
      <text:p text:style-name="P4">
News Source: <text:a xlink:type="simple" xlink:href="https://www.rfi.fr/cn/%E5%9B%BD%E9%99%85%E6%8A%A5%E9%81%93/20230521-%E6%95%99%E5%AE%97%E8%A6%81%E6%B1%82%E4%B9%89%E5%A4%A7%E5%88%A9%E6%9E%A2%E6%9C%BA%E4%B8%BB%E6%95%99-%E7%8E%87%E9%A2%86%E4%B9%8C%E5%85%8B%E5%85%B0%E5%92%8C%E5%B9%B3%E4%BB%BB%E5%8A%A1" text:style-name="Internet_20_link" text:visited-style-name="Visited_20_Internet_20_Link">
https://www.rfi.fr/cn/%E5%9B%BD%E9%99%85%E6%8A%A5%E9%81%93/20230521-%E6%95%99%E5%AE%97%E8%A6%81%E6%B1%82%E4%B9%89%E5%A4%A7%E5%88%A9%E6%9E%A2%E6%9C%BA%E4%B8%BB%E6%95%99-%E7%8E%87%E9%A2%86%E4%B9%8C%E5%85%8B%E5%85%B0%E5%92%8C%E5%B9%B3%E4%BB%BB%E5%8A%A1</text:a>
</text:p>
      <!--NEWS-->
      <text:h text:style-name="P10" text:outline-level="1">
<text:span text:style-name="T4">
Russia: Western countries to provide F-16 fighters to Wuwu will bring huge risks</text:span>
</text:h>
      <text:p text:style-name="P4">
Author: 联合早报 (Person)</text:p>
      <text:p text:style-name="P4">
Publisher: 联合早报 (Organization)</text:p>
      <text:p text:style-name="P4">
Published Time: 2023-05-21T07:49</text:p>
      <text:p text:style-name="P4">
Modified Time: 2023-05-21T08:23</text:p>
      <text:p text:style-name="P4">
Description: Gruhko, deputy minister of Russia's Ministry of Foreign Affairs, stated that if Western countries provide F-16 fighters to Ukraine, they will face "huge risks." Reuters reported that Tas Society quoted Gruhko on Saturday (May 21): "We see that Western countries are still insisting on upgrading (... ...</text:p>
      <text:p text:style-name="P4">
Videos: []</text:p>
      <text:p text:style-name="P4">
Audios: []</text:p>
      <text:p text:style-name="P4">
Images: []</text:p>
      <text:p text:style-name="P4">
Type: NewsArticle</text:p>
      <text:p text:style-name="P4">
Breadcrumbs: ['即时', '国际']</text:p>
      <text:p text:style-name="P4">
Keywords: ['俄罗斯', '乌克兰', 'F-16战机', '美国', '俄乌战争']</text:p>
      <!--METADATA-->
      <text:p text:style-name="P4">
Gruhko, deputy minister of Russia's Ministry of Foreign Affairs, stated that if Western countries provide F-16 fighters to Ukraine, they will face "huge risks."</text:p>
      <text:p text:style-name="P4">
Reuters reported that Tas Club quoted Gruhko on Saturday (May 21): "We see that Western countries are still insisting on upgrading (conflict). This has brought them a huge risk."</text:p>
      <text:p text:style-name="P4">
"In any case, this is considered in all our plans. We have all necessary means to achieve the goals we set."</text:p>
      <text:p text:style-name="P4">
The Ukrainian Air Force spokesman Yuri Ignat said that once Kiev won the F-16 fighter, Ukraine would win the war because the Ukraine could provide defensive cover in areas outside the air defense missile.</text:p>
      <text:p text:style-name="P4">
"We need F-16 fighters to become a component of our air defense," said Ignat. These fighters can strike the air target from high and low altitude. "</text:p>
      <text:p text:style-name="P4">
"By using the F-16 fighter, our ground forces will be able to quickly liberate the occupied Ukrainian territory by targeting the enemy's command post, military group and logistics supply chain."</text:p>
      <text:p text:style-name="P4">
The United States CNN (CNN) recently quoted news that the United States faced the increasing pressure of Congress and allies, and the Bayeng government sent signals to European allies in recent weeks, <text:a xlink:type="simple" xlink:href="https://www.zaobao.com/news/world/story20230519-1396365" text:style-name="Internet_20_link" text:visited-style-name="Visited_20_Internet_20_Link">
</text:a>
Essence</text:p>
      <text:p text:style-name="P4">
As for the training arrangements of the pilot, Biden promised to support the training of allies to the Black Flutter at the Hiroshima Seventh Kingdom Group Summit.</text:p>
      <text:p text:style-name="P4">
News Source: <text:a xlink:type="simple" xlink:href="https://www.zaobao.com.sg/realtime/world/story20230521-1396684" text:style-name="Internet_20_link" text:visited-style-name="Visited_20_Internet_20_Link">
https://www.zaobao.com.sg/realtime/world/story20230521-1396684</text:a>
</text:p>
      <!--NEWS-->
      <text:h text:style-name="P10" text:outline-level="1">
<text:span text:style-name="T4">
The Quartet Safety Dialogue held by the Seventh Kingdom Group's summit reiterates the support of the Indo -Pacific region</text:span>
</text:h>
      <text:p text:style-name="P4">
Author: chinese@voanews.com (普雷苏蒂, 维达库斯瓦拉)</text:p>
      <text:p text:style-name="P4">
Publisher: 美国之音中文网 (Type: NewsMediaOrganization)</text:p>
      <text:p text:style-name="P4">
Published Time: 2023-05-21T07:53:26+08:00</text:p>
      <text:p text:style-name="P4">
Modified Time: 2023-05-21 02:16:48Z</text:p>
      <text:p text:style-name="P4">
Description: The US President Biden held a four -way group of the Seventh -way Group meeting on Saturday and held a Si -Party Security Dialogue Leadership Summit with the other three heads of state.</text:p>
      <text:p text:style-name="P4">
Videos: []</text:p>
      <text:p text:style-name="P4">
Images: []</text:p>
      <text:p text:style-name="P4">
Categories: ['亚太', '美国', '全球议题']</text:p>
      <text:p text:style-name="P4">
Type: None</text:p>
      <!--METADATA-->
      <text:p text:style-name="P4">
Nonenone</text:p>
      <text:p text:style-name="P4">
News Source: <text:a xlink:type="simple" xlink:href="https://www.voachinese.com/a/quad-summit-at-g7-20230520/7102106.html" text:style-name="Internet_20_link" text:visited-style-name="Visited_20_Internet_20_Link">
https://www.voachinese.com/a/quad-summit-at-g7-20230520/7102106.html</text:a>
</text:p>
      <!--NEWS-->
      <text:h text:style-name="P10" text:outline-level="1">
<text:span text:style-name="T4">
Paris Olympic Games: Should the absence of Ukraine or Russia?</text:span>
</text:h>
      <text:p text:style-name="P4">
Author: None (Language: zh)</text:p>
      <text:p text:style-name="P4">
Publisher: None</text:p>
      <text:p text:style-name="P4">
Time: 2023-05-21T07:56:00Z</text:p>
      <text:p text:style-name="P4">
Description: The Ukrainian government does not want its athletes to compete with Russians on the same stage. However, some people think that this is an error message that may give the international sports stadium to a propaganda machine to Russia. The Ukrainian Olympic champion condemn the Olympic Committee's chairman to "allow terrorists to participate in international activities."</text:p>
      <text:p text:style-name="P4">
Videos: []</text:p>
      <text:p text:style-name="P4">
Images: ["<text:a xlink:type="simple" xlink:href="https://static.dw.com/image/64761700_303.jpg" text:style-name="Internet_20_link" text:visited-style-name="Visited_20_Internet_20_Link">
64761700_303.jpg</text:a>
", "<text:a xlink:type="simple" xlink:href="https://static.dw.com/image/60848255_401.jpg" text:style-name="Internet_20_link" text:visited-style-name="Visited_20_Internet_20_Link">
60848255_401.jpg</text:a>
"]</text:p>
      <text:p text:style-name="P4">
Subject: 足坛体坛</text:p>
      <text:p text:style-name="P4">
Subjects: []</text:p>
      <text:p text:style-name="P4">
Keywords: ['俄罗斯', '兴奋剂丑闻', '乌克兰', '普京', '俄罗斯入侵乌克兰']</text:p>
      <text:p text:style-name="P4">
Id: 65636280</text:p>
      <!--METADATA-->
      <text:p text:style-name="P4">
<text:a xlink:type="simple" xlink:href="https://www.dw.com/zh/overlay/image/article/65636280/64761700" text:style-name="Internet_20_link" text:visited-style-name="Visited_20_Internet_20_Link">
 <draw:frame draw:style-name="fr1" draw:name="Image67" text:anchor-type="as-char" svg:width="6.9236in" svg:height="3.896998in" draw:z-index="0">
<draw:image xlink:href="../Images/dwzh/2023-05-21T07-56-00Z/64761700_303.jpg" xlink:type="simple" xlink:show="embed" xlink:actuate="onLoad" draw:mime-type="image/jpeg"/>
</draw:frame>
</text:a>
Some Ukrainian athletes oppose the government's position for resistance to international sports events (information pictures)</text:p>
      <text:p text:style-name="P4">
(Voice of Germany Chinese), a Ukrainian member who participated in the two Olympic Games made a call to support Ukraine athletes asking the Ukraine government to re -consider their positions to resist international sports events.</text:p>
      <text:p text:style-name="P4">
Saradhaha(Olga's secret)It was a three -level bronze medalist at the three -level long jump of the London Olympic Games in 2012. She described the current situation as "difficult", but it said that the Ukrainian parliament will "do everything possible" to allow Ukrainian athletes to participate in the Paris Olympic Games next year.</text:p>
      <text:p text:style-name="P4">
"I think Ukrainian athletes should and have to participate in the Olympic Games," said the peaceful and free athlete rally held in Tallinn, the capital of Estonia last weekend, "they need the competition, they need to show our strength."</text:p>
      <text:p text:style-name="P4">
Last month, the Ukrainian administration passed a decree to prohibit national athletes from participating in the competitions with Russia and Belarusians. The decree actually canceled the qualifications of Ukrainian athletes to participate in some competitions for the Paris Olympics.</text:p>
      <text:p text:style-name="P4">
Saradha said that the Ukraine Parliament is calling on its European counterparts to "strive to achieve the prohibition of Russian athletes from participating in international competitions" and say that they are also continuing to lobby the International Olympic Committee (IOC).</text:p>
      <text:p text:style-name="P4">
"The leaders of our sports organization said that they are trying to educate people at the international level (chairman of the International Olympic Committee) Bach." She said, "But as we see, Bach's decision and statement change a day. "</text:p>
      <text:h text:style-name="P12" text:outline-level="3">
<text:span text:style-name="T4">
Ukraine calls for banning Russia to participate in the Paris Olympics</text:span>
</text:h>
      <text:p text:style-name="P4">
Saradha's opinion echoed the Ukrainian steel frame snow car player Vladyslavhelaskevych. At the Beijing Winter Olympics last year, Herraskovic played the poster "No War in Ukraine". He said resistance is not a goal.</text:p>
      <text:p text:style-name="P4">
"The Olympic Games and International Sports (provided) have a very large media platform." In an interview with the Voice of Germany, Herraskovic said, "We should not give this platform to the propaganda narrative of Russia and Belarus. In that case, they will increase soft power, and more and more Russians will take the front line. "</text:p>
      <text:h text:style-name="P12" text:outline-level="3">
<text:span text:style-name="T4">
International Olympic member criticized Ukraine: political intervention in sports</text:span>
</text:h>
      <text:p text:style-name="P4">
The Ukrainian government's decree is to respond to the advice of the International Olympic Committee, <text:a xlink:type="simple" xlink:href="https://www.dw.com/zh/zh/国际奥委会支持俄罗斯运动员回归国际体坛/a-65170663" text:style-name="Internet_20_link" text:visited-style-name="Visited_20_Internet_20_Link">
</text:a>
The International Olympic Committee quoted some UN human rights experts to defend themselves, arguing that the comprehensive ban on nationality is discriminatory. It also criticized Ukraine's political intervention and reiterated its point of view "which athletes can participate in which international competitions cannot be determined by the government."</text:p>
      <text:p text:style-name="P4">
However, Ukraine Councilor Saradha believes that sports beyond politics is wrong.</text:p>
      <text:p text:style-name="P4">
"This war is so terrible that thousands of people are dying. We are talking about a war criminal that threatens the world with nuclear weapons." She said, "We know that in Russia, any athlete is essentially part of the propaganda agenda. . Russian athletes are still talking about the greatness of Russia and the Russian Empire. "</text:p>
      <text:h text:style-name="P12" text:outline-level="3">
<text:span text:style-name="T4">
Ukrainian athletes fled to Berlin</text:span>
</text:h>
      <text:p text:style-name="P4">
Anatol Kotau, former secretary -general of the Belarusian Olympic Committee in exile, believes that <text:a xlink:type="simple" xlink:href="https://www.dw.com/zh/zh/人权组织谴责国际体育机构奖励威权制国家/a-61316736" text:style-name="Internet_20_link" text:visited-style-name="Visited_20_Internet_20_Link">
</text:a>
Essence</text:p>
      <text:p text:style-name="P4">
He said at a conference convened by the Belarusian Sports Unity Foundation organized by an objection athlete: "The International Olympic Committee accused Ukraine for being unacceptable to interfere with sports, because the entire foundation of sports in Russia and Belarus is a state institution."</text:p>
      <text:p text:style-name="P4">
The articles of association of the International Olympic Committee prohibit political intervention on sports, and call on the Olympic Committee of all countries to "maintain autonomy and resist any form of pressure, including but not limited to politics, law, religion or economic pressure."</text:p>
      <text:p text:style-name="P4">
When asked if it would suspend the authority of the Ukrainian Olympic Committee in accordance with its charter, the International Olympic Committee only allowed the Voice of Germany to refer to its previous statement and said: "There is nothing to add at present."</text:p>
      <text:h text:style-name="P12" text:outline-level="3">
<text:span text:style-name="T4">
"Bach allows terrorists to participate in international activities"</text:span>
</text:h>
      <text:p text:style-name="P4">
Although some sports have retained the ban on Russians and Belarusians, other projects, such as fencing, judo, and weightlifting -have decided to follow the advice of the International Olympic Committee.</text:p>
      <text:p text:style-name="P4">
As a result, because of Judo athletes from Russia and Belarus attended, the Ukraine Judo Federation resisted the World Judo Championships held in Qatarha this month, claiming that the "most" Russians participating in the competition were "active soldiers."</text:p>
      <text:p text:style-name="P4">
Many sports organizations in Russia are related to the Russian Ministry of Defense, including the Moscow Central Army Club (CSKA MOSCOW). After verification of the Associated Press, 5 of the 18 Russians on the Entry list of Doha are members of the club. Daria Bilodid, a well -known Ukrainian athletes and two world champions, questioned this.</text:p>
      <text:p text:style-name="P4">
"This is Hu, isn't it?" She wrote on social media. "I think it is unacceptable to allow military personnel to allow a terrorist country to kill Ukrainians every day to participate in international competitions. This does not conform to sports values at all."</text:p>
      <text:p text:style-name="P4">
<draw:frame draw:style-name="fr1" draw:name="Image68" text:anchor-type="as-char" svg:width="6.9236in" svg:height="3.896998in" draw:z-index="0">
<draw:image xlink:href="../Images/dwzh/2023-05-21T07-56-00Z/60848255_401.jpg" xlink:type="simple" xlink:show="embed" xlink:actuate="onLoad" draw:mime-type="image/jpeg"/>
</draw:frame>
The Ukraine Olympic champion Nataliya Dobrynska said at the Tarin conference that the Olympic Committee led by Bach (picture) failed to adhere to its principles</text:p>
      <text:p text:style-name="P4">
The International Judo Federation stated that after the "independent background investigation", it has banned eight members of the Russian delegation to attend the competition, but these people are not athletes. It said that the person who was allowed to enter the list "was employed (Russia) Federal Training Sports Center", which belongs to state -owned enterprises, not military companies.</text:p>
      <text:p text:style-name="P4">
The International Olympic Committee has given the right to the Paris Olympic Games to each movement, and emphasizes that it has not made any decisions on the event itself. However, another Ukrainian Olympic player Nataliyadobrynska said at the Tarin conference that Bach's organization failed to adhere to its principles.</text:p>
      <text:p text:style-name="P4">
"The goal of the Olympic Games is to ensure world unity." The 2008 Beijing Olympic Games seven all -around gold medalist Doblinska said, "But see where to talk about Russia's aggression war?"</text:p>
      <text:p text:style-name="P4">
She said: "Bach allows terrorists to participate in international activities. We need to continue to put pressure on him to let him take it back."</text:p>
      <text:p text:style-name="P4">
News Source: <text:a xlink:type="simple" xlink:href="https://www.dw.com/zh/巴黎奥运会：缺席者应该是乌克兰还是俄罗斯？/a-65636280" text:style-name="Internet_20_link" text:visited-style-name="Visited_20_Internet_20_Link">
https://www.dw.com/zh/巴黎奥运会：缺席者应该是乌克兰还是俄罗斯？/a-65636280?maca=chi-rss-chi-all-1127-rdf</text:a>
</text:p>
      <!--NEWS-->
      <text:h text:style-name="P10" text:outline-level="1">
<text:span text:style-name="T4">
Shipping Association: By 2032, ship recovery will double</text:span>
</text:h>
      <text:p text:style-name="P4">
Author: None (Language: zh)</text:p>
      <text:p text:style-name="P4">
Publisher: None</text:p>
      <text:p text:style-name="P4">
Time: 2023-05-21T07:57:00Z</text:p>
      <text:p text:style-name="P4">
Description: With the transformation of the shipping industry fleet, it has become more conducive to climate protection. The "ship cemetery" mainly distributed in Asia may get unprecedented attention in the next few years.</text:p>
      <text:p text:style-name="P4">
Videos: []</text:p>
      <text:p text:style-name="P4">
Images: ["<text:a xlink:type="simple" xlink:href="https://static.dw.com/image/65659690_303.jpg" text:style-name="Internet_20_link" text:visited-style-name="Visited_20_Internet_20_Link">
65659690_303.jpg</text:a>
", "<text:a xlink:type="simple" xlink:href="https://static.dw.com/image/38260708_303.jpg" text:style-name="Internet_20_link" text:visited-style-name="Visited_20_Internet_20_Link">
38260708_303.jpg</text:a>
", "<text:a xlink:type="simple" xlink:href="https://static.dw.com/image/38260838_303.jpg" text:style-name="Internet_20_link" text:visited-style-name="Visited_20_Internet_20_Link">
38260838_303.jpg</text:a>
", "<text:a xlink:type="simple" xlink:href="https://static.dw.com/image/38260797_303.jpg" text:style-name="Internet_20_link" text:visited-style-name="Visited_20_Internet_20_Link">
38260797_303.jpg</text:a>
", "<text:a xlink:type="simple" xlink:href="https://static.dw.com/image/38260750_303.jpg" text:style-name="Internet_20_link" text:visited-style-name="Visited_20_Internet_20_Link">
38260750_303.jpg</text:a>
", "<text:a xlink:type="simple" xlink:href="https://static.dw.com/image/38260762_303.jpg" text:style-name="Internet_20_link" text:visited-style-name="Visited_20_Internet_20_Link">
38260762_303.jpg</text:a>
", "<text:a xlink:type="simple" xlink:href="https://static.dw.com/image/38260826_303.jpg" text:style-name="Internet_20_link" text:visited-style-name="Visited_20_Internet_20_Link">
38260826_303.jpg</text:a>
", "<text:a xlink:type="simple" xlink:href="https://static.dw.com/image/38260730_303.jpg" text:style-name="Internet_20_link" text:visited-style-name="Visited_20_Internet_20_Link">
38260730_303.jpg</text:a>
", "<text:a xlink:type="simple" xlink:href="https://static.dw.com/image/38260850_303.jpg" text:style-name="Internet_20_link" text:visited-style-name="Visited_20_Internet_20_Link">
38260850_303.jpg</text:a>
", "<text:a xlink:type="simple" xlink:href="https://static.dw.com/image/38260878_303.jpg" text:style-name="Internet_20_link" text:visited-style-name="Visited_20_Internet_20_Link">
38260878_303.jpg</text:a>
", "<text:a xlink:type="simple" xlink:href="https://static.dw.com/image/38260696_303.jpg" text:style-name="Internet_20_link" text:visited-style-name="Visited_20_Internet_20_Link">
38260696_303.jpg</text:a>
"]</text:p>
      <text:p text:style-name="P4">
Subject: 科技环境</text:p>
      <text:p text:style-name="P4">
Subjects: ['温室效应气体']</text:p>
      <text:p text:style-name="P4">
Keywords: ['船只', '船舶墓地', '温室气体', '碳排放', '波罗的海国际航运公会', '香港公约', '拆船平台']</text:p>
      <text:p text:style-name="P4">
Id: 65669628</text:p>
      <!--METADATA-->
      <text:p text:style-name="P4">
<text:a xlink:type="simple" xlink:href="https://www.dw.com/zh/overlay/image/article/65669628/65659690" text:style-name="Internet_20_link" text:visited-style-name="Visited_20_Internet_20_Link">
 <draw:frame draw:style-name="fr1" draw:name="Image69" text:anchor-type="as-char" svg:width="6.9236in" svg:height="3.896998in" draw:z-index="0">
<draw:image xlink:href="../Images/dwzh/2023-05-21T07-57-00Z/65659690_303.jpg" xlink:type="simple" xlink:show="embed" xlink:actuate="onLoad" draw:mime-type="image/jpeg"/>
</draw:frame>
</text:a>
The BBC Georgia cargo ship is anchoring at the port of City, Schtlison, Germany, and is repaired by the Strela Shipyard</text:p>
      <text:p text:style-name="P4">
(Voice of Germany Chinese) The Baltic International Shipping Association (BIMCO), headquarters headquarters in Bagoswed, headquarters near Copenhagen, reported on Wednesday (May 17): "From 2023 to 2032 More than 15,000 ships with more than 600 million tons are recycled. "According to BIMCO analysts Nielsrasmussen, this is more than double the recovery volume in the previous decade.</text:p>
      <text:p text:style-name="P4">
According to BIMCO, in the past ten years, 7,780 ships with 285 million tons in the world have been recovered, most of which were built in the 1990s. The association reports: "In the next ten years, the ships built in the 2000 will become the main source of recycling." And pointed out: "Compared with the 1990s, the ship's loaded tonnage built in the 1990s was more than twice that of the time at the time. It is expected that this will promote the growth of recycling and utilization. "</text:p>
      <text:h text:style-name="P12" text:outline-level="3">
<text:span text:style-name="T4">
stricter carbon emissions regulations</text:span>
</text:h>
      <text:p text:style-name="P4">
BIMCO believes that the current shipping industry is more stringent <text:a xlink:type="simple" xlink:href="https://www.dw.com/zh/zh/气候变化/t-41538394" text:style-name="Internet_20_link" text:visited-style-name="Visited_20_Internet_20_Link">
</text:a>
Regulations are also one of the reasons for increasing recycling demand. According to the association, the vast majority of ships are scrapped and re -processed in Bangladesh, India and Pakistan in Asia. The international non -governmental organization's "Shipbreaking Platform" has condemned this approach to repeated cases such as environmental destruction, infringement of human rights, child labor, and death.</text:p>
      <text:p text:style-name="P4">
In fact, the harmless and safe demolition work of the environment should have been regulated globally. According to records, since 2009, there is an international agreement related to this, and Germany has approved the agreement in 2019. However, this so -called Hong Kong Convention (all named Hong Kong International Security and Harmic Environment Demolition Convention) will only be approved in at least 15 countries to join, and the total tonnage of the total commercial ships of the contracting parties will be Effective. BIMCO also announced that it would be optimistic after signing the convention in Bangladesh, saying that the effective date of the convention may soon come.</text:p>
      <text:p text:style-name="P4">
*<draw:frame draw:style-name="fr1" draw:name="Image70" text:anchor-type="as-char" svg:width="6.9236in" svg:height="3.896998in" draw:z-index="0">
<draw:image xlink:href="../Images/dwzh/2023-05-21T07-57-00Z/38260708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Government's indifference</text:span>
</text:h>
      <text:p text:style-name="P4">
A young Bangladesh worker in the picture stands at Chittagong. About 25%of the workers here are minors under the age of 18. However, governments of South Asian countries sit down and ignore the difficult situation of workers.</text:p>
      <text:p text:style-name="P4">
*<draw:frame draw:style-name="fr1" draw:name="Image71" text:anchor-type="as-char" svg:width="6.9236in" svg:height="3.896998in" draw:z-index="0">
<draw:image xlink:href="../Images/dwzh/2023-05-21T07-57-00Z/38260838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text:span>
</text:h>
      <text:p text:style-name="P4">
Although they often work longer than those adults, these children's and young workers are maternal.</text:p>
      <text:p text:style-name="P4">
*<draw:frame draw:style-name="fr1" draw:name="Image72" text:anchor-type="as-char" svg:width="6.9236in" svg:height="3.896998in" draw:z-index="0">
<draw:image xlink:href="../Images/dwzh/2023-05-21T07-57-00Z/38260797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Dangerous</text:span>
</text:h>
      <text:p text:style-name="P4">
Workers do not have protective measures such as helmet, safety shoes or goggles, and severe injuries often occur.</text:p>
      <text:p text:style-name="P4">
*<draw:frame draw:style-name="fr1" draw:name="Image73" text:anchor-type="as-char" svg:width="6.9236in" svg:height="3.896998in" draw:z-index="0">
<draw:image xlink:href="../Images/dwzh/2023-05-21T07-57-00Z/38260750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Sudden disaster</text:span>
</text:h>
      <text:p text:style-name="P4">
Sheju was treated in a family of Jida Port. He was severely burned on a fire on a ship when he worked on a ship.</text:p>
      <text:p text:style-name="P4">
*<draw:frame draw:style-name="fr1" draw:name="Image74" text:anchor-type="as-char" svg:width="6.9236in" svg:height="3.896998in" draw:z-index="0">
<draw:image xlink:href="../Images/dwzh/2023-05-21T07-57-00Z/38260762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Forever pain</text:span>
</text:h>
      <text:p text:style-name="P4">
Former ship demolition worker Edris, he lost a leg in the shipproof accident.</text:p>
      <text:p text:style-name="P4">
*<draw:frame draw:style-name="fr1" draw:name="Image75" text:anchor-type="as-char" svg:width="6.9236in" svg:height="3.896998in" draw:z-index="0">
<draw:image xlink:href="../Images/dwzh/2023-05-21T07-57-00Z/38260826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polluted environment</text:span>
</text:h>
      <text:p text:style-name="P4">
Not only do workers work in dangerous environments, the local environment is also polluted. Groundwater and soil in large areas around the area around the construction site are contaminated with toxic substances such as heavy oil and lead.</text:p>
      <text:p text:style-name="P4">
*<draw:frame draw:style-name="fr1" draw:name="Image76" text:anchor-type="as-char" svg:width="6.9236in" svg:height="3.896998in" draw:z-index="0">
<draw:image xlink:href="../Images/dwzh/2023-05-21T07-57-00Z/38260730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Heavy price</text:span>
</text:h>
      <text:p text:style-name="P4">
The ecosystem here is severely damaged, and agricultural or fishery resources have almost disappeared.</text:p>
      <text:p text:style-name="P4">
*<draw:frame draw:style-name="fr1" draw:name="Image77" text:anchor-type="as-char" svg:width="6.9236in" svg:height="3.896998in" draw:z-index="0">
<draw:image xlink:href="../Images/dwzh/2023-05-21T07-57-00Z/38260850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immigration worker</text:span>
</text:h>
      <text:p text:style-name="P4">
Ala in India is the largest demolition port in the world. Almost all workers here are immigrants from northern India. Since 2009, they have demolished more than 2,600 ships.</text:p>
      <text:p text:style-name="P4">
*<draw:frame draw:style-name="fr1" draw:name="Image78" text:anchor-type="as-char" svg:width="6.9236in" svg:height="3.896998in" draw:z-index="0">
<draw:image xlink:href="../Images/dwzh/2023-05-21T07-57-00Z/38260878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Life</text:span>
</text:h>
      <text:p text:style-name="P4">
The living space of the workers is narrow, there is no electricity, and there is no water.</text:p>
      <text:p text:style-name="P4">
*<draw:frame draw:style-name="fr1" draw:name="Image79" text:anchor-type="as-char" svg:width="6.9236in" svg:height="3.896998in" draw:z-index="0">
<draw:image xlink:href="../Images/dwzh/2023-05-21T07-57-00Z/38260696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Ship "Cemetery"</text:span>
</text:h>
      <text:p text:style-name="P4">
The shipping site provides employment opportunities. The spectacular disassembly scene has also attracted many tourists who came to visit to take pictures.</text:p>
      <text:p text:style-name="P4">
Author: rodion ebbighaus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Germany)</text:p>
      <text:p text:style-name="P4">
News Source: <text:a xlink:type="simple" xlink:href="https://www.dw.com/zh/航运公会：到2032年船舶回收将翻倍/a-65669628" text:style-name="Internet_20_link" text:visited-style-name="Visited_20_Internet_20_Link">
https://www.dw.com/zh/航运公会：到2032年船舶回收将翻倍/a-65669628?maca=chi-rss-chi-all-1127-rdf</text:a>
</text:p>
      <!--NEWS-->
      <text:h text:style-name="P10" text:outline-level="1">
<text:span text:style-name="T4">
Analysis: G7's stronger mediation war not only depends on Beijing</text:span>
</text:h>
      <text:p text:style-name="P4">
Author: None (Language: zh)</text:p>
      <text:p text:style-name="P4">
Publisher: None</text:p>
      <text:p text:style-name="P4">
Time: 2023-05-21T08:01:00Z</text:p>
      <text:p text:style-name="P4">
Description: The leaders of the Seventh Kingdom Group (G7) gathered in Hiroshima, Japan. The joint communiqué issued by the summit and the "economic coercion" documents, the sword refers to China. Some experts commented that this shows that the G7 is having a strong response to China's challenges -but now the question is, how do they fulfill these commitments?</text:p>
      <text:p text:style-name="P4">
Videos: []</text:p>
      <text:p text:style-name="P4">
Images: ["<text:a xlink:type="simple" xlink:href="https://static.dw.com/image/65673962_303.jpg" text:style-name="Internet_20_link" text:visited-style-name="Visited_20_Internet_20_Link">
65673962_303.jpg</text:a>
", "<text:a xlink:type="simple" xlink:href="https://static.dw.com/image/65684441_401.jpg" text:style-name="Internet_20_link" text:visited-style-name="Visited_20_Internet_20_Link">
65684441_401.jpg</text:a>
", "<text:a xlink:type="simple" xlink:href="https://static.dw.com/image/65685670_401.jpg" text:style-name="Internet_20_link" text:visited-style-name="Visited_20_Internet_20_Link">
65685670_401.jpg</text:a>
"]</text:p>
      <text:p text:style-name="P4">
Subject: 时政风云</text:p>
      <text:p text:style-name="P4">
Subjects: []</text:p>
      <text:p text:style-name="P4">
Keywords: ['奥巴马', '俄罗斯', '乌克兰', '岛屿主权争端', '专题报道：全景观看“习马会”', '中国', '中共十九大', '美国', '德中关系', '普京']</text:p>
      <text:p text:style-name="P4">
Id: 65689524</text:p>
      <!--METADATA-->
      <text:p text:style-name="P4">
<text:a xlink:type="simple" xlink:href="https://www.dw.com/zh/overlay/image/article/65689524/65673962" text:style-name="Internet_20_link" text:visited-style-name="Visited_20_Internet_20_Link">
 <draw:frame draw:style-name="fr1" draw:name="Image80" text:anchor-type="as-char" svg:width="6.9236in" svg:height="3.896998in" draw:z-index="0">
<draw:image xlink:href="../Images/dwzh/2023-05-21T08-01-00Z/65673962_303.jpg" xlink:type="simple" xlink:show="embed" xlink:actuate="onLoad" draw:mime-type="image/jpeg"/>
</draw:frame>
</text:a>
On the eve of G7's debut, the first China -Central Asian Summit was held in Xi'an.</text:p>
      <text:p text:style-name="P4">
(Voice of Germany Chinese), the three -day seven -way Group (G7) summit will end on Sunday (May 21). During the meeting, the leaders of the seven major industrial countries <text:a xlink:type="simple" xlink:href="https://www.dw.com/zh/zh/德语媒体g7和中国/a-65686050" text:style-name="Internet_20_link" text:visited-style-name="Visited_20_Internet_20_Link">
</text:a>
—— From the militaryization of the South China Sea to "economic coercion" — has issued strong criticism.</text:p>
      <text:p text:style-name="P4">
The G7 oath should jointly respond to the challenges brought by China's "non -market -oriented policy and actions", including mandatory technology transfer and data disclosure. They warned that China has distorted the global economy, and the G7 leaders realize the importance of cultivating the resistance of "economic stress".</text:p>
      <text:p text:style-name="P4">
In the initiative document against "economic coercion", the G7 leader acknowledged the incident related to "economic coercion" "increasingly increasing" and promised to establish an agreement platform to improve the collective evaluation, preparation, and preparation of "economic coercion", and to prepare for "economic stress". Strategy and response.</text:p>
      <text:p text:style-name="P4">
Experts believe that although the document is not directly named, it indirectly mentioned the challenges brought by China's "economic stress", which are "powerful and detailed." DEXTERROBERTS, a senior researcher at the Atlantic Society, told DW that, given that these countries have different benefits and economic exchanges with different degrees of economic exchanges, the coordination and solidarity reflected by the statement is a "big event."</text:p>
      <text:p text:style-name="P4">
<draw:frame draw:style-name="fr1" draw:name="Image81" text:anchor-type="as-char" svg:width="6.9236in" svg:height="3.896998in" draw:z-index="0">
<draw:image xlink:href="../Images/dwzh/2023-05-21T08-01-00Z/65684441_401.jpg" xlink:type="simple" xlink:show="embed" xlink:actuate="onLoad" draw:mime-type="image/jpeg"/>
</draw:frame>
Some experts believe that G7's response to China's challenge is "powerful."</text:p>
      <text:h text:style-name="P12" text:outline-level="3">
<text:span text:style-name="T4">
g7 sword refers to China</text:span>
</text:h>
      <text:p text:style-name="P4">
In addition to cracking down on "economic stress" initiative documents, <text:a xlink:type="simple" xlink:href="https://www.dw.com/zh/zh/g7联合公报政策方针不是为了伤害中国/a-65684805" text:style-name="Internet_20_link" text:visited-style-name="Visited_20_Internet_20_Link">
</text:a>
A severe warning of Beijing tried to condense the policy consensus on China. However, the communiqué still refers to "cooperation with China in areas where China is challenging and interested together" and "prepares to establish a constructive and stable relationship with China."</text:p>
      <text:p text:style-name="P4">
The G7 leaders emphasized that the world's major democratic countries directly express their concerns to China. The policy policy is not to harm China, nor to obstruct its economic progress and development. "We are not describing or turning inward", but "de -risk."</text:p>
      <text:p text:style-name="P4">
Experts said that this shows that the G7 leaders have reached a consensus on adopting a "positive geographical strategy policy" in China, but they believe that cooperation with Beijing to respond to global challenges is "indispensable."</text:p>
      <text:p text:style-name="P4">
"This is actually promoted by European countries in recent years, so it can be said that Europe has played a leading role in shaping democratic countries' policies for China, as shown in the so -called" de -risk "integration." Professor Zsuzsaanna Fernczy said to DW.</text:p>
      <text:p text:style-name="P4">
In response to G7's criticism, the Chinese Ministry of Foreign Affairs said "strong dissatisfaction" to the communiqué, saying that the group's approach "has no international reputation." Beijing has accused G7 verbally claiming to cultivate a world of peace, stability, and prosperity, but in fact, "hindering international peace, damage to regional stability, and suppressing the development of other countries."</text:p>
      <text:p text:style-name="P4">
Roberts of the Atlantic Council told DW that Beijing's anger response showed that the G7 communiqué "touched the Chinese nerves" because "the text, specific content and field scope of" (the communiqué involved) "has been challenged by Beijing.</text:p>
      <text:h text:style-name="P12" text:outline-level="3">
<text:span text:style-name="T4">
to India not only rely on China?</text:span>
</text:h>
      <text:p text:style-name="P4">
Another attractive occasion during the G7 summit is <text:a xlink:type="simple" xlink:href="https://www.dw.com/zh/zh/g7重頭戲澤連斯基今見拜登/a-65688525" text:style-name="Internet_20_link" text:visited-style-name="Visited_20_Internet_20_Link">
</text:a>
Essence This was the first time that the two met in the first face of Russia in February last year. Prior to this, India had been reluctant to criticize Russia's invasion, and its continued economic relations with Russia also attracted the attention of the international community.</text:p>
      <text:p text:style-name="P4">
<draw:frame draw:style-name="fr1" draw:name="Image82" text:anchor-type="as-char" svg:width="6.9236in" svg:height="3.896998in" draw:z-index="0">
<draw:image xlink:href="../Images/dwzh/2023-05-21T08-01-00Z/65685670_401.jpg" xlink:type="simple" xlink:show="embed" xlink:actuate="onLoad" draw:mime-type="image/jpeg"/>
</draw:frame>
This is two leaders of India and Ukraine. It has met in person in person since the Russia and Ukraine War.</text:p>
      <text:p text:style-name="P4">
Zeelianzki and Modi met on the 20th. Modi promised that India would do their best to help the conflict. He said that the war had a deep impact on the world, not just economic or political issues, but "human issues"; Zerrenceki invited Modi to work together to urge the end of the war.</text:p>
      <text:p text:style-name="P4">
Some experts believe that Modi is willing to meet with Zellezki that India may be "re -adjusting" its position on the current geopolitical conflict. Dr. Chongja Ian, a assistant professor at the National University of Singapore, pointed out: "This is India trying to rethink its relationship with Moscow."</text:p>
      <text:p text:style-name="P4">
As for Zellennki, through contact with Modi, he hopes to enable Ukraine to evaluate different choices on the negotiating table. "Ukraine does not intend to rely on China as a bridge (between itself and Russia), because India can also play this role." Zhuang Jiaying told DW that Modi and Zeleneski reminded China that Beijing is not a peace talks about Russia and Ukraine. "The only choice on the table".</text:p>
      <text:p text:style-name="P4">
G7 leaders hope to meet the challenges brought by Chinese and Russia and other autocratic countries to reach consensus. Zhuang Jiaying believes that the summit has largely achieved this goal, but in the future, more importantly, how G7 member states will transform these consensus into action, "how these different countries implement their commitments, and the efforts of implementing these commitments to implement these commitments Is it really condensed together? "</text:p>
      <text:p text:style-name="P4">
News Source: <text:a xlink:type="simple" xlink:href="https://www.dw.com/zh/分析：g7對中更強硬-調停戰爭不單靠北京/a-65689524" text:style-name="Internet_20_link" text:visited-style-name="Visited_20_Internet_20_Link">
https://www.dw.com/zh/分析：g7對中更強硬-調停戰爭不單靠北京/a-65689524?maca=chi-rss-chi-all-1127-rdf</text:a>
</text:p>
      <!--NEWS-->
      <text:h text:style-name="P10" text:outline-level="1">
<text:span text:style-name="T4">
The United States strengthens the military aid Ukraine G7 to support Zelei</text:span>
</text:h>
      <text:p text:style-name="P4">
Author: None (Language: zh)</text:p>
      <text:p text:style-name="P4">
Publisher: None</text:p>
      <text:p text:style-name="P4">
Time: 2023-05-21T08:12:00Z</text:p>
      <text:p text:style-name="P4">
Description: U.S. President Biden met at the closing of the Seventh Kingdom Group Summit on the day of the closing of the Ukrainian President Zelei, and announced a new military aid plan. Under the leadership of the United States, in addition to preparing to support Ukraine for a long time, these wealthy countries also set up a stage for Zelleiski to win the support of countries such as Brazil and India.</text:p>
      <text:p text:style-name="P4">
Videos: []</text:p>
      <text:p text:style-name="P4">
Images: ["<text:a xlink:type="simple" xlink:href="https://static.dw.com/image/65689366_303.jpg" text:style-name="Internet_20_link" text:visited-style-name="Visited_20_Internet_20_Link">
65689366_303.jpg</text:a>
", "<text:a xlink:type="simple" xlink:href="https://static.dw.com/image/65689336_401.jpg" text:style-name="Internet_20_link" text:visited-style-name="Visited_20_Internet_20_Link">
65689336_401.jpg</text:a>
", "<text:a xlink:type="simple" xlink:href="https://static.dw.com/image/65689311_401.jpg" text:style-name="Internet_20_link" text:visited-style-name="Visited_20_Internet_20_Link">
65689311_401.jpg</text:a>
"]</text:p>
      <text:p text:style-name="P4">
Subject: 时政风云</text:p>
      <text:p text:style-name="P4">
Subjects: ['乌克兰', '岛屿主权争端', '专题报道：全景观看“习马会”', '印度', '足球世界杯', '中国', '中共十九大', '巴西', '德中关系', '俄罗斯入侵乌克兰']</text:p>
      <text:p text:style-name="P4">
Keywords: ['七国集团', '峰会', 'G7', '俄乌战争', '泽连斯基', '巴西', '印度', '美日韩', '中国']</text:p>
      <text:p text:style-name="P4">
Id: 65689534</text:p>
      <!--METADATA-->
      <text:p text:style-name="P4">
<text:a xlink:type="simple" xlink:href="https://www.dw.com/zh/overlay/image/article/65689534/65689366" text:style-name="Internet_20_link" text:visited-style-name="Visited_20_Internet_20_Link">
 <draw:frame draw:style-name="fr1" draw:name="Image83" text:anchor-type="as-char" svg:width="6.9236in" svg:height="3.896998in" draw:z-index="0">
<draw:image xlink:href="../Images/dwzh/2023-05-21T08-12-00Z/65689366_303.jpg" xlink:type="simple" xlink:show="embed" xlink:actuate="onLoad" draw:mime-type="image/jpeg"/>
</draw:frame>
</text:a>
The picture shows the photos of the G7 summit of the Seventh Kingdom Group on May 21, 2023.</text:p>
      <text:p text:style-name="P4">
(Voice of Germany Chinese Network) U.S. President Byden Sunday (May 20) and [] during the Seventh Kingdom Group (G7) summit(https://www.dw.com/zh/zh/g7重頭戲澤連斯基今見拜登/a-65688525)And announced the latest wave of military assistance for Kiev, including ammunition, cannons, and armored vehicles. Earlier, the United States decided to open an ally to transfer the F-16 jet machine to Ukraine.</text:p>
      <text:p text:style-name="P4">
Biden said: "We are the backing of Ukraine. This will not change." Zelei Sky expressed his gratitude to Biden: "We are very grateful. We will never forget. Thank you."</text:p>
      <text:p text:style-name="P4">
However, this meeting was covered in the shadow of the defeat of the war, [] <text:a xlink:type="simple" xlink:href="https://www.dw.com/zh/zh/俄稱拿下巴赫穆特-烏克蘭否認失守/a-65688395" text:style-name="Internet_20_link" text:visited-style-name="Visited_20_Internet_20_Link">
</text:a>
The battle for this city is the longest and most bloody battle since the Russia and Ukraine War.</text:p>
      <text:p text:style-name="P4">
Although Ukraine first denied the loss. According to the Associated Press, Zeelianzki said that he believed that the Russian army "destroyed everything" after several months of siege and had captured the city.</text:p>
      <text:p text:style-name="P4">
<text:a xlink:type="simple" xlink:href="https://www.dw.com/zh/zh/澤連斯基將現身廣島-親臨21日g7峰會/a-65673473" text:style-name="Internet_20_link" text:visited-style-name="Visited_20_Internet_20_Link">
</text:a>
With the strong support of the Seven Kingdoms, Zeleianzki visited Hiroshima in person, and British Prime Minister Sonak said that Japanese Prime Minister Kishita Kishita invited Zelei Sky to attend the G7 conference.</text:p>
      <text:p text:style-name="P4">
Sunak also said on the 21st that Britain will start training Ukraine pilots this summer to support them against the Russian army. He said that no one hopes to be peaceful than Zediski, but the peace conditions should be based on the principles of Ukraine.</text:p>
      <text:p text:style-name="P4">
German Prime Minister Shelz emphasized that if Russia thinks the longer the war is consumed, the less support for Ukraine, it will "bet wrong." He said the message given by Germany is that Russia must withdraw troops.</text:p>
      <text:p text:style-name="P4">
So far, although Germany has not yet expressed his willingness to participate in the Ukrainian military training plan, Germany is still the second largest supporter in Ukraine, second only to the United States. Shawrtz emphasized that Germany has done a lot of things for Ukraine in terms of financial, humanitarian and military assistance, and provided tanks and artillery to Ukraine.</text:p>
      <text:p text:style-name="P4">
French President Mark Hong said that the appearance of Zessicia will help countries such as Brazil and India to understand the situation of Ukraine. He said that the French would send Zelei to Hiroshima to build peace and seek solutions.</text:p>
      <text:p text:style-name="P4">
He mentioned the upcoming BRICS conference, including Brazil, Russia, India, China, and South Africa, and said: "Let Zeelianzki" in front of a few world powers in the world that only come into contact with one discourse " "Speaking" is in line with the interests of France, and it is also in line with its role as a permanent member of the UN Security Council.</text:p>
      <text:p text:style-name="P4">
<draw:frame draw:style-name="fr1" draw:name="Image84" text:anchor-type="as-char" svg:width="6.9236in" svg:height="3.896998in" draw:z-index="0">
<draw:image xlink:href="../Images/dwzh/2023-05-21T08-12-00Z/65689336_401.jpg" xlink:type="simple" xlink:show="embed" xlink:actuate="onLoad" draw:mime-type="image/jpeg"/>
</draw:frame>
The picture shows the Ukrainian President Zendiski and Canada Prime Minister Trudeau during the G7 Summit of the Seventh National Group on May 20, 2023 meeting.</text:p>
      <text:h text:style-name="P12" text:outline-level="3">
<text:span text:style-name="T4">
Brazilian Standage Swing</text:span>
</text:h>
      <text:p text:style-name="P4">
On the 20th, Zerrenzki held the first meeting with Indian Prime Minister Modi on the sidelines on the sidelines. Essence</text:p>
      <text:p text:style-name="P4">
As for another key country in Brazil, the German New News Agency quoted Brazilian media reports that Brazilian delegations were worried about the sudden visit of President Ukraine, thinking that Brazil and India had been under pressure, and felt that Ukraine's views needed for war.</text:p>
      <text:p text:style-name="P4">
Bloomberg also quoted Brazilian officials as reports that Zeelianzki's interviews made the Brazilian delegation feel uneasy, as if he had to accept Jestonzki's suggestion to talk to Lula on the opposite side of the Japanese G7 field.</text:p>
      <text:p text:style-name="P4">
The Brazilian news website "G1" quoted its sources of the Ministry of Foreign Affairs on the 20th that Brazilian President Lula did not know if he would accept the request of the Ukrainian President Zellezki.</text:p>
      <text:p text:style-name="P4">
On the 20th, Zelei appeared on the 20th and met with several heads of state and government, including Indian Prime Minister Modi during the Seventh National Group Summit.</text:p>
      <text:p text:style-name="P4">
India and Brazil are partnerships of major democratic industrialization national conferences. Brazil took the position of the G20 chairman country from India on December 1 last year and will be this key international role for a year.</text:p>
      <text:p text:style-name="P4">
In a video call with Zessky in March, Lula reiterated his idea of taking international mediation measures to resolve the Ukrainian war. After a controversial statement was issued in the role of the United States and the European Union in the Ukraine War, Lula recently tried to calm the storm.</text:p>
      <text:p text:style-name="P4">
At the end of Portugal's state visit, Lula criticized Russia to attack Ukraine. Nevertheless, he hoped that he would play the mediation person with China still not called for Russia to withdraw troops from Ukraine.</text:p>
      <text:p text:style-name="P4">
<draw:frame draw:style-name="fr1" draw:name="Image85" text:anchor-type="as-char" svg:width="6.9236in" svg:height="3.896998in" draw:z-index="0">
<draw:image xlink:href="../Images/dwzh/2023-05-21T08-12-00Z/65689311_401.jpg" xlink:type="simple" xlink:show="embed" xlink:actuate="onLoad" draw:mime-type="image/jpeg"/>
</draw:frame>
The picture shows a photo of Ukrainian President Zelegiski and Indian Prime Minister Modi during the G7 Summit of the Seventh Kingdom Group on May 20, 2023.</text:p>
      <text:h text:style-name="P12" text:outline-level="3">
<text:span text:style-name="T4">
</text:span>
</text:h>
      <text:p text:style-name="P4">
Agence France -Presse reported that a senior US government official said that US President Bynden invited Japanese and South Korean leaders to Washington to hold a formal trilogy talk on the 21st. The official said that the meeting time will be determined quickly, and no further details are yet.</text:p>
      <text:p text:style-name="P4">
Japanese and Korean leaders had a brief meeting during the Summit of the Seventh Kingdom Group. Both countries were important allies in the United States. There are long -term differences in related issues such as labor. Over the past few months, the relationship between the long -term soldiers between the two countries has gradually thawed.</text:p>
      <text:p text:style-name="P4">
Seoul announced a plan in March that people who were affected by forced labor during the compensation war. Although this plan did not participate in Japan directly, it was still regarded as the relationship between South Korean President Yin Xiyue and the Japanese Prime Minister Kishita. The positive efforts made.</text:p>
      <text:p text:style-name="P4">
In a statement, the US President Byden praised Japan and South Korea's "brave work to improve its bilateral relations." He also said that the three leaders are also conducting new negotiations on North Korea's "illegal nuclear weapons and missile threats". Essence</text:p>
      <text:p text:style-name="P4">
Earlier on the 21st, Yin Xiyue and Kishida Wenxiong conducted historic interviews with the Korean Memorial Hall of the Hiroshima atomic bomb explosion. This is the first time that the leaders of the two countries have visited the memorial together and the second time the Japanese Prime Minister did.</text:p>
      <text:p text:style-name="P4">
Yin Xiyue said at a bilateral meeting after his visit: "The brave action of the Prime Minister Kishida will be remembered, which paved the way for future peace, and at the same time expressed condolences to South Korean victims exploded by the atomic bomb."</text:p>
      <text:p text:style-name="P4">
(Reuters, Agence France -Presse, Germany)</text:p>
      <text:p text:style-name="P4">
News Source: <text:a xlink:type="simple" xlink:href="https://www.dw.com/zh/美加強軍援烏克蘭-g7力挺澤連斯基/a-65689534" text:style-name="Internet_20_link" text:visited-style-name="Visited_20_Internet_20_Link">
https://www.dw.com/zh/美加強軍援烏克蘭-g7力挺澤連斯基/a-65689534?maca=chi-rss-chi-all-1127-rdf</text:a>
</text:p>
      <!--NEWS-->
      <text:h text:style-name="P10" text:outline-level="1">
<text:span text:style-name="T4">
Foreign Digest of Wall: State violence in the talk show storm</text:span>
</text:h>
      <text:p text:style-name="P4">
Author: None (Language: zh)</text:p>
      <text:p text:style-name="P4">
Publisher: None</text:p>
      <text:p text:style-name="P4">
Time: 2023-05-21T08:55:00Z</text:p>
      <text:p text:style-name="P4">
Description: Some comments believe that in the performance of the talk show actor House, in the performance, a terrible signal is that we can clearly see that the momentum is becoming more and more large and cannot be questioned. Even if there is no unsuccessful cooperation, the unconditional recognition of national machines that oppress the system and the unconditional identification of national violence, especially military violence.</text:p>
      <text:p text:style-name="P4">
Videos: []</text:p>
      <text:p text:style-name="P4">
Images: ["<text:a xlink:type="simple" xlink:href="https://static.dw.com/image/64873304_303.jpg" text:style-name="Internet_20_link" text:visited-style-name="Visited_20_Internet_20_Link">
64873304_303.jpg</text:a>
", "<text:a xlink:type="simple" xlink:href="https://static.dw.com/image/19249978_303.jpg" text:style-name="Internet_20_link" text:visited-style-name="Visited_20_Internet_20_Link">
19249978_303.jpg</text:a>
", "<text:a xlink:type="simple" xlink:href="https://static.dw.com/image/19249804_303.jpg" text:style-name="Internet_20_link" text:visited-style-name="Visited_20_Internet_20_Link">
19249804_303.jpg</text:a>
", "<text:a xlink:type="simple" xlink:href="https://static.dw.com/image/19249790_303.jpg" text:style-name="Internet_20_link" text:visited-style-name="Visited_20_Internet_20_Link">
19249790_303.jpg</text:a>
", "<text:a xlink:type="simple" xlink:href="https://static.dw.com/image/19249957_303.jpg" text:style-name="Internet_20_link" text:visited-style-name="Visited_20_Internet_20_Link">
19249957_303.jpg</text:a>
", "<text:a xlink:type="simple" xlink:href="https://static.dw.com/image/19250029_303.jpg" text:style-name="Internet_20_link" text:visited-style-name="Visited_20_Internet_20_Link">
19250029_303.jpg</text:a>
", "<text:a xlink:type="simple" xlink:href="https://static.dw.com/image/19250013_303.jpg" text:style-name="Internet_20_link" text:visited-style-name="Visited_20_Internet_20_Link">
19250013_303.jpg</text:a>
", "<text:a xlink:type="simple" xlink:href="https://static.dw.com/image/19249447_303.jpg" text:style-name="Internet_20_link" text:visited-style-name="Visited_20_Internet_20_Link">
19249447_303.jpg</text:a>
", "<text:a xlink:type="simple" xlink:href="https://static.dw.com/image/19250011_303.jpg" text:style-name="Internet_20_link" text:visited-style-name="Visited_20_Internet_20_Link">
19250011_303.jpg</text:a>
", "<text:a xlink:type="simple" xlink:href="https://static.dw.com/image/52381834_303.jpg" text:style-name="Internet_20_link" text:visited-style-name="Visited_20_Internet_20_Link">
52381834_303.jpg</text:a>
", "<text:a xlink:type="simple" xlink:href="https://static.dw.com/image/47935476_303.jpg" text:style-name="Internet_20_link" text:visited-style-name="Visited_20_Internet_20_Link">
47935476_303.jpg</text:a>
", "<text:a xlink:type="simple" xlink:href="https://static.dw.com/image/50732052_303.jpg" text:style-name="Internet_20_link" text:visited-style-name="Visited_20_Internet_20_Link">
50732052_303.jpg</text:a>
", "<text:a xlink:type="simple" xlink:href="https://static.dw.com/image/54699627_303.jpg" text:style-name="Internet_20_link" text:visited-style-name="Visited_20_Internet_20_Link">
54699627_303.jpg</text:a>
", "<text:a xlink:type="simple" xlink:href="https://static.dw.com/image/56172729_303.jpg" text:style-name="Internet_20_link" text:visited-style-name="Visited_20_Internet_20_Link">
56172729_303.jpg</text:a>
", "<text:a xlink:type="simple" xlink:href="https://static.dw.com/image/56009884_303.jpg" text:style-name="Internet_20_link" text:visited-style-name="Visited_20_Internet_20_Link">
56009884_303.jpg</text:a>
", "<text:a xlink:type="simple" xlink:href="https://static.dw.com/image/56198822_303.jpg" text:style-name="Internet_20_link" text:visited-style-name="Visited_20_Internet_20_Link">
56198822_303.jpg</text:a>
", "<text:a xlink:type="simple" xlink:href="https://static.dw.com/image/56119396_303.jpg" text:style-name="Internet_20_link" text:visited-style-name="Visited_20_Internet_20_Link">
56119396_303.jpg</text:a>
", "<text:a xlink:type="simple" xlink:href="https://static.dw.com/image/56602048_303.jpg" text:style-name="Internet_20_link" text:visited-style-name="Visited_20_Internet_20_Link">
56602048_303.jpg</text:a>
", "<text:a xlink:type="simple" xlink:href="https://static.dw.com/image/56442933_303.jpg" text:style-name="Internet_20_link" text:visited-style-name="Visited_20_Internet_20_Link">
56442933_303.jpg</text:a>
", "<text:a xlink:type="simple" xlink:href="https://static.dw.com/image/55265878_303.jpg" text:style-name="Internet_20_link" text:visited-style-name="Visited_20_Internet_20_Link">
55265878_303.jpg</text:a>
", "<text:a xlink:type="simple" xlink:href="https://static.dw.com/image/54814377_303.jpg" text:style-name="Internet_20_link" text:visited-style-name="Visited_20_Internet_20_Link">
54814377_303.jpg</text:a>
"]</text:p>
      <text:p text:style-name="P4">
Subject: 评论分析</text:p>
      <text:p text:style-name="P4">
Subjects: ['薄熙来', '专题报道：习近平访美', '中国共产党', '专题报道：全景观看“习马会”', '中国反腐风暴', '20国集团', '文化大革命', '新疆', '毛泽东', '中国宪法修正案取消国家主席任期限制']</text:p>
      <text:p text:style-name="P4">
Keywords: ['脱口秀', '军人', '国家暴力', '笑果', '习近平', '两岸关系', '新疆', '数字极权', '文革', '政治创伤']</text:p>
      <text:p text:style-name="P4">
Id: 65689399</text:p>
      <!--METADATA-->
      <text:p text:style-name="P4">
<text:a xlink:type="simple" xlink:href="https://www.dw.com/zh/overlay/image/article/65689399/64873304" text:style-name="Internet_20_link" text:visited-style-name="Visited_20_Internet_20_Link">
 <draw:frame draw:style-name="fr1" draw:name="Image86" text:anchor-type="as-char" svg:width="6.9236in" svg:height="3.896998in" draw:z-index="0">
<draw:image xlink:href="../Images/dwzh/2023-05-21T08-55-00Z/64873304_303.jpg" xlink:type="simple" xlink:show="embed" xlink:actuate="onLoad" draw:mime-type="image/jpeg"/>
</draw:frame>
</text:a>
House, a talk show actor, who performed in Beijing, said that the scene of the two wild dogs he adopted by the two wild dogs that he adopted reminded him of "excellent style and can win the battle". This paragraph was accused of offending the PLA.</text:p>
      <text:p text:style-name="P4">
(Voice of Germany) in Singapore's "Duan Media" published an article "Talking Show Industry Storm:" Chinese "offense, national violence, and" review outsourcing "", the author Shen Du pointed out that in <text:a xlink:type="simple" xlink:href="https://www.dw.com/zh/zh/被指冒犯解放军-脱口秀演员被警方立案调查/a-65638312" text:style-name="Internet_20_link" text:visited-style-name="Visited_20_Internet_20_Link">
</text:a>
In the performance of the public opinion caused by "excellent style and victory", a terrible signal is that in a considerable scale of the defense of the army of the army, the concept of the national state, the absolute order and the absolutely obedient condition, Among the language habits that can immediately trigger sensational mechanisms, when the PLA is not blasphemy as if it is in line with the system, we can clearly see that the momentum is becoming increasingly big, no doubt or even unable to cooperate. The unconditional recognition of national machinery as a compression system and the unconditional recognition of national violence, especially military violence.</text:p>
      <text:p text:style-name="P4">
The article says that it is precisely because of the continuous accumulation of depression, anxiety, and anger in daily life and have nowhere to vent. At the same time, there is almost no effective public discussion that makes people understand where the oppression comes, where the anger should be directed, and the dignified life What does it mean and what we can strive to resist as citizens, and the stories that are pervasive and dependent on the propaganda machines have almost blocked the possibility of recognizing the world from another angle -so depression and ourselves The anger was seamlessly transferred to the enemy needed by the country, and anxiety achieved the charm of power. Regarding the unconditional trust and rationalization of the official notification, it is discriminated against the non -dead corner of drug abuse, or the Kao Kao has become a trend, the "departments of the department" become a new preference for the marriage market, and they are different fruits on the same tree.</text:p>
      <text:h text:style-name="P12" text:outline-level="3">
<text:span text:style-name="T4">
Political trauma left by "Cultural Revolution"</text:span>
</text:h>
      <text:p text:style-name="P4">
"New York Times" published an article "China Can't Wipe the Cultural Revolution Ten Years", author Pamela Paul said that in the new book "Red Memory -the Later of the Cultural Revolution" in the reporter Blannigen(Red Memory:The Afterlives of China’s CulturalRevolution)Among them, he noticed that under Xi Jinping's rule, China's cover of the history of the "Cultural Revolution" became stricter -as China showed unprecedented strength on the world stage, this sign made people feel deeply worried about its political health. Essence</text:p>
      <text:p text:style-name="P4">
The article said that the endless "Cultural Revolution" left political trauma. "No work unit can be spared," Blannigen wrote. "No family is innocent. Using" Tongzhi "to describe is too lightweight -between comrades, friends, husband and wife, and parent -child betrayal. After changing the direction again, the former victims began to fight back. This intimate relationship and the sudden reversal of policies to tear all the texture of Chinese culture, overturning Confucian filial piety ethics and updated communist blog love commitments. "</text:p>
      <text:p text:style-name="P4">
The article pointed out that when Americans talk about the Cultural Revolution, the discussion content is often about the rise of collective thinking and Wuhezhong, as well as performance -type anger in Twitter's upper and university campuses. Of course, the similarities exist: political leaders are inciting cultural wars, and polarized thinking narrows the category of different opinions to allies and heresy fingers. The media is more willing to shout slogan instead of driving deep discussions. But Blannigen's work provides equally important warnings: ignoring or distorting history will lead to danger.</text:p>
      <text:p text:style-name="P4">
*<draw:frame draw:style-name="fr1" draw:name="Image87" text:anchor-type="as-char" svg:width="6.9236in" svg:height="3.896998in" draw:z-index="0">
<draw:image xlink:href="../Images/dwzh/2023-05-21T08-55-00Z/19249978_303.jpg" xlink:type="simple" xlink:show="embed" xlink:actuate="onLoad" draw:mime-type="image/jpeg"/>
</draw:frame>
#</text:p>
      <text:h text:style-name="P13" text:outline-level="4">
<text:span text:style-name="T4">
革</text:span>
</text:h>
      <text:h text:style-name="P12" text:outline-level="3">
<text:span text:style-name="T4">
Furong Town</text:span>
</text:h>
      <text:p text:style-name="P4">
The film is based on the novels of the same name produced by Guhua and was released in 1986, reflecting the sorrow and joy of the small and small people in the many political movements since the founding of the People's Republic of China. In 2009, Netease called this film as "the peak masterpiece of reflection on the pain of the Cultural Revolution", and pointed out: "From a large extent, it can be said that the film was filmed by Director Xie Jin's high degree of self -provincial responsibility. The tragedy of the Cultural Revolution to carry out human reflection and criticism is the most sharp and sharp in Chinese movies today!"</text:p>
      <text:p text:style-name="P4">
*<draw:frame draw:style-name="fr1" draw:name="Image88" text:anchor-type="as-char" svg:width="6.9236in" svg:height="3.896998in" draw:z-index="0">
<draw:image xlink:href="../Images/dwzh/2023-05-21T08-55-00Z/19249804_303.jpg" xlink:type="simple" xlink:show="embed" xlink:actuate="onLoad" draw:mime-type="image/jpeg"/>
</draw:frame>
#</text:p>
      <text:h text:style-name="P13" text:outline-level="4">
<text:span text:style-name="T4">
革</text:span>
</text:h>
      <text:h text:style-name="P12" text:outline-level="3">
<text:span text:style-name="T4">
</text:span>
</text:h>
      <text:p text:style-name="P4">
The film is adapted from Li Bihua's novel of the same name, directed by Chen Kaige, and starring Leslie Cheung and Gong Li. In 1993, the New York Times commented on "Farewell My Concubine": "Every film reflecting the Cultural Revolution, no matter how objective, is reminding the scarred Chinese: the vigorous political movement is a kind of Lifetime, there is still no sound legal system so far, no basic democracy and human rights to prevent these destructive power again. "At that time, the film won the Golden Palm Award at the Cannes Film Festival in France, becoming the first China to win this award. The film has also won a number of international awards such as the Best Foreign Language Film Award of the American Golden Globe Award.</text:p>
      <text:p text:style-name="P4">
*<draw:frame draw:style-name="fr1" draw:name="Image89" text:anchor-type="as-char" svg:width="6.9236in" svg:height="3.896998in" draw:z-index="0">
<draw:image xlink:href="../Images/dwzh/2023-05-21T08-55-00Z/19249790_303.jpg" xlink:type="simple" xlink:show="embed" xlink:actuate="onLoad" draw:mime-type="image/jpeg"/>
</draw:frame>
#</text:p>
      <text:h text:style-name="P13" text:outline-level="4">
<text:span text:style-name="T4">
革</text:span>
</text:h>
      <text:h text:style-name="P12" text:outline-level="3">
<text:span text:style-name="T4">
Living</text:span>
</text:h>
      <text:p text:style-name="P4">
Readers should not be unfamiliar with Yu Hua's novels of the same name. The plot film produced in 1994 and directed by Zhang Yimou took the previous political movement of the Chinese Civil War and the New China as the background. It tells the bumpy encounter by the Fugui family played by Ge You and Gong Li. In the context of history, the important chapter in the film, the Cultural Revolution, is particularly impressive. "Alive" has won the 47th Cannes International Film Festival Jury Prize.</text:p>
      <text:p text:style-name="P4">
*<draw:frame draw:style-name="fr1" draw:name="Image90" text:anchor-type="as-char" svg:width="6.9236in" svg:height="3.896998in" draw:z-index="0">
<draw:image xlink:href="../Images/dwzh/2023-05-21T08-55-00Z/19249957_303.jpg" xlink:type="simple" xlink:show="embed" xlink:actuate="onLoad" draw:mime-type="image/jpeg"/>
</draw:frame>
#</text:p>
      <text:h text:style-name="P13" text:outline-level="4">
<text:span text:style-name="T4">
革</text:span>
</text:h>
      <text:h text:style-name="P12" text:outline-level="3">
<text:span text:style-name="T4">
sunny days</text:span>
</text:h>
      <text:p text:style-name="P4">
The name of the film is "dark and depressed" related to the Cultural Revolution. Indeed, although this film produced in 1993 and Jiang Wen, although the Cultural Revolution is based on the Cultural Revolution, the whole film basically does not have a particularly obvious picture of the Cultural Revolution except the red flag fluttering and slogan. The Southern Weekend commented on the weekend: "Unlike other movies expressing trauma, at least on the surface, whether it is the real pain instantaneous or sad talked about the Cultural Revolution, this work will not directly touch it; instead, the movie's hoarsely rendering rendering exhaustedly With another kind of atmosphere -slightly weird, but it is undeniable light. "</text:p>
      <text:p text:style-name="P4">
*<draw:frame draw:style-name="fr1" draw:name="Image91" text:anchor-type="as-char" svg:width="6.9236in" svg:height="3.896998in" draw:z-index="0">
<draw:image xlink:href="../Images/dwzh/2023-05-21T08-55-00Z/19250029_303.jpg" xlink:type="simple" xlink:show="embed" xlink:actuate="onLoad" draw:mime-type="image/jpeg"/>
</draw:frame>
#</text:p>
      <text:h text:style-name="P13" text:outline-level="4">
<text:span text:style-name="T4">
革</text:span>
</text:h>
      <text:h text:style-name="P12" text:outline-level="3">
<text:span text:style-name="T4">
Balzak and Little Tailor</text:span>
</text:h>
      <ul>
        <li>
<draw:frame draw:style-name="fr1" draw:name="Image92" text:anchor-type="as-char" svg:width="6.9236in" svg:height="3.896998in" draw:z-index="0">
<draw:image xlink:href="../Images/dwzh/2023-05-21T08-55-00Z/19250013_303.jpg" xlink:type="simple" xlink:show="embed" xlink:actuate="onLoad" draw:mime-type="image/jpeg"/>
</draw:frame>
#</li>
      </ul>
      <text:h text:style-name="P13" text:outline-level="4">
<text:span text:style-name="T4">
革</text:span>
</text:h>
      <text:h text:style-name="P12" text:outline-level="3">
<text:span text:style-name="T4">
恨 长</text:span>
</text:h>
      <text:p text:style-name="P4">
In 2005, "Song of Everlasting Hate" directed by Guan Jinpeng, Zheng Xiuwen and Wu Yanzu was shortlisted for the Venice Film Festival, but before participating, according to Chinese media such as NetEase and Sohu, the film involved the Cultural Revolution. Guan Jinpeng deleted cutting on individual sensitive plots, otherwise the film would not be allowed to go to Venice to exhibit. "People's Daily" subsequently said that "Song of Everlasting", which involved the "Cultural Revolution" sensitive plot, has passed the review of the film bureau and has not been deleted like rumors.</text:p>
      <text:p text:style-name="P4">
*<draw:frame draw:style-name="fr1" draw:name="Image93" text:anchor-type="as-char" svg:width="6.9236in" svg:height="3.896998in" draw:z-index="0">
<draw:image xlink:href="../Images/dwzh/2023-05-21T08-55-00Z/19249447_303.jpg" xlink:type="simple" xlink:show="embed" xlink:actuate="onLoad" draw:mime-type="image/jpeg"/>
</draw:frame>
#</text:p>
      <text:h text:style-name="P13" text:outline-level="4">
<text:span text:style-name="T4">
革</text:span>
</text:h>
      <text:h text:style-name="P12" text:outline-level="3">
<text:span text:style-name="T4">
Hawthorn Tree Love</text:span>
</text:h>
      <text:p text:style-name="P4">
This literary film directed by Zhang Yimou is adapted from the novel of the same name, telling the innocent and suppressed love during the Cultural Revolution. The film was released in Mainland China in September 2010 and obtained 160 million box office, breaking the box office record at the time of the mainland. "Love of Hawthorn Tree" has won the excellent story of the Chinese Film Chinese Watch Award and was shortlisted for the new generation unit of the 2011 Berlin Film Festival.</text:p>
      <text:p text:style-name="P4">
*<draw:frame draw:style-name="fr1" draw:name="Image94" text:anchor-type="as-char" svg:width="6.9236in" svg:height="3.896998in" draw:z-index="0">
<draw:image xlink:href="../Images/dwzh/2023-05-21T08-55-00Z/19250011_303.jpg" xlink:type="simple" xlink:show="embed" xlink:actuate="onLoad" draw:mime-type="image/jpeg"/>
</draw:frame>
#</text:p>
      <text:h text:style-name="P13" text:outline-level="4">
<text:span text:style-name="T4">
革</text:span>
</text:h>
      <text:h text:style-name="P12" text:outline-level="3">
<text:span text:style-name="T4">
Return</text:span>
</text:h>
      <text:p text:style-name="P4">
This is another film directed by Zhang Yimou, which involves the theme of the Cultural Revolution, adapted from Yan Geling's novel "Lu Qian Zhi". "Phoenix.com" In 2014, in the analysis of the article "Amnesia, the Biggies of the Cultural Revolution" in the analysis of the film: "Those who are Zhang Yimou's peers, those who have the personal experience of the Cultural Revolution, they must see themselves in this movie, by the way, by the way, by the way, by the way Look at the difficult Zhang Yimou. They will see that the surviving women who survive in this unprecedented catastrophe are actually widows in the strict sense. "</text:p>
      <text:p text:style-name="P4">
Author: Quie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Seeing Xinjiang behind Seattle"</text:p>
      <text:p text:style-name="P4">
Taiwan's "Wind Media" published an article "Seeing Xinjiang behind Seattle and Seeing Taiwan behind Xinjiang". The author Yan Jiyu said that Xinjiang issues have always been international news hotspots in recent years. The ultimate care of universal value is more important; the manipulation of geopolpolitik should not be sold out of the painful struggle of flesh and blood, especially the flesh and blood of the vulnerable groups. What's more, Xinjiang issues also involve many faces that surpass geopolitics, the game of great powers, and have a profound significance.</text:p>
      <text:p text:style-name="P4">
The article said, "<text:a xlink:type="simple" xlink:href="https://www.dw.com/zh/zh/報告中國文化清洗維族文化遺產/a-64662117" text:style-name="Internet_20_link" text:visited-style-name="Visited_20_Internet_20_Link">
</text:a>
: The author of China's High -tech Exile "author Darrenbyler revealed another far -reaching fact: For the digital field of such a super efficient execution, regularly updating the hardware and database of software and databases, the European and American free democratic systems have gained birth The high -tech industry (in addition to the European and American government's anti -terrorism policy and the war of counter -terrorism after 2001), it has become Chinese accomplices through the pipeline of talent training, technical output, and capital fundraising through talent training, technical output, and capital fundraising. See Xinjiang behind Seattle. " From the comfortable and advanced office of the technology company, to the crowded and stinky cells and slave factories in exile; from the programmer and engineer who have devoted themselves well, to the "trainees" of the re -education camp who is not seen in the sky; The world seems to be the horizon, but in fact, it is easy. European and American countries have begun to make up for the dead, but it is too late.</text:p>
      <text:p text:style-name="P4">
*<draw:frame draw:style-name="fr1" draw:name="Image95" text:anchor-type="as-char" svg:width="6.9236in" svg:height="3.896998in" draw:z-index="0">
<draw:image xlink:href="../Images/dwzh/2023-05-21T08-55-00Z/52381834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Re -Education Camp"</text:span>
</text:h>
      <text:p text:style-name="P4">
China has established so -called re -education camps in Xinjiang since 2017, detaining ethnic minorities such as Uighurs. The study of German independent scholar, Andrianzenz, first disclosed this phenomenon. From the beginning of 2018, the international media have reported on this, and gradually revealed the practices of invasive human rights such as mandatory labor, abuse, and brainwashing in detention camps.</text:p>
      <text:p text:style-name="P4">
*<draw:frame draw:style-name="fr1" draw:name="Image96" text:anchor-type="as-char" svg:width="6.9236in" svg:height="3.896998in" draw:z-index="0">
<draw:image xlink:href="../Images/dwzh/2023-05-21T08-55-00Z/47935476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Delays"</text:span>
</text:h>
      <text:p text:style-name="P4">
Chinese officials call these educational camps as "Vocational Training Center", the purpose of which is to prevent extremism and provide employment skills for Uighurs. On December 9, 2019, Xueck, the chairman of the Xinjiang Autonomous Region Government, came to Tidakh that all students had "closed" and began a new life. However, there are still many overseas Uighurs reported that their family members have been detained.</text:p>
      <text:p text:style-name="P4">
*<draw:frame draw:style-name="fr1" draw:name="Image97" text:anchor-type="as-char" svg:width="6.9236in" svg:height="3.896998in" draw:z-index="0">
<draw:image xlink:href="../Images/dwzh/2023-05-21T08-55-00Z/50732052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accusation of systematic infringement</text:span>
</text:h>
      <text:p text:style-name="P4">
The human rights organization also accuses China of implementing measures such as national surveillance, cultural assimilation, deprivation of religious freedom, and pushing for birth in Xinjiang to control population growth. Beijing has always denied all allegations of infringement in Xinjiang. In 2020, Chinese leaders Xi Jinping also declared that China's governance policy was "completely correct" and "significant results."</text:p>
      <text:p text:style-name="P4">
*<draw:frame draw:style-name="fr1" draw:name="Image98" text:anchor-type="as-char" svg:width="6.9236in" svg:height="3.896998in" draw:z-index="0">
<draw:image xlink:href="../Images/dwzh/2023-05-21T08-55-00Z/54699627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to the International Criminal Court of Criminal Court</text:span>
</text:h>
      <text:p text:style-name="P4">
On July 6, 2020, the two exiled Uyghur groups commissioned lawyers to submit a complaint to the Hague International Criminal Court, accusing the Chinese government offending the crimes of "racial extinction" and "anti -human", and submitted relevant evidence. Chinese leader Xi Jinping also ranked the defendant. The task of the Hague International Court of Court is to justice for racial extinction, war crimes and other atrocities. But China does not recognize its jurisdiction.</text:p>
      <text:p text:style-name="P4">
*<draw:frame draw:style-name="fr1" draw:name="Image99" text:anchor-type="as-char" svg:width="6.9236in" svg:height="3.896998in" draw:z-index="0">
<draw:image xlink:href="../Images/dwzh/2023-05-21T08-55-00Z/56172729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Türkiye: from condemnation to silence</text:span>
</text:h>
      <ul>
        <li>
<draw:frame draw:style-name="fr1" draw:name="Image100" text:anchor-type="as-char" svg:width="6.9236in" svg:height="3.896998in" draw:z-index="0">
<draw:image xlink:href="../Images/dwzh/2023-05-21T08-55-00Z/56009884_303.jpg" xlink:type="simple" xlink:show="embed" xlink:actuate="onLoad" draw:mime-type="image/jpeg"/>
</draw:frame>
#</li>
      </ul>
      <text:h text:style-name="P13" text:outline-level="4">
<text:span text:style-name="T4">
From "Re -Education Camp" to "Race Extinction": China's Xinjiang policy has been condemned internationally</text:span>
</text:h>
      <text:h text:style-name="P12" text:outline-level="3">
<text:span text:style-name="T4">
Concept of international law</text:span>
</text:h>
      <text:p text:style-name="P4">
The US "Foreign Policy" magazine website reported on February 19 that at the beginning of the year at the beginning of the year, the U.S. State Department's Legal Consultant Office concluded that China ’s large -scale imprisonment and forced labor against Xinjiang Uighurs were anti -human crimes, but there was enough evidence to prove that China was in Xinjiang in Xinjiang in Xinjiang "Race extinction" was performed. It is reported that Richarddicker, an international judicial expert of the Human Rights Observation Organization, said that "racial extinction is difficult to prove in court", because it is necessary to confirm that the offender "has a very clear intention" and "based on the religion, race or national background of a group, Eliminate all or part of the population. "</text:p>
      <text:p text:style-name="P4">
*<draw:frame draw:style-name="fr1" draw:name="Image101" text:anchor-type="as-char" svg:width="6.9236in" svg:height="3.896998in" draw:z-index="0">
<draw:image xlink:href="../Images/dwzh/2023-05-21T08-55-00Z/56198822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U.S.: The new government has received the favorable facts</text:span>
</text:h>
      <text:p text:style-name="P4">
On January 19, 2021, the day before Trump stepped down, the US Secretary of State Pompeo then said that China's persecution of Uighurs had committed "racial extinction and anti -human crime." Successive Secretary of State Brills(Antony shine)At the confirmation of the hearing on the 19th, he told the Senate Foreign Relations Committee that he agreed that Pompeo would say that China's persecution of Uighurs was a statement of racial extinction.</text:p>
      <text:p text:style-name="P4">
*<draw:frame draw:style-name="fr1" draw:name="Image102" text:anchor-type="as-char" svg:width="6.9236in" svg:height="3.896998in" draw:z-index="0">
<draw:image xlink:href="../Images/dwzh/2023-05-21T08-55-00Z/56119396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British Prime Minister: It is a legal issue</text:span>
</text:h>
      <text:p text:style-name="P4">
British Prime Minister Johnson believes that "identifying racial extinction is a legal issue, but I can say that what I think is what happened in Xinjiang and what happened to the Uighur people is extremely hateful." case". If the case is passed, the United Kingdom will ban countries with race extinction in a legal form to sign a free trade agreement.</text:p>
      <text:p text:style-name="P4">
*<draw:frame draw:style-name="fr1" draw:name="Image103" text:anchor-type="as-char" svg:width="6.9236in" svg:height="3.896998in" draw:z-index="0">
<draw:image xlink:href="../Images/dwzh/2023-05-21T08-55-00Z/56602048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Call for investigation</text:span>
</text:h>
      <text:p text:style-name="P4">
British Foreign Minister Dominicraab pointed out in a UN Human Rights Council on February 22 that torture, mandatory workers, and mandatory births have occurred in Xinjiang in China with a "industrialization scale". Labo called for the United Nations senior human rights commissioner MichelleBachelet or other independent experts to enter Xinjiang "immediately and unrestricted", and the Human Rights Council should make a resolution on the matter. Chinese Foreign Minister Wang Yi responded to this that the United Nations Human Rights High School interviewed Xinjiang: "The gate of Xinjiang is always open."</text:p>
      <text:p text:style-name="P4">
*<draw:frame draw:style-name="fr1" draw:name="Image104" text:anchor-type="as-char" svg:width="6.9236in" svg:height="3.896998in" draw:z-index="0">
<draw:image xlink:href="../Images/dwzh/2023-05-21T08-55-00Z/56442933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Canada: Congress passed, government abstain</text:span>
</text:h>
      <text:p text:style-name="P4">
The Canadian Congress passed a motion for 266-0 votes on February 22 to determine that China performed racial extinction against Uighurs in Xinjiang in Xinjiang. Canadian Prime Minister Trudeau and most of the cabinet members voted for abstain. Trudeau has always been reluctant to put the Chinese Uyghur people's practice as a racial extinction, saying that the word is "extremely heavy" and stated that it needs to be further reviewed before making a decision.</text:p>
      <text:p text:style-name="P4">
*<draw:frame draw:style-name="fr1" draw:name="Image105" text:anchor-type="as-char" svg:width="6.9236in" svg:height="3.896998in" draw:z-index="0">
<draw:image xlink:href="../Images/dwzh/2023-05-21T08-55-00Z/55265878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Dutch: The parliament will not follow up the government through the motion of the government</text:span>
</text:h>
      <text:p text:style-name="P4">
The Dutch Parliament passed a non -binding motion on February 25, saying that China's way of treating Uighur Muslims in Xinjiang belongs to "racial extinction." Prime Minister Lutter(Markrutte, picture)The affiliated party vote for the motion proposal. Dutch Foreign Minister Brock(StefBlok)It is said that the government does not want to use the word "racial extinction" because the United Nations and international courts have not yet made relevant determinations.</text:p>
      <text:p text:style-name="P4">
*<draw:frame draw:style-name="fr1" draw:name="Image106" text:anchor-type="as-char" svg:width="6.9236in" svg:height="3.896998in" draw:z-index="0">
<draw:image xlink:href="../Images/dwzh/2023-05-21T08-55-00Z/54814377_303.jpg" xlink:type="simple" xlink:show="embed" xlink:actuate="onLoad" draw:mime-type="image/jpeg"/>
</draw:frame>
#</text:p>
      <text:h text:style-name="P13" text:outline-level="4">
<text:span text:style-name="T4">
From "Re -Education Camp" to "Race Extinction": China's Xinjiang policy has been condemned internationally</text:span>
</text:h>
      <text:h text:style-name="P12" text:outline-level="3">
<text:span text:style-name="T4">
The birth rate of the Xinjiang population since 2018 has dropped sharply</text:span>
</text:h>
      <text:p text:style-name="P4">
The Xinjiang Academy of Social Sciences announced the "Research Report on the Population of Xinjiang Population Overseas" in September 2020, saying that the population of Xinjiang has continued to grow in recent years. According to it, it also said that the decline in the population growth of Xinjiang in 2018 is the result of a comprehensive implementation of family planning policies, and it is also a manifestation of Xinjiang's economic and social development and the transformation of the concept of fertility of all ethnic groups. Chinese official statistics show that the population birth rate of Xinjiang from 2010 to 2017 was around 15 ‰, of which 16.44 ‰ in 2014 was 16.44 ‰. However, in 2018, the birth rate of Xinjiang's population fell to 10.69 ‰, and in 2019 to 8.14 ‰. The natural growth rate of Xinjiang was 11.4 ‰ in 2017, and in 2019 to 3.69 ‰.</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span text:style-name="T5">
Inding the content of other media, does not represent the position or view of the Voice of Germany. _ </text:span>
 _ 吧 _</text:p>
      <text:p text:style-name="P4">
News Source: <text:a xlink:type="simple" xlink:href="https://www.dw.com/zh/墙外文摘：脱口秀风波中的国家暴力/a-65689399" text:style-name="Internet_20_link" text:visited-style-name="Visited_20_Internet_20_Link">
https://www.dw.com/zh/墙外文摘：脱口秀风波中的国家暴力/a-65689399?maca=chi-rss-chi-all-1127-rdf</text:a>
</text:p>
      <!--NEWS-->
      <text:h text:style-name="P10" text:outline-level="1">
<text:span text:style-name="T4">
Biden invited Kishida and Yin Xiyue to visit the United States to hold a three -party talks</text:span>
</text:h>
      <text:p text:style-name="P4">
Publisher: 法新社</text:p>
      <text:p text:style-name="P4">
Published Time: 2023-05-21T09:02:07+00:00</text:p>
      <text:p text:style-name="P4">
Modified Time: 2023-05-21T08:35:02+00:00</text:p>
      <text:p text:style-name="P4">
Description: (Agence France -Presse, Hiroshima, 21st) A high -level US official said that US President Biden used the seven major industrial group (G7) summit today to invite Japanese and South Korean leaders to visit Washington for formal three -party tal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5-21T09-02-07-00-00/000000.png" xlink:type="simple" xlink:show="embed" xlink:actuate="onLoad" draw:mime-type="image/png"/>
</draw:frame>
Following Japan and South Korea's tension for many years, the G7 summit hosted the country, Japan, invited South Korea to attend the meeting.</text:p>
      <text:p text:style-name="P4">
Japan and South Korea are important allies in the United States, but the two countries have long been disagreeable for Japan's comfort women under the brutal colonial rule of the Korean Peninsula from 1910 to 1945.</text:p>
      <text:p text:style-name="P4">
However, in March of the Seoul authorities in March this year, since the participation of the Tokyo authorities and the victims of the forced labor during compensation, South Korean President Yin Xiyue and the Japanese Prime Minister Kishida Kishida have been actively renovating the cracks between the two countries.</text:p>
      <text:p text:style-name="P4">
The White House issued a statement today pointed out that Bayeng praised Kishida Wenxiong and Yin Xiyue to "do the brave behavior to improve the relationship between the two countries." The statement said that the leaders of the United States, Japan and South Korea also discussed the "new collaboration" for North Korea's "illegal nuclear threats and missile threats".</text:p>
      <text:p text:style-name="P4">
The official said that it is expected that the formal talks of the three sides of the United States, Japan and South Korea will be finalized, and more details will not be provided at present.</text:p>
      <text:p text:style-name="P4">
News Source: <text:a xlink:type="simple" xlink:href="https://www.rfi.fr/cn/%E5%9B%BD%E9%99%85%E6%8A%A5%E9%81%93/20230521-%E6%8B%9C%E7%99%BB%E9%82%80%E5%B2%B8%E7%94%B0-%E5%B0%B9%E9%94%A1%E6%82%A6%E8%AE%BF%E7%BE%8E%E4%B8%BE%E8%A1%8C%E4%B8%89%E6%96%B9%E4%BC%9A%E8%B0%88" text:style-name="Internet_20_link" text:visited-style-name="Visited_20_Internet_20_Link">
https://www.rfi.fr/cn/%E5%9B%BD%E9%99%85%E6%8A%A5%E9%81%93/20230521-%E6%8B%9C%E7%99%BB%E9%82%80%E5%B2%B8%E7%94%B0-%E5%B0%B9%E9%94%A1%E6%82%A6%E8%AE%BF%E7%BE%8E%E4%B8%BE%E8%A1%8C%E4%B8%89%E6%96%B9%E4%BC%9A%E8%B0%88</text:a>
</text:p>
      <!--NEWS-->
      <text:h text:style-name="P10" text:outline-level="1">
<text:span text:style-name="T4">
German media: Russian exile objections suspected poisoning Berlin Police to file a case for investigation</text:span>
</text:h>
      <text:p text:style-name="P4">
Publisher: 法新社</text:p>
      <text:p text:style-name="P4">
Published Time: 2023-05-21T09:32:07+00:00</text:p>
      <text:p text:style-name="P4">
Modified Time: 2023-05-21T09:20:05+00:00</text:p>
      <text:p text:style-name="P4">
Description: (Agence France -Presse Berlin, 21st) The German "Sunday World News" reported that a Russian journalist and an exile Russian civil rights attended the situation before and after the Russian disagreement meeting at Berlin last month. It may be poisoning, and the German police have launched an investig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5-21T09-32-07-00-00/000000.png" xlink:type="simple" xlink:show="embed" xlink:actuate="onLoad" draw:mime-type="image/png"/>
</draw:frame>
A spokesman for the Berlin police told the Sunday World News (Welt Am Sonntag): "(Police) has been filed for investigation based on existing information." Agence France -Presse could not immediately obtain a Berlin police response.</text:p>
      <text:p text:style-name="P4">
The Russian independent news website Agentstvo announced this week's survey stating that the former Russian power and the critics of the Kremlin, Mikhailkhodovsky, hosted a meeting of Russian objections on April 29th and 30th. The two participants had a healthy problem.</text:p>
      <text:p text:style-name="P4">
One of them is a reporter who has just left Russia recently. This person has some symptoms during the event, and also said that the symptoms may appear earlier.</text:p>
      <text:p text:style-name="P4">
According to Agentstvo, the reporter went to Charite University Hospital for medical treatment. Russian President VladimirPutin critic, Alexei Navalny, was poisoned in August 2020 and went to this hospital for treatment.</text:p>
      <text:p text:style-name="P4">
Another healthy person named Natalia Arno, the head of the non -governmental organization "Free Russiafoundation", who has lived in the United States for 10 years after being forced to leave Russia.</text:p>
      <text:p text:style-name="P4">
Agentstvo reported that Arnold visited Berlin at the end of April and then went to Prage, Czech, and appeared in the local area; she also found that her hotel room door was opened.</text:p>
      <text:p text:style-name="P4">
The next day Arnold went to the United States and contacted a local hospital and authorities.</text:p>
      <text:p text:style-name="P4">
Arnold pointed out on Facebook this week that her symptoms include "tingling" and "paralysis", and also said that these "strange symptoms" first appeared before she arrived in Prague.</text:p>
      <text:p text:style-name="P4">
Arnold said he still had symptoms, but it felt much better.</text:p>
      <text:p text:style-name="P4">
In recent years, there have been cases in Russia who have criticized the Kremlin at home and abroad. The Moscow government denies the hands under their own agents.</text:p>
      <text:p text:style-name="P4">
The European laboratory has confirmed that the poison in Navani is Noveichok, a neurotoxic agent developed by the Soviet Union.</text:p>
      <text:p text:style-name="P4">
News Source: <text:a xlink:type="simple" xlink:href="https://www.rfi.fr/cn/%E5%9B%BD%E9%99%85%E6%8A%A5%E9%81%93/20230521-%E5%BE%B7%E5%AA%92-%E4%BF%84%E6%B5%81%E4%BA%A1%E5%BC%82%E8%AE%AE%E4%BA%BA%E5%A3%AB%E7%96%91%E4%B8%AD%E6%AF%92-%E6%9F%8F%E6%9E%97%E8%AD%A6%E6%96%B9%E7%AB%8B%E6%A1%88%E8%B0%83%E6%9F%A5" text:style-name="Internet_20_link" text:visited-style-name="Visited_20_Internet_20_Link">
https://www.rfi.fr/cn/%E5%9B%BD%E9%99%85%E6%8A%A5%E9%81%93/20230521-%E5%BE%B7%E5%AA%92-%E4%BF%84%E6%B5%81%E4%BA%A1%E5%BC%82%E8%AE%AE%E4%BA%BA%E5%A3%AB%E7%96%91%E4%B8%AD%E6%AF%92-%E6%9F%8F%E6%9E%97%E8%AD%A6%E6%96%B9%E7%AB%8B%E6%A1%88%E8%B0%83%E6%9F%A5</text:a>
</text:p>
      <!--NEWS-->
      <text:h text:style-name="P10" text:outline-level="1">
<text:span text:style-name="T4">
Swiss sightseeing small plane crashed 3 Causes of death to be investigated</text:span>
</text:h>
      <text:p text:style-name="P4">
Publisher: 法新社</text:p>
      <text:p text:style-name="P4">
Published Time: 2023-05-21T09:32:08+00:00</text:p>
      <text:p text:style-name="P4">
Modified Time: 2023-05-21T09:20:04+00:00</text:p>
      <text:p text:style-name="P4">
Description: (France -Presse Geneva, 20th) Swiss police said that a small sightseeing aircraft crashed in a dense tree in western Switzerland today, and all three people on board were kil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5-21T09-32-08-00-00/000000.png" xlink:type="simple" xlink:show="embed" xlink:actuate="onLoad" draw:mime-type="image/png"/>
</draw:frame>
Police said the sightseeing aircraft crashed at a steep forest area near the NeucHatel Ponts-De-Martel, Switzerland.</text:p>
      <text:p text:style-name="P4">
The New Sha Terbon Police said in a statement that "driving and two passengers died on the spot." The statement did not provide further details about the victims.</text:p>
      <text:p text:style-name="P4">
This small sightseeing aircraft registered in Switzerland and took off from nearby Chaux-D-Fonds Airport to take off for sightseeing.</text:p>
      <text:p text:style-name="P4">
Police said that large -scale rescue and recovery operations have been launched, but the terrain of the terrain of the crash located in the Newsha Tail Mountains is very steep, making the rescue work complicated.</text:p>
      <text:p text:style-name="P4">
Police stated that the cause of the crash was still unclear, but the authorities had launched an investigation to determine the cause of the accident.</text:p>
      <text:p text:style-name="P4">
News Source: <text:a xlink:type="simple" xlink:href="https://www.rfi.fr/cn/%E5%9B%BD%E9%99%85%E6%8A%A5%E9%81%93/20230521-%E7%91%9E%E5%A3%AB%E8%A7%82%E5%85%89%E5%B0%8F%E9%A3%9E%E6%9C%BA%E5%A4%B1%E4%BA%8B3%E6%AD%BB-%E5%9D%A0%E6%9C%BA%E5%8E%9F%E5%9B%A0%E5%BE%85%E8%B0%83%E6%9F%A5" text:style-name="Internet_20_link" text:visited-style-name="Visited_20_Internet_20_Link">
https://www.rfi.fr/cn/%E5%9B%BD%E9%99%85%E6%8A%A5%E9%81%93/20230521-%E7%91%9E%E5%A3%AB%E8%A7%82%E5%85%89%E5%B0%8F%E9%A3%9E%E6%9C%BA%E5%A4%B1%E4%BA%8B3%E6%AD%BB-%E5%9D%A0%E6%9C%BA%E5%8E%9F%E5%9B%A0%E5%BE%85%E8%B0%83%E6%9F%A5</text:a>
</text:p>
      <!--NEWS-->
      <text:h text:style-name="P10" text:outline-level="1">
<text:span text:style-name="T4">
Zelei Sky will meet with the US and South Korea summit</text:span>
</text:h>
      <text:p text:style-name="P4">
Author: 联合早报 (Person)</text:p>
      <text:p text:style-name="P4">
Publisher: 联合早报 (Organization)</text:p>
      <text:p text:style-name="P4">
Published Time: 2023-05-21T09:45</text:p>
      <text:p text:style-name="P4">
Modified Time: 2023-05-21T12:00</text:p>
      <text:p text:style-name="P4">
Description: After the Ukrainian President Zelei, after arriving in Hiroshima, Japan, he will meet with US President Biden on Sunday (May 21) and US President Yin Xiyue. Comprehensive Yonhap News Agency and Reuters reported that the leader of Hanwu's heads was mainly based on Ukrainian requirements. This is also Yin Xiyue ...</text:p>
      <text:p text:style-name="P4">
Videos: []</text:p>
      <text:p text:style-name="P4">
Audios: []</text:p>
      <text:p text:style-name="P4">
Images: []</text:p>
      <text:p text:style-name="P4">
Type: NewsArticle</text:p>
      <text:p text:style-name="P4">
Breadcrumbs: ['即时', '国际']</text:p>
      <text:p text:style-name="P4">
Keywords: ['韩国', '乌克兰', '尹锡悦', '泽连斯基', '日本', '七国集团']</text:p>
      <!--METADATA-->
      <text:p text:style-name="P4">
Ukrainian President Zelei recently [] a few days ago <text:a xlink:type="simple" xlink:href="https://www.zaobao.com/news/world/story20230520-1396636" text:style-name="Internet_20_link" text:visited-style-name="Visited_20_Internet_20_Link">
</text:a>
Later, on Sunday (May 21), he will meet with US President Biden and South Korean President Yin Xiyue.</text:p>
      <text:p text:style-name="P4">
Comprehensive Yonhap News Agency and Reuters reported that the meeting of Hanwu's heads was mainly based on Ukrainian requirements. This is also Yin Xiyue attended <text:a xlink:type="simple" xlink:href="https://www.zaobao.com/keywords/qi-guo-ji-tuan" text:style-name="Internet_20_link" text:visited-style-name="Visited_20_Internet_20_Link">
</text:a>
During the summit for the first time meeting with Zellennki.</text:p>
      <text:p text:style-name="P4">
Senior South Korean officials revealed that Zelegiski may seek more military assistance from leaders from various countries, but the South Korean side will consider all constraints and make decisions.</text:p>
      <text:p text:style-name="P4">
According to Agence France -Presse, Biden will meet with Zellezzky at 2 pm (1 pm Singapore time at 1 pm) and reiterate the United States' firm support for Ukraine.</text:p>
      <text:p text:style-name="P4">
U.S. officials said that in addition to meeting with Zellezky, Biden will also hold a joint meeting with South Korea and Japan's heads on Sunday, and negotiate with issues such as the military "interoperability" between the three countries of the United States, Japan and South Korea and the Chinese economic coercion.</text:p>
      <text:p text:style-name="P4">
News Source: <text:a xlink:type="simple" xlink:href="https://www.zaobao.com.sg/realtime/world/story20230521-1396695" text:style-name="Internet_20_link" text:visited-style-name="Visited_20_Internet_20_Link">
https://www.zaobao.com.sg/realtime/world/story20230521-1396695</text:a>
</text:p>
      <!--NEWS-->
      <text:h text:style-name="P10" text:outline-level="1">
<text:span text:style-name="T4">
Turkish presidential election will appear on the stage, El section is expected to win the re -election</text:span>
</text:h>
      <text:p text:style-name="P4">
Publisher: 法新社</text:p>
      <text:p text:style-name="P4">
Published Time: 2023-05-21T10:02:09+00:00</text:p>
      <text:p text:style-name="P4">
Modified Time: 2023-05-21T09:50:01+00:00</text:p>
      <text:p text:style-name="P4">
Description: (AFP, Istanbul, 20th) Turkey will conduct a historic presidential election for another week. The current President El section will be a big hit. He has been in power for 20 years with Islamic doctrine, and is now expected to continue the power until 202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5-21T10-02-09-00-00/000000.png" xlink:type="simple" xlink:show="embed" xlink:actuate="onLoad" draw:mime-type="image/png"/>
</draw:frame>
On May 14th, Turkey conducted Congress and presidential elections. The secular leader Kilicdaroglu played the most beautiful battle against the camp since Recep Tayyiperdogan.</text:p>
      <text:p text:style-name="P4">
Retired officer Kiridauru is the Kurdish Alevi, who breaks the racial barriers with clear barriers, and also breaks the restraint of the media and public agencies, and has won nearly 45%of the votes.</text:p>
      <text:p text:style-name="P4">
However, El section is not fuel -saving lamp. He can only reach a threshold for 50 % of the voting rate in the first round of voting.</text:p>
      <text:p text:style-name="P4">
Although Turkey is facing the worst economic crisis since the 1990s, and the polls show that the 69 -year -old El section may be lost for the first time in the national election, but he can still have such a strong performance.</text:p>
      <text:p text:style-name="P4">
Political Risk Consultation Company Eurasia Group evaluated that the probability of El section was as high as 80 % on the 28th.</text:p>
      <text:p text:style-name="P4">
The risk consultation company Hamishkinnear, an analyst at Verisk Maplecroft, agreed with such a prediction. He said, "In the second round of decision, Kiridaou will face a hard battle. "</text:p>
      <text:p text:style-name="P4">
News Source: <text:a xlink:type="simple" xlink:href="https://www.rfi.fr/cn/%E5%9B%BD%E9%99%85%E6%8A%A5%E9%81%93/20230521-%E5%9C%9F%E8%80%B3%E5%85%B6%E6%80%BB%E7%BB%9F%E5%86%B3%E9%80%89%E5%B0%86%E7%99%BB%E5%9C%BA-%E8%89%BE%E5%B0%94%E6%AE%B5%E6%9C%89%E6%9C%9B%E8%83%9C%E5%87%BA%E8%BF%9E%E4%BB%BB" text:style-name="Internet_20_link" text:visited-style-name="Visited_20_Internet_20_Link">
https://www.rfi.fr/cn/%E5%9B%BD%E9%99%85%E6%8A%A5%E9%81%93/20230521-%E5%9C%9F%E8%80%B3%E5%85%B6%E6%80%BB%E7%BB%9F%E5%86%B3%E9%80%89%E5%B0%86%E7%99%BB%E5%9C%BA-%E8%89%BE%E5%B0%94%E6%AE%B5%E6%9C%89%E6%9C%9B%E8%83%9C%E5%87%BA%E8%BF%9E%E4%BB%BB</text:a>
</text:p>
      <!--NEWS-->
      <text:h text:style-name="P10" text:outline-level="1">
<text:span text:style-name="T4">
British Prime Minister: China has the biggest challenge to global security and prosperity</text:span>
</text:h>
      <text:p text:style-name="P4">
Author: None (Language: zh)</text:p>
      <text:p text:style-name="P4">
Publisher: None</text:p>
      <text:p text:style-name="P4">
Time: 2023-05-21T10:16:00Z</text:p>
      <text:p text:style-name="P4">
Description: British Prime Minister Sonak said after the Hiroshima Summit of the Seventh National Group that China had the biggest challenge to global security and prosperity, but other major economies should not seek completely decoupled with China. The G7 Summit jointly published yesterday also emphasized that the purpose of the G7's policy is not to damage China or hinder its economic progress, but to reduce dependence on China.</text:p>
      <text:p text:style-name="P4">
Videos: []</text:p>
      <text:p text:style-name="P4">
Images: ["<text:a xlink:type="simple" xlink:href="https://static.dw.com/image/65690487_303.jpg" text:style-name="Internet_20_link" text:visited-style-name="Visited_20_Internet_20_Link">
65690487_303.jpg</text:a>
", "<text:a xlink:type="simple" xlink:href="https://static.dw.com/image/65686429_401.jpg" text:style-name="Internet_20_link" text:visited-style-name="Visited_20_Internet_20_Link">
65686429_401.jpg</text:a>
"]</text:p>
      <text:p text:style-name="P4">
Subject: 时政风云</text:p>
      <text:p text:style-name="P4">
Subjects: ['岛屿主权争端', '马英九', '专题报道：全景观看“习马会”', '专题报道：2016年台湾大选', '中国', '台湾', '中共十九大', '德中关系']</text:p>
      <text:p text:style-name="P4">
Keywords: ['G7', '七国集团', '广岛', '苏纳克', '对华政策', '挑战', '中国', '全球安全', '脱钩', '台湾']</text:p>
      <text:p text:style-name="P4">
Id: 65690280</text:p>
      <!--METADATA-->
      <text:p text:style-name="P4">
<text:a xlink:type="simple" xlink:href="https://www.dw.com/zh/overlay/image/article/65690280/65690487" text:style-name="Internet_20_link" text:visited-style-name="Visited_20_Internet_20_Link">
 <draw:frame draw:style-name="fr1" draw:name="Image111" text:anchor-type="as-char" svg:width="6.9236in" svg:height="3.896998in" draw:z-index="0">
<draw:image xlink:href="../Images/dwzh/2023-05-21T10-16-00Z/65690487_303.jpg" xlink:type="simple" xlink:show="embed" xlink:actuate="onLoad" draw:mime-type="image/jpeg"/>
</draw:frame>
</text:a>
The implementation of China by the Sunak government to maintain contact and cooperation in the fields of trade and climate change, but at the same time strives to restrict China's threat to British national security.</text:p>
      <text:p text:style-name="P4">
(Voice of Germany Chinese) British Prime Minister Sonak Sundar (May 21) said to the media after the G7 Hiroshima Summit ended: "China has constituted the biggest challenge of global security and prosperity. Come more dictatorship and get more and more tough abroad. "</text:p>
      <text:p text:style-name="P4">
He said, <text:a xlink:type="simple" xlink:href="https://www.dw.com/zh/zh/g7峰會前瞻-民主國家有辦法共同抗中嗎/a-65667663" text:style-name="Internet_20_link" text:visited-style-name="Visited_20_Internet_20_Link">
 </text:a>
, Reduce China's challenge.</text:p>
      <text:p text:style-name="P4">
He said: "All of this is about risks, not decoupled." He added: "We (<text:a xlink:type="simple" xlink:href="https://www.dw.com/zh/zh/德语媒体g7和中国/a-65686050" text:style-name="Internet_20_link" text:visited-style-name="Visited_20_Internet_20_Link">
</text:a>
) It is taking measures to prevent China from using economic coercion to interfere with sovereignty in other countries. "</text:p>
      <text:p text:style-name="P4">
This week, Sonak's former Prime Minister Tras visited Taiwan. She was regarded as the most well -known British politician who visited Taiwan after Mrs. Sachel. Tellas said in Taiwan that the West should not "appease and accommodate" China.</text:p>
      <text:p text:style-name="P4">
Beijing has always claimed that it has sovereignty over Taiwan, and its attitude is becoming more and more tough. China emphasizes "peace reunification, one country, two systems" as the basic policy of Taiwan, but has never promised to abandon the use of force.</text:p>
      <text:p text:style-name="P4">
The implementation of China by the Sunak government to maintain contact and cooperation in the fields of trade and climate change, but at the same time strives to restrict China's threat to British national security. Tellas represents the eagle in the British Conservative Party and does not agree with Sunak's policy to China.</text:p>
      <text:p text:style-name="P4">
Sunak has also been criticized too loose to China in the United Kingdom. Last summer, Sonak said during his campaign that he would close 30 Confucius Institutes in the UK. However, a spokesman for the recent official residence of the British Prime Minister said: "We are taking action to cancel the government's funding of the Confucius Institute in the UK, but the current judgment is that it is inappropriate to close the Confucius Institute."</text:p>
      <text:p text:style-name="P4">
In an interview with a British media in Hiroshima, Sonak warned again that China was "the only country that needs to be both needed to reshape global order." He also said that London has prevented China from investing in sensitive industries in the UK, including semiconductors.</text:p>
      <text:p text:style-name="P4">
<draw:frame draw:style-name="fr1" draw:name="Image112" text:anchor-type="as-char" svg:width="6.9236in" svg:height="3.896998in" draw:z-index="0">
<draw:image xlink:href="../Images/dwzh/2023-05-21T10-16-00Z/65686429_401.jpg" xlink:type="simple" xlink:show="embed" xlink:actuate="onLoad" draw:mime-type="image/jpeg"/>
</draw:frame>
The joint communiqué issued by the G7 Summit stated that the policy policy of the Seven Kingdoms Group was not to harm China, nor to obstruct its economic progress and development.</text:p>
      <text:h text:style-name="P12" text:outline-level="3">
<text:span text:style-name="T4">
G7 Joint Bulletin: We are ready to establish a constructive and stable relationship with China</text:span>
</text:h>
      <text:p text:style-name="P4">
The joint bulletin issued by the G7 Summit yesterday pointed out: "The peace and stability of the Taiwan Strait are indispensable for the safety and prosperity of the international community. The basic position of members of the Seventh Kingdom Group on the issue of Taiwan has not changed, including a Chinese policy that declared. We call for peace to solve cross -strait issues. "</text:p>
      <text:p text:style-name="P4">
The communiqué also mentioned: "In view of China's role in the international community and its economic scale, it is necessary to cooperate with China in areas that China challenges and interested together", "[]," <text:a xlink:type="simple" xlink:href="https://www.dw.com/zh/zh/g7联合公报政策方针不是为了伤害中国/a-65684805" text:style-name="Internet_20_link" text:visited-style-name="Visited_20_Internet_20_Link">
</text:a>
Aware of the importance of being frank with China and expressing our concern directly to China. "</text:p>
      <text:p text:style-name="P4">
The communiqué also emphasized that the policy policy of the Seventh -way Group is not to harm China, nor to obstruct its economic progress and development. "We are not decoupled or inward."</text:p>
      <text:p text:style-name="P4">
On Friday, Feng Delin, the chairman of the European Commission, also emphasized again that he opposed decoustration with China. She said that in order to protect the European economy, they must discuss security benefits, so they must also discuss export control and foreign investment, especially in sensitive high -tech technology fields. At the same time, in the fields of climate change, major epidemic prevention, financial stability, or cracking down on nuclear diffusion, it must cooperate with China.</text:p>
      <text:p text:style-name="P4">
However, she also said that the trade deficit between the European Union and China increased to double in ten years to 400 billion euros. She said that this imbalanced trade relationship is caused by non -market behavior, such as hidden subsidies, discrimination in public tendering, and the national capitalist system. She pointed out that these distorted phenomena must be resolved.</text:p>
      <text:h text:style-name="P12" text:outline-level="3">
<text:span text:style-name="T4">
To prevent potential crisis EU formulating plans to promote the diversification of rare earth supply chain</text:span>
</text:h>
      <text:p text:style-name="P4">
The Ministry of Foreign Affairs of China issued a statement on Saturday to protest the "hype -related issues involved in China." According to the statement, China expressed strong dissatisfaction and resolute opposition to the "Seven -Kingdoms Group's serious concern for China, insisted on manipulating the issue of China, discrediting China, and interfering with China's internal affairs."</text:p>
      <text:p text:style-name="P4">
(Reuters, Germany, etc.)</text:p>
      <text:p text:style-name="P4">
News Source: <text:a xlink:type="simple" xlink:href="https://www.dw.com/zh/英国首相：中国对全球安全与繁荣构成最大挑战/a-65690280" text:style-name="Internet_20_link" text:visited-style-name="Visited_20_Internet_20_Link">
https://www.dw.com/zh/英国首相：中国对全球安全与繁荣构成最大挑战/a-65690280?maca=chi-rss-chi-all-1127-rdf</text:a>
</text:p>
      <!--NEWS-->
      <text:h text:style-name="P10" text:outline-level="1">
<text:span text:style-name="T4">
German Prime Minister: Provide F-16 fighter training warnings for the Ukura to do not fight for a long-lasting war</text:span>
</text:h>
      <text:p text:style-name="P4">
Author: 联合早报 (Person)</text:p>
      <text:p text:style-name="P4">
Publisher: 联合早报 (Organization)</text:p>
      <text:p text:style-name="P4">
Published Time: 2023-05-21T10:24</text:p>
      <text:p text:style-name="P4">
Modified Time: 2023-05-21T11:46</text:p>
      <text:p text:style-name="P4">
Description: German Prime Minister Tsurtz said that Western allies or Ukraine pilots provide F-16 fighter training to send a message to Russia. Even if Moscow launched long-term warfare, do not expect to win in the Ukrainian war. Reuters reports that Sunday (... ...</text:p>
      <text:p text:style-name="P4">
Videos: []</text:p>
      <text:p text:style-name="P4">
Audios: []</text:p>
      <text:p text:style-name="P4">
Images: []</text:p>
      <text:p text:style-name="P4">
Type: NewsArticle</text:p>
      <text:p text:style-name="P4">
Breadcrumbs: ['即时', '国际']</text:p>
      <text:p text:style-name="P4">
Keywords: ['德国', 'F-16战机', '朔尔茨', '俄罗斯', '俄乌战争']</text:p>
      <!--METADATA-->
      <text:p text:style-name="P4">
German Prime Minister Tsurtz said that Western allies or Ukraine pilots provide F-16 fighter training to send a message to Russia. Even if Moscow launched long-term warfare, do not expect to win in the Ukrainian war.</text:p>
      <text:p text:style-name="P4">
Reuters reported that Sunday (May 21) said at a press conference: "The training of Ukrainian pilots is a very long -term project, and the United States has not made a final decision."</text:p>
      <text:p text:style-name="P4">
Western countries have not yet promised <text:a xlink:type="simple" xlink:href="https://www.zaobao.com/news/world/story20230519-1396365" text:style-name="Internet_20_link" text:visited-style-name="Visited_20_Internet_20_Link">
</text:a>
Essence However, US officials revealed that President Byden attended Hiroshima, Japan <text:a xlink:type="simple" xlink:href="https://www.zaobao.com/keywords/qi-guo-ji-tuan" text:style-name="Internet_20_link" text:visited-style-name="Visited_20_Internet_20_Link">
</text:a>
During the summit, he stated to other G7 leaders that he would allow Black pilots to receive F-16 fighter training and plan to approve other countries to transfer the US-made F-16 fighter to Ukraine.</text:p>
      <text:p text:style-name="P4">
U.S. officials said that the F-16 fighter joint training plan will be launched within a few weeks and is carried out at European locations outside Ukraine. The fastest time for training and delivery of the F-16 fighter is 18 months.</text:p>
      <text:p text:style-name="P4">
In response to China's or threatening the global supply chain and economic security, Shuorz stated that even if the G7 member states agreed to reduce dependence on China through "de -risk", countries will still ensure that large -scale investment in China will continue to invest in China and and and and of. Continue to maintain trade such as supply chain and exports.</text:p>
      <text:p text:style-name="P4">
Shuerz pointed out that although countries hope to limit China's threat to global economic security, "no one is interested in curbing China's (economic) growth."</text:p>
      <text:p text:style-name="P4">
The US White House National Security Consultant Shalv recently revealed that the G7 leader intends to issue a joint statement on China at the Hiroshima Summit, saying that the G7 seek to reduce risks, rather than decoupling with China.</text:p>
      <text:p text:style-name="P4">
News Source: <text:a xlink:type="simple" xlink:href="https://www.zaobao.com.sg/realtime/world/story20230521-1396698" text:style-name="Internet_20_link" text:visited-style-name="Visited_20_Internet_20_Link">
https://www.zaobao.com.sg/realtime/world/story20230521-1396698</text:a>
</text:p>
      <!--NEWS-->
      <text:h text:style-name="P10" text:outline-level="1">
<text:span text:style-name="T4">
The lead singer of the Super Orchestra Carter Cuben's broken guitar nearly $ 600,000 to shoot</text:span>
</text:h>
      <text:p text:style-name="P4">
Publisher: 法新社</text:p>
      <text:p text:style-name="P4">
Published Time: 2023-05-21T10:32:07+00:00</text:p>
      <text:p text:style-name="P4">
Modified Time: 2023-05-21T10:05:01+00:00</text:p>
      <text:p text:style-name="P4">
Description: (Agence France -Presse, New York, 20th) The auction house said today that a "Nirvana" lead singer Kurt Cobain's guitar on the stage was shot at a price of nearly $ 600,000, and It is a lot of times the estimated pri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5-21T10-32-07-00-00/000000.png" xlink:type="simple" xlink:show="embed" xlink:actuate="onLoad" draw:mime-type="image/png"/>
</draw:frame>
Kody Frederick, a Julien's Auctions, told AFP earlier this month that the smashed black FENDERSTRATOCASTER guitar has been repaired, but it can no longer be played.</text:p>
      <text:p text:style-name="P4">
The Super Orchestra is an American oil -stained rock orchestra. It was formed in Abing, Washington in 1987. This guitar has a signature of all three members.</text:p>
      <text:p text:style-name="P4">
The auction house said that the guitar was auctioned at the Hard Rock Cafe in New York City. It was originally estimated at $ 60,000 before the auction, but finally sold at a high price of $ 595,000.</text:p>
      <text:p text:style-name="P4">
Freuderik told AFP earlier in May: "You can see where he fell back to the guitar and cause the guitar to crack. It is where the neck is connected. There is also the place where he fell back to the guitar."</text:p>
      <text:p text:style-name="P4">
The popular songs of the Super Orchestra are mostly created by Catekoben, including Come as you are, Lithium, and 1991 famous song SMELLS Like Teen Spirit.</text:p>
      <text:p text:style-name="P4">
Cutkoben suffers from drug addiction and depression, and has a bad relationship with his wife Courtney Love.</text:p>
      <text:p text:style-name="P4">
He ended his life in April 1994.</text:p>
      <text:p text:style-name="P4">
News Source: <text:a xlink:type="simple" xlink:href="https://www.rfi.fr/cn/%E7%BC%A4%E7%BA%B7%E4%B8%96%E7%95%8C/20230521-%E8%B6%85%E8%84%B1%E4%B9%90%E5%9B%A2%E4%B8%BB%E5%94%B1%E5%AF%87%E7%89%B9%E6%9F%AF%E6%9C%AC%E6%91%94%E7%83%82%E5%90%89%E4%BB%96-%E8%BF%9160%E4%B8%87%E7%BE%8E%E5%85%83%E6%8B%8D%E5%87%BA" text:style-name="Internet_20_link" text:visited-style-name="Visited_20_Internet_20_Link">
https://www.rfi.fr/cn/%E7%BC%A4%E7%BA%B7%E4%B8%96%E7%95%8C/20230521-%E8%B6%85%E8%84%B1%E4%B9%90%E5%9B%A2%E4%B8%BB%E5%94%B1%E5%AF%87%E7%89%B9%E6%9F%AF%E6%9C%AC%E6%91%94%E7%83%82%E5%90%89%E4%BB%96-%E8%BF%9160%E4%B8%87%E7%BE%8E%E5%85%83%E6%8B%8D%E5%87%BA</text:a>
</text:p>
      <!--NEWS-->
      <text:h text:style-name="P10" text:outline-level="1">
<text:span text:style-name="T4">
"Programming follows" the second trial was extended family members and asked the judge to avoid</text:span>
</text:h>
      <text:p text:style-name="P4">
Author: None</text:p>
      <text:p text:style-name="P4">
Publisher: Radio Free Asia (Organization)</text:p>
      <text:p text:style-name="P4">
Published Time: 2023-05-21T11:26:15-04:00</text:p>
      <text:p text:style-name="P4">
Modified Time: 2023-05-21T11:26: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8.57633in" draw:z-index="0">
<draw:image xlink:href="../Images/rfamandarin/2023-05-21T11-26-15-04-00/000000.png" xlink:type="simple" xlink:show="embed" xlink:actuate="onLoad" draw:mime-type="image/png"/>
</draw:frame>
 <text:a xlink:type="simple" xlink:href="https://www.rfa.org/mandarin/Xinwen/1-05212023111846.html/@@images/image" text:style-name="Internet_20_link" text:visited-style-name="Visited_20_Internet_20_Link">
</text:a>
Screenshot of Twitter/Bei -Ruan Xiaoxiang(Programming)妻子 at, Wife of Programthink(@Ruan Xiaohu 32309)The network engineer Ruan Xiaohuan (net name programming follows), which was persecuted by the Chinese government for writing criticism of the Chinese government's article on the Internet, was scheduled to open on May 22, and it has now been notified to postpone the postponement.</text:p>
      <text:p text:style-name="P4">
According to the China Rights Resources Network, Ruan Xiaohuan's wife Ms. Bi Ms. Bi, Ms. Bi, said on Sunday (May 21) through social media such as Twitter that it was informed that the second instance was postponed last week. The programming will be in the detention center!To speed up the trial, judges and defendants may wish to wait for the detention center together!</text:p>
      <text:p text:style-name="P4">
It is reported that Ms. Bei has continued to send a letter to the President of the High Court of Shanghai for more than a month to complain about the legitimate rights entrusted by the family members of the judge, Xu Meihua, who violated the defendant's legal defense rights. Ms. Bi demanded that she immediately revokes the legal aid lawyer and asked Judge Xu Meihua to avoid suspicion.</text:p>
      <text:p text:style-name="P4">
From June 2009 to May 2021, Ruan Xiaohuan wrote more than a hundred articles criticizing the Chinese government and the CCP system, and spread through the Internet through the Internet, which attracted widespread attention and was persecuted and suppressed by the Chinese government. On May 10, 2021, Ruan Xiaohuan was arrested in Shanghai, and the next day he was sentenced to suspected "inciting subversion of the state power". The incident did not cause widespread attention from the outside world until recent years.</text:p>
      <text:p text:style-name="P4">
(Responsible editor: Wang Yun)</text:p>
      <text:p text:style-name="P4">
News Source: <text:a xlink:type="simple" xlink:href="https://www.rfa.org/mandarin/Xinwen/1-05212023111846.html" text:style-name="Internet_20_link" text:visited-style-name="Visited_20_Internet_20_Link">
https://www.rfa.org/mandarin/Xinwen/1-05212023111846.html</text:a>
</text:p>
      <!--NEWS-->
      <text:h text:style-name="P10" text:outline-level="1">
<text:span text:style-name="T4">
A self -built house in Changsha collapsed and involved 4 central management cadres in 3 provinces</text:span>
</text:h>
      <text:p text:style-name="P4">
Author: None</text:p>
      <text:p text:style-name="P4">
Publisher: Radio Free Asia (Organization)</text:p>
      <text:p text:style-name="P4">
Published Time: 2023-05-21T11:32:30-04:00</text:p>
      <text:p text:style-name="P4">
Modified Time: 2023-05-21T11:32: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4.612011in" draw:z-index="0">
<draw:image xlink:href="../Images/rfamandarin/2023-05-21T11-32-30-04-00/000000.png" xlink:type="simple" xlink:show="embed" xlink:actuate="onLoad" draw:mime-type="image/png"/>
</draw:frame>
At the end of April 2022, an eight -story resident of Changsha built a house collapse <text:a xlink:type="simple" xlink:href="https://www.rfa.org/mandarin/Xinwen/2-05212023112702.html/@@images/image" text:style-name="Internet_20_link" text:visited-style-name="Visited_20_Internet_20_Link">
</text:a>
Associated Press Picture</text:p>
      <text:p text:style-name="P4">
At the end of April last year, a eight -story resident of Changsha built a house collapse, causing 54 people to die and 9 people were injured. The accident recently led four central management cadres in the three provinces to be held accountable.</text:p>
      <text:p text:style-name="P4">
According to the China Official Media CCTV report, the four cadres of these four central management cadres are Chongqing Mayor Hu Henghua, Wu Guiying, Secretary of the Changsha Municipal Party Committee of the Communist Party of China, Hu Zhongxiong, Secretary of the Guiyang Municipal Party Committee, and Chen Wenhao, a member of the Standing Committee of the Hunan Provincial People's Congress, and former deputy director of the Hunan Provincial People's Congress. Before and after the accident, he held a important position in Changsha.</text:p>
      <text:p text:style-name="P4">
The accident investigation team of the State Council conducted an investigation and confirmation of the incident. It was believed that this was a one of the illegal construction of illegal construction of illegal construction due to the illegal construction of the homeowner, the expansion of layer expansion, and for rental operations. Not responsible, causing a particularly major production safety liability accident caused by major safety hazards for a long time.</text:p>
      <text:p text:style-name="P4">
The Standing Committee of the Central Commission for Discipline Inspection reported to the Central Committee of the Communist Party of China for approval and decided to give Hu Henghua, Chen Wenhao, and Wu Guiying in the party to warn the punishment.</text:p>
      <text:p text:style-name="P4">
In addition, the disciplinary inspection and supervision organs of Hunan Province also held accountable and accountability for 62 public officials who were suspected of violations of discipline and law in this incident.</text:p>
      <text:p text:style-name="P4">
(Responsible editor: Wang Yun)</text:p>
      <text:p text:style-name="P4">
News Source: <text:a xlink:type="simple" xlink:href="https://www.rfa.org/mandarin/Xinwen/2-05212023112702.html" text:style-name="Internet_20_link" text:visited-style-name="Visited_20_Internet_20_Link">
https://www.rfa.org/mandarin/Xinwen/2-05212023112702.html</text:a>
</text:p>
      <!--NEWS-->
      <text:h text:style-name="P10" text:outline-level="1">
<text:span text:style-name="T4">
520 No longer love you? The number of marriage registrations in many places in China has dropped sharply</text:span>
</text:h>
      <text:p text:style-name="P4">
Author: None</text:p>
      <text:p text:style-name="P4">
Publisher: Radio Free Asia (Organization)</text:p>
      <text:p text:style-name="P4">
Published Time: 2023-05-21T11:38:48-04:00</text:p>
      <text:p text:style-name="P4">
Modified Time: 2023-05-21T11:38: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656679in" draw:z-index="0">
<draw:image xlink:href="../Images/rfamandarin/2023-05-21T11-38-48-04-00/000000.png" xlink:type="simple" xlink:show="embed" xlink:actuate="onLoad" draw:mime-type="image/png"/>
</draw:frame>
People lined up outside the Marriage Registration Office of the Beijing Municipal Civil Affairs Bureau and waited for <text:a xlink:type="simple" xlink:href="https://www.rfa.org/mandarin/Xinwen/3-05212023113309.html/@@images/image" text:style-name="Internet_20_link" text:visited-style-name="Visited_20_Internet_20_Link">
</text:a>
Reuters pictures</text:p>
      <text:p text:style-name="P4">
According to the surging news network, on May 20th, the number of marriage registrations in China, the number of weddings registered in many places declined sharply.</text:p>
      <text:p text:style-name="P4">
The number of marriage registrations of the Jiangsu Civil Affairs Department was 11156 pairs on the same day, a decrease of 3,500 pairs from the same day last year; 12,450 pairs of 12,450 pairs on the day of Guangdong Province, a decrease of more than 8,000 pairs from the same day last year.</text:p>
      <text:p text:style-name="P4">
The report emphasized that the number of marriage registration has gradually decreased in recent years, and the number of registrations in Sichuan, Fujian and Guizhou has also declined significantly on May 20. The number of registrations in Sichuan decreased from 25,000 pairs on May 20 last year to 16,000 pairs this year, and Fujian decreased from 10159 last year to 6270 pairs this year.</text:p>
      <text:p text:style-name="P4">
In recent years, the trend of decline in the decline in the willingness of Chinese youth marriage and childbirth has become increasingly obvious. At the beginning of this year, the civil affairs department of many places in China has announced that the average age of first marriage in various places is nearly 30 years old, and late marriage has become a common trend. The populationist Yi Fuxian has analyzed that the delay of the age of marriage and childbirth also means that the fertility ability will further affect China's fertility rate over time.</text:p>
      <text:p text:style-name="P4">
(Responsible editor: Wang Yun)</text:p>
      <text:p text:style-name="P4">
News Source: <text:a xlink:type="simple" xlink:href="https://www.rfa.org/mandarin/Xinwen/3-05212023113309.html" text:style-name="Internet_20_link" text:visited-style-name="Visited_20_Internet_20_Link">
https://www.rfa.org/mandarin/Xinwen/3-05212023113309.html</text:a>
</text:p>
      <!--NEWS-->
      <text:h text:style-name="P10" text:outline-level="1">
<text:span text:style-name="T4">
Children's mobile phones cannot install "telegraphs" in China in many places in China to request parents</text:span>
</text:h>
      <text:p text:style-name="P4">
Author: None</text:p>
      <text:p text:style-name="P4">
Publisher: Radio Free Asia (Organization)</text:p>
      <text:p text:style-name="P4">
Published Time: 2023-05-21T11:51:00-04:00</text:p>
      <text:p text:style-name="P4">
Modified Time: 2023-05-21T15:45: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7.336783in" draw:z-index="0">
<draw:image xlink:href="../Images/rfamandarin/2023-05-21T11-51-00-04-00/000000.png" xlink:type="simple" xlink:show="embed" xlink:actuate="onLoad" draw:mime-type="image/png"/>
</draw:frame>
Police in many places in China have requested that children's mobile phones cannot install encrypted communication software. <text:a xlink:type="simple" xlink:href="https://www.rfa.org/mandarin/Xinwen/4-05212023113915.html/@@images/image" text:style-name="Internet_20_link" text:visited-style-name="Visited_20_Internet_20_Link">
</text:a>
Network screenshot /cctv.com</text:p>
      <text:p text:style-name="P4">
According to the surging news network, the police in many places in China have recently issued a notice asking parents to check whether the child's mobile phone includes a paper aircraft (telegraph Telegram), a close -up cat, a bat, a secret Dada, and a seagulls. Uninstall immediately. These softwares are accused of facilitating criminal destruction of criminal evidence.</text:p>
      <text:p text:style-name="P4">
The Nanjing Public Security Bureau issued a notice on the WeChat public account on May 16, saying that these encrypted chat software provides convenience for criminals to destroy criminal evidence, making secret chat software a "gray area". Minors are easily coaxed to provide personal information and other contents on these software, becoming the "accomplices" of illegal crimes, and violated the crime of "help." Police in Fuzhou, Lanzhou, Guangxi, Shanxi and other places in Fujian also issued similar notices.</text:p>
      <text:p text:style-name="P4">
But this news caused different reactions outside the Chinese network firewall. In the comments below Twitter, some people criticized that this is "controlling the air and the air", and some people say that this is fearing that the children will know the truth. However, some people say that a large amount of violent pornographic content has harmed children.</text:p>
      <text:p text:style-name="P4">
(Responsible editor: Wang Yun)</text:p>
      <text:p text:style-name="P4">
News Source: <text:a xlink:type="simple" xlink:href="https://www.rfa.org/mandarin/Xinwen/4-05212023113915.html" text:style-name="Internet_20_link" text:visited-style-name="Visited_20_Internet_20_Link">
https://www.rfa.org/mandarin/Xinwen/4-05212023113915.html</text:a>
</text:p>
      <!--NEWS-->
      <text:h text:style-name="P10" text:outline-level="1">
<text:span text:style-name="T4">
Debt negotiations are in a deadlock Biden intends to talk to McCarthy again</text:span>
</text:h>
      <text:p text:style-name="P4">
Author: 联合早报 (Person)</text:p>
      <text:p text:style-name="P4">
Publisher: 联合早报 (Organization)</text:p>
      <text:p text:style-name="P4">
Published Time: 2023-05-21T12:00</text:p>
      <text:p text:style-name="P4">
Modified Time: 2023-05-21T12:58</text:p>
      <text:p text:style-name="P4">
Description: Representatives of the White House and the Republican Parliament have not yet reached a consensus on raising the upper limit of debt. President Biden, who is attending the Hiroshima Summit in Japan, plans to talk to McCarthy, Speaker of the House of Representatives on Sunday (May 21) to promote the negotiation as soon as possible. Comprehensive Bloomberg and Reuters report that a White House ...</text:p>
      <text:p text:style-name="P4">
Videos: []</text:p>
      <text:p text:style-name="P4">
Audios: []</text:p>
      <text:p text:style-name="P4">
Images: []</text:p>
      <text:p text:style-name="P4">
Type: NewsArticle</text:p>
      <text:p text:style-name="P4">
Breadcrumbs: ['即时', '国际']</text:p>
      <text:p text:style-name="P4">
Keywords: ['美国', '拜登', '债务违约', '麦卡锡']</text:p>
      <!--METADATA-->
      <text:p text:style-name="P4">
Representatives of the White House and the Republican Parliament have not yet reached a consensus on raising the upper limit of debt. President Biden, who is attending the Hiroshima Summit in Japan, plans to talk to McCarthy, Speaker of the House of Representatives on Sunday (May 21) to promote the negotiation as soon as possible.</text:p>
      <text:p text:style-name="P4">
According to Bloomberg and Reuters, a White House official revealed that after the negotiations of Bayeng's report on the report of the White House did not make progress, they planned to be <text:a xlink:type="simple" xlink:href="https://www.zaobao.com/keywords/qi-guo-ji-tuan" text:style-name="Internet_20_link" text:visited-style-name="Visited_20_Internet_20_Link">
</text:a>
After the summit, I talked to McCarthy on the morning of Sunday time Washington.</text:p>
      <text:p text:style-name="P4">
McCarthy on Saturday (20th) shows that when the president is still overseas, <text:a xlink:type="simple" xlink:href="https://www.zaobao.com/realtime/world/story20230520-1396417" text:style-name="Internet_20_link" text:visited-style-name="Visited_20_Internet_20_Link">
</text:a>
Unlikely to be resolved.</text:p>
      <text:p text:style-name="P4">
In response to the current deadlock in negotiations, McCarthy pointed out that the White House representatives were "changed again" and refused to make concessions to cutting expenses. He said: "They actually want to spend more money than we spend this year ... We must reduce this year's expenses."</text:p>
      <text:p text:style-name="P4">
The two insiders revealed that Republican representatives rejected a proposal for the White House, which will make the 2024 non -national defense and national defense disposable expenditure in the 2023 fiscal year. McCarthy has repeatedly stated that he hopes to reduce non -defense expenses, but Democrats believe that maintaining funding is equivalent to effective reduction under inflation.</text:p>
      <text:p text:style-name="P4">
The White House spokesman Jean-Pierre said that Republicans provided their own proposals on Friday (19th), but this plan contains "a set of extremist party requirements and cannot be passed in the two courts of Congress." Although the negotiation process is not smooth, she still maintains a "optimistic" attitude towards the negotiation process.</text:p>
      <text:p text:style-name="P4">
Now the distance from June 1 <text:a xlink:type="simple" xlink:href="https://www.zaobao.com/keywords/zhai-wu-wei-yue" text:style-name="Internet_20_link" text:visited-style-name="Visited_20_Internet_20_Link">
</text:a>
With only 12 days left, the US Ministry of Finance has warned many times that the federal government's cash will trigger the US debt defaults for the first time, then affect the global economy, and weaken the US global economic leadership.</text:p>
      <text:p text:style-name="P4">
The U.S. government's long -term finances cannot be eaten up, and bonds are issued on bonds. As of October 2022, U.S. debt has accumulated to US $ 31 trillion (41 trillion yuan), and it is about to touch 31.4 trillion US dollars with the ceiling of the debt. The Ministry of Finance can no longer sell more US debt and get daily operations.</text:p>
      <text:p text:style-name="P4">
News Source: <text:a xlink:type="simple" xlink:href="https://www.zaobao.com.sg/realtime/world/story20230521-1396707" text:style-name="Internet_20_link" text:visited-style-name="Visited_20_Internet_20_Link">
https://www.zaobao.com.sg/realtime/world/story20230521-1396707</text:a>
</text:p>
      <!--NEWS-->
      <text:h text:style-name="P10" text:outline-level="1">
<text:span text:style-name="T4">
Ukraine: Bachurut's situation is "critical"</text:span>
</text:h>
      <text:p text:style-name="P4">
Author: chinese@voanews.com (美国之音)</text:p>
      <text:p text:style-name="P4">
Publisher: 美国之音中文网 (Type: NewsMediaOrganization)</text:p>
      <text:p text:style-name="P4">
Published Time: 2023-05-21T12:07:31+08:00</text:p>
      <text:p text:style-name="P4">
Modified Time: 2023-05-21 09:23:40Z</text:p>
      <text:p text:style-name="P4">
Description: Ukraine said that Bachurut's battle continued and refuted the Russian mercenaries Wagner Group's leader Yfgeni Porigin on Saturday.</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s-russia-ukraine-20230520/7102400.html" text:style-name="Internet_20_link" text:visited-style-name="Visited_20_Internet_20_Link">
https://www.voachinese.com/a/us-russia-ukraine-20230520/7102400.html</text:a>
</text:p>
      <!--NEWS-->
      <text:h text:style-name="P10" text:outline-level="1">
<text:span text:style-name="T4">
Why is Bachmut's battle so important to U -Russia?</text:span>
</text:h>
      <text:p text:style-name="P4">
Author: None (Language: zh)</text:p>
      <text:p text:style-name="P4">
Publisher: None</text:p>
      <text:p text:style-name="P4">
Time: 2023-05-21T12:13:00Z</text:p>
      <text:p text:style-name="P4">
Description: The small town in the small town in Donetsk, eastern Ukraine, had a population of 70,000 to 80,000 before the war began. In the past few months, the two military and Russia forces have been fighting fiercely here. Why is this small town so important? Once Ukraine is lost, what does it mean for both parties?</text:p>
      <text:p text:style-name="P4">
Videos: []</text:p>
      <text:p text:style-name="P4">
Images: ["<text:a xlink:type="simple" xlink:href="https://static.dw.com/image/65583164_303.jpg" text:style-name="Internet_20_link" text:visited-style-name="Visited_20_Internet_20_Link">
65583164_303.jpg</text:a>
", "<text:a xlink:type="simple" xlink:href="https://static.dw.com/image/65453377_401.jpg" text:style-name="Internet_20_link" text:visited-style-name="Visited_20_Internet_20_Link">
65453377_401.jpg</text:a>
"]</text:p>
      <text:p text:style-name="P4">
Subject: 时政风云</text:p>
      <text:p text:style-name="P4">
Subjects: ['俄罗斯', '乌克兰', '普京', '俄罗斯入侵乌克兰']</text:p>
      <text:p text:style-name="P4">
Keywords: ['巴赫穆特', '顿涅茨克', '俄罗斯', '乌克兰', '瓦格纳集团']</text:p>
      <text:p text:style-name="P4">
Id: 65690776</text:p>
      <!--METADATA-->
      <text:p text:style-name="P4">
<text:a xlink:type="simple" xlink:href="https://www.dw.com/zh/overlay/image/article/65690776/65583164" text:style-name="Internet_20_link" text:visited-style-name="Visited_20_Internet_20_Link">
 <draw:frame draw:style-name="fr1" draw:name="Image118" text:anchor-type="as-char" svg:width="6.9236in" svg:height="3.896998in" draw:z-index="0">
<draw:image xlink:href="../Images/dwzh/2023-05-21T12-13-00Z/65583164_303.jpg" xlink:type="simple" xlink:show="embed" xlink:actuate="onLoad" draw:mime-type="image/jpeg"/>
</draw:frame>
</text:a>
Russia claims that its troops and Wagner Group have completely controlled Bachurut, but Ukraine officials have denied this.</text:p>
      <text:p text:style-name="P4">
(Voice of Germany Chinese) Bachurut is located in Ahwatz, Ukrandon, and is part of Donbas, the industrial area. Residents of local living are mainly Russian. Before the war, the population of Bachmut was about 70,000 to 80,000.</text:p>
      <text:p text:style-name="P4">
From February 24, 2022, Russia invaded Ukraine and occurred [] in the city of Bachomut <text:a xlink:type="simple" xlink:href="https://www.dw.com/zh/zh/俄乌战况巴赫穆特决战在即/a-65550358" text:style-name="Internet_20_link" text:visited-style-name="Visited_20_Internet_20_Link">
</text:a>
Have never paused. The fierce battle there is reminiscent of the First World War. The battlefield was covered with mines, and the trenches were shot ruthlessly and the rocket attack. The commanders of both sides of the battle are called [] <text:a xlink:type="simple" xlink:href="https://www.dw.com/zh/zh/俄乌战争中最血腥的战斗巴赫穆特争夺战/a-65235766" text:style-name="Internet_20_link" text:visited-style-name="Visited_20_Internet_20_Link">
</text:a>
Essence</text:p>
      <text:p text:style-name="P4">
During World War II, the Nazi Germans drove 3,000 Jews into a mine near Bachmut and sealed the mines, causing everyone to suffocate and die.</text:p>
      <text:p text:style-name="P4">
Polish military expert Muzka(Konrad Music)In March of this year, the Bachurut area was inspected. After leaving, he said that he believed that the Ukrainian military continued to keep the city no longer military significance.</text:p>
      <text:p text:style-name="P4">
In an interview with Reuters, he said: "Defending Bach Murut is now a political decision, not a military decision." He said that from a military perspective, the scale and price of Ukrainian losses have surpassed the city that keeps holding the city. income.</text:p>
      <text:p text:style-name="P4">
<draw:frame draw:style-name="fr1" draw:name="Image119" text:anchor-type="as-char" svg:width="6.9236in" svg:height="3.896998in" draw:z-index="0">
<draw:image xlink:href="../Images/dwzh/2023-05-21T12-13-00Z/65453377_401.jpg" xlink:type="simple" xlink:show="embed" xlink:actuate="onLoad" draw:mime-type="image/jpeg"/>
</draw:frame>
The competition against Bachmut is considered to be the longest and bloodpiectable battle in the Russian and Ukraine War, and both sides have suffered heavy casualties.</text:p>
      <text:p text:style-name="P4">
However, for the Russian army, Bach Mutt is very important as a transportation supply center. But more importantly, Bachurut can become the Russian army's stepping stone, helping the Russian army to advance to the long -awaited Kramatorsk and Sloviansk.</text:p>
      <text:p text:style-name="P4">
Clarmatsk and Slovejansk are within the range of Russian cannons. Moscow needs to control these two cities to complete its so -called mission of "the People's Republic of the People's Republic of China".</text:p>
      <text:p text:style-name="P4">
March this year, <text:a xlink:type="simple" xlink:href="https://www.dw.com/zh/zh/俄稱拿下巴赫穆特-烏克蘭否認失守/a-65688395" text:style-name="Internet_20_link" text:visited-style-name="Visited_20_Internet_20_Link">
</text:a>
In an interview with CNN, he was worried that if the Russian army won the Bachurut, he would have a "tank" to Clarmatosk and Slovejansk, so he made a tactical decision or ordering the tactics to keep Bachomut.</text:p>
      <text:p text:style-name="P4">
Reuters pointed out that if Bachurut is captured, it is also an important victory of morale after the Russian army has experienced a series of failures.</text:p>
      <text:p text:style-name="P4">
Although the loss of Bachmut will not have much strategic impact, the control of the losing the city is likely to hit the morale of the Ukrainian army.</text:p>
      <text:p text:style-name="P4">
In an interview with the Associated Press in March, Zelei said that he was worried that Russia's victory in Bachurut would trigger a voices in the international community and Ukraine's internal demands of peace. This was what he didn't want.</text:p>
      <text:p text:style-name="P4">
However, even if Bakhmut really fell, Ukraine can still be comforted from the fact that Russia has been resisting the Russian army for so long and let Russia pay a heavy price, because this shows that Russia's attempts to seize more Ukrainian territory will pay the same heavy heavier. cost.</text:p>
      <text:h text:style-name="P12" text:outline-level="3">
<text:span text:style-name="T4">
</text:span>
</text:h>
      <text:p text:style-name="P4">
(Reuters)</text:p>
      <text:p text:style-name="P4">
News Source: <text:a xlink:type="simple" xlink:href="https://www.dw.com/zh/为什么巴赫穆特之战对乌俄两国都如此重要？/a-65690776" text:style-name="Internet_20_link" text:visited-style-name="Visited_20_Internet_20_Link">
https://www.dw.com/zh/为什么巴赫穆特之战对乌俄两国都如此重要？/a-65690776?maca=chi-rss-chi-all-1127-rdf</text:a>
</text:p>
      <!--NEWS-->
      <text:h text:style-name="P10" text:outline-level="1">
<text:span text:style-name="T4">
German Prime Minister G7 visited Korea and shouted North Korea</text:span>
</text:h>
      <text:p text:style-name="P4">
Author: None (Language: zh)</text:p>
      <text:p text:style-name="P4">
Publisher: None</text:p>
      <text:p text:style-name="P4">
Time: 2023-05-21T12:18:00Z</text:p>
      <text:p text:style-name="P4">
Description: Germany Prime Minister Shulz visited South Korea after the G7 summit and issued a statement on the Non -Military Region of the Korean Peninsula, emphasizing that North Korea should stop the ballistic missile test to maintain peace and security in the region.</text:p>
      <text:p text:style-name="P4">
Videos: []</text:p>
      <text:p text:style-name="P4">
Images: ["<text:a xlink:type="simple" xlink:href="https://static.dw.com/image/65690279_303.jpg" text:style-name="Internet_20_link" text:visited-style-name="Visited_20_Internet_20_Link">
65690279_303.jpg</text:a>
", "<text:a xlink:type="simple" xlink:href="https://static.dw.com/image/60605713_303.jpg" text:style-name="Internet_20_link" text:visited-style-name="Visited_20_Internet_20_Link">
60605713_303.jpg</text:a>
", "<text:a xlink:type="simple" xlink:href="https://static.dw.com/image/60443446_303.jpg" text:style-name="Internet_20_link" text:visited-style-name="Visited_20_Internet_20_Link">
60443446_303.jpg</text:a>
", "<text:a xlink:type="simple" xlink:href="https://static.dw.com/image/60394198_303.jpg" text:style-name="Internet_20_link" text:visited-style-name="Visited_20_Internet_20_Link">
60394198_303.jpg</text:a>
", "<text:a xlink:type="simple" xlink:href="https://static.dw.com/image/60344707_303.jpg" text:style-name="Internet_20_link" text:visited-style-name="Visited_20_Internet_20_Link">
60344707_303.jpg</text:a>
", "<text:a xlink:type="simple" xlink:href="https://static.dw.com/image/59554150_303.jpg" text:style-name="Internet_20_link" text:visited-style-name="Visited_20_Internet_20_Link">
59554150_303.jpg</text:a>
", "<text:a xlink:type="simple" xlink:href="https://static.dw.com/image/59333259_303.jpg" text:style-name="Internet_20_link" text:visited-style-name="Visited_20_Internet_20_Link">
59333259_303.jpg</text:a>
", "<text:a xlink:type="simple" xlink:href="https://static.dw.com/image/59161870_303.jpg" text:style-name="Internet_20_link" text:visited-style-name="Visited_20_Internet_20_Link">
59161870_303.jpg</text:a>
", "<text:a xlink:type="simple" xlink:href="https://static.dw.com/image/57012858_303.jpg" text:style-name="Internet_20_link" text:visited-style-name="Visited_20_Internet_20_Link">
57012858_303.jpg</text:a>
", "<text:a xlink:type="simple" xlink:href="https://static.dw.com/image/57877287_303.jpg" text:style-name="Internet_20_link" text:visited-style-name="Visited_20_Internet_20_Link">
57877287_303.jpg</text:a>
", "<text:a xlink:type="simple" xlink:href="https://static.dw.com/image/65690312_401.jpg" text:style-name="Internet_20_link" text:visited-style-name="Visited_20_Internet_20_Link">
65690312_401.jpg</text:a>
"]</text:p>
      <text:p text:style-name="P4">
Subject: 时政风云</text:p>
      <text:p text:style-name="P4">
Subjects: ['德中关系', '韩国', '欧债危机', '欧盟', '乌克兰', '岛屿主权争端', '专题报道：全景观看“习马会”', '德国', '中国', '留学德国']</text:p>
      <text:p text:style-name="P4">
Keywords: ['德国', '总理', '肖尔茨', '韩国', 'G7峰会', '朝鲜', '朝鲜半岛', '弹道导弹试验', '非军事区', '恩斯特', '尹锡悦', '经济关系', '中国依赖', '乌克兰', '中国']</text:p>
      <text:p text:style-name="P4">
Id: 65690800</text:p>
      <!--METADATA-->
      <text:p text:style-name="P4">
<text:a xlink:type="simple" xlink:href="https://www.dw.com/zh/overlay/image/article/65690800/65690279" text:style-name="Internet_20_link" text:visited-style-name="Visited_20_Internet_20_Link">
 <draw:frame draw:style-name="fr1" draw:name="Image120" text:anchor-type="as-char" svg:width="6.9236in" svg:height="3.896998in" draw:z-index="0">
<draw:image xlink:href="../Images/dwzh/2023-05-21T12-18-00Z/65690279_303.jpg" xlink:type="simple" xlink:show="embed" xlink:actuate="onLoad" draw:mime-type="image/jpeg"/>
</draw:frame>
</text:a>
German Prime Minister and his wife visited the Blue Camp at the Non -Military Region Border</text:p>
      <text:p text:style-name="P4">
(Voice of Germany) German Chancellor Savz ends on Sunday <text:a xlink:type="simple" xlink:href="https://www.dw.com/zh/zh/分析g7對中更強硬-調停戰爭不單靠北京/a-65689524" text:style-name="Internet_20_link" text:visited-style-name="Visited_20_Internet_20_Link">
</text:a>
Later, go to South Korea for a brief visit. Schildez and his wife Brittaernstst first came to the non -military zone (DMZ) on the Korean Peninsula, and called on North Korea to stop the ballistic missile test. Since the Korean War has ended 70 years since the STDs have ended, the Korean Peninsula has been split into the north controlled by the Communist regime and the southern part of the democratic regime.</text:p>
      <text:p text:style-name="P4">
The German Prime Minister and his wife visited the blue barracks of the non -military region border. It was a place to reach a suspension agreement in July 1953 after the three -year war. On both sides of Line 38, more than one million soldiers confronted, because North Korea and South Korea are still in a state of war according to international law. The peace treaty has not been signed so far.</text:p>
      <text:p text:style-name="P4">
The United States resident in South Korea reached 28,500. Nearly 52 million people in South Korea live in metropolitan areas around Seoul near the border. Shawrtz then met with South Korean President Yin Xiyue in the capital. This is the first time that German leaders have conducted bilateral visits to South Korea in 30 years.</text:p>
      <text:p text:style-name="P4">
*<draw:frame draw:style-name="fr1" draw:name="Image121" text:anchor-type="as-char" svg:width="6.9236in" svg:height="3.896998in" draw:z-index="0">
<draw:image xlink:href="../Images/dwzh/2023-05-21T12-18-00Z/60605713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Mars 12 Mid -range ballistic missile</text:span>
</text:h>
      <text:p text:style-name="P4">
The photos released by the Korean official media on January 31st showed that they fired the Mars 12 medium -range ballistic missile (IRBMS) on Sunday (January 30). The power of this missile is enough to hit the US territory Guam. This is also the seventh weapon test that North Korea has been conducted so far this month. South Korea and Japan have condemned the launch of North Korea.</text:p>
      <text:p text:style-name="P4">
*<draw:frame draw:style-name="fr1" draw:name="Image122" text:anchor-type="as-char" svg:width="6.9236in" svg:height="3.896998in" draw:z-index="0">
<draw:image xlink:href="../Images/dwzh/2023-05-21T12-18-00Z/60443446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KN-24 Type short-range ballistic missile</text:span>
</text:h>
      <text:p text:style-name="P4">
On January 17, North Korea launched two short-range ballistic missiles (SRBM) suspected to be KN-24 from a airport in Pyongyang, the capital. According to Korean official media reports, the two missiles "accurately hit an island target on the east coast of the country." Analysts said that the last test of these missiles was in March 2020, and it seems to have entered the deployment of large -scale production and military units. The KN-24 missile is similar to the American MGM-140 Army Tactical Missile System (ATACMS), and can avoid the missile defense system with a more flat ballistic flight than a traditional ballistic missile.</text:p>
      <text:p text:style-name="P4">
*<draw:frame draw:style-name="fr1" draw:name="Image123" text:anchor-type="as-char" svg:width="6.9236in" svg:height="3.896998in" draw:z-index="0">
<draw:image xlink:href="../Images/dwzh/2023-05-21T12-18-00Z/60394198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The second time this month conducted a hypersonic missile test</text:span>
</text:h>
      <text:p text:style-name="P4">
The Korean official media posted photos of the Chinese Society that the North Korean Institute of Defense Research conducted a new type of hypersonic missile at an unveiled place on January 11, 2022. It is rumored that North Korea's top leader Kim Jong -un also attended the test shooting. The height of the hypersonic weapon is usually lower than that of ballistic missiles. Experts said that the main features of hypersonic weapons are not speed, but their mobility, which can help them avoid the missile defense system. This is the second time North Korea tested this missile this month.</text:p>
      <text:p text:style-name="P4">
*<draw:frame draw:style-name="fr1" draw:name="Image124" text:anchor-type="as-char" svg:width="6.9236in" svg:height="3.896998in" draw:z-index="0">
<draw:image xlink:href="../Images/dwzh/2023-05-21T12-18-00Z/60344707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2022 The first test hypersonic missile</text:span>
</text:h>
      <text:p text:style-name="P4">
On January 5, 2022, the South Korean military said that North Korea launched an object that was suspected of being ballistic missiles from Cijiang Road in the north to the East China Sea. North Korean official media subsequently released a report that North Korea conducted a newly developed hypersonic missile test. For the first time in September 2021, North Korea tested this kind of missile. The "Central Society" pointed out that the launch again confirmed the flight control and stability of the missile during the active flight stage. Experts have warned that if North Korea fully develops this technology, it will pose a serious threat to neighboring countries.</text:p>
      <text:p text:style-name="P4">
*<draw:frame draw:style-name="fr1" draw:name="Image125" text:anchor-type="as-char" svg:width="6.9236in" svg:height="3.896998in" draw:z-index="0">
<draw:image xlink:href="../Images/dwzh/2023-05-21T12-18-00Z/59554150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Stealing ballistic missile</text:span>
</text:h>
      <text:p text:style-name="P4">
A group photo released by the North Korean official media on October 20, 2021 showed that North Korea launched a new type of submarine ballistic missile (SLBM) from the submarine on the waters one day (October 19). On October 19th, the South Korean military stated that North Korea launched an object that was suspected of being a latent ballistic missile from the waters in the east of the east coast city of New Pu.</text:p>
      <text:p text:style-name="P4">
*<draw:frame draw:style-name="fr1" draw:name="Image126" text:anchor-type="as-char" svg:width="6.9236in" svg:height="3.896998in" draw:z-index="0">
<draw:image xlink:href="../Images/dwzh/2023-05-21T12-18-00Z/59333259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Launching missiles from the train</text:span>
</text:h>
      <text:p text:style-name="P4">
This picture provided by the North Korean Society shows that the North Korean railway motorized missile army launched a missile in the exercise. Experts said that this was KN-23 ballistic missile.</text:p>
      <text:p text:style-name="P4">
*<draw:frame draw:style-name="fr1" draw:name="Image127" text:anchor-type="as-char" svg:width="6.9236in" svg:height="3.896998in" draw:z-index="0">
<draw:image xlink:href="../Images/dwzh/2023-05-21T12-18-00Z/59161870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New remote cruise missile</text:span>
</text:h>
      <text:p text:style-name="P4">
According to the group's composition released by the North Korean official media on September 13, 2021, a long -range cruise missile was launched in the air. Pyongyang fired a new long -range cruise missile on September 11 and 12. According to the North Korean Society, these missiles were "flying on an oval and 8 -shaped flight orbit along the oval and 8 -shaped orbit on the North Korean territory" and "hit the target of 1500 kilometers away."</text:p>
      <text:p text:style-name="P4">
*<draw:frame draw:style-name="fr1" draw:name="Image128" text:anchor-type="as-char" svg:width="6.9236in" svg:height="3.896998in" draw:z-index="0">
<draw:image xlink:href="../Images/dwzh/2023-05-21T12-18-00Z/57012858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new tactical guidance cannonball</text:span>
</text:h>
      <text:p text:style-name="P4">
This photo released by Pyongyang shows the newly developed new tactical guidance shells. The "Central China Society" claims that the shells were launched on March 25, 2021.</text:p>
      <text:p text:style-name="P4">
*<draw:frame draw:style-name="fr1" draw:name="Image129" text:anchor-type="as-char" svg:width="6.9236in" svg:height="3.896998in" draw:z-index="0">
<draw:image xlink:href="../Images/dwzh/2023-05-21T12-18-00Z/57877287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Arctic Star 2 medium -range ballistic missile</text:span>
</text:h>
      <text:p text:style-name="P4">
North Korean TV provided a video screenshot on May 22, 2017. It is said that the weapon is the medium -range ballistic missile North Star 2. This medium -range missile is considered to be equipped with a nuclear warhead.</text:p>
      <text:h text:style-name="P12" text:outline-level="3">
<text:span text:style-name="T4">
The focus of access</text:span>
</text:h>
      <text:p text:style-name="P4">
The key focus of this visit is economic relations. Shulz is seeking to reduce the dependence of the German economy to China and expand its relationship with other Asian countries. South Korea is the fourth largest economy in Asia after China, Japan and India. Schilde's wife Ernst accompanied him to participate in the G7 summit in Japan.</text:p>
      <text:p text:style-name="P4">
After participating in the Seventh Kingdom Group (G7) summit held in Hiroshima, Japan, visiting South Korea ’s Salz called North Korea’ s missile test was a sign of the “still dangerous situation” of the Korean Peninsula.</text:p>
      <text:p text:style-name="P4">
<draw:frame draw:style-name="fr1" draw:name="Image130" text:anchor-type="as-char" svg:width="6.9236in" svg:height="3.896998in" draw:z-index="0">
<draw:image xlink:href="../Images/dwzh/2023-05-21T12-18-00Z/65690312_401.jpg" xlink:type="simple" xlink:show="embed" xlink:actuate="onLoad" draw:mime-type="image/jpeg"/>
</draw:frame>
Shawrtz (first from right) and his wife listened to the introduction of the Secretary -General of the Council of War in South Korea's Non -Military Region, Burke Hamilton</text:p>
      <text:p text:style-name="P4">
"This pose a threat to peace and security in this area," he said in a speech at the Korean military base. He also mentioned that although Germany has achieved unification as a country that was once divided, splitting still exists on the Korean Peninsula.</text:p>
      <text:p text:style-name="P4">
Shawrtz and Yin Xiyue left Japan on Sunday after attending the G7 summit. As an observer, South Korea was invited to participate in the G7 summit.</text:p>
      <text:p text:style-name="P4">
At the G7 summit, <text:a xlink:type="simple" xlink:href="https://www.dw.com/zh/zh/美加強軍援烏克蘭-g7力挺澤連斯基/a-65689534" text:style-name="Internet_20_link" text:visited-style-name="Visited_20_Internet_20_Link">
</text:a>
And overview they faced China's strategy together and seek risks in reducing economic participation, but they are not decoupled from this country that are regarded as the world's factories.</text:p>
      <text:p text:style-name="P4">
_ (German News Agency, Reuters) _</text:p>
      <text:p text:style-name="P4">
News Source: <text:a xlink:type="simple" xlink:href="https://www.dw.com/zh/德国总理g7后访韩-喊话朝鲜/a-65690800" text:style-name="Internet_20_link" text:visited-style-name="Visited_20_Internet_20_Link">
https://www.dw.com/zh/德国总理g7后访韩-喊话朝鲜/a-65690800?maca=chi-rss-chi-all-1127-rdf</text:a>
</text:p>
      <!--NEWS-->
      <text:h text:style-name="P10" text:outline-level="1">
<text:span text:style-name="T4">
Biden: US -China relations should quickly thaw quickly</text:span>
</text:h>
      <text:p text:style-name="P4">
Publisher: 法新社</text:p>
      <text:p text:style-name="P4">
Published Time: 2023-05-21T12:32:08+00:00</text:p>
      <text:p text:style-name="P4">
Modified Time: 2023-05-21T12:05:02+00:00</text:p>
      <text:p text:style-name="P4">
Description: (Agence France -Presse Japan Hiroshima, 21st) US President Biden said today that the relationship between Washington and Beijing should be "soon" to thaw. After the United States shot down a suspected Chinese spy balloon at the beginning of this year, the tension between the two sides was more deteriorat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5-21T12-32-08-00-00/000000.png" xlink:type="simple" xlink:show="embed" xlink:actuate="onLoad" draw:mime-type="image/png"/>
</draw:frame>
Agence France -Presse reported that Biden, who attended the Seventh National Congress Group (G7) Summit in Hiroshima, Japan, told reporters: "After being shot down, everything has changed in terms of bilateral relations. ","</text:p>
      <text:p text:style-name="P4">
News Source: <text:a xlink:type="simple" xlink:href="https://www.rfi.fr/cn/%E5%9B%BD%E9%99%85%E6%8A%A5%E9%81%93/20230521-%E6%8B%9C%E7%99%BB-%E7%BE%8E%E4%B8%AD%E5%85%B3%E7%B3%BB%E5%BA%94%E4%BC%9A%E5%BE%88%E5%BF%AB%E8%A7%A3%E5%86%BB" text:style-name="Internet_20_link" text:visited-style-name="Visited_20_Internet_20_Link">
https://www.rfi.fr/cn/%E5%9B%BD%E9%99%85%E6%8A%A5%E9%81%93/20230521-%E6%8B%9C%E7%99%BB-%E7%BE%8E%E4%B8%AD%E5%85%B3%E7%B3%BB%E5%BA%94%E4%BC%9A%E5%BE%88%E5%BF%AB%E8%A7%A3%E5%86%BB</text:a>
</text:p>
      <!--NEWS-->
      <text:h text:style-name="P10" text:outline-level="1">
<text:span text:style-name="T4">
Korean experts go to Japan to inspect Fukushima nuclear sewage and seal work</text:span>
</text:h>
      <text:p text:style-name="P4">
Author: 联合早报 (Person)</text:p>
      <text:p text:style-name="P4">
Publisher: 联合早报 (Organization)</text:p>
      <text:p text:style-name="P4">
Published Time: 2023-05-21T12:35</text:p>
      <text:p text:style-name="P4">
Modified Time: 2023-05-21T12:35</text:p>
      <text:p text:style-name="P4">
Description: The South Korean government officially dispatched a group of nuclear sewage expert inspection teams on Sunday (May 21) to Japan to investigate Fukushima nuclear sewage treatment. Yonhap News Agency reported that there were 21 experts in this group of inspection teams, including 19 nuclear power from the Korean Atomic Safety Technology Institute (KINS), ...</text:p>
      <text:p text:style-name="P4">
Videos: []</text:p>
      <text:p text:style-name="P4">
Audios: []</text:p>
      <text:p text:style-name="P4">
Images: []</text:p>
      <text:p text:style-name="P4">
Type: NewsArticle</text:p>
      <text:p text:style-name="P4">
Breadcrumbs: ['即时', '国际']</text:p>
      <text:p text:style-name="P4">
Keywords: ['韩国', '日本', '福岛', '福岛核电站']</text:p>
      <!--METADATA-->
      <text:p text:style-name="P4">
The South Korean government officially dispatched a group of nuclear sewage expert inspection teams on Sunday (May 21) to Japan to investigate Fukushima nuclear sewage treatment.</text:p>
      <text:p text:style-name="P4">
The Yonhap News Agency reported that there were 21 experts in this group of inspection teams, including 19 experts such as nuclear power and radiation protection experts from the Korean Atomic Safety Technology Institute (KINS), and experts such as radioactive pollution monitoring of marine environment of the Korean Marine Science and Technology (KIOST).</text:p>
      <text:p text:style-name="P4">
The South Korean delegation will set off on Sunday to Japan for a six -day inspection. Experts will focus on reviewing the filtering function of the "multi -nuclein removal device" (ALPS) to ensure that the sewage after filtration is in line with emissions safety.</text:p>
      <text:p text:style-name="P4">
Liu Guoxi, chairman of the Korean Atomic Safety Committee, also serves as the head of the delegation. Before set off, he told the media that the members of the delegation were senior experts in the fields of radiation and nuclear power equipment, with on -site experience for more than 10 to 20 years.</text:p>
      <text:p text:style-name="P4">
They will inspect and confirm the Japanese nuclear sewage discharge plan from various fields based on sample data recorded in August 2021.</text:p>
      <text:p text:style-name="P4">
The delegation will also directly confirm whether the Japanese nuclear sewage discharge plan is appropriate.</text:p>
      <text:p text:style-name="P4">
In addition to showing a "careful and thorough" inspection, Liu Guoxi also emphasized that it will maintain neutrality and verify the safety of sewage discharge based on scientific basis and standards.</text:p>
      <text:p text:style-name="P4">
News Source: <text:a xlink:type="simple" xlink:href="https://www.zaobao.com.sg/realtime/world/story20230521-1396710" text:style-name="Internet_20_link" text:visited-style-name="Visited_20_Internet_20_Link">
https://www.zaobao.com.sg/realtime/world/story20230521-1396710</text:a>
</text:p>
      <!--NEWS-->
      <text:h text:style-name="P10" text:outline-level="1">
<text:span text:style-name="T4">
The upper deadlock of the US debt Biden said it was difficult to accept the request of the Republican Party</text:span>
</text:h>
      <text:p text:style-name="P4">
Publisher: 法新社</text:p>
      <text:p text:style-name="P4">
Published Time: 2023-05-21T13:32:07+00:00</text:p>
      <text:p text:style-name="P4">
Modified Time: 2023-05-21T13:20:05+00:00</text:p>
      <text:p text:style-name="P4">
Description: (Agence France -Presse Washington, 21st) US President Joe Biden today criticized the Republican Party when negotiating to resolve the U.S. debt lifting limit, and made a request for "unacceptable", but he still believes that catastrophic debt defaults to defaults Find the solution befo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21T13-32-07-00-00/000000.png" xlink:type="simple" xlink:show="embed" xlink:actuate="onLoad" draw:mime-type="image/png"/>
</draw:frame>
Biden told reporters before the Hiroshima Summit of the Seven Industrial State Group (G7) returned to Washington that Republicans regarded the deletion expenditure as a condition that the US government borrowed permissions. "," The other party should get rid of their extreme stance. "</text:p>
      <text:p text:style-name="P4">
Biden said that today he took the Air Force One on his way back to Washington and would negotiate directly with Kevinmcarthy, the Speaker of the Federal House of Republican House as the Republican leader, "we can reach an agreement."</text:p>
      <text:p text:style-name="P4">
But Biden also said that he was studying a dramatic approach, that is, to quote a vague constitutional clause to avoid Congress and increase the upper limit of debt.</text:p>
      <text:p text:style-name="P4">
The 4th amendment of the US Constitution, paragraph 4 of the 14th amendment, made "the effectiveness must not be doubted for the legal debt approved by the law, including the annuity and the debt generated by the annuity and bonuses of the person who reaches the meritorious personnel.</text:p>
      <text:p text:style-name="P4">
"I can't guarantee that they (referring to Republicans) will not do some shameless things to force the breach of contract. I am studying the 14th Amendment of the Constitution."</text:p>
      <text:p text:style-name="P4">
"I think we have this power. The question is whether we can act in time and quote."</text:p>
      <text:p text:style-name="P4">
News Source: <text:a xlink:type="simple" xlink:href="https://www.rfi.fr/cn/%E5%9B%BD%E9%99%85%E6%8A%A5%E9%81%93/20230521-%E7%BE%8E%E5%9B%BD%E5%80%BA%E5%8A%A1%E4%B8%8A%E9%99%90%E5%83%B5%E5%B1%80-%E6%8B%9C%E7%99%BB%E7%A7%B0%E9%9A%BE%E4%BB%A5%E6%8E%A5%E5%8F%97%E5%85%B1%E5%92%8C%E5%85%9A%E8%A6%81%E6%B1%82" text:style-name="Internet_20_link" text:visited-style-name="Visited_20_Internet_20_Link">
https://www.rfi.fr/cn/%E5%9B%BD%E9%99%85%E6%8A%A5%E9%81%93/20230521-%E7%BE%8E%E5%9B%BD%E5%80%BA%E5%8A%A1%E4%B8%8A%E9%99%90%E5%83%B5%E5%B1%80-%E6%8B%9C%E7%99%BB%E7%A7%B0%E9%9A%BE%E4%BB%A5%E6%8E%A5%E5%8F%97%E5%85%B1%E5%92%8C%E5%85%9A%E8%A6%81%E6%B1%82</text:a>
</text:p>
      <!--NEWS-->
      <text:h text:style-name="P10" text:outline-level="1">
<text:span text:style-name="T4">
Chinese funds are pouring into Basin in the local people complaining that they have not been divided into benefits</text:span>
</text:h>
      <text:p text:style-name="P4">
Publisher: 法新社</text:p>
      <text:p text:style-name="P4">
Published Time: 2023-05-21T13:32:08+00:00</text:p>
      <text:p text:style-name="P4">
Modified Time: 2023-05-21T13:05:02+00:00</text:p>
      <text:p text:style-name="P4">
Description: (Agence France -Presse Master Port, 21st) In Port Moresby, the capital of Papua New Guinea (Babu), the capital of Papua New Guinea (Babu). There will be a new project with a humble shantytown area without hydropower around modern high -rise buildings. : A golden and brilliant Chinatown building complex.</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5-21T13-32-08-00-00/000000.png" xlink:type="simple" xlink:show="embed" xlink:actuate="onLoad" draw:mime-type="image/png"/>
</draw:frame>
Beijing is investing a lot of funds to Pakistan because its potential is huge and the location is close to key channels. Pakistan has a rich resources and is a crown pearl on the Pacific Ocean, but it is one of the poorest countries in the world.</text:p>
      <text:p text:style-name="P4">
A series of Chinese construction cases emerged in Mosbie Port, including Chinatown Building Group, which cost 414 million US dollars (about NT $ 12.7 billion). This is Beijing's largest investment in Pakistan, and will have cinemas, hotels, apartments and restaurants.</text:p>
      <text:p text:style-name="P4">
But what the locals are dissatisfied is that they have not seen obvious benefits from Beijing's large spending. They complained that thousands of workers were shipped empty, working for large -scale construction and obtained salary, but sent money home.</text:p>
      <text:p text:style-name="P4">
"Why are we excluding what Chinese people can do if Chinese people can do.</text:p>
      <text:p text:style-name="P4">
"They came in, but we sat there to watch."</text:p>
      <text:p text:style-name="P4">
Undead or idle Chinese construction cases are also worried about the benefits of Beijing aid and triggers people's doubts about its corruption.</text:p>
      <text:p text:style-name="P4">
After being delayed by COVID-19 (2019 coronary virus disease), the crane at the huge construction site in Chinatown is still idle.</text:p>
      <text:p text:style-name="P4">
A 23 -storey skyscraper built in China is the highest building of Babu, standing on the city skyline, but it was empty after being found multiple defects.</text:p>
      <text:p text:style-name="P4">
China is full of graffiti on the walls of the conference center of the Asia -Pacific Economic Cooperation Conference (APEC) Summit, and only guards and gardeners are left at the scene. They said that the power has been closed since 2018.</text:p>
      <text:p text:style-name="P4">
Gagarma asked: "The construction of the construction becomes a ghost construction case. Where is the money? Where is the development?"</text:p>
      <text:p text:style-name="P4">
China is now the second largest trading partner of Best, second only to the former colonial rulers Australia. Beijing has invested in the construction industry in large quantities, as well as industries such as energy, resources, retail and telecommunications.</text:p>
      <text:p text:style-name="P4">
News Source: <text:a xlink:type="simple" xlink:href="https://www.rfi.fr/cn/%E5%9B%BD%E9%99%85%E6%8A%A5%E9%81%93/20230521-%E4%B8%AD%E5%9B%BD%E8%B5%84%E9%87%91%E6%B6%8C%E5%85%A5-%E5%B7%B4%E7%BA%BD%E5%9C%A8%E5%9C%B0%E4%BA%BA%E6%8A%B1%E6%80%A8%E6%B2%A1%E5%88%86%E5%88%B0%E5%A5%BD%E5%A4%84" text:style-name="Internet_20_link" text:visited-style-name="Visited_20_Internet_20_Link">
https://www.rfi.fr/cn/%E5%9B%BD%E9%99%85%E6%8A%A5%E9%81%93/20230521-%E4%B8%AD%E5%9B%BD%E8%B5%84%E9%87%91%E6%B6%8C%E5%85%A5-%E5%B7%B4%E7%BA%BD%E5%9C%A8%E5%9C%B0%E4%BA%BA%E6%8A%B1%E6%80%A8%E6%B2%A1%E5%88%86%E5%88%B0%E5%A5%BD%E5%A4%84</text:a>
</text:p>
      <!--NEWS-->
      <text:h text:style-name="P10" text:outline-level="1">
<text:span text:style-name="T4">
Biden: Zellennki promised not to use F-16 to attack Russia</text:span>
</text:h>
      <text:p text:style-name="P4">
Author: None (Language: zh)</text:p>
      <text:p text:style-name="P4">
Publisher: None</text:p>
      <text:p text:style-name="P4">
Time: 2023-05-21T13:35:00Z</text:p>
      <text:p text:style-name="P4">
Description: U.S. President Biden said on Sunday that he had received the "clear guarantee" made by Ukraine President Zelezki, and Ukraine would not use the F-16 fighter provided by Western countries to attack Russia. During the G7 summit, the United States provided the Allies with the F-16 fighter aircraft to the Allies.</text:p>
      <text:p text:style-name="P4">
Videos: []</text:p>
      <text:p text:style-name="P4">
Images: ["<text:a xlink:type="simple" xlink:href="https://static.dw.com/image/65612924_303.jpg" text:style-name="Internet_20_link" text:visited-style-name="Visited_20_Internet_20_Link">
65612924_303.jpg</text:a>
"]</text:p>
      <text:p text:style-name="P4">
Subject: 时政风云</text:p>
      <text:p text:style-name="P4">
Subjects: ['奥巴马', '俄罗斯', '乌克兰', '戴安娜', '英国', '英国退欧', '美国', '普京', '俄罗斯入侵乌克兰']</text:p>
      <text:p text:style-name="P4">
Keywords: ['美国', '乌克兰', 'F-16', '俄罗斯', '英国', '飞行员培训']</text:p>
      <text:p text:style-name="P4">
Id: 65691220</text:p>
      <!--METADATA-->
      <text:p text:style-name="P4">
<text:a xlink:type="simple" xlink:href="https://www.dw.com/zh/overlay/image/article/65691220/65612924" text:style-name="Internet_20_link" text:visited-style-name="Visited_20_Internet_20_Link">
 <draw:frame draw:style-name="fr1" draw:name="Image134" text:anchor-type="as-char" svg:width="6.9236in" svg:height="3.896998in" draw:z-index="0">
<draw:image xlink:href="../Images/dwzh/2023-05-21T13-35-00Z/65612924_303.jpg" xlink:type="simple" xlink:show="embed" xlink:actuate="onLoad" draw:mime-type="image/jpeg"/>
</draw:frame>
</text:a>
Zelei said on Sunday that after several months of lobbying, he firmly believed that Ukraine would obtain an F-16 fighter from Western countries.</text:p>
      <text:p text:style-name="P4">
(Voice of Germany Chinese) U.S. President Biden said at the end of the G7 Hiroshima Summit that the Ukrainian President Zeleius made a "clear guarantee" that Ukraine would not use [] provided by Western countries <text:a xlink:type="simple" xlink:href="https://www.dw.com/zh/zh/f-16-vs-米格29战斗机性能大比拼/a-64724450" text:style-name="Internet_20_link" text:visited-style-name="Visited_20_Internet_20_Link">
</text:a>
Attack Russia.</text:p>
      <text:p text:style-name="P4">
Biden said that these fighters were "impossible" for the offensive of Ukraine in the next few weeks. But the Ukrainian army may need this weapon to resist the Russian troops outside where they are currently.</text:p>
      <text:p text:style-name="P4">
On the last day of the G7 Summit, Biden announced that it provided Ukraine with a value of $ 375 million in Cannon and armored vehicles [] <text:a xlink:type="simple" xlink:href="https://www.dw.com/zh/zh/美加強軍援烏克蘭-g7力挺澤連斯基/a-65689534" text:style-name="Internet_20_link" text:visited-style-name="Visited_20_Internet_20_Link">
</text:a>
Essence At the same time, he also provided the allies with the F-16 fighter aircraft to the allies to clear the road.</text:p>
      <text:p text:style-name="P4">
Washington also supports allies to provide joint training programs for Ukraine pilots to drive F-16 fighters. However, Kiev has not been temporarily obtained the public commitment of the F-16 fighter aircraft.</text:p>
      <text:p text:style-name="P4">
Zelei said on Sunday that after several months of lobbying, he firmly believed that Ukraine would obtain an F-16 fighter from Western countries.</text:p>
      <text:p text:style-name="P4">
Biden told the media that he discussed the issue in a private meeting with Zellezki. He said that if Ukraine made progress, they may need to master weapons farther than existing weapons. In addition, he also believes that in the future, these fighters can also allow Ukraine to ensure that they are confident to resist the Russians when they are attacked again.</text:p>
      <text:p text:style-name="P4">
More reading: <text:a xlink:type="simple" xlink:href="https://www.dw.com/zh/zh/莫斯科向乌克兰提供f-16战机将给西方带来巨大风险/a-65685682" text:style-name="Internet_20_link" text:visited-style-name="Visited_20_Internet_20_Link">
</text:a>
British Prime Minister Sonak also announced during the summit that the British will help Ukraine to train F-16 pilots this summer. But the United Kingdom, like Germany, does not have a large number of available F-16 fighters. German Chancellor Savz said in Hiroshima that he believes that some Western countries have promised to train Ukraine F-16 pilots to send political signals to Russia, indicating that Western countries will support Ukraine for a long time.</text:p>
      <text:p text:style-name="P4">
According to the Washington Post, the Ukrainian Ministry of Defense, a consultant, said on Friday: "We estimate that at the end of September and early October and early October, we can see the first batch of F-16 fighters flying in Ukraine."</text:p>
      <text:p text:style-name="P4">
(Reuters, Washington Post)</text:p>
      <text:p text:style-name="P4">
News Source: <text:a xlink:type="simple" xlink:href="https://www.dw.com/zh/拜登：泽连斯基承诺不会使用f-16攻击俄罗斯本土/a-65691220" text:style-name="Internet_20_link" text:visited-style-name="Visited_20_Internet_20_Link">
https://www.dw.com/zh/拜登：泽连斯基承诺不会使用f-16攻击俄罗斯本土/a-65691220?maca=chi-rss-chi-all-1127-rdf</text:a>
</text:p>
      <!--NEWS-->
      <text:h text:style-name="P10" text:outline-level="1">
<text:span text:style-name="T4">
Daily research: breastfeeding mouse intake of propionic acid helping mice to inhibit asthma</text:span>
</text:h>
      <text:p text:style-name="P4">
Author: 联合早报 (Person)</text:p>
      <text:p text:style-name="P4">
Publisher: 联合早报 (Organization)</text:p>
      <text:p text:style-name="P4">
Published Time: 2023-05-21T13:37</text:p>
      <text:p text:style-name="P4">
Modified Time: 2023-05-21T13:37</text:p>
      <text:p text:style-name="P4">
Description: A new study in Japan found that if the breast -lactating mouse is intake in Propanoic Acid, it will help mice to inhibit bronchial asthma symptoms. Xinhua News Agency reported that the research results published in the international journal "Intestinal Microorganisms" will help research and development ...</text:p>
      <text:p text:style-name="P4">
Videos: []</text:p>
      <text:p text:style-name="P4">
Audios: []</text:p>
      <text:p text:style-name="P4">
Images: []</text:p>
      <text:p text:style-name="P4">
Type: NewsArticle</text:p>
      <text:p text:style-name="P4">
Breadcrumbs: ['即时', '国际']</text:p>
      <text:p text:style-name="P4">
Keywords: ['日本', '哮喘', '研究']</text:p>
      <!--METADATA-->
      <text:p text:style-name="P4">
A new study in Japan found that if the breast -lactating mouse is intake in Propanoic Acid, it will help mice to inhibit bronchial asthma symptoms.</text:p>
      <text:p text:style-name="P4">
Xinhua News Agency reported that this research results published in the international journal "Intestinal Microorganisms" will help develop a new method of treating allergic diseases such as intestinal bacteria and short -chain fatty acids as targets, and intervene in intervention The lifestyle of women during the siege prevents the symptoms of asthma in newborns. The perinatal period refers to the important period before and after the birth of 28 weeks of pregnancy to the week after giving birth.</text:p>
      <text:p text:style-name="P4">
It is reported that the researchers have prepared drinking water (SCFAS), which contain three short -chain fatty acids (SCFAS) including ethyl, as well as ordinary drinking water. They first let the pregnant female rats drink ordinary drinking water. After the birth of the mouse was born, the breastfeeding mouse was paid to one of the four types of drinking water. After weaning at the age of three, the mouse re -feeds ordinary drinking water to the mice and mice, and released dust mites in the trachea of the six -year -old mouse.</text:p>
      <text:p text:style-name="P4">
The experimental results show that the proportion of inflammatory immune cells such as acidic cells in the bronchial inflammatory fluid in the bronchial inflammatory cells such as obedrom acid drinking water during breastfeeding period is lower than the sons of other mice, indicating that The ingestion of propionic acid in breastfeeding can inhibit the allergic airway inflammation of the mice.</text:p>
      <text:p text:style-name="P4">
Propine is the main metabolites produced by microorganisms in many animal intestines including humans.</text:p>
      <text:p text:style-name="P4">
Earlier studies have shown that short -chain fatty acids have played an important role in maintaining intestinal steady state by maintaining the intestinal stability by the G protein coupling Antida and GPR43 expressed in immune cells. Researchers also specially cultivated female rats that cannot synthesize the receptors of GPR41 and GPR43, and they are grouping them with wild mouse according to whether they consume propionic acid.</text:p>
      <text:p text:style-name="P4">
It was found that if the mice and wild mice of the GPR43 were not synthesized, the allergic airway inflammation of the sub -generation would be suppressed.</text:p>
      <text:p text:style-name="P4">
The mouse of the GPR41 cannot be synthesized. Even if the propionic acid is ingested, the proportion of eosinophils in the bronchial alveolia irrigation fluid of the subcultisions will not change. Ensure for allergic tract inflammation.</text:p>
      <text:p text:style-name="P4">
News Source: <text:a xlink:type="simple" xlink:href="https://www.zaobao.com.sg/realtime/world/story20230521-1396715" text:style-name="Internet_20_link" text:visited-style-name="Visited_20_Internet_20_Link">
https://www.zaobao.com.sg/realtime/world/story20230521-1396715</text:a>
</text:p>
      <!--NEWS-->
      <text:h text:style-name="P10" text:outline-level="1">
<text:span text:style-name="T4">
Biden invited Japan and South Korea to go to the United States to conduct three -party talks</text:span>
</text:h>
      <text:p text:style-name="P4">
Author: 联合早报 (Person)</text:p>
      <text:p text:style-name="P4">
Publisher: 联合早报 (Organization)</text:p>
      <text:p text:style-name="P4">
Published Time: 2023-05-21T14:18</text:p>
      <text:p text:style-name="P4">
Modified Time: 2023-05-21T14:18</text:p>
      <text:p text:style-name="P4">
Description: A senior US official said President Biden had invited Japan and South Korean leaders to go to Washington for formal trilogy talks. Comprehensive Reuters and Agence France -Presse reported that Bayeng Sunday (May 21) attended the Japanese and South Korea leaders during the meeting of the Seven Kingdoms (G7) summit in Hiroshima, Japan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 '日本', '韩国', '拜登', '七国集团']</text:p>
      <!--METADATA-->
      <text:p text:style-name="P4">
A senior US official said President Biden had invited Japan and South Korean leaders to go to Washington for formal trilogy talks.</text:p>
      <text:p text:style-name="P4">
Comprehensive Reuters and Agence France -Presse reported that Bayeng was present on Sunday (May 21) in Hiroshima, Japan <text:a xlink:type="simple" xlink:href="https://www.zaobao.com/keywords/qi-guo-ji-tuan" text:style-name="Internet_20_link" text:visited-style-name="Visited_20_Internet_20_Link">
</text:a>
During the summit meeting, this invitation was issued to the Japanese leader.</text:p>
      <text:p text:style-name="P4">
The White House issued a statement after the meeting of the Three Kingdoms, saying that "leaders have discussed how to push three -sided cooperation to a new height", including "new coordination" for the threat of North Korea.</text:p>
      <text:p text:style-name="P4">
<draw:frame draw:style-name="fr1" draw:name="Image135" text:anchor-type="as-char" svg:width="6.9236in" svg:height="4.615733in" draw:z-index="0">
<draw:image xlink:href="../Images/zaobao world/2023-05-21T14-18/000000.png" xlink:type="simple" xlink:show="embed" xlink:actuate="onLoad" draw:mime-type="image/png"/>
</draw:frame>
It is reported that President Biden (first from left) has invited Japanese and Korean leaders, hoping that they can go to Washington for a formal three -sided meeting. (Reuters)</text:p>
      <text:p text:style-name="P4">
The official pointed out that the time when the three countries' heads will meet in Washington will "be sure", and there is no further detail at present.</text:p>
      <text:p text:style-name="P4">
According to the Yonhap News Agency, the heads of the Three Kingdoms also discussed a information sharing plan for North Korean missile launch.</text:p>
      <text:p text:style-name="P4">
<draw:frame draw:style-name="fr1" draw:name="Image136" text:anchor-type="as-char" svg:width="6.9236in" svg:height="4.615733in" draw:z-index="0">
<draw:image xlink:href="../Images/zaobao world/2023-05-21T14-18/000001.png" xlink:type="simple" xlink:show="embed" xlink:actuate="onLoad" draw:mime-type="image/png"/>
</draw:frame>
On May 21, Japanese and Korean leaders brought their wives to visit Hiroshima's original Korean victims. (Agence France -Presse)</text:p>
      <text:p text:style-name="P4">
Earlier on the same day, Japanese Prime Minister Kishida and South Korean President Yin Xiyue also had a bilateral meeting earlier that day and made a historic visit to the Sacrifice of the former Korean victim of Hiroshima.</text:p>
      <text:p text:style-name="P4">
In response to regional security threats, Japan and South Korea have held three consecutive meetings this year.</text:p>
      <text:p text:style-name="P4">
The White House affirmed that the Japanese leader actively "brave work to improve bilateral relations", saying that the partnership of the three countries will be more stable and strong.</text:p>
      <text:p text:style-name="P4">
News Source: <text:a xlink:type="simple" xlink:href="https://www.zaobao.com.sg/realtime/world/story20230521-1396719" text:style-name="Internet_20_link" text:visited-style-name="Visited_20_Internet_20_Link">
https://www.zaobao.com.sg/realtime/world/story20230521-1396719</text:a>
</text:p>
      <!--NEWS-->
      <text:h text:style-name="P10" text:outline-level="1">
<text:span text:style-name="T4">
After the balloon incident, the US -China relations deteriorate Biden: It should soon start thawing</text:span>
</text:h>
      <text:p text:style-name="P4">
Publisher: 法新社</text:p>
      <text:p text:style-name="P4">
Published Time: 2023-05-21T14:32:08+00:00</text:p>
      <text:p text:style-name="P4">
Modified Time: 2023-05-21T14:20:04+00:00</text:p>
      <text:p text:style-name="P4">
Description: (Agence France -Presse, Japan, Hiroshima, 21st) U.S. President Biden said today that the relationship between Washington and Beijing should "soon" can start thawing. After the United States shot down a suspected Chinese spy balloon at the beginning of this year, the tension between the two sides was more deteriorat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5-21T14-32-08-00-00/000000.png" xlink:type="simple" xlink:show="embed" xlink:actuate="onLoad" draw:mime-type="image/png"/>
</draw:frame>
Bynden, who attended the Seven CPIC Industrial Group (G7) summit at the Seventh National Congress of Hiroshima, told reporters that he had talks with Chinese President Xi Jinping after November last November at the Island 20 (G20) Summit in Indonesia. The relationship between the two parties does deteriorate.</text:p>
      <text:p text:style-name="P4">
In February, Washington decided to shoot down suspected of Chinese spy balloon, which caused diplomacy between the two countries. AntonyBlinken, US Secretary of State, visited Beijing's trip to Beijing, and he was originally regarded as an opportunity to improve the relationship between the two sides.</text:p>
      <text:p text:style-name="P4">
At a press conference in Hiroshima, a reporter asked why the hotline proposed in the middle of the United States failed to operate. Biden replied, "You are right, we should have a smooth hotline. During the island meeting of qq, President Xi and I agree with us."</text:p>
      <text:p text:style-name="P4">
He also said, "But then this stupid balloon with a considerable two trucks flew over the United States. After it was shot down, everything changed in terms of bilateral relations. ","</text:p>
      <text:p text:style-name="P4">
The Biden government restricted the trade with China's advanced chip trade on the grounds of transferring military risks, which also caused China to be dissatisfied.</text:p>
      <text:p text:style-name="P4">
Biden defended the United States today; "They are committed to the establishment of the army, so I stated that they are not ready to trade with some project products with China. Now we have obtained all allies promises that they will not do this and provide (China) that (China). Class material. "</text:p>
      <text:p text:style-name="P4">
He pointed out: "But this is not a hostile action. What this action is to say:" We must ensure that we can do our best to maintain the status quo. "" warn.</text:p>
      <text:p text:style-name="P4">
News Source: <text:a xlink:type="simple" xlink:href="https://www.rfi.fr/cn/%E5%9B%BD%E9%99%85%E6%8A%A5%E9%81%93/20230521-%E6%B0%94%E7%90%83%E4%BA%8B%E4%BB%B6%E5%90%8E%E7%BE%8E%E4%B8%AD%E5%85%B3%E7%B3%BB%E6%81%B6%E5%8C%96-%E6%8B%9C%E7%99%BB-%E5%BA%94%E5%BE%88%E5%BF%AB%E5%BC%80%E5%A7%8B%E8%A7%A3%E5%86%BB" text:style-name="Internet_20_link" text:visited-style-name="Visited_20_Internet_20_Link">
https://www.rfi.fr/cn/%E5%9B%BD%E9%99%85%E6%8A%A5%E9%81%93/20230521-%E6%B0%94%E7%90%83%E4%BA%8B%E4%BB%B6%E5%90%8E%E7%BE%8E%E4%B8%AD%E5%85%B3%E7%B3%BB%E6%81%B6%E5%8C%96-%E6%8B%9C%E7%99%BB-%E5%BA%94%E5%BE%88%E5%BF%AB%E5%BC%80%E5%A7%8B%E8%A7%A3%E5%86%BB</text:a>
</text:p>
      <!--NEWS-->
      <text:h text:style-name="P10" text:outline-level="1">
<text:span text:style-name="T4">
Jestoncet's conversation seems to confirm that Bach Murut's defeat</text:span>
</text:h>
      <text:p text:style-name="P4">
Author: 联合早报 (Person)</text:p>
      <text:p text:style-name="P4">
Publisher: 联合早报 (Organization)</text:p>
      <text:p text:style-name="P4">
Published Time: 2023-05-21T15:41</text:p>
      <text:p text:style-name="P4">
Modified Time: 2023-05-21T17:30</text:p>
      <text:p text:style-name="P4">
Description: Reuters and Agence France -Presse reported that when the President of Ukrainian President Zelei was asked about the battle in Bachurut, Wudongzhong, it seemed to have obscured that the city had been occupied by the Russian army. Following the Wagner mercenaries in Russia on Saturday (May 20), after the "completely occupied" Bach Murut, Wudongzhong Town, Zelei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乌克兰', '泽连斯基', '俄罗斯', '七国集团']</text:p>
      <!--METADATA-->
      <text:p text:style-name="P4">
Reuters and Agence France -Presse reported that when the President of Ukrainian President Zelei was asked about the battle in Bachurut, Wudongzhong, it seemed to have obscured that the city had been occupied by the Russian army.</text:p>
      <text:p text:style-name="P4">
Following Russia's Wagner mercenaries on Saturday (May 20) [] <text:a xlink:type="simple" xlink:href="https://www.zaobao.com/realtime/world/story20230520-1396628" text:style-name="Internet_20_link" text:visited-style-name="Visited_20_Internet_20_Link">
</text:a>
Later, when Zelei Sunday (21st) was asked if Bachmut was still under the control of Kiev, he claimed that he was "incompletely clear" the latest situation of local battles.</text:p>
      <text:p text:style-name="P4">
"I don't think it is ... Today, Bachurut said only in our hearts."</text:p>
      <text:p text:style-name="P4">
"This is a tragedy.</text:p>
      <text:p text:style-name="P4">
<draw:frame draw:style-name="fr1" draw:name="Image138" text:anchor-type="as-char" svg:width="6.9236in" svg:height="4.615733in" draw:z-index="0">
<draw:image xlink:href="../Images/zaobao world/2023-05-21T15-41/000000.png" xlink:type="simple" xlink:show="embed" xlink:actuate="onLoad" draw:mime-type="image/png"/>
</draw:frame>
President Ukradiski (third from right) discussed the situation in Ukraine with the leaders of the Seventh Kingdom Group (G7) in Hiroshima, Japan. (Reuters)</text:p>
      <text:p text:style-name="P4">
Russian President Putin was earlier on Sunday [] <text:a xlink:type="simple" xlink:href="https://www.zaobao.com.sg/realtime/world/story20230521-1396677" text:style-name="Internet_20_link" text:visited-style-name="Visited_20_Internet_20_Link">
</text:a>
Essence</text:p>
      <text:p text:style-name="P4">
Zelei Sky in his Sunday's speech <text:a xlink:type="simple" xlink:href="https://www.zaobao.com/keywords/qi-guo-ji-tuan" text:style-name="Internet_20_link" text:visited-style-name="Visited_20_Internet_20_Link">
</text:a>
Leaders say that Ukraine's plan to seek peace is full of "obvious expression of rationality." He said: "We always protect our values with actual actions. The‘ Ukraine Peace Formula ’is an obvious manifestation of rationality. I thank you for supporting our formulas."</text:p>
      <text:p text:style-name="P4">
News Source: <text:a xlink:type="simple" xlink:href="https://www.zaobao.com.sg/realtime/world/story20230521-1396821" text:style-name="Internet_20_link" text:visited-style-name="Visited_20_Internet_20_Link">
https://www.zaobao.com.sg/realtime/world/story20230521-1396821</text:a>
</text:p>
      <!--NEWS-->
      <text:h text:style-name="P10" text:outline-level="1">
<text:span text:style-name="T4">
Zelenezki meets Yin Xiyue on Hiroshima</text:span>
</text:h>
      <text:p text:style-name="P4">
Author: 联合早报 (Person)</text:p>
      <text:p text:style-name="P4">
Publisher: 联合早报 (Organization)</text:p>
      <text:p text:style-name="P4">
Published Time: 2023-05-21T15:48</text:p>
      <text:p text:style-name="P4">
Modified Time: 2023-05-21T15:48</text:p>
      <text:p text:style-name="P4">
Description: Ukrainian President Zelezki met with South Korean President Yin Xiyue on Hiroshima, Japan, and discussed the efforts of Ukraine in the Russian and Ukraine War. Comprehensive Reuters and Yonhap reported that Zediski Sunday (May 21) and Yin Xiyue during the Hiroshima Summit of the Seventh Kingdom Group (G7) ...</text:p>
      <text:p text:style-name="P4">
Videos: []</text:p>
      <text:p text:style-name="P4">
Audios: []</text:p>
      <text:p text:style-name="P4">
Images: []</text:p>
      <text:p text:style-name="P4">
Type: NewsArticle</text:p>
      <text:p text:style-name="P4">
Breadcrumbs: ['即时', '国际']</text:p>
      <text:p text:style-name="P4">
Keywords: ['俄乌战争', '乌克兰', '韩国', '七国集团', '泽连斯基', '尹锡悦']</text:p>
      <!--METADATA-->
      <text:p text:style-name="P4">
Ukrainian President Zelezki met with South Korean President Yin Xiyue on Hiroshima, Japan, and discussed the efforts of Ukraine in the Russian and Ukraine War.</text:p>
      <text:p text:style-name="P4">
Comprehensive Reuters and Yonhap reports that Zelei Sunday Sunday (May 21) is in <text:a xlink:type="simple" xlink:href="https://www.zaobao.com/keywords/qi-guo-ji-tuan" text:style-name="Internet_20_link" text:visited-style-name="Visited_20_Internet_20_Link">
</text:a>
During the Hiroshima Summit, he met with Yin Xiyue. This is also the first meeting between the leaders of Ukhan in the G7 summit.</text:p>
      <text:p text:style-name="P4">
Zelei Ski tweeted on the same day that he thanked Yin Xiyue on the humanitarian support, non -lethal weapons, especially the aid of thunder vehicles provided by South Korea.</text:p>
      <text:p text:style-name="P4">
He also introduced Yin Xiyue's frontline operations of the Ukraine and how the Ukraine was preparing to resist the "comprehensive invasion" of Russia.</text:p>
      <text:p text:style-name="P4">
In the tweet, Zelei also mentioned that the first lady of the Ukraine Zeelia and the Ukraine delegation visited Korea and thanked the Korean side for their concern.</text:p>
      <text:p text:style-name="P4">
Yin Xiyue on Tuesday (16th) in Seoul []](https://www.zaobao.com/realtime/world/story20230518-1396014)Essence During the meeting, Zelei Kia requested the Han direction to provide non -lethal weapons assistance. The South Korean side said the next day he would discuss this.</text:p>
      <text:p text:style-name="P4">
South Korea has insisted on not providing killing weapons assistance to Ukraine, but Yin Xiyue said in an interview last month that if Ukraine civilians are attacked by large -scale attacks or "the situation where the international community cannot forgive", the South Korean government may not "insist on only persistence Humanitarian or fiscal support ".</text:p>
      <text:p text:style-name="P4">
News Source: <text:a xlink:type="simple" xlink:href="https://www.zaobao.com.sg/realtime/world/story20230521-1396823" text:style-name="Internet_20_link" text:visited-style-name="Visited_20_Internet_20_Link">
https://www.zaobao.com.sg/realtime/world/story20230521-1396823</text:a>
</text:p>
      <!--NEWS-->
      <text:h text:style-name="P10" text:outline-level="1">
<text:span text:style-name="T4">
Wang Jianfu, Chairman of Luoyang Bank of Henan, was investigated</text:span>
</text:h>
      <text:p text:style-name="P4">
Author: None</text:p>
      <text:p text:style-name="P4">
Publisher: Radio Free Asia (Organization)</text:p>
      <text:p text:style-name="P4">
Published Time: 2023-05-21T15:49:44-04:00</text:p>
      <text:p text:style-name="P4">
Modified Time: 2023-05-21T15:49: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299332in" draw:z-index="0">
<draw:image xlink:href="../Images/rfamandarin/2023-05-21T15-49-44-04-00/000000.png" xlink:type="simple" xlink:show="embed" xlink:actuate="onLoad" draw:mime-type="image/png"/>
</draw:frame>
Wang Jianfu, Chairman of Luoyang Bank of Henan, was investigated <text:a xlink:type="simple" xlink:href="https://www.rfa.org/mandarin/Xinwen/5-05212023154619.html/@@images/image" text:style-name="Internet_20_link" text:visited-style-name="Visited_20_Internet_20_Link">
</text:a>
Network Screenshot/Chinese Communist Party Henan Discipline Inspection Commission website</text:p>
      <text:p text:style-name="P4">
According to the website of the Communist Party of China Henan Discipline Inspection Commission's website on Friday (May 19), Wang Jianfu, Secretary of the Party Committee and Chairman of Luoyang Bank of Henan Province, was investigated for suspected serious disciplinary violations.</text:p>
      <text:p text:style-name="P4">
According to public information, Wang Jianfu worked in Bank of China for a long time. He entered the Bank of Luoyang in 1999 and was promoted to the chairman and secretary of the party committee. In 2022, Luoyang Bank was merged into the Central Plains Bank.</text:p>
      <text:p text:style-name="P4">
In an interview with the China Fund in 2020, Wang Jianfu revealed that Luoyang Bank issued a total of over 100 billion yuan in three years in three years, supporting the economic development of Luoyang; Luoyang Bank entered the top 100 list of the Bank of China in 2019.</text:p>
      <text:p text:style-name="P4">
However, many cadres in the Central Plains Bank have been investigated in recent years, including Wei Jie, the former vice chairman of the Central Plains Bank, Zhao Weihua, the former vice president of Central Plains Bank, and Dou Rongxing, former chairman.</text:p>
      <text:p text:style-name="P4">
In addition, the incidents of the four villages and towns in Henan, which occurred in April last year, have not been resolved, and a large number of storeders have not been compensated. In March of this year, some victims released large balloons in Zhengzhou, and sued that deposits have been illegally frozen by officials.</text:p>
      <text:p text:style-name="P4">
(Responsible editor: Wang Yun)</text:p>
      <text:p text:style-name="P4">
News Source: <text:a xlink:type="simple" xlink:href="https://www.rfa.org/mandarin/Xinwen/5-05212023154619.html" text:style-name="Internet_20_link" text:visited-style-name="Visited_20_Internet_20_Link">
https://www.rfa.org/mandarin/Xinwen/5-05212023154619.html</text:a>
</text:p>
      <!--NEWS-->
      <text:h text:style-name="P10" text:outline-level="1">
<text:span text:style-name="T4">
Sunak: It should be "risky" to China but not decoupled</text:span>
</text:h>
      <text:p text:style-name="P4">
Author: None</text:p>
      <text:p text:style-name="P4">
Publisher: Radio Free Asia (Organization)</text:p>
      <text:p text:style-name="P4">
Published Time: 2023-05-21T15:53:04-04:00</text:p>
      <text:p text:style-name="P4">
Modified Time: 2023-05-21T15:53: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4.612011in" draw:z-index="0">
<draw:image xlink:href="../Images/rfamandarin/2023-05-21T15-53-04-04-00/000000.png" xlink:type="simple" xlink:show="embed" xlink:actuate="onLoad" draw:mime-type="image/png"/>
</draw:frame>
British Prime Minister Sonak in the Seventh Kingdom Group (G7) Hiroshima Summit <text:a xlink:type="simple" xlink:href="https://www.rfa.org/mandarin/Xinwen/6-05212023155023.html/@@images/image" text:style-name="Internet_20_link" text:visited-style-name="Visited_20_Internet_20_Link">
</text:a>
Reuters pictures</text:p>
      <text:p text:style-name="P4">
According to Reuters, British Prime Minister Sonak said to the media after the Sunday (May 21) at the Summit of the Seventh National Group that China constituted the biggest challenge of global security and prosperity in this era, but major economies should not be with China. Comprehensive decoupling.</text:p>
      <text:p text:style-name="P4">
Sunak pointed out that China is becoming more and more dictatorship, but it is more and more aggressive to foreign countries. The countries of the United Kingdom and the Seven Groups should adopt common methods to reduce China's challenges, but this is "risk" rather than decoupling.</text:p>
      <text:p text:style-name="P4">
Some reporters asked Sonak's question that the Seven Kingdoms did not seem to take any specific actions to deal with Beijing's growing good emotions against Taiwan. Sunak responded that he didn't think there was no substantial action.</text:p>
      <text:p text:style-name="P4">
He also added that the United Kingdom is taking measures with the Seven Kingdoms Group to prevent China from using economic coercion to interfere with sovereign affairs in other countries. The Seventh Kingdom Group Summit is also ensuring that important technologies related to security are not leaked to China.</text:p>
      <text:p text:style-name="P4">
The report emphasized that some people in the Conservative Party of Sunak had a strong criticism of China, including the former Conservative leader Iain Duncansmith and former Prime Minister Tras. Tellas just visited Taiwan and called on Sonak to strengthen his attitude towards China.</text:p>
      <text:p text:style-name="P4">
Australian Prime Minister Albanis also expressed a similar attitude on Sunday. He expressed his support for the joint statement of the Seven Kingdoms Group (G7), which emphasized that it needs to reduce dependence on Chinese trade.</text:p>
      <text:p text:style-name="P4">
(Responsible editor: Wang Yun)</text:p>
      <text:p text:style-name="P4">
News Source: <text:a xlink:type="simple" xlink:href="https://www.rfa.org/mandarin/Xinwen/6-05212023155023.html" text:style-name="Internet_20_link" text:visited-style-name="Visited_20_Internet_20_Link">
https://www.rfa.org/mandarin/Xinwen/6-05212023155023.html</text:a>
</text:p>
      <!--NEWS-->
      <text:h text:style-name="P10" text:outline-level="1">
<text:span text:style-name="T4">
"The operator is more confused" Alibaba's financial report is weak</text:span>
</text:h>
      <text:p text:style-name="P4">
Author: None</text:p>
      <text:p text:style-name="P4">
Publisher: Radio Free Asia (Organization)</text:p>
      <text:p text:style-name="P4">
Published Time: 2023-05-21T15:56:00-04:00</text:p>
      <text:p text:style-name="P4">
Modified Time: 2023-05-21T15:57: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4.612011in" draw:z-index="0">
<draw:image xlink:href="../Images/rfamandarin/2023-05-21T15-56-00-04-00/000000.png" xlink:type="simple" xlink:show="embed" xlink:actuate="onLoad" draw:mime-type="image/png"/>
</draw:frame>
E -commerce giant Alibaba's financial report last Thursday (May 18), the increase was lower than previous expectations. <text:a xlink:type="simple" xlink:href="https://www.rfa.org/mandarin/Xinwen/7-05212023155342.html/@@images/image" text:style-name="Internet_20_link" text:visited-style-name="Visited_20_Internet_20_Link">
</text:a>
Reuters pictures</text:p>
      <text:p text:style-name="P4">
According to the Wall Street Journal, a financial report from several major technology giants in China shows that although economic activities are accelerating, consumer expenditure is still weak.</text:p>
      <text:p text:style-name="P4">
E -commerce giant Alibaba's financial report last Thursday (May 18) showed that the revenue of the previous fiscal quarter only increased by 2%compared with the same period of the previous year, and the increase was lower than the previous expectations. Alibaba's stock in New York also fell on the same day. 5%. Jingdong Group also disclosed earlier that although the income increased slightly in the first quarter, the sales business was still affected by the lack of confidence in consumers, especially the sales of large -scale commodities such as household appliances were weak.</text:p>
      <text:p text:style-name="P4">
On the other hand, the revenue of Tencent and Baidu's first quarter of the first quarter achieved a double -digit increase, of which Tencent's online advertising revenue growth rate was 17%.</text:p>
      <text:p text:style-name="P4">
However, the report emphasized that although the consumption expenditure began to recover after the epidemic was closed, the search had not yet returned to the level before the epidemic.</text:p>
      <text:p text:style-name="P4">
The "Caixin" website published a comment article on Sunday to analyze China's investment opportunities, which pointed out that the pressure of manufacturing inventory in March and April in China was obvious, and the production and sales rate fell to the lowest level of 20 years. Weak, so the traffic industry is better, but the gross profit margin of the product generally declines, and the operators are more confused.</text:p>
      <text:p text:style-name="P4">
(Responsible editor: Wang Yun)</text:p>
      <text:p text:style-name="P4">
News Source: <text:a xlink:type="simple" xlink:href="https://www.rfa.org/mandarin/Xinwen/7-05212023155342.html" text:style-name="Internet_20_link" text:visited-style-name="Visited_20_Internet_20_Link">
https://www.rfa.org/mandarin/Xinwen/7-05212023155342.html</text:a>
</text:p>
      <!--NEWS-->
      <text:h text:style-name="P10" text:outline-level="1">
<text:span text:style-name="T4">
Biden announced that the 300 million US dollars of new aid Ukraine plan agreed to provide F-16 fighters on Ukraine</text:span>
</text:h>
      <text:p text:style-name="P4">
Author: 联合早报 (Person)</text:p>
      <text:p text:style-name="P4">
Publisher: 联合早报 (Organization)</text:p>
      <text:p text:style-name="P4">
Published Time: 2023-05-21T16:00</text:p>
      <text:p text:style-name="P4">
Modified Time: 2023-05-21T16:42</text:p>
      <text:p text:style-name="P4">
Description: US President Biden announced that it was as high as US $ 375 million (about S $ 504 million) for Ukrainian military assistance plans and agreed to provide European F-16 fighters to Ukraine. Reuters reported that Bayeng Sunday (May 21) and during the Hiroshima Summit of the Seventh Kingdom Group (G7) and ...</text:p>
      <text:p text:style-name="P4">
Videos: []</text:p>
      <text:p text:style-name="P4">
Audios: []</text:p>
      <text:p text:style-name="P4">
Images: []</text:p>
      <text:p text:style-name="P4">
Type: NewsArticle</text:p>
      <text:p text:style-name="P4">
Breadcrumbs: ['即时', '国际']</text:p>
      <text:p text:style-name="P4">
Keywords: ['俄乌战争', '乌克兰', '美国', '援助配套', '拜登']</text:p>
      <!--METADATA-->
      <text:p text:style-name="P4">
US President Biden announced that it was as high as US $ 375 million (about S $ 504 million) to the Ukrainian military assistance plan and agreed to Europe [] <text:a xlink:type="simple" xlink:href="https://www.zaobao.com/news/world/story20230519-1396365" text:style-name="Internet_20_link" text:visited-style-name="Visited_20_Internet_20_Link">
</text:a>
Essence</text:p>
      <text:p text:style-name="P4">
Reuters reported that Bayeng Sunday (May 21) was [] [] <text:a xlink:type="simple" xlink:href="https://www.zaobao.com/keywords/qi-guo-ji-tuan" text:style-name="Internet_20_link" text:visited-style-name="Visited_20_Internet_20_Link">
</text:a>
During the Hiroshima Summit, a meeting with Ukraine President Zelei Sky, reiterating the full support of Ukraine by the United States, and announced a new round of military assistance plans for Ukraine.</text:p>
      <text:p text:style-name="P4">
According to Biden, the new plans for the U -military aid include providing support from ammunition, artillery shells, armored vehicles and training. Biden said that the United States is doing its best to strengthen Ukraine's defense capabilities to help it fight against Russia.</text:p>
      <text:p text:style-name="P4">
According to the news of the Kyodo News Agency, Biden said directly to Zelei that it agreed to provide European F-16 fighters against Ukraine.</text:p>
      <text:p text:style-name="P4">
Ukraine has repeatedly called on Western allies to provide F-16 fighter support, but it has not been clearly promised before that. Germany and Britain have recently stated that whether the F-16 fighter aid can be provided depends on the White House.</text:p>
      <text:p text:style-name="P4">
Bayeng told other G7 leaders during the G7 summit on Friday (19th) that he would allow Ukraine pilots to receive F-16 fighter training and plan to approve other countries to transfer the F-16 fighter made from the United States to Ukraine.</text:p>
      <text:p text:style-name="P4">
News Source: <text:a xlink:type="simple" xlink:href="https://www.zaobao.com.sg/realtime/world/story20230521-1396826" text:style-name="Internet_20_link" text:visited-style-name="Visited_20_Internet_20_Link">
https://www.zaobao.com.sg/realtime/world/story20230521-1396826</text:a>
</text:p>
      <!--NEWS-->
      <text:h text:style-name="P10" text:outline-level="1">
<text:span text:style-name="T4">
Hong Kong Library removed a large number of political books</text:span>
</text:h>
      <text:p text:style-name="P4">
Author: None</text:p>
      <text:p text:style-name="P4">
Publisher: Radio Free Asia (Organization)</text:p>
      <text:p text:style-name="P4">
Published Time: 2023-05-21T16:12:08-04:00</text:p>
      <text:p text:style-name="P4">
Modified Time: 2023-05-21T16:12: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8.060647in" draw:z-index="0">
<draw:image xlink:href="../Images/rfamandarin/2023-05-21T16-12-08-04-00/000000.png" xlink:type="simple" xlink:show="embed" xlink:actuate="onLoad" draw:mime-type="image/png"/>
</draw:frame>
Free Asia's columnist and Tibetan writer Weiya recently reposted news from netizens on Twitter many times. Her "Tibet: 2008" and other books were not found on the website of the Hong Kong Public Library. Twitter screenshot/ཟེར །/唯 唯 唯 woeser(@degowa)According to the Taiwan Central News Agency, the Hong Kong Public Library has recently removed a large number of books from political scholars or pan -people, including the late Hong Kong Democratic veteran Situhua, senior media, Jialin, former Legislative Councilor Wu Yiyi Books from the international relations expert Shen Xuhui and others can no longer be found on the public library website. At the same time, some books that have been removed have nothing to do with politics.</text:p>
      <text:p text:style-name="P4">
In addition, the author of Liberty Asia columnist and Tibetan writer Weiya have recently reposted news from netizens on Twitter many times. She has also found books such as "Tibet: 2008" on the website of the Hong Kong Public Library. arrive.</text:p>
      <text:p text:style-name="P4">
Last week, the station also reported that the books and materials of Hong Kong's famous political cartoonist Zunzi were also removed from the Hong Kong Public Library.</text:p>
      <text:p text:style-name="P4">
In an interview with the Hong Kong media, Liu Zhaojia, a consultant to the National Hong Kong and Macau Research Association, said that he hopes that the Hong Kong government can re -sort out the books on the shelves to determine whether these books should be removed. The government should handle it with a loose method.</text:p>
      <text:p text:style-name="P4">
(Responsible editor: Wang Yun)</text:p>
      <text:p text:style-name="P4">
News Source: <text:a xlink:type="simple" xlink:href="https://www.rfa.org/mandarin/Xinwen/8-05212023155748.html" text:style-name="Internet_20_link" text:visited-style-name="Visited_20_Internet_20_Link">
https://www.rfa.org/mandarin/Xinwen/8-05212023155748.html</text:a>
</text:p>
      <!--NEWS-->
      <text:h text:style-name="P10" text:outline-level="1">
<text:span text:style-name="T4">
China only supports Wu Tong Taiwan</text:span>
</text:h>
      <text:p text:style-name="P4">
Author: None</text:p>
      <text:p text:style-name="P4">
Publisher: Radio Free Asia (Organization)</text:p>
      <text:p text:style-name="P4">
Published Time: 2023-05-21T16:15:38-04:00</text:p>
      <text:p text:style-name="P4">
Modified Time: 2023-05-21T16:1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56679in" draw:z-index="0">
<draw:image xlink:href="../Images/rfamandarin/2023-05-21T16-15-38-04-00/000000.png" xlink:type="simple" xlink:show="embed" xlink:actuate="onLoad" draw:mime-type="image/png"/>
</draw:frame>
Only in China supports Wu Tong Taiwan <text:a xlink:type="simple" xlink:href="https://www.rfa.org/mandarin/Xinwen/9-05212023161238.html/@@images/image" text:style-name="Internet_20_link" text:visited-style-name="Visited_20_Internet_20_Link">
</text:a>
Reuters pictures</text:p>
      <text:p text:style-name="P4">
The English academic journal "Contemporary China Journal" recently published a paper of Chinese polls, pointing out that only 55%of the Chinese people support Wu Tong Taiwan.</text:p>
      <text:p text:style-name="P4">
The study was cooperated with Singapore National University of the National University of Singapore to cooperate with Li Xiaoyan, Shanghai New York University to issue a questionnaire through the network platform. The survey was launched from the end of 2020 to the beginning of 2021, receiving a total of 1824 valid questionnaires.</text:p>
      <text:p text:style-name="P4">
The questionnaire lists five mainland Taiwan relations options. In the result, in addition to 55%of the options of "Wu Tong Taiwan", 33%also opposed, and the remaining 12%is uncertain; 22%of the options that do not have to be unified , 71%opposed. The remaining three mainland and Taiwan relations options are between 55%and 58%.</text:p>
      <text:p text:style-name="P4">
According to the Hong Kong "South China Morning Post" report, one of the author Liu Yao said based on this poll results that Beijing should not feel that it was forced to propose a tough position for Taiwan. In fact, the Chinese people can accept the Chinese government's gentle position in Taiwan.</text:p>
      <text:p text:style-name="P4">
(Responsible editor: Wang Yun)</text:p>
      <text:p text:style-name="P4">
News Source: <text:a xlink:type="simple" xlink:href="https://www.rfa.org/mandarin/Xinwen/9-05212023161238.html" text:style-name="Internet_20_link" text:visited-style-name="Visited_20_Internet_20_Link">
https://www.rfa.org/mandarin/Xinwen/9-05212023161238.html</text:a>
</text:p>
      <!--NEWS-->
      <text:h text:style-name="P10" text:outline-level="1">
<text:span text:style-name="T4">
Korean media: Korean, American and Japanese heads agreed to raise the cooperation on the three sides to a new level</text:span>
</text:h>
      <text:p text:style-name="P4">
Author: 联合早报 (Person)</text:p>
      <text:p text:style-name="P4">
Publisher: 联合早报 (Organization)</text:p>
      <text:p text:style-name="P4">
Published Time: 2023-05-21T16:17</text:p>
      <text:p text:style-name="P4">
Modified Time: 2023-05-21T16:30</text:p>
      <text:p text:style-name="P4">
Description: The leaders of South Korea, the United States, and Japan held a three -party talks in Hiroshima, Japan, and reached an agreement on promoting the cooperation of the three sides to a new level. The Yonhap News Agency reported that the Korean -American and Japanese leaders held a three -party talks during the Seventh -way Group (G7) Summit on Sunday (May 21). South Korean President ...</text:p>
      <text:p text:style-name="P4">
Videos: []</text:p>
      <text:p text:style-name="P4">
Audios: []</text:p>
      <text:p text:style-name="P4">
Images: []</text:p>
      <text:p text:style-name="P4">
Type: NewsArticle</text:p>
      <text:p text:style-name="P4">
Breadcrumbs: ['即时', '国际']</text:p>
      <text:p text:style-name="P4">
Keywords: ['七国集团', '韩国', '美国', '日本', '朝鲜半岛', '亚太地区']</text:p>
      <!--METADATA-->
      <text:p text:style-name="P4">
The leaders of South Korea, the United States, and Japan held a three -party talks in Hiroshima, Japan, and reached an agreement on promoting the cooperation of the three sides to a new level.</text:p>
      <text:p text:style-name="P4">
Yonhap News Agency reported that South Korean, American and Japanese leaders were on Sunday (May 21) in <text:a xlink:type="simple" xlink:href="https://www.zaobao.com/keywords/qi-guo-ji-tuan" text:style-name="Internet_20_link" text:visited-style-name="Visited_20_Internet_20_Link">
</text:a>
Three -party talks were held during the Hiroshima Summit.</text:p>
      <text:p text:style-name="P4">
Li Dunyun, a spokesman for the South Korean Presidential Office, said that the three parties reviewed in January this year [] <text:a xlink:type="simple" xlink:href="https://www.zaobao.com/realtime/world/story20230114-1353295" text:style-name="Internet_20_link" text:visited-style-name="Visited_20_Internet_20_Link">
</text:a>
,March <text:a xlink:type="simple" xlink:href="https://www.zaobao.com/news/world/story20230316-1372969" text:style-name="Internet_20_link" text:visited-style-name="Visited_20_Internet_20_Link">
</text:a>
Open a new chapter for South Korea -Japan relations, April <text:a xlink:type="simple" xlink:href="https://www.zaobao.com/realtime/world/story20230427-1387844" text:style-name="Internet_20_link" text:visited-style-name="Visited_20_Internet_20_Link">
</text:a>
 、 <text:a xlink:type="simple" xlink:href="https://www.zaobao.com/realtime/world/story20230507-1391860" text:style-name="Internet_20_link" text:visited-style-name="Visited_20_Internet_20_Link">
</text:a>
And the Korean -American and Japanese summit talks held on the same day, the three parties decided to raise three -sided cooperation to a new level.</text:p>
      <text:p text:style-name="P4">
On the issue of the North Korean nuclear, the heads of the Three Kingdoms determined to consolidate the international order of the rule of law -based freedom and openness, and enhanced the deterrent of the North Korea by deepening the strategic cooperation of the Three Kingdoms.</text:p>
      <text:p text:style-name="P4">
The three parties also agreed to share security cooperation, maintain economic security, and promote the deepening cooperation in the process of Indo -Pacific strategy in real -time sharing of North Korean missile information.</text:p>
      <text:p text:style-name="P4">
News Source: <text:a xlink:type="simple" xlink:href="https://www.zaobao.com.sg/realtime/world/story20230521-1396828" text:style-name="Internet_20_link" text:visited-style-name="Visited_20_Internet_20_Link">
https://www.zaobao.com.sg/realtime/world/story20230521-1396828</text:a>
</text:p>
      <!--NEWS-->
      <text:h text:style-name="P10" text:outline-level="1">
<text:span text:style-name="T4">
China said that the American Micron Chip is not safe</text:span>
</text:h>
      <text:p text:style-name="P4">
Author: None</text:p>
      <text:p text:style-name="P4">
Publisher: Radio Free Asia (Organization)</text:p>
      <text:p text:style-name="P4">
Published Time: 2023-05-21T16:18:09-04:00</text:p>
      <text:p text:style-name="P4">
Modified Time: 2023-05-21T16:18: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4.57851in" draw:z-index="0">
<draw:image xlink:href="../Images/rfamandarin/2023-05-21T16-18-09-04-00/000000.png" xlink:type="simple" xlink:show="embed" xlink:actuate="onLoad" draw:mime-type="image/png"/>
</draw:frame>
China said that the product produced by the US storage chip manufacturer Micron Technology (MU.O) has not passed its network security censorship and will prohibit important infrastructure operators from purchasing the company's products. <text:a xlink:type="simple" xlink:href="https://www.rfa.org/mandarin/Xinwen/10-05212023161607.html/@@images/image" text:style-name="Internet_20_link" text:visited-style-name="Visited_20_Internet_20_Link">
</text:a>
Reuters pictures</text:p>
      <text:p text:style-name="P4">
China Network Information Office on Sunday (May 21) announced on its official website. Web News Network announced that the products produced by the US storage chip manufacturer Micron Technology (MU.O) have not passed its network security censorship, which will prohibit important infrastructure operators from purchasing The company's products.</text:p>
      <text:p text:style-name="P4">
According to Reuters, Micron stated that it had received a notice of conclusion on the company's product review and "looking forward to continuing to discuss with relevant Chinese departments." However, the Internet Information Office has not provided the risks of the discovery, nor does it indicate which Mei Guang products will be affected.</text:p>
      <text:p text:style-name="P4">
China announced the review of Micron's products in March, and Micron stated that it would cooperate. About 10%of Micron's income comes from China, but it is unclear whether this decision will affect the company's sales of non -Chinese customers in China. A large part of Micron's products flowed to China were purchased by non -Chinese companies and used in products made in China.</text:p>
      <text:p text:style-name="P4">
The report explained the background of this incident: there are controversy on the technical problems of chip technology in the United States and China. Washington has adopted the output restrictions on advanced process chips to China, and prevented Micron's competitors from Yangzijiang Storage Technology to purchase certain American parts.</text:p>
      <text:p text:style-name="P4">
(Responsible editor: Wang Yun)</text:p>
      <text:p text:style-name="P4">
News Source: <text:a xlink:type="simple" xlink:href="https://www.rfa.org/mandarin/Xinwen/10-05212023161607.html" text:style-name="Internet_20_link" text:visited-style-name="Visited_20_Internet_20_Link">
https://www.rfa.org/mandarin/Xinwen/10-05212023161607.html</text:a>
</text:p>
      <!--NEWS-->
      <text:h text:style-name="P10" text:outline-level="1">
<text:span text:style-name="T4">
Malaysian Perak football riots no one casualties</text:span>
</text:h>
      <text:p text:style-name="P4">
Author: 联合早报 (Person)</text:p>
      <text:p text:style-name="P4">
Publisher: 联合早报 (Organization)</text:p>
      <text:p text:style-name="P4">
Published Time: 2023-05-21T16:24</text:p>
      <text:p text:style-name="P4">
Modified Time: 2023-05-21T16:24</text:p>
      <text:p text:style-name="P4">
Description: A football game in the evening of Ipoh, the capital of Perak, Malaysia, riots in the evening of Saturday (May 20). The supporters of the two teams fought against each other before the police involved, and the scene was chaotic. Fortunately, the police quickly controlled the scene and arrested four people to stop the expansion of the situation in a timely manner. The incident was not injured ...</text:p>
      <text:p text:style-name="P4">
Videos: []</text:p>
      <text:p text:style-name="P4">
Audios: []</text:p>
      <text:p text:style-name="P4">
Images: []</text:p>
      <text:p text:style-name="P4">
Type: NewsArticle</text:p>
      <text:p text:style-name="P4">
Breadcrumbs: ['即时', '国际']</text:p>
      <text:p text:style-name="P4">
Keywords: ['霹雳州', '足球', '骚乱']</text:p>
      <!--METADATA-->
      <text:p text:style-name="P4">
A football game in the evening of Ipoh, the capital of Perak, Malaysia, riots in the evening of Saturday (May 20). The supporters of the two teams fought against each other before the police involved, and the scene was chaotic. Fortunately, the police quickly controlled the scene and arrested four people to stop the expansion of the situation in a timely manner. The incident did not cause injuries to be admitted to hospital or died.</text:p>
      <text:p text:style-name="P4">
The Director of the Ipoh Police District, Yehaya, issued a statement saying that the Malaysian Super Football League Perak played for Selangor on Saturday evening at the Perak Stadium in Ipoh. On the way, riots occurred around 9:17 that night.</text:p>
      <text:p text:style-name="P4">
He said the police found a video of social media WhatsApp circulated about riots, and pointed out that the police arrested four people at the scene and quickly controlled the scene.</text:p>
      <text:p text:style-name="P4">
Yehaya revealed that the police had quoted the case of the 147th (caused by riots) to investigate the case. The four arrested people are 18 to 26 years old, and one of them believes that he has taken cannabis after urine testing.</text:p>
      <text:p text:style-name="P4">
According to relevant videos, police officers were stationed at the scene at the time of the incident, but a group of supporters who believed that the Perak team suddenly rushed from the left side of the camera to the supporters of the Selangor team on the right side of the camera. The two sides immediately shouted, throwing items and beating. After the police quickly separated the two sides, the two teams still confronted each other and humiliated each other, and the scene was noisy and noisy.</text:p>
      <text:p text:style-name="P4">
After the police intervened in time, the riots were not long and stopped soon. However, related videos are crazy about social media and caused discussions.</text:p>
      <text:p text:style-name="P4">
News Source: <text:a xlink:type="simple" xlink:href="https://www.zaobao.com.sg/realtime/world/story20230521-1396829" text:style-name="Internet_20_link" text:visited-style-name="Visited_20_Internet_20_Link">
https://www.zaobao.com.sg/realtime/world/story20230521-1396829</text:a>
</text:p>
      <!--NEWS-->
      <text:h text:style-name="P10" text:outline-level="1">
<text:span text:style-name="T4">
President Ukraine Spokesperson: Zelenezki denies Bachurut's loss</text:span>
</text:h>
      <text:p text:style-name="P4">
Author: 联合早报 (Person)</text:p>
      <text:p text:style-name="P4">
Publisher: 联合早报 (Organization)</text:p>
      <text:p text:style-name="P4">
Published Time: 2023-05-21T16:37</text:p>
      <text:p text:style-name="P4">
Modified Time: 2023-05-21T16:37</text:p>
      <text:p text:style-name="P4">
Description: The Ukrainian President spokesman said Sunday (May 21) that President Zeleguski denied that Bachurut had lost. When the U.S. media said that when Zelei held a meeting with the US President Biden in Hiroshima, Japan, it seemed to be obscure that Bachurut had been occupied by the Russian army. Reuters reports, Ukraine ...</text:p>
      <text:p text:style-name="P4">
Videos: []</text:p>
      <text:p text:style-name="P4">
Audios: []</text:p>
      <text:p text:style-name="P4">
Images: []</text:p>
      <text:p text:style-name="P4">
Type: NewsArticle</text:p>
      <text:p text:style-name="P4">
Breadcrumbs: ['即时', '国际']</text:p>
      <text:p text:style-name="P4">
Keywords: ['俄乌战争']</text:p>
      <!--METADATA-->
      <text:p text:style-name="P4">
The Ukrainian President spokesman said Sunday (May 21) that President Zeleguski denied that Bachurut had lost.</text:p>
      <text:p text:style-name="P4">
When the U.S. media said that when Zelei held a meeting with the US President Biden in Hiroshima, Japan, it seemed to be obscure that Bachurut had been occupied by the Russian army.</text:p>
      <text:p text:style-name="P4">
Reuters reported that the Ukrainian presidential spokesman Serhiy Nykyforov denied the matter on Facebook.</text:p>
      <text:p text:style-name="P4">
Russia's Wagner mercenary mercenaries announced on Saturday (20th) that they "completely occupied Bachmurut, Wudongzhong Town", and Russian President Putin also publicly congratulated the Russian "victory" later that day.</text:p>
      <text:p text:style-name="P4">
According to US media reports, Zelei Sky was asked during the meeting with Bayon on Sunday whether Bach Murd was still under the control of the Ukraine. "" ".</text:p>
      <text:p text:style-name="P4">
News Source: <text:a xlink:type="simple" xlink:href="https://www.zaobao.com.sg/realtime/world/story20230521-1396830" text:style-name="Internet_20_link" text:visited-style-name="Visited_20_Internet_20_Link">
https://www.zaobao.com.sg/realtime/world/story20230521-1396830</text:a>
</text:p>
      <!--NEWS-->
      <text:h text:style-name="P10" text:outline-level="1">
<text:span text:style-name="T4">
Ukrainian Ministry of Defense: Ukrainian Army has been surrounded by Bachurut</text:span>
</text:h>
      <text:p text:style-name="P4">
Author: 联合早报 (Person)</text:p>
      <text:p text:style-name="P4">
Publisher: 联合早报 (Organization)</text:p>
      <text:p text:style-name="P4">
Published Time: 2023-05-21T17:42</text:p>
      <text:p text:style-name="P4">
Modified Time: 2023-05-21T17:42</text:p>
      <text:p text:style-name="P4">
Description: The Ukrainian Ministry of Defense said that the Ukrainian army has "half -siege" the city of Bakhmut, Udong City, and still controls parts of Bachomut. Comprehensive Reuters and Agence France -Presse reported that the deputy minister of the Ministry of National Defense, Hanna Malia, Sunday (May 21) ...</text:p>
      <text:p text:style-name="P4">
Videos: []</text:p>
      <text:p text:style-name="P4">
Audios: []</text:p>
      <text:p text:style-name="P4">
Images: []</text:p>
      <text:p text:style-name="P4">
Type: NewsArticle</text:p>
      <text:p text:style-name="P4">
Breadcrumbs: ['即时', '国际']</text:p>
      <text:p text:style-name="P4">
Keywords: ['俄乌战争', '乌克兰']</text:p>
      <!--METADATA-->
      <text:p text:style-name="P4">
The Ukrainian Ministry of Defense said that the Ukrainian army has "half -siege" the city of Bakhmut, Udong City, and still controls parts of Bachomut.</text:p>
      <text:p text:style-name="P4">
Comprehensive Reuters and Agence France -Presse reported that the Deputy Minister of Defense of Ukraine, Hanna Maliar, published the above news on the real -time communication application Telegram on Sunday (May 21).</text:p>
      <text:p text:style-name="P4">
She pointed out in the text that the Ukrainian army is still promoted along the wing of Bachmomt, and has "half -siege" Bachmut and still controls a local private area.</text:p>
      <text:p text:style-name="P4">
Maria said that the U -k -U -military advancement "made the existence of enemies in Bachmut very difficult."</text:p>
      <text:p text:style-name="P4">
The Russian mercenaries Organization Wagna claimed to have completely occupied Bachmut on Saturday (20th), and Russian President Putin also publicly congratulated.</text:p>
      <text:p text:style-name="P4">
However, the Ukrainian President spokesman said on Sunday that President Zelezzki met with US President Bayidon on the same day and denied the statement of Bachurut's loss.</text:p>
      <text:p text:style-name="P4">
News Source: <text:a xlink:type="simple" xlink:href="https://www.zaobao.com.sg/realtime/world/story20230521-1396844" text:style-name="Internet_20_link" text:visited-style-name="Visited_20_Internet_20_Link">
https://www.zaobao.com.sg/realtime/world/story20230521-1396844</text:a>
</text:p>
      <!--NEWS-->
      <text:h text:style-name="P10" text:outline-level="1">
<text:span text:style-name="T4">
The Savaldo Stadium Step accident is brewed 12 deaths</text:span>
</text:h>
      <text:p text:style-name="P4">
Author: 联合早报 (Person)</text:p>
      <text:p text:style-name="P4">
Publisher: 联合早报 (Organization)</text:p>
      <text:p text:style-name="P4">
Published Time: 2023-05-21T18:12</text:p>
      <text:p text:style-name="P4">
Modified Time: 2023-05-21T18:12</text:p>
      <text:p text:style-name="P4">
Description: A gymnasium, El Salvador, a gymnasium in Central America countries, had a stamping accident on Saturday (May 20). As of Sunday (21st), 12 people have been killed. Comprehensive foreign news reports, Cuscatl ...</text:p>
      <text:p text:style-name="P4">
Videos: []</text:p>
      <text:p text:style-name="P4">
Audios: []</text:p>
      <text:p text:style-name="P4">
Images: []</text:p>
      <text:p text:style-name="P4">
Type: NewsArticle</text:p>
      <text:p text:style-name="P4">
Breadcrumbs: ['即时', '国际']</text:p>
      <text:p text:style-name="P4">
Keywords: ['足球', '踩踏']</text:p>
      <!--METADATA-->
      <text:p text:style-name="P4">
A gymnasium, El Salvador, a gymnasium in Central America countries, had a stamping accident on Saturday (May 20). As of Sunday (21st), 12 people have been killed.</text:p>
      <text:p text:style-name="P4">
According to a comprehensive foreign news report, the Cuscatlan Stadium of Salvador held a football game on Saturday. Stepping accidents occurred in the middle of the game, resulting in a tragedy of 12 deaths and hundreds of people injured.</text:p>
      <text:p text:style-name="P4">
After the incident, hundreds of police and soldiers were deployed to the scene, and the ambulance rang alert.</text:p>
      <text:p text:style-name="P4">
The emergency department said that more than 500 people had been rescued, and about 100 people were seriously injured. Some of the wounded symptoms such as suffocation.</text:p>
      <text:p text:style-name="P4">
FIFA President Valino watched the victims and family members of the accident in the statement.</text:p>
      <text:p text:style-name="P4">
The authorities are still investigating the specific cause of the trample accident. Media reports pointed out that too many fans tried to enter the gate of the venue and rushed to the stands on the same day, causing crowd crowds and evolving into a step -by -step incident.</text:p>
      <text:p text:style-name="P4">
News Source: <text:a xlink:type="simple" xlink:href="https://www.zaobao.com.sg/realtime/world/story20230521-1396849" text:style-name="Internet_20_link" text:visited-style-name="Visited_20_Internet_20_Link">
https://www.zaobao.com.sg/realtime/world/story20230521-1396849</text:a>
</text:p>
      <!--NEWS-->
      <text:h text:style-name="P10" text:outline-level="1">
<text:span text:style-name="T4">
Anwar biographical movie release on the first day of the box office RM1 million</text:span>
</text:h>
      <text:p text:style-name="P4">
Author: 联合早报 (Person)</text:p>
      <text:p text:style-name="P4">
Publisher: 联合早报 (Organization)</text:p>
      <text:p text:style-name="P4">
Published Time: 2023-05-21T18:14</text:p>
      <text:p text:style-name="P4">
Modified Time: 2023-05-21T18:31</text:p>
      <text:p text:style-name="P4">
Description: The biography of Malaysian Prime Minister Anhua "Anwar: Unknown Story" on the first day of its release was RM1 million (about S $ 300,000) box office, becoming one of Malaysia's recent seller movies. "Anwar: Unknown Story" is produced and printed by Zuna, a well -known political cartoonist of Malaysia,</text:p>
      <text:p text:style-name="P4">
Videos: []</text:p>
      <text:p text:style-name="P4">
Audios: []</text:p>
      <text:p text:style-name="P4">
Images: []</text:p>
      <text:p text:style-name="P4">
Type: NewsArticle</text:p>
      <text:p text:style-name="P4">
Breadcrumbs: ['即时', '国际']</text:p>
      <text:p text:style-name="P4">
Keywords: ['安华', '电影']</text:p>
      <!--METADATA-->
      <text:p text:style-name="P4">
The biography of Malaysian Prime Minister Anhua "Anwar: Unknown Story" on the first day of its release was RM1 million (about S $ 300,000) box office, becoming one of Malaysia's recent seller movies.</text:p>
      <text:p text:style-name="P4">
"Anwar: Unknown Story" is produced by the well -known political cartoonist of Malaysia, directed by Indonesian director Viva, and starring Malaysian actor Fali Camille. The movie was officially released on 120 theaters in Malaysia on Thursday (May 18), with more than 1,000 screenings.</text:p>
      <text:p text:style-name="P4">
According to the "Sunshine Daily" report, Mohamad Yusov, chairman of the film official release company, said that the schedule of this film is similar to the Hollywood blockbuster "Fast X FAST &amp; Furious 10", but the box office performance is still excellent It surprised him.</text:p>
      <text:p text:style-name="P4">
He believes that the audience's enthusiastic response proves that they can accept biographical movies adapted from the real story of Malaysia in the world, which will encourage more filmmakers to shoot such films.</text:p>
      <text:p text:style-name="P4">
Zhana told the media earlier this year that he wanted to shoot movies about Anwar in 2012, but it was not officially started until September 2021. He said that the biggest challenge before the shooting was that Malaysia had no actors dared to take over the protagonist. He revealed that at that time, in order to avoid intervention from the National Film Development Bureau of Malaysia, the film was finally selected in Indonesia.</text:p>
      <text:p text:style-name="P4">
News Source: <text:a xlink:type="simple" xlink:href="https://www.zaobao.com.sg/realtime/world/story20230521-1396850" text:style-name="Internet_20_link" text:visited-style-name="Visited_20_Internet_20_Link">
https://www.zaobao.com.sg/realtime/world/story20230521-1396850</text:a>
</text:p>
      <!--NEWS-->
      <text:h text:style-name="P10" text:outline-level="1">
<text:span text:style-name="T4">
Biden: The problem of debt limit will not accept the Republican conditions fully</text:span>
</text:h>
      <text:p text:style-name="P4">
Author: 联合早报 (Person)</text:p>
      <text:p text:style-name="P4">
Publisher: 联合早报 (Organization)</text:p>
      <text:p text:style-name="P4">
Published Time: 2023-05-21T19:14</text:p>
      <text:p text:style-name="P4">
Modified Time: 2023-05-21T19:14</text:p>
      <text:p text:style-name="P4">
Description: The US President Biden stated on the issue of debt limit that he was willing to cut expenditure, but would not agree to reach an agreement with the Republican Party with the latter. Reuters reported that the above -mentioned remarks were delivered on Sunday (May 21) when a press conference was held on Hiroshima, Japan. American Democratic Party ...</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The US President Biden stated on the issue of debt limit that he was willing to cut expenditure, but would not agree to reach an agreement with the Republican Party with the latter.</text:p>
      <text:p text:style-name="P4">
Reuters reported that the above -mentioned remarks were delivered on Sunday (May 21) when a press conference was held on Hiroshima, Japan.</text:p>
      <text:p text:style-name="P4">
The U.S. Democratic Party and the Republican Party have recently been deadlocked on the negotiations of raising debt limit issues.(https://www.zaobao.com.sg/realtime/world/story20230521-1396707)Essence</text:p>
      <text:p text:style-name="P4">
He emphasized that if the US government has a debt defaults, it will face serious consequences, and this situation should not happen. He hopes that Republicans will realize that it will not reach a two -party agreement according to the conditions proposed by the Republican Party, and "Republicans must also take action."</text:p>
      <text:p text:style-name="P4">
Biden also said that he believed that he had the right to quote the 14th amendment to the US Constitution and increase the debt limit without passing the procedures of Congress, but it was not sure if he could take such actions to prevent breach of contract in time.</text:p>
      <text:p text:style-name="P4">
Biden said he still believed that he could reach an agreement with Republicans, but could not guarantee that Republicans would not force the breach of contract through "doing something outrageous".</text:p>
      <text:p text:style-name="P4">
News Source: <text:a xlink:type="simple" xlink:href="https://www.zaobao.com.sg/realtime/world/story20230521-1396861" text:style-name="Internet_20_link" text:visited-style-name="Visited_20_Internet_20_Link">
https://www.zaobao.com.sg/realtime/world/story20230521-1396861</text:a>
</text:p>
      <!--NEWS-->
      <text:h text:style-name="P10" text:outline-level="1">
<text:span text:style-name="T4">
Zelenesky denies that Bakhmut is confident to get F-16 fighter assistance</text:span>
</text:h>
      <text:p text:style-name="P4">
Author: 联合早报 (Person)</text:p>
      <text:p text:style-name="P4">
Publisher: 联合早报 (Organization)</text:p>
      <text:p text:style-name="P4">
Published Time: 2023-05-21T19:29</text:p>
      <text:p text:style-name="P4">
Modified Time: 2023-05-21T19:29</text:p>
      <text:p text:style-name="P4">
Description: Ukrainian President Zelezki denied that the Udong City Bachurut had been occupied by the Russian army and had confidence in the assistance to the F-16 fighter aircraft provided by the West. Comprehensive Reuters and Agence France -Presse reported that Zelei Sunday (May 21) denied Bakhmut's disappearance, saying that although ...</text:p>
      <text:p text:style-name="P4">
Videos: []</text:p>
      <text:p text:style-name="P4">
Audios: []</text:p>
      <text:p text:style-name="P4">
Images: []</text:p>
      <text:p text:style-name="P4">
Type: NewsArticle</text:p>
      <text:p text:style-name="P4">
Breadcrumbs: ['即时', '国际']</text:p>
      <text:p text:style-name="P4">
Keywords: ['俄乌战争', '乌克兰', '七国集团', '泽连斯基']</text:p>
      <!--METADATA-->
      <text:p text:style-name="P4">
Ukrainian President Zelezki denied that the Udong City Bachurut had been occupied by the Russian army and had confidence in the assistance to the F-16 fighter aircraft provided by the West.</text:p>
      <text:p text:style-name="P4">
Comprehensive Reuters and Agence France -Presse reported that Zelei Sky on Sunday (May 21) denied Bakhmurt's forth, saying that although the local Russian forces were not captured, they did not capture Bach Murut; Settled and controlled some areas of the city.</text:p>
      <text:p text:style-name="P4">
He said that the photos after Hiroshima in Japan were attacked by the atomic bomb in 1945, reminding him of Bach Murd in Ukraine. "The creature was coated with charcoal, and all buildings were bombed ... this was completely destroyed. Nothing, no one lived. "</text:p>
      <text:p text:style-name="P4">
Talking about the United States agreed to provide F-16 fighters in Ukraine in Europe, Zeleiski said that he was confident in the F-16 fighter that received Western aid.</text:p>
      <text:p text:style-name="P4">
U.S. President Biden on Sunday when he met with Zessky, he directly said to him <text:a xlink:type="simple" xlink:href="https://www.zaobao.com.sg/realtime/world/story20230521-1396826" text:style-name="Internet_20_link" text:visited-style-name="Visited_20_Internet_20_Link">
</text:a>
Essence Biden said at a press conference later that Zerrenzki made a "clear commitment" and would not let the F-16 fighter enter the Russian territory, but only against the Russian attack in Ukraine.</text:p>
      <text:p text:style-name="P4">
In addition, Zelei claimed that due to the itinerary, he failed to meet with Brazilian President Lula during the Seventh Kingdom Group (G7) summit.</text:p>
      <text:p text:style-name="P4">
News Source: <text:a xlink:type="simple" xlink:href="https://www.zaobao.com.sg/realtime/world/story20230521-1396864" text:style-name="Internet_20_link" text:visited-style-name="Visited_20_Internet_20_Link">
https://www.zaobao.com.sg/realtime/world/story20230521-1396864</text:a>
</text:p>
      <!--NEWS-->
      <text:h text:style-name="P10" text:outline-level="1">
<text:span text:style-name="T4">
The national alliance changes in Perak? Pakatan Harapan scoffs nose</text:span>
</text:h>
      <text:p text:style-name="P4">
Author: 联合早报 (Person)</text:p>
      <text:p text:style-name="P4">
Publisher: 联合早报 (Organization)</text:p>
      <text:p text:style-name="P4">
Published Time: 2023-05-21T19:47</text:p>
      <text:p text:style-name="P4">
Modified Time: 2023-05-21T19:47</text:p>
      <text:p text:style-name="P4">
Description: Malaysia has recently rumored that the National League is going to overthrow the united government of Perak Pakatan Harapan and Barisan Nasional. The leader of the Perak Islamic party acknowledged that he was contacted by a number of State MPs from the unity government. The Prank Pakatan Harapan sneered at the rumors of the world, and pointed out that the reflection hopping method will make the job -jumper lost the qualifications of the state parliament. clap...</text:p>
      <text:p text:style-name="P4">
Videos: []</text:p>
      <text:p text:style-name="P4">
Audios: []</text:p>
      <text:p text:style-name="P4">
Images: []</text:p>
      <text:p text:style-name="P4">
Type: NewsArticle</text:p>
      <text:p text:style-name="P4">
Breadcrumbs: ['即时', '国际']</text:p>
      <text:p text:style-name="P4">
Keywords: ['霹雳州', '希望联盟', '国民联盟']</text:p>
      <!--METADATA-->
      <text:p text:style-name="P4">
Malaysia has recently rumored that the National League is going to overthrow the united government of Perak Pakatan Harapan and Barisan Nasional. The leader of the Perak Islamic party acknowledged that he was contacted by a number of State MPs from the unity government. The Prank Pakatan Harapan sneered at the rumors of the world, and pointed out that the reflection hopping method will make the job -jumper lost the qualifications of the state parliament.</text:p>
      <text:p text:style-name="P4">
There are 59 members of the Perak State Council, and the state government must be supported by at least 30 members. There are currently 33 state members of the Perak Solidarity Government, including 24 of which are from the Pakatan Harapan and nine from BN. In other words, if the National Alliance wants to make the Perak, at least four of the State MPs who originally supported the unity government.</text:p>
      <text:p text:style-name="P4">
Radiman, the Leader of the Perak State Council of the ISIS of the National League, told the Malaysian striker for the Journal of the Malaysian striker that he had met with some state members from the united government, but he refused to announce the specific number and the identity of these state councilors. Or other details.</text:p>
      <text:p text:style-name="P4">
Razman is also the chairman of the Iraqi Party Perak. In response to the turmoil in the rumors, he believes that it is like "theft." "But if it really happens, we are optimistic."</text:p>
      <text:p text:style-name="P4">
In response to this rumor, the Pakatan Harapan President Mu Jiashi Sunday (May 21) told the media that he was not sure if the rumor was true, but the Perak State Council December 29 last year 29 last year The day has passed the reflective hopping method, and the state seats of all jobs will be automatically suspended and re -elected. In other words, the job -jumper will directly lose the qualifications of members.</text:p>
      <text:p text:style-name="P4">
News Source: <text:a xlink:type="simple" xlink:href="https://www.zaobao.com.sg/realtime/world/story20230521-1396865" text:style-name="Internet_20_link" text:visited-style-name="Visited_20_Internet_20_Link">
https://www.zaobao.com.sg/realtime/world/story20230521-1396865</text:a>
</text:p>
      <!--NEWS-->
      <text:h text:style-name="P10" text:outline-level="1">
<text:span text:style-name="T4">
Biden: At the dialogue level, US -China relations should be thaw soon</text:span>
</text:h>
      <text:p text:style-name="P4">
Author: 联合早报 (Person)</text:p>
      <text:p text:style-name="P4">
Publisher: 联合早报 (Organization)</text:p>
      <text:p text:style-name="P4">
Published Time: 2023-05-21T20:32</text:p>
      <text:p text:style-name="P4">
Modified Time: 2023-05-21T22:14</text:p>
      <text:p text:style-name="P4">
Description: US President Biden said that after the United States shot down the Chinese balloon this year, the exchanges between the two sides have changed. In terms of conversation, US -China relations should "quickly" thaw. Agence France -Presse reported that the above -mentioned remarks were delivered on Sunday (May 21) at Hiroshima, Japan. When ...</text:p>
      <text:p text:style-name="P4">
Videos: []</text:p>
      <text:p text:style-name="P4">
Audios: []</text:p>
      <text:p text:style-name="P4">
Images: []</text:p>
      <text:p text:style-name="P4">
Type: NewsArticle</text:p>
      <text:p text:style-name="P4">
Breadcrumbs: ['即时', '国际']</text:p>
      <text:p text:style-name="P4">
Keywords: ['中美关系', '拜登']</text:p>
      <!--METADATA-->
      <text:p text:style-name="P4">
US President Biden said that after the United States shot down the Chinese balloon this year, the exchanges between the two sides have changed. In terms of conversation, US -China relations should "quickly" thaw.</text:p>
      <text:p text:style-name="P4">
Agence France -Presse reported that the above -mentioned remarks were delivered on Sunday (May 21) at Hiroshima, Japan.</text:p>
      <text:p text:style-name="P4">
When asked why the hotline of the U.S. -China plan was not put into use, Biden said that there should be an open communication hotline between the United States and China. "This is me <text:a xlink:type="simple" xlink:href="https://www.zaobao.com.sg/news/world/story20221115-1333133" text:style-name="Internet_20_link" text:visited-style-name="Visited_20_Internet_20_Link">
</text:a>
Agree with what you want to do, and (.) Meeting. "</text:p>
      <text:p text:style-name="P4">
Biden also said, "Then, this stupid balloon flys over the United States with a spy equipment with two freight carriages valuable ... It has been shot down by the United States, and everything in the conversation between the two countries has changed."</text:p>
      <text:p text:style-name="P4">
He said: "In terms of talking to them (China), I think you will be thawed soon when you see this situation."</text:p>
      <text:p text:style-name="P4">
American February <text:a xlink:type="simple" xlink:href="https://www.zaobao.com.sg/news/world/story20230206-1360058" text:style-name="Internet_20_link" text:visited-style-name="Visited_20_Internet_20_Link">
</text:a>
It is called spy. The United States and China started diplomatic quarrels. The original planned US Secretary of State Brills was postponed by visiting China.</text:p>
      <text:p text:style-name="P4">
US -China relations have continued to be nervous in recent years. The United States has also implemented restrictions on China on the grounds of military use risk.</text:p>
      <text:p text:style-name="P4">
This time I held in Hiroshima <text:a xlink:type="simple" xlink:href="https://www.zaobao.com/keywords/qi-guo-ji-tuan" text:style-name="Internet_20_link" text:visited-style-name="Visited_20_Internet_20_Link">
</text:a>
The summit also issued a warning on China's "militaryization activity" in the region.</text:p>
      <text:p text:style-name="P4">
"It (China) is building its army. This is why I have made it clear that I am not ready to trade certain projects with China ... We have now been promised by all our allies, and they are not. Will do this, (to China) provide that kind of material. "</text:p>
      <text:p text:style-name="P4">
However, Biden also pointed out that this is not hostile, but "a kind of behavior of" we will ensure that all efforts to maintain the status quo '. "</text:p>
      <text:p text:style-name="P4">
Biden also said that he would not consider relaxing the restrictions on these materials in China, but whether to relax the sanctions against the Chinese Defense Minister Li Shangfu is in negotiations.</text:p>
      <text:p text:style-name="P4">
News Source: <text:a xlink:type="simple" xlink:href="https://www.zaobao.com.sg/realtime/world/story20230521-1396874" text:style-name="Internet_20_link" text:visited-style-name="Visited_20_Internet_20_Link">
https://www.zaobao.com.sg/realtime/world/story20230521-1396874</text:a>
</text:p>
      <!--NEWS-->
      <text:h text:style-name="P10" text:outline-level="1">
<text:span text:style-name="T4">
Tsubitz visited South Korea to call on North Korea to stop nuclear missile tests</text:span>
</text:h>
      <text:p text:style-name="P4">
Author: 联合早报 (Person)</text:p>
      <text:p text:style-name="P4">
Publisher: 联合早报 (Organization)</text:p>
      <text:p text:style-name="P4">
Published Time: 2023-05-21T20:55</text:p>
      <text:p text:style-name="P4">
Modified Time: 2023-05-21T20:55</text:p>
      <text:p text:style-name="P4">
Description: Germany's Prime Minister Tzuz arrived in South Korea on Sunday (May 21) and visited the border between South Korea and North Korea, calling on North Korea to stop the ballistic missile test. Reuters reported that after visiting the Non -Military Region (DMZ) of the DPRK and South Korea border on the same day, Tonorz made a speech at a military base ...</text:p>
      <text:p text:style-name="P4">
Videos: []</text:p>
      <text:p text:style-name="P4">
Audios: []</text:p>
      <text:p text:style-name="P4">
Images: []</text:p>
      <text:p text:style-name="P4">
Type: NewsArticle</text:p>
      <text:p text:style-name="P4">
Breadcrumbs: ['即时', '国际']</text:p>
      <text:p text:style-name="P4">
Keywords: ['朝鲜半岛', '德国', '核武']</text:p>
      <!--METADATA-->
      <text:p text:style-name="P4">
Germany's Prime Minister Tzuz arrived in South Korea on Sunday (May 21) and visited the border between South Korea and North Korea, calling on North Korea to stop the ballistic missile test.</text:p>
      <text:p text:style-name="P4">
Reuters reported that after visiting the Non -Military Region (DMZ) of the DPRK and South Korea border on the day, Tonalz made a speech in a military base, saying that the North Korean Nuclear Guidance Test marked the "situation is still dangerous" on the Korean Peninsula. Safety threat. "</text:p>
      <text:p text:style-name="P4">
He said that the history of Germany as a division of countries has ended, but the split on the Korean Peninsula still exists.</text:p>
      <text:p text:style-name="P4">
Souls will meet with South Korean President Yin Xiyue.</text:p>
      <text:p text:style-name="P4">
News Source: <text:a xlink:type="simple" xlink:href="https://www.zaobao.com.sg/realtime/world/story20230521-1396879" text:style-name="Internet_20_link" text:visited-style-name="Visited_20_Internet_20_Link">
https://www.zaobao.com.sg/realtime/world/story20230521-1396879</text:a>
</text:p>
      <!--NEWS-->
      <text:h text:style-name="P10" text:outline-level="1">
<text:span text:style-name="T4">
Russia: Zellennki turned the G7 summit into a political propaganda show</text:span>
</text:h>
      <text:p text:style-name="P4">
Author: 联合早报 (Person)</text:p>
      <text:p text:style-name="P4">
Publisher: 联合早报 (Organization)</text:p>
      <text:p text:style-name="P4">
Published Time: 2023-05-21T21:39</text:p>
      <text:p text:style-name="P4">
Modified Time: 2023-05-21T22:00</text:p>
      <text:p text:style-name="P4">
Description: The Russian Ministry of Foreign Affairs said that the Ukrainian President Zeleiski turned to the Kuang Island in Japan to turn the Seventh National Group (G7) summit into a political propaganda show. Agence France -Presse reported that the Russian Ministry of Foreign Affairs issued a statement on Sunday (May 21) ...</text:p>
      <text:p text:style-name="P4">
Videos: []</text:p>
      <text:p text:style-name="P4">
Audios: []</text:p>
      <text:p text:style-name="P4">
Images: []</text:p>
      <text:p text:style-name="P4">
Type: NewsArticle</text:p>
      <text:p text:style-name="P4">
Breadcrumbs: ['即时', '国际']</text:p>
      <text:p text:style-name="P4">
Keywords: ['俄乌战争', '七国集团', '泽连斯基']</text:p>
      <!--METADATA-->
      <text:p text:style-name="P4">
The Russian Ministry of Foreign Affairs said that the Ukrainian President Zeleisky's trip to Japan ’s Hiroshima will <text:a xlink:type="simple" xlink:href="https://www.zaobao.com.sg/keywords/qi-guo-ji-tuan" text:style-name="Internet_20_link" text:visited-style-name="Visited_20_Internet_20_Link">
</text:a>
The summit meeting becomes a political propaganda show.</text:p>
      <text:p text:style-name="P4">
Agence France -Presse reported that the Russian Ministry of Foreign Affairs issued a statement on Sunday (May 21) stating that the G7 leader turned Zelei to Hiroshima and instigated the "hysteria of anti -Russia and anti -China" to turn the Hiroshima Summit into a political propaganda The show, the "main conclusion is a bunch of announcement of anti -Russia and anti -China information full of hatred."</text:p>
      <text:p text:style-name="P4">
The Russian Ministry of Foreign Affairs said that the G7 has become an incubator, under the leadership of Anglo-Saxons, formulated a destructive measure to damage global stability. "</text:p>
      <text:p text:style-name="P4">
The statement pointed out that the decline in global influence in Western countries, "prompting the G7 members to invest all efforts into the hysteria that incite anti -Russia and anti -China."</text:p>
      <text:p text:style-name="P4">
The statement also said: "We are convinced that our evaluation of G7 and its destructive actions has been recognized by most people in the international community."</text:p>
      <text:p text:style-name="P4">
According to Reuters, the Russian Ministry of Foreign Affairs also accused G7 of "flirting" with non -Western countries to try to prevent their development with Moscow and Beijing.</text:p>
      <text:p text:style-name="P4">
The statement emphasized that the G7 summit could not reflect the interests of the Asia -Pacific region, South Asia, the Middle East, Africa or Latin America.</text:p>
      <text:p text:style-name="P4">
News Source: <text:a xlink:type="simple" xlink:href="https://www.zaobao.com.sg/realtime/world/story20230521-1396890" text:style-name="Internet_20_link" text:visited-style-name="Visited_20_Internet_20_Link">
https://www.zaobao.com.sg/realtime/world/story20230521-1396890</text:a>
</text:p>
      <!--NEWS-->
      <text:h text:style-name="P10" text:outline-level="1">
<text:span text:style-name="T4">
Shuerz and Yin Xiyue met with Yin Xiyue to further develop German -Korean relations</text:span>
</text:h>
      <text:p text:style-name="P4">
Author: 联合早报 (Person)</text:p>
      <text:p text:style-name="P4">
Publisher: 联合早报 (Organization)</text:p>
      <text:p text:style-name="P4">
Published Time: 2023-05-21T21:50</text:p>
      <text:p text:style-name="P4">
Modified Time: 2023-05-21T22:16</text:p>
      <text:p text:style-name="P4">
Description: Germany's Prime Minister Tsutz visited South Korea to meet with South Korean President Yin Xiyue at Seoul, and the two sides discussed on economic and security issues. Comprehensive Reuters and Yonhap reported that Yin Xiyue said that this year was the 140th anniversary of the exchanges between South Korea and Germany and 6 ...</text:p>
      <text:p text:style-name="P4">
Videos: []</text:p>
      <text:p text:style-name="P4">
Audios: []</text:p>
      <text:p text:style-name="P4">
Images: []</text:p>
      <text:p text:style-name="P4">
Type: NewsArticle</text:p>
      <text:p text:style-name="P4">
Breadcrumbs: ['即时', '国际']</text:p>
      <text:p text:style-name="P4">
Keywords: ['德国', '韩国', '朝鲜半岛']</text:p>
      <!--METADATA-->
      <text:p text:style-name="P4">
Germany's Prime Minister Tsutz visited South Korea to meet with South Korean President Yin Xiyue at Seoul, and the two sides discussed on economic and security issues.</text:p>
      <text:p text:style-name="P4">
Comprehensive Reuters and Yonhap reported that Yin Xiyue said that this year was the 140th anniversary of the exchange of South Korea and Germany and the 60th anniversary of the output of Germany's labor service. Each has achieved world -renowned economic development achievements. In the face of the compound crisis of war, energy security, supply chain fluctuations, and authoritarian challenges of democracy, it is especially important to share unity between countries with free value.</text:p>
      <text:p text:style-name="P4">
The two countries will soon sign an agreement to protect military secrets. Yin Xiyue pointed out that in the case of global economic and political instability, this military information agreement will help "the smooth operation of the defense industry supply chain."</text:p>
      <text:p text:style-name="P4">
Souls said that the economic and trade relations between the two countries have become increasingly closer. Many Koreans come to Germany, especially Korean nurses sent to Germany to make Germany's economic growth possible. He also hopes that South Korea can invest in the semiconductor field in Germany.</text:p>
      <text:p text:style-name="P4">
Shuerz condemned North Korea to test missiles as irresponsible behavior. He called the same day <text:a xlink:type="simple" xlink:href="https://www.zaobao.com.sg/realtime/world/story20230521-1396879" text:style-name="Internet_20_link" text:visited-style-name="Visited_20_Internet_20_Link">
</text:a>
And witnessed the threat of peace and security, Germany and Han should further develop relations between the two countries based on the historical encounters of national division.</text:p>
      <text:p text:style-name="P4">
Yin Xiyue also said that in the process of creating a global central country, the South Korean government will echo the concept of turning in the turning of the Ukraine before and after the Ukraine war proposed by Tonalz. It is willing to deepen the future mutual cooperation with Germany to strengthen unity for Eurasia's peace and prosperity.</text:p>
      <text:p text:style-name="P4">
News Source: <text:a xlink:type="simple" xlink:href="https://www.zaobao.com.sg/realtime/world/story20230521-1396893" text:style-name="Internet_20_link" text:visited-style-name="Visited_20_Internet_20_Link">
https://www.zaobao.com.sg/realtime/world/story20230521-1396893</text:a>
</text:p>
      <!--NEWS-->
      <text:h text:style-name="P10" text:outline-level="1">
<text:span text:style-name="T4">
Sunak: China is the largest global security challenge in this era</text:span>
</text:h>
      <text:p text:style-name="P4">
Author: chinese@voanews.com (美国之音)</text:p>
      <text:p text:style-name="P4">
Publisher: 美国之音中文网 (Type: NewsMediaOrganization)</text:p>
      <text:p text:style-name="P4">
Published Time: 2023-05-21T21:56:18+08:00</text:p>
      <text:p text:style-name="P4">
Modified Time: 2023-05-21 13:56:18Z</text:p>
      <text:p text:style-name="P4">
Description: British Prime Minister Sonak said on Sunday (May 21) at the Summit of the Seventh National Group that China challenged the world's most severe challenges to world security and prosperity, but other major economies should not seek decoupling with comprehensive China.</text:p>
      <text:p text:style-name="P4">
Videos: []</text:p>
      <text:p text:style-name="P4">
Images: []</text:p>
      <text:p text:style-name="P4">
Categories: ['欧洲', '人权', '中国', '台湾', '新疆西藏问题']</text:p>
      <text:p text:style-name="P4">
Type: None</text:p>
      <!--METADATA-->
      <text:p text:style-name="P4">
Nonenone</text:p>
      <text:p text:style-name="P4">
News Source: <text:a xlink:type="simple" xlink:href="https://www.voachinese.com/a/sunak-says-china-poses-world-s-biggest-security-challenge-20230521/7102578.html" text:style-name="Internet_20_link" text:visited-style-name="Visited_20_Internet_20_Link">
https://www.voachinese.com/a/sunak-says-china-poses-world-s-biggest-security-challenge-20230521/7102578.html</text:a>
</text:p>
      <!--NEWS-->
      <text:h text:style-name="P10" text:outline-level="1">
<text:span text:style-name="T4">
Three men died in Marseille, French Marseille</text:span>
</text:h>
      <text:p text:style-name="P4">
Author: 联合早报 (Person)</text:p>
      <text:p text:style-name="P4">
Publisher: 联合早报 (Organization)</text:p>
      <text:p text:style-name="P4">
Published Time: 2023-05-21T22:42</text:p>
      <text:p text:style-name="P4">
Modified Time: 2023-05-21T22:42</text:p>
      <text:p text:style-name="P4">
Description: The shooting occurred on Sunday (May 21), a French port city Marseille, causing three men to die. Agence France -Presse reported that at 5 am local time (11:00 on Sunday time on Singapore time), five men in their 20s were driving ...</text:p>
      <text:p text:style-name="P4">
Videos: []</text:p>
      <text:p text:style-name="P4">
Audios: []</text:p>
      <text:p text:style-name="P4">
Images: []</text:p>
      <text:p text:style-name="P4">
Type: NewsArticle</text:p>
      <text:p text:style-name="P4">
Breadcrumbs: ['即时', '国际']</text:p>
      <text:p text:style-name="P4">
Keywords: ['法国', '枪击', '毒品']</text:p>
      <!--METADATA-->
      <text:p text:style-name="P4">
The shooting occurred on Sunday (May 21), a French port city Marseille, causing three men to die.</text:p>
      <text:p text:style-name="P4">
Agence France -Presse reported that at 5 am on Sunday local time (at 11 am Sunday time on Singapore time), five men in their 20s were driven away from a nightclub and were under unknown attackers holding the Kalashnikovrifle (Kalashnikovrifle) shooting. Three of them died unfortunately, and the remaining two survivors were not injured.</text:p>
      <text:p text:style-name="P4">
Police said that one of them escaped the scene and the gunman had absconded.</text:p>
      <text:p text:style-name="P4">
The police found the suspect's car burned near the shot location. This method of crime was consistent with the previous poisoning killing incidents that occurred in Marseille. The criminals often burned their own vehicles to achieve the purpose of destroying evidence.</text:p>
      <text:p text:style-name="P4">
Frederique Camilleri, the director of the local police station, said the early signs showed that the attacked men lived in a frequent community with drug trafficking activities, and the police knew several of them.</text:p>
      <text:p text:style-name="P4">
Camilia told the media that it had mobilized the police force to take out the murderer who implemented despicable crimes and destroyed the drug dealer behind the violence.</text:p>
      <text:p text:style-name="P4">
Agence France -Presse reported that with this shot killing case on Sunday, Marseille has reached 21 drug -related murders since the beginning of this year.</text:p>
      <text:p text:style-name="P4">
The victims of this kind of homicide are usually young people with low status among drug trafficking gangs, and they are the goal of the killer of hostile gangs.</text:p>
      <text:p text:style-name="P4">
In early April, three of the Marseille were shot shot, including one 16 -year -old, and eight others were injured. The authorities deployed the special police force in the key areas of Marseille in Marseille.</text:p>
      <text:p text:style-name="P4">
Marseille Mayor Benoit Payan stated this month that "the war has continued for too long" and called on the French government to "take a firm and powerful way" to stop violence.</text:p>
      <text:p text:style-name="P4">
News Source: <text:a xlink:type="simple" xlink:href="https://www.zaobao.com.sg/realtime/world/story20230521-1396901" text:style-name="Internet_20_link" text:visited-style-name="Visited_20_Internet_20_Link">
https://www.zaobao.com.sg/realtime/world/story20230521-1396901</text:a>
</text:p>
      <!--NEWS-->
      <text:h text:style-name="P10" text:outline-level="1">
<text:span text:style-name="T4">
Sudan conflict between the two parties reached a seven -day ceasefire agreement</text:span>
</text:h>
      <text:p text:style-name="P4">
Author: 联合早报 (Person)</text:p>
      <text:p text:style-name="P4">
Publisher: 联合早报 (Organization)</text:p>
      <text:p text:style-name="P4">
Published Time: 2023-05-21T23:10</text:p>
      <text:p text:style-name="P4">
Modified Time: 2023-05-21T23:10</text:p>
      <text:p text:style-name="P4">
Description: Sudan armed forces and quasi -military organizations quickly support forces (RSF) to reach a seven -day short -term ceasefire and humanitarian arrangement agreement. Comprehensive foreign news reports, after being adjusted by the United States and Saudi Arabia, the Sudan conflict between the two parties signed a seven -day stop in Gada, Saudi Arabia, Saudi Arabia ...</text:p>
      <text:p text:style-name="P4">
Videos: []</text:p>
      <text:p text:style-name="P4">
Audios: []</text:p>
      <text:p text:style-name="P4">
Images: []</text:p>
      <text:p text:style-name="P4">
Type: NewsArticle</text:p>
      <text:p text:style-name="P4">
Breadcrumbs: ['即时', '国际']</text:p>
      <text:p text:style-name="P4">
Keywords: ['苏丹', '冲突']</text:p>
      <!--METADATA-->
      <text:p text:style-name="P4">
Sudan armed forces and quasi -military organizations quickly support forces (RSF) to reach a seven -day short -term ceasefire and humanitarian arrangement agreement.</text:p>
      <text:p text:style-name="P4">
Comprehensive foreign news reports, after being adjusted by the United States and Saudi Arabia, the Sudan conflict between the two parties on Saturday (May 20) Jida [] in Honghai Port, Saudi Arabia <text:a xlink:type="simple" xlink:href="https://www.zaobao.com.sg/news/world/story20230521-1396891" text:style-name="Internet_20_link" text:visited-style-name="Visited_20_Internet_20_Link">
</text:a>
The agreement will take effect from 9:45 pm on Monday (22nd) at Sudan time (22nd) (Singapore time on the 22nd), and can be extended with the consent of both parties.</text:p>
      <text:p text:style-name="P4">
The two sides agreed to restore basic living services during the ceasefire and withdraw troops from hospitals and important public facilities. At the same time, assisting humanitarian personnel and commodities are assisted in the safe flow of humanitarian personnel and commodities, allowing humanitarian aid supplies to be unobstructed from entering the Sudan and delivered to the required population.</text:p>
      <text:p text:style-name="P4">
The agreement will be implemented under the United States, Saudi Arabia and international supervision mechanisms.</text:p>
      <text:p text:style-name="P4">
Since the outbreak of Sudan conflict in mid -April, there have been 1.1 million people in the local area, and about 1,000 civilians have died.</text:p>
      <text:p text:style-name="P4">
News Source: <text:a xlink:type="simple" xlink:href="https://www.zaobao.com.sg/realtime/world/story20230521-1396908" text:style-name="Internet_20_link" text:visited-style-name="Visited_20_Internet_20_Link">
https://www.zaobao.com.sg/realtime/world/story20230521-1396908</text:a>
</text:p>
      <!--NEWS-->
      <text:h text:style-name="P10" text:outline-level="1">
<text:span text:style-name="T4">
Conversion of the star chain, China seek to develop its own satellite broadband network</text:span>
</text:h>
      <text:p text:style-name="P4">
Author: chinese@voanews.com (美国之音)</text:p>
      <text:p text:style-name="P4">
Publisher: 美国之音中文网 (Type: NewsMediaOrganization)</text:p>
      <text:p text:style-name="P4">
Published Time: 2023-05-21T23:30:34+08:00</text:p>
      <text:p text:style-name="P4">
Modified Time: 2023-05-21 15:30:34Z</text:p>
      <text:p text:style-name="P4">
Description: China is stepping up its efforts to develop satellite -driven Intenet networks that can compete with Musk's star chain system. However, Beijing's ambition to establish a satellite broadband network faces some obstacles, including limited launch capacity and technical problems.</text:p>
      <text:p text:style-name="P4">
Videos: []</text:p>
      <text:p text:style-name="P4">
Images: []</text:p>
      <text:p text:style-name="P4">
Categories: ['中国', '科技', '军事', '美中关系']</text:p>
      <text:p text:style-name="P4">
Type: None</text:p>
      <!--METADATA-->
      <text:p text:style-name="P4">
Nonenone</text:p>
      <text:p text:style-name="P4">
News Source: <text:a xlink:type="simple" xlink:href="https://www.voachinese.com/a/china-seeks-to-counter-musk-s-starlink-with-own-satellite-network-20230521/7102625.html" text:style-name="Internet_20_link" text:visited-style-name="Visited_20_Internet_20_Link">
https://www.voachinese.com/a/china-seeks-to-counter-musk-s-starlink-with-own-satellite-network-20230521/7102625.html</text:a>
</text:p>
      <!--NEWS-->
      <text:h text:style-name="P10" text:outline-level="1">
<text:span text:style-name="T4">
Yellen: June 1 is still the last period for raising the debt limit</text:span>
</text:h>
      <text:p text:style-name="P4">
Author: 联合早报 (Person)</text:p>
      <text:p text:style-name="P4">
Publisher: 联合早报 (Organization)</text:p>
      <text:p text:style-name="P4">
Published Time: 2023-05-21T23:41</text:p>
      <text:p text:style-name="P4">
Modified Time: 2023-05-21T23:41</text:p>
      <text:p text:style-name="P4">
Description: US Finance Minister Yellen said that on June 1, it is still the last term to increase US debt limit. Agence France -Presse reported that Yellen Sunday (May 21) accepted the National Broadcasting Corporation (NBC) "Meet The Press" program interview ...</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US Finance Minister Yellen said that on June 1, it is still the last term to increase US debt limit.</text:p>
      <text:p text:style-name="P4">
Agence France -Presse reported that Yellen Sunday (May 21) was interviewed by the National Broadcasting Corporation (NBC) "Meet Thepress" program that unless the U.S. Party's stalemate on debt issues was resolved, Otherwise, the government will not be able to pay the bills in the middle of next month.</text:p>
      <text:p text:style-name="P4">
The U.S. Treasury has issued a long warning against this crisis, saying that if Congress does not approve more loans, the government may exhaust funds as early as June 1, and Debt default.</text:p>
      <text:p text:style-name="P4">
If the first debt defaults in the United States in the United States will cause destructive consequences to the global economy, including the White House's US economy decline.</text:p>
      <text:p text:style-name="P4">
President Biden held a press conference on Hiroshima, Japan earlier on Sunday, emphasizing that on the issue of increasing debt limit <text:a xlink:type="simple" xlink:href="https://www.zaobao.com.sg/realtime/world/story20230521-1396861" text:style-name="Internet_20_link" text:visited-style-name="Visited_20_Internet_20_Link">
</text:a>
And attacking the Republican Party's request is "unacceptable", but it means that a solution can still be found before breach of contract.</text:p>
      <text:p text:style-name="P4">
Biden plans to return to the House of Representatives and Republicans McCarthy again on the day of the aircraft returning to the United States <text:a xlink:type="simple" xlink:href="https://www.zaobao.com.sg/realtime/world/story20230521-1396707" text:style-name="Internet_20_link" text:visited-style-name="Visited_20_Internet_20_Link">
</text:a>
 。</text:p>
      <text:p text:style-name="P4">
News Source: <text:a xlink:type="simple" xlink:href="https://www.zaobao.com.sg/realtime/world/story20230521-1396914" text:style-name="Internet_20_link" text:visited-style-name="Visited_20_Internet_20_Link">
https://www.zaobao.com.sg/realtime/world/story20230521-1396914</text:a>
</text:p>
      <!--NEWS-->
      <text:h text:style-name="P10" text:outline-level="1">
<text:span text:style-name="T4">
Biden said it was willing to reduce expenses to increase the debt limit but not accept the conditions of Republicans</text:span>
</text:h>
      <text:p text:style-name="P4">
Author: chinese@voanews.com (美国之音)</text:p>
      <text:p text:style-name="P4">
Publisher: 美国之音中文网 (Type: NewsMediaOrganization)</text:p>
      <text:p text:style-name="P4">
Published Time: 2023-05-22T00:43:08+08:00</text:p>
      <text:p text:style-name="P4">
Modified Time: 2023-05-21 16:43:08Z</text:p>
      <text:p text:style-name="P4">
Description: President Biden said on Sunday (May 21) that he was willing to cut expenditure, but he would not agree with the conditions for increasing the federal debt limit and cut budgets proposed by the Republican Party of Congress.</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biden-wont-agree-to-bipartisan-debt-deal-20230521/7102673.html" text:style-name="Internet_20_link" text:visited-style-name="Visited_20_Internet_20_Link">
https://www.voachinese.com/a/biden-wont-agree-to-bipartisan-debt-deal-20230521/7102673.html</text:a>
</text:p>
      <!--NEWS-->
      <text:h text:style-name="P10" text:outline-level="1">
<text:span text:style-name="T4">
Who controls Bachmut? Ukraine and Russia's claims contradict each other</text:span>
</text:h>
      <text:p text:style-name="P4">
Author: chinese@voanews.com (普劳)</text:p>
      <text:p text:style-name="P4">
Publisher: 美国之音中文网 (Type: NewsMediaOrganization)</text:p>
      <text:p text:style-name="P4">
Published Time: 2023-05-22T03:32:52+08:00</text:p>
      <text:p text:style-name="P4">
Modified Time: 2023-05-21 19:32:52Z</text:p>
      <text:p text:style-name="P4">
Description: On Sunday, Russia and Ukraine have their own words on who controls the eastern Ukrainian city of Bachurut. Kiev said that it still occupies a small part of the besieged city, while Moscow welcomed the city of the Wagner mercenary and the "liberation" of the Russian army.</text:p>
      <text:p text:style-name="P4">
Videos: []</text:p>
      <text:p text:style-name="P4">
Images: []</text:p>
      <text:p text:style-name="P4">
Categories: ['乌克兰局势', '美国', '欧洲', '军事']</text:p>
      <text:p text:style-name="P4">
Type: None</text:p>
      <!--METADATA-->
      <text:p text:style-name="P4">
Nonenone</text:p>
      <text:p text:style-name="P4">
News Source: <text:a xlink:type="simple" xlink:href="https://www.voachinese.com/a/ukraine-russia-give-conflicting-accounts-on-bakhmut-control/7102884.html" text:style-name="Internet_20_link" text:visited-style-name="Visited_20_Internet_20_Link">
https://www.voachinese.com/a/ukraine-russia-give-conflicting-accounts-on-bakhmut-control/710288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